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9929in"/>
    </style:style>
    <style:style style:name="co2" style:family="table-column">
      <style:table-column-properties fo:break-before="auto" style:column-width="1.011in"/>
    </style:style>
    <style:style style:name="co3" style:family="table-column">
      <style:table-column-properties fo:break-before="auto" style:column-width="0.8602in"/>
    </style:style>
    <style:style style:name="co4" style:family="table-column">
      <style:table-column-properties fo:break-before="auto" style:column-width="2.7866in"/>
    </style:style>
    <style:style style:name="co5" style:family="table-column">
      <style:table-column-properties fo:break-before="auto" style:column-width="2.8083in"/>
    </style:style>
    <style:style style:name="co6" style:family="table-column">
      <style:table-column-properties fo:break-before="auto" style:column-width="4.7165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6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6"/>
    <style:style style:name="ce3" style:family="table-cell" style:parent-style-name="Default" style:data-style-name="N116">
      <style:table-cell-properties fo:background-color="#ff00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00ff"/>
    </style:style>
    <style:style style:name="ce6" style:family="table-cell" style:parent-style-name="Default">
      <style:table-cell-properties fo:background-color="#ff00ff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>
            <text:p>Time</text:p>
          </table:table-cell>
          <table:table-cell table:style-name="ce1" office:value-type="string">
            <text:p>Relative Time</text:p>
          </table:table-cell>
          <table:table-cell table:style-name="ce1" office:value-type="string">
            <text:p>Delta</text:p>
          </table:table-cell>
          <table:table-cell table:style-name="ce4" office:value-type="string">
            <text:p>Task 1</text:p>
          </table:table-cell>
          <table:table-cell table:style-name="ce4" office:value-type="string">
            <text:p>Task 2</text:p>
          </table:table-cell>
          <table:table-cell table:style-name="ce4" office:value-type="string">
            <text:p>Task 3</text:p>
          </table:table-cell>
        </table:table-row>
        <table:table-row table:style-name="ro1">
          <table:table-cell office:value-type="float" office:value="16142.034549">
            <text:p>16142.034549</text:p>
          </table:table-cell>
          <table:table-cell table:number-columns-repeated="4"/>
          <table:table-cell office:value-type="string">
            <text:p>set_curr_task_dl</text:p>
          </table:table-cell>
        </table:table-row>
        <table:table-row table:style-name="ro1">
          <table:table-cell office:value-type="float" office:value="16142.034553">
            <text:p>16142.034553</text:p>
          </table:table-cell>
          <table:table-cell table:number-columns-repeated="4"/>
          <table:table-cell office:value-type="string">
            <text:p>is enqueued</text:p>
          </table:table-cell>
        </table:table-row>
        <table:table-row table:style-name="ro1">
          <table:table-cell office:value-type="float" office:value="16142.034556">
            <text:p>16142.034556</text:p>
          </table:table-cell>
          <table:table-cell table:number-columns-repeated="4"/>
          <table:table-cell office:value-type="string">
            <text:p>gets new BW pair; d_s at 16142041.552395</text:p>
          </table:table-cell>
        </table:table-row>
        <table:table-row table:style-name="ro1">
          <table:table-cell office:value-type="float" office:value="16142.034558">
            <text:p>16142.034558</text:p>
          </table:table-cell>
          <table:table-cell table:number-columns-repeated="4"/>
          <table:table-cell office:value-type="string">
            <text:p>switched_to_dl</text:p>
          </table:table-cell>
        </table:table-row>
        <table:table-row table:style-name="ro1">
          <table:table-cell office:value-type="float" office:value="16142.034564">
            <text:p>16142.034564</text:p>
          </table:table-cell>
          <table:table-cell table:number-columns-repeated="4"/>
          <table:table-cell office:value-type="string">
            <text:p>is dequeued</text:p>
          </table:table-cell>
        </table:table-row>
        <table:table-row table:style-name="ro1">
          <table:table-cell office:value-type="float" office:value="16142.034567">
            <text:p>16142.034567</text:p>
          </table:table-cell>
          <table:table-cell table:number-columns-repeated="4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2.034571">
            <text:p>16142.034571</text:p>
          </table:table-cell>
          <table:table-cell table:number-columns-repeated="3"/>
          <table:table-cell office:value-type="string">
            <text:p>set_curr_task_dl</text:p>
          </table:table-cell>
          <table:table-cell/>
        </table:table-row>
        <table:table-row table:style-name="ro1">
          <table:table-cell office:value-type="float" office:value="16142.034572">
            <text:p>16142.034572</text:p>
          </table:table-cell>
          <table:table-cell table:number-columns-repeated="3"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2.034574">
            <text:p>16142.034574</text:p>
          </table:table-cell>
          <table:table-cell table:number-columns-repeated="3"/>
          <table:table-cell office:value-type="string">
            <text:p>gets new BW pair; d_s at 16142039.572313</text:p>
          </table:table-cell>
          <table:table-cell/>
        </table:table-row>
        <table:table-row table:style-name="ro1">
          <table:table-cell office:value-type="float" office:value="16142.034576">
            <text:p>16142.034576</text:p>
          </table:table-cell>
          <table:table-cell table:number-columns-repeated="3"/>
          <table:table-cell office:value-type="string">
            <text:p>switched_to_dl</text:p>
          </table:table-cell>
          <table:table-cell/>
        </table:table-row>
        <table:table-row table:style-name="ro1">
          <table:table-cell office:value-type="float" office:value="16142.03458">
            <text:p>16142.034580</text:p>
          </table:table-cell>
          <table:table-cell table:number-columns-repeated="3"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2.034581">
            <text:p>16142.034581</text:p>
          </table:table-cell>
          <table:table-cell table:number-columns-repeated="3"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2.034585">
            <text:p>16142.034585</text:p>
          </table:table-cell>
          <table:table-cell table:number-columns-repeated="2"/>
          <table:table-cell office:value-type="string">
            <text:p>set_curr_task_dl</text:p>
          </table:table-cell>
          <table:table-cell table:number-columns-repeated="2"/>
        </table:table-row>
        <table:table-row table:style-name="ro1">
          <table:table-cell office:value-type="float" office:value="16142.034587">
            <text:p>16142.034587</text:p>
          </table:table-cell>
          <table:table-cell table:number-columns-repeated="2"/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2.034589">
            <text:p>16142.034589</text:p>
          </table:table-cell>
          <table:table-cell table:number-columns-repeated="2"/>
          <table:table-cell office:value-type="string">
            <text:p>gets new BW pair; d_s at 16142036.586563</text:p>
          </table:table-cell>
          <table:table-cell table:number-columns-repeated="2"/>
        </table:table-row>
        <table:table-row table:style-name="ro1">
          <table:table-cell office:value-type="float" office:value="16142.03459">
            <text:p>16142.034590</text:p>
          </table:table-cell>
          <table:table-cell table:number-columns-repeated="2"/>
          <table:table-cell office:value-type="string">
            <text:p>switched_to_dl</text:p>
          </table:table-cell>
          <table:table-cell table:number-columns-repeated="2"/>
        </table:table-row>
        <table:table-row table:style-name="ro1">
          <table:table-cell office:value-type="float" office:value="16142.034594">
            <text:p>16142.034594</text:p>
          </table:table-cell>
          <table:table-cell table:number-columns-repeated="2"/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2.034596">
            <text:p>16142.034596</text:p>
          </table:table-cell>
          <table:table-cell table:number-columns-repeated="2"/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3437">
            <text:p>16145.034370</text:p>
          </table:table-cell>
          <table:table-cell office:value-type="float" office:value="0">
            <text:p>0.000000</text:p>
          </table:table-cell>
          <table:table-cell table:number-columns-repeated="3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34373">
            <text:p>16145.034373</text:p>
          </table:table-cell>
          <table:table-cell table:formula="of:=[.A21]-[.A$20]" office:value-type="float" office:value="0.00000300000101560727">
            <text:p>0.000003</text:p>
          </table:table-cell>
          <table:table-cell table:formula="of:=[.A21]-[.A2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34377">
            <text:p>16145.034377</text:p>
          </table:table-cell>
          <table:table-cell table:formula="of:=[.A22]-[.A$20]" office:value-type="float" office:value="0.00000700000055076089">
            <text:p>0.000007</text:p>
          </table:table-cell>
          <table:table-cell table:formula="of:=[.A22]-[.A21]" office:value-type="float" office:value="0.00000399999953515362">
            <text:p>0.000004</text:p>
          </table:table-cell>
          <table:table-cell table:number-columns-repeated="2"/>
          <table:table-cell office:value-type="string">
            <text:p>d_s is renewed (r + D) to 16145041.373288; c_s is fully topped up</text:p>
          </table:table-cell>
        </table:table-row>
        <table:table-row table:style-name="ro1">
          <table:table-cell office:value-type="float" office:value="16145.03438">
            <text:p>16145.034380</text:p>
          </table:table-cell>
          <table:table-cell table:formula="of:=[.A23]-[.A$20]" office:value-type="float" office:value="0.00000999999974737875">
            <text:p>0.000010</text:p>
          </table:table-cell>
          <table:table-cell table:formula="of:=[.A23]-[.A22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34382">
            <text:p>16145.034382</text:p>
          </table:table-cell>
          <table:table-cell table:formula="of:=[.A24]-[.A$20]" office:value-type="float" office:value="0.0000120000004244503">
            <text:p>0.000012</text:p>
          </table:table-cell>
          <table:table-cell table:formula="of:=[.A24]-[.A2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34384">
            <text:p>16145.034384</text:p>
          </table:table-cell>
          <table:table-cell table:formula="of:=[.A25]-[.A$20]" office:value-type="float" office:value="0.0000140000011015218">
            <text:p>0.000014</text:p>
          </table:table-cell>
          <table:table-cell table:formula="of:=[.A25]-[.A24]" office:value-type="float" office:value="0.00000200000067707151">
            <text:p>0.000002</text:p>
          </table:table-cell>
          <table:table-cell/>
          <table:table-cell office:value-type="string">
            <text:p>d_s is renewed (r + D) to 16145039.381821; c_s is fully topped up</text:p>
          </table:table-cell>
          <table:table-cell/>
        </table:table-row>
        <table:table-row table:style-name="ro1">
          <table:table-cell office:value-type="float" office:value="16145.034387">
            <text:p>16145.034387</text:p>
          </table:table-cell>
          <table:table-cell table:formula="of:=[.A26]-[.A$20]" office:value-type="float" office:value="0.0000170000002981396">
            <text:p>0.000017</text:p>
          </table:table-cell>
          <table:table-cell table:formula="of:=[.A26]-[.A25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34389">
            <text:p>16145.034389</text:p>
          </table:table-cell>
          <table:table-cell table:formula="of:=[.A27]-[.A$20]" office:value-type="float" office:value="0.0000190000009752112">
            <text:p>0.000019</text:p>
          </table:table-cell>
          <table:table-cell table:formula="of:=[.A27]-[.A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34391">
            <text:p>16145.034391</text:p>
          </table:table-cell>
          <table:table-cell table:formula="of:=[.A28]-[.A$20]" office:value-type="float" office:value="0.0000209999998332933">
            <text:p>0.000021</text:p>
          </table:table-cell>
          <table:table-cell table:formula="of:=[.A28]-[.A27]" office:value-type="float" office:value="0.00000199999885808211">
            <text:p>0.000002</text:p>
          </table:table-cell>
          <table:table-cell office:value-type="string">
            <text:p>d_s is renewed (r + D) to 16145036.388786; c_s is fully topped up</text:p>
          </table:table-cell>
          <table:table-cell table:number-columns-repeated="2"/>
        </table:table-row>
        <table:table-row table:style-name="ro1">
          <table:table-cell office:value-type="float" office:value="16145.034403">
            <text:p>16145.034403</text:p>
          </table:table-cell>
          <table:table-cell table:formula="of:=[.A29]-[.A$20]" office:value-type="float" office:value="0.0000330000002577435">
            <text:p>0.000033</text:p>
          </table:table-cell>
          <table:table-cell table:formula="of:=[.A29]-[.A28]" office:value-type="float" office:value="0.0000120000004244503">
            <text:p>0.000012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035343">
            <text:p>16145.035343</text:p>
          </table:table-cell>
          <table:table-cell table:formula="of:=[.A30]-[.A$20]" office:value-type="float" office:value="0.000973000000158208">
            <text:p>0.000973</text:p>
          </table:table-cell>
          <table:table-cell table:formula="of:=[.A30]-[.A29]" office:value-type="float" office:value="0.000939999999900465">
            <text:p>0.0009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35345">
            <text:p>16145.035345</text:p>
          </table:table-cell>
          <table:table-cell table:formula="of:=[.A31]-[.A$20]" office:value-type="float" office:value="0.00097500000083528">
            <text:p>0.000975</text:p>
          </table:table-cell>
          <table:table-cell table:formula="of:=[.A31]-[.A30]" office:value-type="float" office:value="0.00000200000067707151">
            <text:p>0.000002</text:p>
          </table:table-cell>
          <table:table-cell table:style-name="ce5"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35349">
            <text:p>16145.035349</text:p>
          </table:table-cell>
          <table:table-cell table:formula="of:=[.A32]-[.A$20]" office:value-type="float" office:value="0.000979000000370434">
            <text:p>0.000979</text:p>
          </table:table-cell>
          <table:table-cell table:formula="of:=[.A32]-[.A31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35351">
            <text:p>16145.035351</text:p>
          </table:table-cell>
          <table:table-cell table:formula="of:=[.A33]-[.A$20]" office:value-type="float" office:value="0.000981000001047505">
            <text:p>0.000981</text:p>
          </table:table-cell>
          <table:table-cell table:formula="of:=[.A33]-[.A32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36398">
            <text:p>16145.036398</text:p>
          </table:table-cell>
          <table:table-cell table:formula="of:=[.A34]-[.A$20]" office:value-type="float" office:value="0.00202800000079151">
            <text:p>0.002028</text:p>
          </table:table-cell>
          <table:table-cell table:formula="of:=[.A34]-[.A33]" office:value-type="float" office:value="0.001046999999744">
            <text:p>0.00104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37308">
            <text:p>16145.037308</text:p>
          </table:table-cell>
          <table:table-cell table:formula="of:=[.A35]-[.A$20]" office:value-type="float" office:value="0.00293800000144984">
            <text:p>0.002938</text:p>
          </table:table-cell>
          <table:table-cell table:formula="of:=[.A35]-[.A34]" office:value-type="float" office:value="0.000910000000658329">
            <text:p>0.00091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37309">
            <text:p>16145.037309</text:p>
          </table:table-cell>
          <table:table-cell table:formula="of:=[.A36]-[.A$20]" office:value-type="float" office:value="0.00293899999996938">
            <text:p>0.002939</text:p>
          </table:table-cell>
          <table:table-cell table:formula="of:=[.A36]-[.A35]" office:value-type="float" office:value="0.000000999998519546352">
            <text:p>0.000001</text:p>
          </table:table-cell>
          <table:table-cell/>
          <table:table-cell table:style-name="ce5"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37313">
            <text:p>16145.037313</text:p>
          </table:table-cell>
          <table:table-cell table:formula="of:=[.A37]-[.A$20]" office:value-type="float" office:value="0.00294300000132353">
            <text:p>0.002943</text:p>
          </table:table-cell>
          <table:table-cell table:formula="of:=[.A37]-[.A36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37315">
            <text:p>16145.037315</text:p>
          </table:table-cell>
          <table:table-cell table:formula="of:=[.A38]-[.A$20]" office:value-type="float" office:value="0.00294500000018161">
            <text:p>0.002945</text:p>
          </table:table-cell>
          <table:table-cell table:formula="of:=[.A38]-[.A37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38352">
            <text:p>16145.038352</text:p>
          </table:table-cell>
          <table:table-cell table:formula="of:=[.A39]-[.A$20]" office:value-type="float" office:value="0.00398200000017823">
            <text:p>0.003982</text:p>
          </table:table-cell>
          <table:table-cell table:formula="of:=[.A39]-[.A38]" office:value-type="float" office:value="0.00103699999999662">
            <text:p>0.00103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38353">
            <text:p>16145.038353</text:p>
          </table:table-cell>
          <table:table-cell table:formula="of:=[.A40]-[.A$20]" office:value-type="float" office:value="0.00398300000051677">
            <text:p>0.003983</text:p>
          </table:table-cell>
          <table:table-cell table:formula="of:=[.A40]-[.A39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38356">
            <text:p>16145.038356</text:p>
          </table:table-cell>
          <table:table-cell table:formula="of:=[.A41]-[.A$20]" office:value-type="float" office:value="0.00398599999971339">
            <text:p>0.003986</text:p>
          </table:table-cell>
          <table:table-cell table:formula="of:=[.A41]-[.A40]" office:value-type="float" office:value="0.00000299999919661786">
            <text:p>0.000003</text:p>
          </table:table-cell>
          <table:table-cell office:value-type="string">
            <text:p>d_s is renewed (r + D) to 16145040.353315; c_s is fully topped up</text:p>
          </table:table-cell>
          <table:table-cell table:number-columns-repeated="2"/>
        </table:table-row>
        <table:table-row table:style-name="ro1">
          <table:table-cell office:value-type="float" office:value="16145.038358">
            <text:p>16145.038358</text:p>
          </table:table-cell>
          <table:table-cell table:formula="of:=[.A42]-[.A$20]" office:value-type="float" office:value="0.00398800000039046">
            <text:p>0.003988</text:p>
          </table:table-cell>
          <table:table-cell table:formula="of:=[.A42]-[.A41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38361">
            <text:p>16145.038361</text:p>
          </table:table-cell>
          <table:table-cell table:formula="of:=[.A43]-[.A$20]" office:value-type="float" office:value="0.00399100000140606">
            <text:p>0.003991</text:p>
          </table:table-cell>
          <table:table-cell table:formula="of:=[.A43]-[.A42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38363">
            <text:p>16145.038363</text:p>
          </table:table-cell>
          <table:table-cell table:formula="of:=[.A44]-[.A$20]" office:value-type="float" office:value="0.00399300000026415">
            <text:p>0.003993</text:p>
          </table:table-cell>
          <table:table-cell table:formula="of:=[.A44]-[.A43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38366">
            <text:p>16145.038366</text:p>
          </table:table-cell>
          <table:table-cell table:formula="of:=[.A45]-[.A$20]" office:value-type="float" office:value="0.00399600000127975">
            <text:p>0.003996</text:p>
          </table:table-cell>
          <table:table-cell table:formula="of:=[.A45]-[.A44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38368">
            <text:p>16145.038368</text:p>
          </table:table-cell>
          <table:table-cell table:formula="of:=[.A46]-[.A$20]" office:value-type="float" office:value="0.00399800000013784">
            <text:p>0.003998</text:p>
          </table:table-cell>
          <table:table-cell table:formula="of:=[.A46]-[.A45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39301">
            <text:p>16145.039301</text:p>
          </table:table-cell>
          <table:table-cell table:formula="of:=[.A47]-[.A$20]" office:value-type="float" office:value="0.00493100000130653">
            <text:p>0.004931</text:p>
          </table:table-cell>
          <table:table-cell table:formula="of:=[.A47]-[.A46]" office:value-type="float" office:value="0.000933000001168693">
            <text:p>0.0009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39303">
            <text:p>16145.039303</text:p>
          </table:table-cell>
          <table:table-cell table:formula="of:=[.A48]-[.A$20]" office:value-type="float" office:value="0.00493300000016461">
            <text:p>0.004933</text:p>
          </table:table-cell>
          <table:table-cell table:formula="of:=[.A48]-[.A47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39306">
            <text:p>16145.039306</text:p>
          </table:table-cell>
          <table:table-cell table:formula="of:=[.A49]-[.A$20]" office:value-type="float" office:value="0.00493600000118022">
            <text:p>0.004936</text:p>
          </table:table-cell>
          <table:table-cell table:formula="of:=[.A49]-[.A48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39308">
            <text:p>16145.039308</text:p>
          </table:table-cell>
          <table:table-cell table:formula="of:=[.A50]-[.A$20]" office:value-type="float" office:value="0.0049380000000383">
            <text:p>0.004938</text:p>
          </table:table-cell>
          <table:table-cell table:formula="of:=[.A50]-[.A4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3935">
            <text:p>16145.039350</text:p>
          </table:table-cell>
          <table:table-cell table:formula="of:=[.A51]-[.A$20]" office:value-type="float" office:value="0.00497999999970489">
            <text:p>0.004980</text:p>
          </table:table-cell>
          <table:table-cell table:formula="of:=[.A51]-[.A50]" office:value-type="float" office:value="0.0000419999996665865">
            <text:p>0.00004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39352">
            <text:p>16145.039352</text:p>
          </table:table-cell>
          <table:table-cell table:formula="of:=[.A52]-[.A$20]" office:value-type="float" office:value="0.00498200000038196">
            <text:p>0.004982</text:p>
          </table:table-cell>
          <table:table-cell table:formula="of:=[.A52]-[.A51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39354">
            <text:p>16145.039354</text:p>
          </table:table-cell>
          <table:table-cell table:formula="of:=[.A53]-[.A$20]" office:value-type="float" office:value="0.00498400000105903">
            <text:p>0.004984</text:p>
          </table:table-cell>
          <table:table-cell table:formula="of:=[.A53]-[.A52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39357">
            <text:p>16145.039357</text:p>
          </table:table-cell>
          <table:table-cell table:formula="of:=[.A54]-[.A$20]" office:value-type="float" office:value="0.00498700000025565">
            <text:p>0.004987</text:p>
          </table:table-cell>
          <table:table-cell table:formula="of:=[.A54]-[.A53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39359">
            <text:p>16145.039359</text:p>
          </table:table-cell>
          <table:table-cell table:formula="of:=[.A55]-[.A$20]" office:value-type="float" office:value="0.00498900000093272">
            <text:p>0.004989</text:p>
          </table:table-cell>
          <table:table-cell table:formula="of:=[.A55]-[.A5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39385">
            <text:p>16145.039385</text:p>
          </table:table-cell>
          <table:table-cell table:formula="of:=[.A56]-[.A$20]" office:value-type="float" office:value="0.0050150000006397">
            <text:p>0.005015</text:p>
          </table:table-cell>
          <table:table-cell table:formula="of:=[.A56]-[.A55]" office:value-type="float" office:value="0.0000259999997069826">
            <text:p>0.00002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39386">
            <text:p>16145.039386</text:p>
          </table:table-cell>
          <table:table-cell table:formula="of:=[.A57]-[.A$20]" office:value-type="float" office:value="0.00501600000097824">
            <text:p>0.005016</text:p>
          </table:table-cell>
          <table:table-cell table:formula="of:=[.A57]-[.A56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39389">
            <text:p>16145.039389</text:p>
          </table:table-cell>
          <table:table-cell table:formula="of:=[.A58]-[.A$20]" office:value-type="float" office:value="0.00501900000017486">
            <text:p>0.005019</text:p>
          </table:table-cell>
          <table:table-cell table:formula="of:=[.A58]-[.A57]" office:value-type="float" office:value="0.00000299999919661786">
            <text:p>0.000003</text:p>
          </table:table-cell>
          <table:table-cell/>
          <table:table-cell office:value-type="string">
            <text:p>postpones its deadline to 16145044.381821; c_s is topped up to 1.874302</text:p>
          </table:table-cell>
          <table:table-cell/>
        </table:table-row>
        <table:table-row table:style-name="ro1">
          <table:table-cell office:value-type="float" office:value="16145.040365">
            <text:p>16145.040365</text:p>
          </table:table-cell>
          <table:table-cell table:formula="of:=[.A59]-[.A$20]" office:value-type="float" office:value="0.00599500000134867">
            <text:p>0.005995</text:p>
          </table:table-cell>
          <table:table-cell table:formula="of:=[.A59]-[.A58]" office:value-type="float" office:value="0.000976000001173816">
            <text:p>0.000976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41255">
            <text:p>16145.041255</text:p>
          </table:table-cell>
          <table:table-cell table:formula="of:=[.A60]-[.A$20]" office:value-type="float" office:value="0.00688500000069325">
            <text:p>0.006885</text:p>
          </table:table-cell>
          <table:table-cell table:formula="of:=[.A60]-[.A59]" office:value-type="float" office:value="0.000889999999344582">
            <text:p>0.000890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41256">
            <text:p>16145.041256</text:p>
          </table:table-cell>
          <table:table-cell table:formula="of:=[.A61]-[.A$20]" office:value-type="float" office:value="0.00688600000103179">
            <text:p>0.006886</text:p>
          </table:table-cell>
          <table:table-cell table:formula="of:=[.A61]-[.A60]" office:value-type="float" office:value="0.00000100000033853576">
            <text:p>0.000001</text:p>
          </table:table-cell>
          <table:table-cell table:number-columns-repeated="2"/>
          <table:table-cell table:style-name="ce5" office:value-type="string">
            <text:p>uses up its c_s</text:p>
          </table:table-cell>
        </table:table-row>
        <table:table-row table:style-name="ro1">
          <table:table-cell office:value-type="float" office:value="16145.04126">
            <text:p>16145.041260</text:p>
          </table:table-cell>
          <table:table-cell table:formula="of:=[.A62]-[.A$20]" office:value-type="float" office:value="0.00689000000056694">
            <text:p>0.006890</text:p>
          </table:table-cell>
          <table:table-cell table:formula="of:=[.A62]-[.A61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41262">
            <text:p>16145.041262</text:p>
          </table:table-cell>
          <table:table-cell table:formula="of:=[.A63]-[.A$20]" office:value-type="float" office:value="0.00689200000124401">
            <text:p>0.006892</text:p>
          </table:table-cell>
          <table:table-cell table:formula="of:=[.A63]-[.A62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41265">
            <text:p>16145.041265</text:p>
          </table:table-cell>
          <table:table-cell table:formula="of:=[.A64]-[.A$20]" office:value-type="float" office:value="0.00689500000044063">
            <text:p>0.006895</text:p>
          </table:table-cell>
          <table:table-cell table:formula="of:=[.A64]-[.A6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41267">
            <text:p>16145.041267</text:p>
          </table:table-cell>
          <table:table-cell table:formula="of:=[.A65]-[.A$20]" office:value-type="float" office:value="0.0068970000011177">
            <text:p>0.006897</text:p>
          </table:table-cell>
          <table:table-cell table:formula="of:=[.A65]-[.A64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41379">
            <text:p>16145.041379</text:p>
          </table:table-cell>
          <table:table-cell table:formula="of:=[.A66]-[.A$20]" office:value-type="float" office:value="0.00700900000083493">
            <text:p>0.007009</text:p>
          </table:table-cell>
          <table:table-cell table:formula="of:=[.A66]-[.A65]" office:value-type="float" office:value="0.000111999999717227">
            <text:p>0.00011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042351">
            <text:p>16145.042351</text:p>
          </table:table-cell>
          <table:table-cell table:formula="of:=[.A67]-[.A$20]" office:value-type="float" office:value="0.0079810000006546">
            <text:p>0.007981</text:p>
          </table:table-cell>
          <table:table-cell table:formula="of:=[.A67]-[.A66]" office:value-type="float" office:value="0.000971999999819673">
            <text:p>0.0009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42353">
            <text:p>16145.042353</text:p>
          </table:table-cell>
          <table:table-cell table:formula="of:=[.A68]-[.A$20]" office:value-type="float" office:value="0.00798300000133168">
            <text:p>0.007983</text:p>
          </table:table-cell>
          <table:table-cell table:formula="of:=[.A68]-[.A6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42355">
            <text:p>16145.042355</text:p>
          </table:table-cell>
          <table:table-cell table:formula="of:=[.A69]-[.A$20]" office:value-type="float" office:value="0.00798500000018976">
            <text:p>0.007985</text:p>
          </table:table-cell>
          <table:table-cell table:formula="of:=[.A69]-[.A68]" office:value-type="float" office:value="0.00000199999885808211">
            <text:p>0.000002</text:p>
          </table:table-cell>
          <table:table-cell office:value-type="string">
            <text:p>d_s is renewed (r + D) to 16145044.353154; c_s is fully topped up</text:p>
          </table:table-cell>
          <table:table-cell table:number-columns-repeated="2"/>
        </table:table-row>
        <table:table-row table:style-name="ro1">
          <table:table-cell office:value-type="float" office:value="16145.042357">
            <text:p>16145.042357</text:p>
          </table:table-cell>
          <table:table-cell table:formula="of:=[.A70]-[.A$20]" office:value-type="float" office:value="0.00798700000086683">
            <text:p>0.007987</text:p>
          </table:table-cell>
          <table:table-cell table:formula="of:=[.A70]-[.A69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04236">
            <text:p>16145.042360</text:p>
          </table:table-cell>
          <table:table-cell table:formula="of:=[.A71]-[.A$20]" office:value-type="float" office:value="0.00799000000006345">
            <text:p>0.007990</text:p>
          </table:table-cell>
          <table:table-cell table:formula="of:=[.A71]-[.A7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42362">
            <text:p>16145.042362</text:p>
          </table:table-cell>
          <table:table-cell table:formula="of:=[.A72]-[.A$20]" office:value-type="float" office:value="0.00799200000074052">
            <text:p>0.007992</text:p>
          </table:table-cell>
          <table:table-cell table:formula="of:=[.A72]-[.A71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042365">
            <text:p>16145.042365</text:p>
          </table:table-cell>
          <table:table-cell table:formula="of:=[.A73]-[.A$20]" office:value-type="float" office:value="0.00799499999993714">
            <text:p>0.007995</text:p>
          </table:table-cell>
          <table:table-cell table:formula="of:=[.A73]-[.A72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42367">
            <text:p>16145.042367</text:p>
          </table:table-cell>
          <table:table-cell table:formula="of:=[.A74]-[.A$20]" office:value-type="float" office:value="0.00799700000061421">
            <text:p>0.007997</text:p>
          </table:table-cell>
          <table:table-cell table:formula="of:=[.A74]-[.A73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43294">
            <text:p>16145.043294</text:p>
          </table:table-cell>
          <table:table-cell table:formula="of:=[.A75]-[.A$20]" office:value-type="float" office:value="0.00892399999975169">
            <text:p>0.008924</text:p>
          </table:table-cell>
          <table:table-cell table:formula="of:=[.A75]-[.A74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43296">
            <text:p>16145.043296</text:p>
          </table:table-cell>
          <table:table-cell table:formula="of:=[.A76]-[.A$20]" office:value-type="float" office:value="0.00892600000042876">
            <text:p>0.008926</text:p>
          </table:table-cell>
          <table:table-cell table:formula="of:=[.A76]-[.A75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43299">
            <text:p>16145.043299</text:p>
          </table:table-cell>
          <table:table-cell table:formula="of:=[.A77]-[.A$20]" office:value-type="float" office:value="0.00892900000144437">
            <text:p>0.008929</text:p>
          </table:table-cell>
          <table:table-cell table:formula="of:=[.A77]-[.A7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43301">
            <text:p>16145.043301</text:p>
          </table:table-cell>
          <table:table-cell table:formula="of:=[.A78]-[.A$20]" office:value-type="float" office:value="0.00893100000030245">
            <text:p>0.008931</text:p>
          </table:table-cell>
          <table:table-cell table:formula="of:=[.A78]-[.A7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4417">
            <text:p>16145.044170</text:p>
          </table:table-cell>
          <table:table-cell table:formula="of:=[.A79]-[.A$20]" office:value-type="float" office:value="0.00979999999981374">
            <text:p>0.009800</text:p>
          </table:table-cell>
          <table:table-cell table:formula="of:=[.A79]-[.A78]" office:value-type="float" office:value="0.000868999999511289">
            <text:p>0.000869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44172">
            <text:p>16145.044172</text:p>
          </table:table-cell>
          <table:table-cell table:formula="of:=[.A80]-[.A$20]" office:value-type="float" office:value="0.00980200000049081">
            <text:p>0.009802</text:p>
          </table:table-cell>
          <table:table-cell table:formula="of:=[.A80]-[.A79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44175">
            <text:p>16145.044175</text:p>
          </table:table-cell>
          <table:table-cell table:formula="of:=[.A81]-[.A$20]" office:value-type="float" office:value="0.00980500000150641">
            <text:p>0.009805</text:p>
          </table:table-cell>
          <table:table-cell table:formula="of:=[.A81]-[.A80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44357">
            <text:p>16145.044357</text:p>
          </table:table-cell>
          <table:table-cell table:formula="of:=[.A82]-[.A$20]" office:value-type="float" office:value="0.00998700000127428">
            <text:p>0.009987</text:p>
          </table:table-cell>
          <table:table-cell table:formula="of:=[.A82]-[.A81]" office:value-type="float" office:value="0.000181999999767868">
            <text:p>0.00018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4436">
            <text:p>16145.044360</text:p>
          </table:table-cell>
          <table:table-cell table:formula="of:=[.A83]-[.A$20]" office:value-type="float" office:value="0.0099900000004709">
            <text:p>0.009990</text:p>
          </table:table-cell>
          <table:table-cell table:formula="of:=[.A83]-[.A82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44363">
            <text:p>16145.044363</text:p>
          </table:table-cell>
          <table:table-cell table:formula="of:=[.A84]-[.A$20]" office:value-type="float" office:value="0.00999300000148651">
            <text:p>0.009993</text:p>
          </table:table-cell>
          <table:table-cell table:formula="of:=[.A84]-[.A83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051.360015; c_s is fully topped up</text:p>
          </table:table-cell>
        </table:table-row>
        <table:table-row table:style-name="ro1">
          <table:table-cell office:value-type="float" office:value="16145.044365">
            <text:p>16145.044365</text:p>
          </table:table-cell>
          <table:table-cell table:formula="of:=[.A85]-[.A$20]" office:value-type="float" office:value="0.00999500000034459">
            <text:p>0.009995</text:p>
          </table:table-cell>
          <table:table-cell table:formula="of:=[.A85]-[.A84]" office:value-type="float" office:value="0.0000019999988580821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44368">
            <text:p>16145.044368</text:p>
          </table:table-cell>
          <table:table-cell table:formula="of:=[.A86]-[.A$20]" office:value-type="float" office:value="0.0099980000013602">
            <text:p>0.009998</text:p>
          </table:table-cell>
          <table:table-cell table:formula="of:=[.A86]-[.A85]" office:value-type="float" office:value="0.0000030000010156072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44372">
            <text:p>16145.044372</text:p>
          </table:table-cell>
          <table:table-cell table:formula="of:=[.A87]-[.A$20]" office:value-type="float" office:value="0.0100020000008954">
            <text:p>0.010002</text:p>
          </table:table-cell>
          <table:table-cell table:formula="of:=[.A87]-[.A86]" office:value-type="float" office:value="0.00000399999953515362">
            <text:p>0.000004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44376">
            <text:p>16145.044376</text:p>
          </table:table-cell>
          <table:table-cell table:formula="of:=[.A88]-[.A$20]" office:value-type="float" office:value="0.0100060000004305">
            <text:p>0.010006</text:p>
          </table:table-cell>
          <table:table-cell table:formula="of:=[.A88]-[.A87]" office:value-type="float" office:value="0.00000399999953515362">
            <text:p>0.000004</text:p>
          </table:table-cell>
          <table:table-cell table:number-columns-repeated="2"/>
          <table:table-cell office:value-type="string">
            <text:p>is pick_next_task_dl-ed by rsyslogd (16582)</text:p>
          </table:table-cell>
        </table:table-row>
        <table:table-row table:style-name="ro1">
          <table:table-cell office:value-type="float" office:value="16145.04438">
            <text:p>16145.044380</text:p>
          </table:table-cell>
          <table:table-cell table:formula="of:=[.A89]-[.A$20]" office:value-type="float" office:value="0.0100099999999657">
            <text:p>0.010010</text:p>
          </table:table-cell>
          <table:table-cell table:formula="of:=[.A89]-[.A88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44382">
            <text:p>16145.044382</text:p>
          </table:table-cell>
          <table:table-cell table:formula="of:=[.A90]-[.A$20]" office:value-type="float" office:value="0.0100120000006427">
            <text:p>0.010012</text:p>
          </table:table-cell>
          <table:table-cell table:formula="of:=[.A90]-[.A8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44389">
            <text:p>16145.044389</text:p>
          </table:table-cell>
          <table:table-cell table:formula="of:=[.A91]-[.A$20]" office:value-type="float" office:value="0.0100190000011935">
            <text:p>0.010019</text:p>
          </table:table-cell>
          <table:table-cell table:formula="of:=[.A91]-[.A90]" office:value-type="float" office:value="0.00000700000055076089">
            <text:p>0.000007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4439">
            <text:p>16145.044390</text:p>
          </table:table-cell>
          <table:table-cell table:formula="of:=[.A92]-[.A$20]" office:value-type="float" office:value="0.010019999999713">
            <text:p>0.010020</text:p>
          </table:table-cell>
          <table:table-cell table:formula="of:=[.A92]-[.A91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44393">
            <text:p>16145.044393</text:p>
          </table:table-cell>
          <table:table-cell table:formula="of:=[.A93]-[.A$20]" office:value-type="float" office:value="0.0100230000007286">
            <text:p>0.010023</text:p>
          </table:table-cell>
          <table:table-cell table:formula="of:=[.A93]-[.A92]" office:value-type="float" office:value="0.00000300000101560727">
            <text:p>0.000003</text:p>
          </table:table-cell>
          <table:table-cell/>
          <table:table-cell office:value-type="string">
            <text:p>postpones its deadline to 16145049.381821; c_s is topped up to 1.820334</text:p>
          </table:table-cell>
          <table:table-cell/>
        </table:table-row>
        <table:table-row table:style-name="ro1">
          <table:table-cell office:value-type="float" office:value="16145.044396">
            <text:p>16145.044396</text:p>
          </table:table-cell>
          <table:table-cell table:formula="of:=[.A94]-[.A$20]" office:value-type="float" office:value="0.0100259999999253">
            <text:p>0.010026</text:p>
          </table:table-cell>
          <table:table-cell table:formula="of:=[.A94]-[.A93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44399">
            <text:p>16145.044399</text:p>
          </table:table-cell>
          <table:table-cell table:formula="of:=[.A95]-[.A$20]" office:value-type="float" office:value="0.0100290000009409">
            <text:p>0.010029</text:p>
          </table:table-cell>
          <table:table-cell table:formula="of:=[.A95]-[.A94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44401">
            <text:p>16145.044401</text:p>
          </table:table-cell>
          <table:table-cell table:formula="of:=[.A96]-[.A$20]" office:value-type="float" office:value="0.010030999999799">
            <text:p>0.010031</text:p>
          </table:table-cell>
          <table:table-cell table:formula="of:=[.A96]-[.A95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44403">
            <text:p>16145.044403</text:p>
          </table:table-cell>
          <table:table-cell table:formula="of:=[.A97]-[.A$20]" office:value-type="float" office:value="0.010033000000476">
            <text:p>0.010033</text:p>
          </table:table-cell>
          <table:table-cell table:formula="of:=[.A97]-[.A9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44405">
            <text:p>16145.044405</text:p>
          </table:table-cell>
          <table:table-cell table:formula="of:=[.A98]-[.A$20]" office:value-type="float" office:value="0.0100350000011531">
            <text:p>0.010035</text:p>
          </table:table-cell>
          <table:table-cell table:formula="of:=[.A98]-[.A97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46342">
            <text:p>16145.046342</text:p>
          </table:table-cell>
          <table:table-cell table:formula="of:=[.A99]-[.A$20]" office:value-type="float" office:value="0.0119720000002417">
            <text:p>0.011972</text:p>
          </table:table-cell>
          <table:table-cell table:formula="of:=[.A99]-[.A98]" office:value-type="float" office:value="0.00193699999908858">
            <text:p>0.00193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46344">
            <text:p>16145.046344</text:p>
          </table:table-cell>
          <table:table-cell table:formula="of:=[.A100]-[.A$20]" office:value-type="float" office:value="0.0119740000009188">
            <text:p>0.011974</text:p>
          </table:table-cell>
          <table:table-cell table:formula="of:=[.A100]-[.A99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46347">
            <text:p>16145.046347</text:p>
          </table:table-cell>
          <table:table-cell table:formula="of:=[.A101]-[.A$20]" office:value-type="float" office:value="0.0119770000001154">
            <text:p>0.011977</text:p>
          </table:table-cell>
          <table:table-cell table:formula="of:=[.A101]-[.A10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46349">
            <text:p>16145.046349</text:p>
          </table:table-cell>
          <table:table-cell table:formula="of:=[.A102]-[.A$20]" office:value-type="float" office:value="0.0119790000007924">
            <text:p>0.011979</text:p>
          </table:table-cell>
          <table:table-cell table:formula="of:=[.A102]-[.A10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46354">
            <text:p>16145.046354</text:p>
          </table:table-cell>
          <table:table-cell table:formula="of:=[.A103]-[.A$20]" office:value-type="float" office:value="0.0119840000006661">
            <text:p>0.011984</text:p>
          </table:table-cell>
          <table:table-cell table:formula="of:=[.A103]-[.A102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46356">
            <text:p>16145.046356</text:p>
          </table:table-cell>
          <table:table-cell table:formula="of:=[.A104]-[.A$20]" office:value-type="float" office:value="0.0119860000013432">
            <text:p>0.011986</text:p>
          </table:table-cell>
          <table:table-cell table:formula="of:=[.A104]-[.A10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46359">
            <text:p>16145.046359</text:p>
          </table:table-cell>
          <table:table-cell table:formula="of:=[.A105]-[.A$20]" office:value-type="float" office:value="0.0119890000005398">
            <text:p>0.011989</text:p>
          </table:table-cell>
          <table:table-cell table:formula="of:=[.A105]-[.A104]" office:value-type="float" office:value="0.00000299999919661786">
            <text:p>0.000003</text:p>
          </table:table-cell>
          <table:table-cell office:value-type="string">
            <text:p>d_s is renewed (r + D) to 16145048.356176; c_s is fully topped up</text:p>
          </table:table-cell>
          <table:table-cell table:number-columns-repeated="2"/>
        </table:table-row>
        <table:table-row table:style-name="ro1">
          <table:table-cell office:value-type="float" office:value="16145.046362">
            <text:p>16145.046362</text:p>
          </table:table-cell>
          <table:table-cell table:formula="of:=[.A106]-[.A$20]" office:value-type="float" office:value="0.0119919999997364">
            <text:p>0.011992</text:p>
          </table:table-cell>
          <table:table-cell table:formula="of:=[.A106]-[.A105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46368">
            <text:p>16145.046368</text:p>
          </table:table-cell>
          <table:table-cell table:formula="of:=[.A107]-[.A$20]" office:value-type="float" office:value="0.0119979999999487">
            <text:p>0.011998</text:p>
          </table:table-cell>
          <table:table-cell table:formula="of:=[.A107]-[.A106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4637">
            <text:p>16145.046370</text:p>
          </table:table-cell>
          <table:table-cell table:formula="of:=[.A108]-[.A$20]" office:value-type="float" office:value="0.0120000000006257">
            <text:p>0.012000</text:p>
          </table:table-cell>
          <table:table-cell table:formula="of:=[.A108]-[.A107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46373">
            <text:p>16145.046373</text:p>
          </table:table-cell>
          <table:table-cell table:formula="of:=[.A109]-[.A$20]" office:value-type="float" office:value="0.0120029999998224">
            <text:p>0.012003</text:p>
          </table:table-cell>
          <table:table-cell table:formula="of:=[.A109]-[.A108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46375">
            <text:p>16145.046375</text:p>
          </table:table-cell>
          <table:table-cell table:formula="of:=[.A110]-[.A$20]" office:value-type="float" office:value="0.0120050000004994">
            <text:p>0.012005</text:p>
          </table:table-cell>
          <table:table-cell table:formula="of:=[.A110]-[.A109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47305">
            <text:p>16145.047305</text:p>
          </table:table-cell>
          <table:table-cell table:formula="of:=[.A111]-[.A$20]" office:value-type="float" office:value="0.0129350000006525">
            <text:p>0.012935</text:p>
          </table:table-cell>
          <table:table-cell table:formula="of:=[.A111]-[.A110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47307">
            <text:p>16145.047307</text:p>
          </table:table-cell>
          <table:table-cell table:formula="of:=[.A112]-[.A$20]" office:value-type="float" office:value="0.0129370000013296">
            <text:p>0.012937</text:p>
          </table:table-cell>
          <table:table-cell table:formula="of:=[.A112]-[.A111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4731">
            <text:p>16145.047310</text:p>
          </table:table-cell>
          <table:table-cell table:formula="of:=[.A113]-[.A$20]" office:value-type="float" office:value="0.0129400000005262">
            <text:p>0.012940</text:p>
          </table:table-cell>
          <table:table-cell table:formula="of:=[.A113]-[.A112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47312">
            <text:p>16145.047312</text:p>
          </table:table-cell>
          <table:table-cell table:formula="of:=[.A114]-[.A$20]" office:value-type="float" office:value="0.0129420000012033">
            <text:p>0.012942</text:p>
          </table:table-cell>
          <table:table-cell table:formula="of:=[.A114]-[.A11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48369">
            <text:p>16145.048369</text:p>
          </table:table-cell>
          <table:table-cell table:formula="of:=[.A115]-[.A$20]" office:value-type="float" office:value="0.0139990000006947">
            <text:p>0.013999</text:p>
          </table:table-cell>
          <table:table-cell table:formula="of:=[.A115]-[.A114]" office:value-type="float" office:value="0.00105699999949138">
            <text:p>0.00105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49354">
            <text:p>16145.049354</text:p>
          </table:table-cell>
          <table:table-cell table:formula="of:=[.A116]-[.A$20]" office:value-type="float" office:value="0.0149840000012773">
            <text:p>0.014984</text:p>
          </table:table-cell>
          <table:table-cell table:formula="of:=[.A116]-[.A115]" office:value-type="float" office:value="0.000985000000582659">
            <text:p>0.00098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49356">
            <text:p>16145.049356</text:p>
          </table:table-cell>
          <table:table-cell table:formula="of:=[.A117]-[.A$20]" office:value-type="float" office:value="0.0149860000001354">
            <text:p>0.014986</text:p>
          </table:table-cell>
          <table:table-cell table:formula="of:=[.A117]-[.A116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49359">
            <text:p>16145.049359</text:p>
          </table:table-cell>
          <table:table-cell table:formula="of:=[.A118]-[.A$20]" office:value-type="float" office:value="0.014989000001151">
            <text:p>0.014989</text:p>
          </table:table-cell>
          <table:table-cell table:formula="of:=[.A118]-[.A117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49362">
            <text:p>16145.049362</text:p>
          </table:table-cell>
          <table:table-cell table:formula="of:=[.A119]-[.A$20]" office:value-type="float" office:value="0.0149920000003476">
            <text:p>0.014992</text:p>
          </table:table-cell>
          <table:table-cell table:formula="of:=[.A119]-[.A118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49365">
            <text:p>16145.049365</text:p>
          </table:table-cell>
          <table:table-cell table:formula="of:=[.A120]-[.A$20]" office:value-type="float" office:value="0.0149950000013632">
            <text:p>0.014995</text:p>
          </table:table-cell>
          <table:table-cell table:formula="of:=[.A120]-[.A119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4939">
            <text:p>16145.049390</text:p>
          </table:table-cell>
          <table:table-cell table:formula="of:=[.A121]-[.A$20]" office:value-type="float" office:value="0.0150200000007317">
            <text:p>0.015020</text:p>
          </table:table-cell>
          <table:table-cell table:formula="of:=[.A121]-[.A120]" office:value-type="float" office:value="0.0000249999993684469">
            <text:p>0.00002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49392">
            <text:p>16145.049392</text:p>
          </table:table-cell>
          <table:table-cell table:formula="of:=[.A122]-[.A$20]" office:value-type="float" office:value="0.0150220000014087">
            <text:p>0.015022</text:p>
          </table:table-cell>
          <table:table-cell table:formula="of:=[.A122]-[.A12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49395">
            <text:p>16145.049395</text:p>
          </table:table-cell>
          <table:table-cell table:formula="of:=[.A123]-[.A$20]" office:value-type="float" office:value="0.0150250000006054">
            <text:p>0.015025</text:p>
          </table:table-cell>
          <table:table-cell table:formula="of:=[.A123]-[.A122]" office:value-type="float" office:value="0.00000299999919661786">
            <text:p>0.000003</text:p>
          </table:table-cell>
          <table:table-cell/>
          <table:table-cell office:value-type="string">
            <text:p>postpones its deadline to 16145054.381821; c_s is topped up to 1.797567</text:p>
          </table:table-cell>
          <table:table-cell/>
        </table:table-row>
        <table:table-row table:style-name="ro1">
          <table:table-cell office:value-type="float" office:value="16145.050336">
            <text:p>16145.050336</text:p>
          </table:table-cell>
          <table:table-cell table:formula="of:=[.A124]-[.A$20]" office:value-type="float" office:value="0.0159660000008444">
            <text:p>0.015966</text:p>
          </table:table-cell>
          <table:table-cell table:formula="of:=[.A124]-[.A123]" office:value-type="float" office:value="0.000941000000239001">
            <text:p>0.00094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50338">
            <text:p>16145.050338</text:p>
          </table:table-cell>
          <table:table-cell table:formula="of:=[.A125]-[.A$20]" office:value-type="float" office:value="0.0159679999997024">
            <text:p>0.015968</text:p>
          </table:table-cell>
          <table:table-cell table:formula="of:=[.A125]-[.A124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05034">
            <text:p>16145.050340</text:p>
          </table:table-cell>
          <table:table-cell table:formula="of:=[.A126]-[.A$20]" office:value-type="float" office:value="0.0159700000003795">
            <text:p>0.015970</text:p>
          </table:table-cell>
          <table:table-cell table:formula="of:=[.A126]-[.A12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50342">
            <text:p>16145.050342</text:p>
          </table:table-cell>
          <table:table-cell table:formula="of:=[.A127]-[.A$20]" office:value-type="float" office:value="0.0159720000010566">
            <text:p>0.015972</text:p>
          </table:table-cell>
          <table:table-cell table:formula="of:=[.A127]-[.A126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50345">
            <text:p>16145.050345</text:p>
          </table:table-cell>
          <table:table-cell table:formula="of:=[.A128]-[.A$20]" office:value-type="float" office:value="0.0159750000002532">
            <text:p>0.015975</text:p>
          </table:table-cell>
          <table:table-cell table:formula="of:=[.A128]-[.A127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50347">
            <text:p>16145.050347</text:p>
          </table:table-cell>
          <table:table-cell table:formula="of:=[.A129]-[.A$20]" office:value-type="float" office:value="0.0159770000009303">
            <text:p>0.015977</text:p>
          </table:table-cell>
          <table:table-cell table:formula="of:=[.A129]-[.A128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50352">
            <text:p>16145.050352</text:p>
          </table:table-cell>
          <table:table-cell table:formula="of:=[.A130]-[.A$20]" office:value-type="float" office:value="0.015982000000804">
            <text:p>0.015982</text:p>
          </table:table-cell>
          <table:table-cell table:formula="of:=[.A130]-[.A129]" office:value-type="float" office:value="0.00000499999987368938">
            <text:p>0.00000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50354">
            <text:p>16145.050354</text:p>
          </table:table-cell>
          <table:table-cell table:formula="of:=[.A131]-[.A$20]" office:value-type="float" office:value="0.015984000001481">
            <text:p>0.015984</text:p>
          </table:table-cell>
          <table:table-cell table:formula="of:=[.A131]-[.A13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50356">
            <text:p>16145.050356</text:p>
          </table:table-cell>
          <table:table-cell table:formula="of:=[.A132]-[.A$20]" office:value-type="float" office:value="0.0159860000003391">
            <text:p>0.015986</text:p>
          </table:table-cell>
          <table:table-cell table:formula="of:=[.A132]-[.A131]" office:value-type="float" office:value="0.00000199999885808211">
            <text:p>0.000002</text:p>
          </table:table-cell>
          <table:table-cell office:value-type="string">
            <text:p>d_s is renewed (r + D) to 16145052.353816; c_s is fully topped up</text:p>
          </table:table-cell>
          <table:table-cell table:number-columns-repeated="2"/>
        </table:table-row>
        <table:table-row table:style-name="ro1">
          <table:table-cell office:value-type="float" office:value="16145.050358">
            <text:p>16145.050358</text:p>
          </table:table-cell>
          <table:table-cell table:formula="of:=[.A133]-[.A$20]" office:value-type="float" office:value="0.0159880000010162">
            <text:p>0.015988</text:p>
          </table:table-cell>
          <table:table-cell table:formula="of:=[.A133]-[.A132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050362">
            <text:p>16145.050362</text:p>
          </table:table-cell>
          <table:table-cell table:formula="of:=[.A134]-[.A$20]" office:value-type="float" office:value="0.0159920000005513">
            <text:p>0.015992</text:p>
          </table:table-cell>
          <table:table-cell table:formula="of:=[.A134]-[.A133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50363">
            <text:p>16145.050363</text:p>
          </table:table-cell>
          <table:table-cell table:formula="of:=[.A135]-[.A$20]" office:value-type="float" office:value="0.0159930000008899">
            <text:p>0.015993</text:p>
          </table:table-cell>
          <table:table-cell table:formula="of:=[.A135]-[.A134]" office:value-type="float" office:value="0.00000100000033853576">
            <text:p>0.000001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050366">
            <text:p>16145.050366</text:p>
          </table:table-cell>
          <table:table-cell table:formula="of:=[.A136]-[.A$20]" office:value-type="float" office:value="0.0159960000000865">
            <text:p>0.015996</text:p>
          </table:table-cell>
          <table:table-cell table:formula="of:=[.A136]-[.A13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0368">
            <text:p>16145.050368</text:p>
          </table:table-cell>
          <table:table-cell table:formula="of:=[.A137]-[.A$20]" office:value-type="float" office:value="0.0159980000007636">
            <text:p>0.015998</text:p>
          </table:table-cell>
          <table:table-cell table:formula="of:=[.A137]-[.A136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51319">
            <text:p>16145.051319</text:p>
          </table:table-cell>
          <table:table-cell table:formula="of:=[.A138]-[.A$20]" office:value-type="float" office:value="0.0169490000007499">
            <text:p>0.016949</text:p>
          </table:table-cell>
          <table:table-cell table:formula="of:=[.A138]-[.A137]" office:value-type="float" office:value="0.000950999999986379">
            <text:p>0.00095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51321">
            <text:p>16145.051321</text:p>
          </table:table-cell>
          <table:table-cell table:formula="of:=[.A139]-[.A$20]" office:value-type="float" office:value="0.016951000001427">
            <text:p>0.016951</text:p>
          </table:table-cell>
          <table:table-cell table:formula="of:=[.A139]-[.A138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51324">
            <text:p>16145.051324</text:p>
          </table:table-cell>
          <table:table-cell table:formula="of:=[.A140]-[.A$20]" office:value-type="float" office:value="0.0169540000006236">
            <text:p>0.016954</text:p>
          </table:table-cell>
          <table:table-cell table:formula="of:=[.A140]-[.A139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1326">
            <text:p>16145.051326</text:p>
          </table:table-cell>
          <table:table-cell table:formula="of:=[.A141]-[.A$20]" office:value-type="float" office:value="0.0169560000013007">
            <text:p>0.016956</text:p>
          </table:table-cell>
          <table:table-cell table:formula="of:=[.A141]-[.A140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51365">
            <text:p>16145.051365</text:p>
          </table:table-cell>
          <table:table-cell table:formula="of:=[.A142]-[.A$20]" office:value-type="float" office:value="0.0169949999999517">
            <text:p>0.016995</text:p>
          </table:table-cell>
          <table:table-cell table:formula="of:=[.A142]-[.A141]" office:value-type="float" office:value="0.0000389999986509792">
            <text:p>0.00003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052366">
            <text:p>16145.052366</text:p>
          </table:table-cell>
          <table:table-cell table:formula="of:=[.A143]-[.A$20]" office:value-type="float" office:value="0.017996000000494">
            <text:p>0.017996</text:p>
          </table:table-cell>
          <table:table-cell table:formula="of:=[.A143]-[.A142]" office:value-type="float" office:value="0.00100100000054226">
            <text:p>0.00100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53344">
            <text:p>16145.053344</text:p>
          </table:table-cell>
          <table:table-cell table:formula="of:=[.A144]-[.A$20]" office:value-type="float" office:value="0.0189740000005258">
            <text:p>0.018974</text:p>
          </table:table-cell>
          <table:table-cell table:formula="of:=[.A144]-[.A143]" office:value-type="float" office:value="0.000978000000031898">
            <text:p>0.00097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53346">
            <text:p>16145.053346</text:p>
          </table:table-cell>
          <table:table-cell table:formula="of:=[.A145]-[.A$20]" office:value-type="float" office:value="0.0189760000012029">
            <text:p>0.018976</text:p>
          </table:table-cell>
          <table:table-cell table:formula="of:=[.A145]-[.A144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53349">
            <text:p>16145.053349</text:p>
          </table:table-cell>
          <table:table-cell table:formula="of:=[.A146]-[.A$20]" office:value-type="float" office:value="0.0189790000003995">
            <text:p>0.018979</text:p>
          </table:table-cell>
          <table:table-cell table:formula="of:=[.A146]-[.A14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54353">
            <text:p>16145.054353</text:p>
          </table:table-cell>
          <table:table-cell table:formula="of:=[.A147]-[.A$20]" office:value-type="float" office:value="0.0199830000001384">
            <text:p>0.019983</text:p>
          </table:table-cell>
          <table:table-cell table:formula="of:=[.A147]-[.A146]" office:value-type="float" office:value="0.00100399999973888">
            <text:p>0.001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54355">
            <text:p>16145.054355</text:p>
          </table:table-cell>
          <table:table-cell table:formula="of:=[.A148]-[.A$20]" office:value-type="float" office:value="0.0199850000008155">
            <text:p>0.019985</text:p>
          </table:table-cell>
          <table:table-cell table:formula="of:=[.A148]-[.A14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54358">
            <text:p>16145.054358</text:p>
          </table:table-cell>
          <table:table-cell table:formula="of:=[.A149]-[.A$20]" office:value-type="float" office:value="0.0199880000000121">
            <text:p>0.019988</text:p>
          </table:table-cell>
          <table:table-cell table:formula="of:=[.A149]-[.A148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061.355097; c_s is fully topped up</text:p>
          </table:table-cell>
        </table:table-row>
        <table:table-row table:style-name="ro1">
          <table:table-cell office:value-type="float" office:value="16145.054361">
            <text:p>16145.054361</text:p>
          </table:table-cell>
          <table:table-cell table:formula="of:=[.A150]-[.A$20]" office:value-type="float" office:value="0.0199910000010277">
            <text:p>0.019991</text:p>
          </table:table-cell>
          <table:table-cell table:formula="of:=[.A150]-[.A149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54363">
            <text:p>16145.054363</text:p>
          </table:table-cell>
          <table:table-cell table:formula="of:=[.A151]-[.A$20]" office:value-type="float" office:value="0.0199929999998858">
            <text:p>0.019993</text:p>
          </table:table-cell>
          <table:table-cell table:formula="of:=[.A151]-[.A150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54365">
            <text:p>16145.054365</text:p>
          </table:table-cell>
          <table:table-cell table:formula="of:=[.A152]-[.A$20]" office:value-type="float" office:value="0.0199950000005629">
            <text:p>0.019995</text:p>
          </table:table-cell>
          <table:table-cell table:formula="of:=[.A152]-[.A151]" office:value-type="float" office:value="0.00000200000067707151">
            <text:p>0.000002</text:p>
          </table:table-cell>
          <table:table-cell office:value-type="string">
            <text:p>d_s is renewed (r + D) to 16145056.355097; c_s is fully topped up</text:p>
          </table:table-cell>
          <table:table-cell table:number-columns-repeated="2"/>
        </table:table-row>
        <table:table-row table:style-name="ro1">
          <table:table-cell office:value-type="float" office:value="16145.054368">
            <text:p>16145.054368</text:p>
          </table:table-cell>
          <table:table-cell table:formula="of:=[.A153]-[.A$20]" office:value-type="float" office:value="0.0199979999997595">
            <text:p>0.019998</text:p>
          </table:table-cell>
          <table:table-cell table:formula="of:=[.A153]-[.A152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5437">
            <text:p>16145.054370</text:p>
          </table:table-cell>
          <table:table-cell table:formula="of:=[.A154]-[.A$20]" office:value-type="float" office:value="0.0200000000004366">
            <text:p>0.020000</text:p>
          </table:table-cell>
          <table:table-cell table:formula="of:=[.A154]-[.A153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54374">
            <text:p>16145.054374</text:p>
          </table:table-cell>
          <table:table-cell table:formula="of:=[.A155]-[.A$20]" office:value-type="float" office:value="0.0200039999999717">
            <text:p>0.020004</text:p>
          </table:table-cell>
          <table:table-cell table:formula="of:=[.A155]-[.A154]" office:value-type="float" office:value="0.00000399999953515362">
            <text:p>0.000004</text:p>
          </table:table-cell>
          <table:table-cell office:value-type="string">
            <text:p>is pick_next_task_dl-ed by rsyslogd (16582)</text:p>
          </table:table-cell>
          <table:table-cell table:number-columns-repeated="2"/>
        </table:table-row>
        <table:table-row table:style-name="ro1">
          <table:table-cell office:value-type="float" office:value="16145.054377">
            <text:p>16145.054377</text:p>
          </table:table-cell>
          <table:table-cell table:formula="of:=[.A156]-[.A$20]" office:value-type="float" office:value="0.0200070000009873">
            <text:p>0.020007</text:p>
          </table:table-cell>
          <table:table-cell table:formula="of:=[.A156]-[.A155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438">
            <text:p>16145.054380</text:p>
          </table:table-cell>
          <table:table-cell table:formula="of:=[.A157]-[.A$20]" office:value-type="float" office:value="0.0200100000001839">
            <text:p>0.020010</text:p>
          </table:table-cell>
          <table:table-cell table:formula="of:=[.A157]-[.A156]" office:value-type="float" office:value="0.00000299999919661786">
            <text:p>0.000003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54386">
            <text:p>16145.054386</text:p>
          </table:table-cell>
          <table:table-cell table:formula="of:=[.A158]-[.A$20]" office:value-type="float" office:value="0.0200160000003962">
            <text:p>0.020016</text:p>
          </table:table-cell>
          <table:table-cell table:formula="of:=[.A158]-[.A157]" office:value-type="float" office:value="0.00000600000021222513">
            <text:p>0.0000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54388">
            <text:p>16145.054388</text:p>
          </table:table-cell>
          <table:table-cell table:formula="of:=[.A159]-[.A$20]" office:value-type="float" office:value="0.0200180000010732">
            <text:p>0.020018</text:p>
          </table:table-cell>
          <table:table-cell table:formula="of:=[.A159]-[.A15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5439">
            <text:p>16145.054390</text:p>
          </table:table-cell>
          <table:table-cell table:formula="of:=[.A160]-[.A$20]" office:value-type="float" office:value="0.0200199999999313">
            <text:p>0.020020</text:p>
          </table:table-cell>
          <table:table-cell table:formula="of:=[.A160]-[.A159]" office:value-type="float" office:value="0.00000199999885808211">
            <text:p>0.000002</text:p>
          </table:table-cell>
          <table:table-cell/>
          <table:table-cell office:value-type="string">
            <text:p>postpones its deadline to 16145059.381821; c_s is topped up to 1.673967</text:p>
          </table:table-cell>
          <table:table-cell/>
        </table:table-row>
        <table:table-row table:style-name="ro1">
          <table:table-cell office:value-type="float" office:value="16145.055323">
            <text:p>16145.055323</text:p>
          </table:table-cell>
          <table:table-cell table:formula="of:=[.A161]-[.A$20]" office:value-type="float" office:value="0.0209530000011">
            <text:p>0.020953</text:p>
          </table:table-cell>
          <table:table-cell table:formula="of:=[.A161]-[.A160]" office:value-type="float" office:value="0.000933000001168693">
            <text:p>0.0009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55325">
            <text:p>16145.055325</text:p>
          </table:table-cell>
          <table:table-cell table:formula="of:=[.A162]-[.A$20]" office:value-type="float" office:value="0.0209549999999581">
            <text:p>0.020955</text:p>
          </table:table-cell>
          <table:table-cell table:formula="of:=[.A162]-[.A161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55328">
            <text:p>16145.055328</text:p>
          </table:table-cell>
          <table:table-cell table:formula="of:=[.A163]-[.A$20]" office:value-type="float" office:value="0.0209580000009737">
            <text:p>0.020958</text:p>
          </table:table-cell>
          <table:table-cell table:formula="of:=[.A163]-[.A162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533">
            <text:p>16145.055330</text:p>
          </table:table-cell>
          <table:table-cell table:formula="of:=[.A164]-[.A$20]" office:value-type="float" office:value="0.0209599999998318">
            <text:p>0.020960</text:p>
          </table:table-cell>
          <table:table-cell table:formula="of:=[.A164]-[.A163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55333">
            <text:p>16145.055333</text:p>
          </table:table-cell>
          <table:table-cell table:formula="of:=[.A165]-[.A$20]" office:value-type="float" office:value="0.0209630000008474">
            <text:p>0.020963</text:p>
          </table:table-cell>
          <table:table-cell table:formula="of:=[.A165]-[.A164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55335">
            <text:p>16145.055335</text:p>
          </table:table-cell>
          <table:table-cell table:formula="of:=[.A166]-[.A$20]" office:value-type="float" office:value="0.0209649999997055">
            <text:p>0.020965</text:p>
          </table:table-cell>
          <table:table-cell table:formula="of:=[.A166]-[.A165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56366">
            <text:p>16145.056366</text:p>
          </table:table-cell>
          <table:table-cell table:formula="of:=[.A167]-[.A$20]" office:value-type="float" office:value="0.0219960000013089">
            <text:p>0.021996</text:p>
          </table:table-cell>
          <table:table-cell table:formula="of:=[.A167]-[.A166]" office:value-type="float" office:value="0.00103100000160339">
            <text:p>0.00103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57319">
            <text:p>16145.057319</text:p>
          </table:table-cell>
          <table:table-cell table:formula="of:=[.A168]-[.A$20]" office:value-type="float" office:value="0.0229490000001533">
            <text:p>0.022949</text:p>
          </table:table-cell>
          <table:table-cell table:formula="of:=[.A168]-[.A167]" office:value-type="float" office:value="0.000952999998844462">
            <text:p>0.00095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57321">
            <text:p>16145.057321</text:p>
          </table:table-cell>
          <table:table-cell table:formula="of:=[.A169]-[.A$20]" office:value-type="float" office:value="0.0229510000008304">
            <text:p>0.022951</text:p>
          </table:table-cell>
          <table:table-cell table:formula="of:=[.A169]-[.A168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57323">
            <text:p>16145.057323</text:p>
          </table:table-cell>
          <table:table-cell table:formula="of:=[.A170]-[.A$20]" office:value-type="float" office:value="0.0229530000015075">
            <text:p>0.022953</text:p>
          </table:table-cell>
          <table:table-cell table:formula="of:=[.A170]-[.A16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57326">
            <text:p>16145.057326</text:p>
          </table:table-cell>
          <table:table-cell table:formula="of:=[.A171]-[.A$20]" office:value-type="float" office:value="0.0229560000007041">
            <text:p>0.022956</text:p>
          </table:table-cell>
          <table:table-cell table:formula="of:=[.A171]-[.A170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57329">
            <text:p>16145.057329</text:p>
          </table:table-cell>
          <table:table-cell table:formula="of:=[.A172]-[.A$20]" office:value-type="float" office:value="0.0229589999999007">
            <text:p>0.022959</text:p>
          </table:table-cell>
          <table:table-cell table:formula="of:=[.A172]-[.A171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57331">
            <text:p>16145.057331</text:p>
          </table:table-cell>
          <table:table-cell table:formula="of:=[.A173]-[.A$20]" office:value-type="float" office:value="0.0229610000005778">
            <text:p>0.022961</text:p>
          </table:table-cell>
          <table:table-cell table:formula="of:=[.A173]-[.A17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58352">
            <text:p>16145.058352</text:p>
          </table:table-cell>
          <table:table-cell table:formula="of:=[.A174]-[.A$20]" office:value-type="float" office:value="0.0239820000006148">
            <text:p>0.023982</text:p>
          </table:table-cell>
          <table:table-cell table:formula="of:=[.A174]-[.A173]" office:value-type="float" office:value="0.00102100000003702">
            <text:p>0.00102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58354">
            <text:p>16145.058354</text:p>
          </table:table-cell>
          <table:table-cell table:formula="of:=[.A175]-[.A$20]" office:value-type="float" office:value="0.0239840000012919">
            <text:p>0.023984</text:p>
          </table:table-cell>
          <table:table-cell table:formula="of:=[.A175]-[.A17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58356">
            <text:p>16145.058356</text:p>
          </table:table-cell>
          <table:table-cell table:formula="of:=[.A176]-[.A$20]" office:value-type="float" office:value="0.0239860000001499">
            <text:p>0.023986</text:p>
          </table:table-cell>
          <table:table-cell table:formula="of:=[.A176]-[.A175]" office:value-type="float" office:value="0.00000199999885808211">
            <text:p>0.000002</text:p>
          </table:table-cell>
          <table:table-cell office:value-type="string">
            <text:p>d_s is renewed (r + D) to 16145060.353855; c_s is fully topped up</text:p>
          </table:table-cell>
          <table:table-cell table:number-columns-repeated="2"/>
        </table:table-row>
        <table:table-row table:style-name="ro1">
          <table:table-cell office:value-type="float" office:value="16145.058359">
            <text:p>16145.058359</text:p>
          </table:table-cell>
          <table:table-cell table:formula="of:=[.A177]-[.A$20]" office:value-type="float" office:value="0.0239890000011655">
            <text:p>0.023989</text:p>
          </table:table-cell>
          <table:table-cell table:formula="of:=[.A177]-[.A176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58362">
            <text:p>16145.058362</text:p>
          </table:table-cell>
          <table:table-cell table:formula="of:=[.A178]-[.A$20]" office:value-type="float" office:value="0.0239920000003622">
            <text:p>0.023992</text:p>
          </table:table-cell>
          <table:table-cell table:formula="of:=[.A178]-[.A177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58364">
            <text:p>16145.058364</text:p>
          </table:table-cell>
          <table:table-cell table:formula="of:=[.A179]-[.A$20]" office:value-type="float" office:value="0.0239940000010392">
            <text:p>0.023994</text:p>
          </table:table-cell>
          <table:table-cell table:formula="of:=[.A179]-[.A178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58366">
            <text:p>16145.058366</text:p>
          </table:table-cell>
          <table:table-cell table:formula="of:=[.A180]-[.A$20]" office:value-type="float" office:value="0.0239959999998973">
            <text:p>0.023996</text:p>
          </table:table-cell>
          <table:table-cell table:formula="of:=[.A180]-[.A179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8368">
            <text:p>16145.058368</text:p>
          </table:table-cell>
          <table:table-cell table:formula="of:=[.A181]-[.A$20]" office:value-type="float" office:value="0.0239980000005744">
            <text:p>0.023998</text:p>
          </table:table-cell>
          <table:table-cell table:formula="of:=[.A181]-[.A180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5932">
            <text:p>16145.059320</text:p>
          </table:table-cell>
          <table:table-cell table:formula="of:=[.A182]-[.A$20]" office:value-type="float" office:value="0.0249500000008993">
            <text:p>0.024950</text:p>
          </table:table-cell>
          <table:table-cell table:formula="of:=[.A182]-[.A181]" office:value-type="float" office:value="0.000952000000324915">
            <text:p>0.00095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59321">
            <text:p>16145.059321</text:p>
          </table:table-cell>
          <table:table-cell table:formula="of:=[.A183]-[.A$20]" office:value-type="float" office:value="0.0249510000012378">
            <text:p>0.024951</text:p>
          </table:table-cell>
          <table:table-cell table:formula="of:=[.A183]-[.A182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59324">
            <text:p>16145.059324</text:p>
          </table:table-cell>
          <table:table-cell table:formula="of:=[.A184]-[.A$20]" office:value-type="float" office:value="0.0249540000004345">
            <text:p>0.024954</text:p>
          </table:table-cell>
          <table:table-cell table:formula="of:=[.A184]-[.A183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59326">
            <text:p>16145.059326</text:p>
          </table:table-cell>
          <table:table-cell table:formula="of:=[.A185]-[.A$20]" office:value-type="float" office:value="0.0249560000011115">
            <text:p>0.024956</text:p>
          </table:table-cell>
          <table:table-cell table:formula="of:=[.A185]-[.A18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5935">
            <text:p>16145.059350</text:p>
          </table:table-cell>
          <table:table-cell table:formula="of:=[.A186]-[.A$20]" office:value-type="float" office:value="0.0249800000001414">
            <text:p>0.024980</text:p>
          </table:table-cell>
          <table:table-cell table:formula="of:=[.A186]-[.A185]" office:value-type="float" office:value="0.0000239999990299111">
            <text:p>0.0000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59353">
            <text:p>16145.059353</text:p>
          </table:table-cell>
          <table:table-cell table:formula="of:=[.A187]-[.A$20]" office:value-type="float" office:value="0.0249830000011571">
            <text:p>0.024983</text:p>
          </table:table-cell>
          <table:table-cell table:formula="of:=[.A187]-[.A186]" office:value-type="float" office:value="0.0000030000010156072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59355">
            <text:p>16145.059355</text:p>
          </table:table-cell>
          <table:table-cell table:formula="of:=[.A188]-[.A$20]" office:value-type="float" office:value="0.0249850000000151">
            <text:p>0.024985</text:p>
          </table:table-cell>
          <table:table-cell table:formula="of:=[.A188]-[.A187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59358">
            <text:p>16145.059358</text:p>
          </table:table-cell>
          <table:table-cell table:formula="of:=[.A189]-[.A$20]" office:value-type="float" office:value="0.0249880000010307">
            <text:p>0.024988</text:p>
          </table:table-cell>
          <table:table-cell table:formula="of:=[.A189]-[.A18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5936">
            <text:p>16145.059360</text:p>
          </table:table-cell>
          <table:table-cell table:formula="of:=[.A190]-[.A$20]" office:value-type="float" office:value="0.0249899999998888">
            <text:p>0.024990</text:p>
          </table:table-cell>
          <table:table-cell table:formula="of:=[.A190]-[.A18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59385">
            <text:p>16145.059385</text:p>
          </table:table-cell>
          <table:table-cell table:formula="of:=[.A191]-[.A$20]" office:value-type="float" office:value="0.0250150000010763">
            <text:p>0.025015</text:p>
          </table:table-cell>
          <table:table-cell table:formula="of:=[.A191]-[.A190]" office:value-type="float" office:value="0.0000250000011874363">
            <text:p>0.00002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59386">
            <text:p>16145.059386</text:p>
          </table:table-cell>
          <table:table-cell table:formula="of:=[.A192]-[.A$20]" office:value-type="float" office:value="0.0250160000014148">
            <text:p>0.025016</text:p>
          </table:table-cell>
          <table:table-cell table:formula="of:=[.A192]-[.A191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59389">
            <text:p>16145.059389</text:p>
          </table:table-cell>
          <table:table-cell table:formula="of:=[.A193]-[.A$20]" office:value-type="float" office:value="0.0250190000006114">
            <text:p>0.025019</text:p>
          </table:table-cell>
          <table:table-cell table:formula="of:=[.A193]-[.A192]" office:value-type="float" office:value="0.00000299999919661786">
            <text:p>0.000003</text:p>
          </table:table-cell>
          <table:table-cell/>
          <table:table-cell office:value-type="string">
            <text:p>postpones its deadline to 16145064.381821; c_s is topped up to 1.598682</text:p>
          </table:table-cell>
          <table:table-cell/>
        </table:table-row>
        <table:table-row table:style-name="ro1">
          <table:table-cell office:value-type="float" office:value="16145.060365">
            <text:p>16145.060365</text:p>
          </table:table-cell>
          <table:table-cell table:formula="of:=[.A194]-[.A$20]" office:value-type="float" office:value="0.0259949999999662">
            <text:p>0.025995</text:p>
          </table:table-cell>
          <table:table-cell table:formula="of:=[.A194]-[.A193]" office:value-type="float" office:value="0.000975999999354826">
            <text:p>0.000976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61411">
            <text:p>16145.061411</text:p>
          </table:table-cell>
          <table:table-cell table:formula="of:=[.A195]-[.A$20]" office:value-type="float" office:value="0.0270410000011907">
            <text:p>0.027041</text:p>
          </table:table-cell>
          <table:table-cell table:formula="of:=[.A195]-[.A194]" office:value-type="float" office:value="0.00104600000122446">
            <text:p>0.00104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61413">
            <text:p>16145.061413</text:p>
          </table:table-cell>
          <table:table-cell table:formula="of:=[.A196]-[.A$20]" office:value-type="float" office:value="0.0270430000000488">
            <text:p>0.027043</text:p>
          </table:table-cell>
          <table:table-cell table:formula="of:=[.A196]-[.A195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061416">
            <text:p>16145.061416</text:p>
          </table:table-cell>
          <table:table-cell table:formula="of:=[.A197]-[.A$20]" office:value-type="float" office:value="0.0270460000010644">
            <text:p>0.027046</text:p>
          </table:table-cell>
          <table:table-cell table:formula="of:=[.A197]-[.A196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61419">
            <text:p>16145.061419</text:p>
          </table:table-cell>
          <table:table-cell table:formula="of:=[.A198]-[.A$20]" office:value-type="float" office:value="0.027049000000261">
            <text:p>0.027049</text:p>
          </table:table-cell>
          <table:table-cell table:formula="of:=[.A198]-[.A197]" office:value-type="float" office:value="0.00000299999919661786">
            <text:p>0.000003</text:p>
          </table:table-cell>
          <table:table-cell table:number-columns-repeated="2"/>
          <table:table-cell office:value-type="string">
            <text:p>postpones its deadline to 16145068.355097; c_s is topped up to 2.655756</text:p>
          </table:table-cell>
        </table:table-row>
        <table:table-row table:style-name="ro1">
          <table:table-cell office:value-type="float" office:value="16145.061421">
            <text:p>16145.061421</text:p>
          </table:table-cell>
          <table:table-cell table:formula="of:=[.A199]-[.A$20]" office:value-type="float" office:value="0.0270510000009381">
            <text:p>0.027051</text:p>
          </table:table-cell>
          <table:table-cell table:formula="of:=[.A199]-[.A19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61424">
            <text:p>16145.061424</text:p>
          </table:table-cell>
          <table:table-cell table:formula="of:=[.A200]-[.A$20]" office:value-type="float" office:value="0.0270540000001347">
            <text:p>0.027054</text:p>
          </table:table-cell>
          <table:table-cell table:formula="of:=[.A200]-[.A199]" office:value-type="float" office:value="0.00000299999919661786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61426">
            <text:p>16145.061426</text:p>
          </table:table-cell>
          <table:table-cell table:formula="of:=[.A201]-[.A$20]" office:value-type="float" office:value="0.0270560000008118">
            <text:p>0.027056</text:p>
          </table:table-cell>
          <table:table-cell table:formula="of:=[.A201]-[.A20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1428">
            <text:p>16145.061428</text:p>
          </table:table-cell>
          <table:table-cell table:formula="of:=[.A202]-[.A$20]" office:value-type="float" office:value="0.0270580000014888">
            <text:p>0.027058</text:p>
          </table:table-cell>
          <table:table-cell table:formula="of:=[.A202]-[.A201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62352">
            <text:p>16145.062352</text:p>
          </table:table-cell>
          <table:table-cell table:formula="of:=[.A203]-[.A$20]" office:value-type="float" office:value="0.0279820000014297">
            <text:p>0.027982</text:p>
          </table:table-cell>
          <table:table-cell table:formula="of:=[.A203]-[.A202]" office:value-type="float" office:value="0.000923999999940861">
            <text:p>0.00092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62354">
            <text:p>16145.062354</text:p>
          </table:table-cell>
          <table:table-cell table:formula="of:=[.A204]-[.A$20]" office:value-type="float" office:value="0.0279840000002878">
            <text:p>0.027984</text:p>
          </table:table-cell>
          <table:table-cell table:formula="of:=[.A204]-[.A203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62356">
            <text:p>16145.062356</text:p>
          </table:table-cell>
          <table:table-cell table:formula="of:=[.A205]-[.A$20]" office:value-type="float" office:value="0.0279860000009648">
            <text:p>0.027986</text:p>
          </table:table-cell>
          <table:table-cell table:formula="of:=[.A205]-[.A204]" office:value-type="float" office:value="0.00000200000067707151">
            <text:p>0.000002</text:p>
          </table:table-cell>
          <table:table-cell office:value-type="string">
            <text:p>d_s is renewed (r + D) to 16145064.354175; c_s is fully topped up</text:p>
          </table:table-cell>
          <table:table-cell table:number-columns-repeated="2"/>
        </table:table-row>
        <table:table-row table:style-name="ro1">
          <table:table-cell office:value-type="float" office:value="16145.062359">
            <text:p>16145.062359</text:p>
          </table:table-cell>
          <table:table-cell table:formula="of:=[.A206]-[.A$20]" office:value-type="float" office:value="0.0279890000001615">
            <text:p>0.027989</text:p>
          </table:table-cell>
          <table:table-cell table:formula="of:=[.A206]-[.A205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062362">
            <text:p>16145.062362</text:p>
          </table:table-cell>
          <table:table-cell table:formula="of:=[.A207]-[.A$20]" office:value-type="float" office:value="0.0279920000011771">
            <text:p>0.027992</text:p>
          </table:table-cell>
          <table:table-cell table:formula="of:=[.A207]-[.A206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2364">
            <text:p>16145.062364</text:p>
          </table:table-cell>
          <table:table-cell table:formula="of:=[.A208]-[.A$20]" office:value-type="float" office:value="0.0279940000000352">
            <text:p>0.027994</text:p>
          </table:table-cell>
          <table:table-cell table:formula="of:=[.A208]-[.A207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062366">
            <text:p>16145.062366</text:p>
          </table:table-cell>
          <table:table-cell table:formula="of:=[.A209]-[.A$20]" office:value-type="float" office:value="0.0279960000007122">
            <text:p>0.027996</text:p>
          </table:table-cell>
          <table:table-cell table:formula="of:=[.A209]-[.A20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62368">
            <text:p>16145.062368</text:p>
          </table:table-cell>
          <table:table-cell table:formula="of:=[.A210]-[.A$20]" office:value-type="float" office:value="0.0279980000013893">
            <text:p>0.027998</text:p>
          </table:table-cell>
          <table:table-cell table:formula="of:=[.A210]-[.A209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633">
            <text:p>16145.063300</text:p>
          </table:table-cell>
          <table:table-cell table:formula="of:=[.A211]-[.A$20]" office:value-type="float" office:value="0.0289300000004005">
            <text:p>0.028930</text:p>
          </table:table-cell>
          <table:table-cell table:formula="of:=[.A211]-[.A210]" office:value-type="float" office:value="0.000931999999011168">
            <text:p>0.00093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63301">
            <text:p>16145.063301</text:p>
          </table:table-cell>
          <table:table-cell table:formula="of:=[.A212]-[.A$20]" office:value-type="float" office:value="0.028931000000739">
            <text:p>0.028931</text:p>
          </table:table-cell>
          <table:table-cell table:formula="of:=[.A212]-[.A211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63305">
            <text:p>16145.063305</text:p>
          </table:table-cell>
          <table:table-cell table:formula="of:=[.A213]-[.A$20]" office:value-type="float" office:value="0.0289350000002742">
            <text:p>0.028935</text:p>
          </table:table-cell>
          <table:table-cell table:formula="of:=[.A213]-[.A212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63306">
            <text:p>16145.063306</text:p>
          </table:table-cell>
          <table:table-cell table:formula="of:=[.A214]-[.A$20]" office:value-type="float" office:value="0.0289360000006127">
            <text:p>0.028936</text:p>
          </table:table-cell>
          <table:table-cell table:formula="of:=[.A214]-[.A213]" office:value-type="float" office:value="0.00000100000033853576">
            <text:p>0.00000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64008">
            <text:p>16145.064008</text:p>
          </table:table-cell>
          <table:table-cell table:formula="of:=[.A215]-[.A$20]" office:value-type="float" office:value="0.0296379999999772">
            <text:p>0.029638</text:p>
          </table:table-cell>
          <table:table-cell table:formula="of:=[.A215]-[.A214]" office:value-type="float" office:value="0.000701999999364489">
            <text:p>0.0007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64014">
            <text:p>16145.064014</text:p>
          </table:table-cell>
          <table:table-cell table:formula="of:=[.A216]-[.A$20]" office:value-type="float" office:value="0.0296440000001894">
            <text:p>0.029644</text:p>
          </table:table-cell>
          <table:table-cell table:formula="of:=[.A216]-[.A215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4358">
            <text:p>16145.064358</text:p>
          </table:table-cell>
          <table:table-cell table:formula="of:=[.A217]-[.A$20]" office:value-type="float" office:value="0.0299880000002304">
            <text:p>0.029988</text:p>
          </table:table-cell>
          <table:table-cell table:formula="of:=[.A217]-[.A216]" office:value-type="float" office:value="0.000344000000040978">
            <text:p>0.0003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64361">
            <text:p>16145.064361</text:p>
          </table:table-cell>
          <table:table-cell table:formula="of:=[.A218]-[.A$20]" office:value-type="float" office:value="0.029991000001246">
            <text:p>0.029991</text:p>
          </table:table-cell>
          <table:table-cell table:formula="of:=[.A218]-[.A21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64365">
            <text:p>16145.064365</text:p>
          </table:table-cell>
          <table:table-cell table:formula="of:=[.A219]-[.A$20]" office:value-type="float" office:value="0.0299950000007811">
            <text:p>0.029995</text:p>
          </table:table-cell>
          <table:table-cell table:formula="of:=[.A219]-[.A218]" office:value-type="float" office:value="0.00000399999953515362">
            <text:p>0.000004</text:p>
          </table:table-cell>
          <table:table-cell table:number-columns-repeated="2"/>
          <table:table-cell office:value-type="string">
            <text:p>2.655756 / 3.994394 &gt; 2.919866 / 7.000000</text:p>
          </table:table-cell>
        </table:table-row>
        <table:table-row table:style-name="ro1">
          <table:table-cell office:value-type="float" office:value="16145.064367">
            <text:p>16145.064367</text:p>
          </table:table-cell>
          <table:table-cell table:formula="of:=[.A220]-[.A$20]" office:value-type="float" office:value="0.0299970000014582">
            <text:p>0.029997</text:p>
          </table:table-cell>
          <table:table-cell table:formula="of:=[.A220]-[.A219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071.360703; c_s is fully topped up</text:p>
          </table:table-cell>
        </table:table-row>
        <table:table-row table:style-name="ro1">
          <table:table-cell office:value-type="float" office:value="16145.064372">
            <text:p>16145.064372</text:p>
          </table:table-cell>
          <table:table-cell table:formula="of:=[.A221]-[.A$20]" office:value-type="float" office:value="0.0300020000013319">
            <text:p>0.030002</text:p>
          </table:table-cell>
          <table:table-cell table:formula="of:=[.A221]-[.A220]" office:value-type="float" office:value="0.00000499999987368938">
            <text:p>0.00000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64377">
            <text:p>16145.064377</text:p>
          </table:table-cell>
          <table:table-cell table:formula="of:=[.A222]-[.A$20]" office:value-type="float" office:value="0.0300070000012056">
            <text:p>0.030007</text:p>
          </table:table-cell>
          <table:table-cell table:formula="of:=[.A222]-[.A221]" office:value-type="float" office:value="0.00000499999987368938">
            <text:p>0.000005</text:p>
          </table:table-cell>
          <table:table-cell table:number-columns-repeated="2"/>
          <table:table-cell office:value-type="string">
            <text:p>is pick_next_task_dl-ed by rsyslogd (16582)</text:p>
          </table:table-cell>
        </table:table-row>
        <table:table-row table:style-name="ro1">
          <table:table-cell office:value-type="float" office:value="16145.064381">
            <text:p>16145.064381</text:p>
          </table:table-cell>
          <table:table-cell table:formula="of:=[.A223]-[.A$20]" office:value-type="float" office:value="0.0300110000007407">
            <text:p>0.030011</text:p>
          </table:table-cell>
          <table:table-cell table:formula="of:=[.A223]-[.A222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64384">
            <text:p>16145.064384</text:p>
          </table:table-cell>
          <table:table-cell table:formula="of:=[.A224]-[.A$20]" office:value-type="float" office:value="0.0300139999999374">
            <text:p>0.030014</text:p>
          </table:table-cell>
          <table:table-cell table:formula="of:=[.A224]-[.A223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64388">
            <text:p>16145.064388</text:p>
          </table:table-cell>
          <table:table-cell table:formula="of:=[.A225]-[.A$20]" office:value-type="float" office:value="0.0300180000012915">
            <text:p>0.030018</text:p>
          </table:table-cell>
          <table:table-cell table:formula="of:=[.A225]-[.A224]" office:value-type="float" office:value="0.00000400000135414302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6439">
            <text:p>16145.064390</text:p>
          </table:table-cell>
          <table:table-cell table:formula="of:=[.A226]-[.A$20]" office:value-type="float" office:value="0.0300200000001496">
            <text:p>0.030020</text:p>
          </table:table-cell>
          <table:table-cell table:formula="of:=[.A226]-[.A225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64393">
            <text:p>16145.064393</text:p>
          </table:table-cell>
          <table:table-cell table:formula="of:=[.A227]-[.A$20]" office:value-type="float" office:value="0.0300230000011652">
            <text:p>0.030023</text:p>
          </table:table-cell>
          <table:table-cell table:formula="of:=[.A227]-[.A226]" office:value-type="float" office:value="0.00000300000101560727">
            <text:p>0.000003</text:p>
          </table:table-cell>
          <table:table-cell/>
          <table:table-cell office:value-type="string">
            <text:p>postpones its deadline to 16145069.381821; c_s is topped up to 1.867970</text:p>
          </table:table-cell>
          <table:table-cell/>
        </table:table-row>
        <table:table-row table:style-name="ro1">
          <table:table-cell office:value-type="float" office:value="16145.064396">
            <text:p>16145.064396</text:p>
          </table:table-cell>
          <table:table-cell table:formula="of:=[.A228]-[.A$20]" office:value-type="float" office:value="0.0300260000003618">
            <text:p>0.030026</text:p>
          </table:table-cell>
          <table:table-cell table:formula="of:=[.A228]-[.A227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64399">
            <text:p>16145.064399</text:p>
          </table:table-cell>
          <table:table-cell table:formula="of:=[.A229]-[.A$20]" office:value-type="float" office:value="0.0300290000013774">
            <text:p>0.030029</text:p>
          </table:table-cell>
          <table:table-cell table:formula="of:=[.A229]-[.A22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64401">
            <text:p>16145.064401</text:p>
          </table:table-cell>
          <table:table-cell table:formula="of:=[.A230]-[.A$20]" office:value-type="float" office:value="0.0300310000002355">
            <text:p>0.030031</text:p>
          </table:table-cell>
          <table:table-cell table:formula="of:=[.A230]-[.A229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64764">
            <text:p>16145.064764</text:p>
          </table:table-cell>
          <table:table-cell table:formula="of:=[.A231]-[.A$20]" office:value-type="float" office:value="0.0303940000012517">
            <text:p>0.030394</text:p>
          </table:table-cell>
          <table:table-cell table:formula="of:=[.A231]-[.A230]" office:value-type="float" office:value="0.000363000001016189">
            <text:p>0.00036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64766">
            <text:p>16145.064766</text:p>
          </table:table-cell>
          <table:table-cell table:formula="of:=[.A232]-[.A$20]" office:value-type="float" office:value="0.0303960000001098">
            <text:p>0.030396</text:p>
          </table:table-cell>
          <table:table-cell table:formula="of:=[.A232]-[.A231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4768">
            <text:p>16145.064768</text:p>
          </table:table-cell>
          <table:table-cell table:formula="of:=[.A233]-[.A$20]" office:value-type="float" office:value="0.0303980000007869">
            <text:p>0.030398</text:p>
          </table:table-cell>
          <table:table-cell table:formula="of:=[.A233]-[.A23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65794">
            <text:p>16145.065794</text:p>
          </table:table-cell>
          <table:table-cell table:formula="of:=[.A234]-[.A$20]" office:value-type="float" office:value="0.0314240000006976">
            <text:p>0.031424</text:p>
          </table:table-cell>
          <table:table-cell table:formula="of:=[.A234]-[.A233]" office:value-type="float" office:value="0.00102599999991071">
            <text:p>0.001026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65796">
            <text:p>16145.065796</text:p>
          </table:table-cell>
          <table:table-cell table:formula="of:=[.A235]-[.A$20]" office:value-type="float" office:value="0.0314260000013746">
            <text:p>0.031426</text:p>
          </table:table-cell>
          <table:table-cell table:formula="of:=[.A235]-[.A23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65799">
            <text:p>16145.065799</text:p>
          </table:table-cell>
          <table:table-cell table:formula="of:=[.A236]-[.A$20]" office:value-type="float" office:value="0.0314290000005712">
            <text:p>0.031429</text:p>
          </table:table-cell>
          <table:table-cell table:formula="of:=[.A236]-[.A235]" office:value-type="float" office:value="0.00000299999919661786">
            <text:p>0.000003</text:p>
          </table:table-cell>
          <table:table-cell/>
          <table:table-cell office:value-type="string">
            <text:p>1.502861 / 3.585429 &gt; 1.919866 / 5.000000</text:p>
          </table:table-cell>
          <table:table-cell/>
        </table:table-row>
        <table:table-row table:style-name="ro1">
          <table:table-cell office:value-type="float" office:value="16145.065802">
            <text:p>16145.065802</text:p>
          </table:table-cell>
          <table:table-cell table:formula="of:=[.A237]-[.A$20]" office:value-type="float" office:value="0.0314319999997679">
            <text:p>0.031432</text:p>
          </table:table-cell>
          <table:table-cell table:formula="of:=[.A237]-[.A236]" office:value-type="float" office:value="0.00000299999919661786">
            <text:p>0.000003</text:p>
          </table:table-cell>
          <table:table-cell/>
          <table:table-cell office:value-type="string">
            <text:p>d_s is renewed (r + D) to 16145070.796392; c_s is fully topped up</text:p>
          </table:table-cell>
          <table:table-cell/>
        </table:table-row>
        <table:table-row table:style-name="ro1">
          <table:table-cell office:value-type="float" office:value="16145.065804">
            <text:p>16145.065804</text:p>
          </table:table-cell>
          <table:table-cell table:formula="of:=[.A238]-[.A$20]" office:value-type="float" office:value="0.0314340000004449">
            <text:p>0.031434</text:p>
          </table:table-cell>
          <table:table-cell table:formula="of:=[.A238]-[.A237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65807">
            <text:p>16145.065807</text:p>
          </table:table-cell>
          <table:table-cell table:formula="of:=[.A239]-[.A$20]" office:value-type="float" office:value="0.0314370000014605">
            <text:p>0.031437</text:p>
          </table:table-cell>
          <table:table-cell table:formula="of:=[.A239]-[.A23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65809">
            <text:p>16145.065809</text:p>
          </table:table-cell>
          <table:table-cell table:formula="of:=[.A240]-[.A$20]" office:value-type="float" office:value="0.0314390000003186">
            <text:p>0.031439</text:p>
          </table:table-cell>
          <table:table-cell table:formula="of:=[.A240]-[.A239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66351">
            <text:p>16145.066351</text:p>
          </table:table-cell>
          <table:table-cell table:formula="of:=[.A241]-[.A$20]" office:value-type="float" office:value="0.0319810000000871">
            <text:p>0.031981</text:p>
          </table:table-cell>
          <table:table-cell table:formula="of:=[.A241]-[.A240]" office:value-type="float" office:value="0.00054199999976845">
            <text:p>0.0005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66353">
            <text:p>16145.066353</text:p>
          </table:table-cell>
          <table:table-cell table:formula="of:=[.A242]-[.A$20]" office:value-type="float" office:value="0.0319830000007641">
            <text:p>0.031983</text:p>
          </table:table-cell>
          <table:table-cell table:formula="of:=[.A242]-[.A241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66356">
            <text:p>16145.066356</text:p>
          </table:table-cell>
          <table:table-cell table:formula="of:=[.A243]-[.A$20]" office:value-type="float" office:value="0.0319859999999608">
            <text:p>0.031986</text:p>
          </table:table-cell>
          <table:table-cell table:formula="of:=[.A243]-[.A242]" office:value-type="float" office:value="0.00000299999919661786">
            <text:p>0.000003</text:p>
          </table:table-cell>
          <table:table-cell office:value-type="string">
            <text:p>d_s is renewed (r + D) to 16145068.353399; c_s is fully topped up</text:p>
          </table:table-cell>
          <table:table-cell table:number-columns-repeated="2"/>
        </table:table-row>
        <table:table-row table:style-name="ro1">
          <table:table-cell office:value-type="float" office:value="16145.066359">
            <text:p>16145.066359</text:p>
          </table:table-cell>
          <table:table-cell table:formula="of:=[.A244]-[.A$20]" office:value-type="float" office:value="0.0319890000009764">
            <text:p>0.031989</text:p>
          </table:table-cell>
          <table:table-cell table:formula="of:=[.A244]-[.A243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066361">
            <text:p>16145.066361</text:p>
          </table:table-cell>
          <table:table-cell table:formula="of:=[.A245]-[.A$20]" office:value-type="float" office:value="0.0319909999998345">
            <text:p>0.031991</text:p>
          </table:table-cell>
          <table:table-cell table:formula="of:=[.A245]-[.A244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6363">
            <text:p>16145.066363</text:p>
          </table:table-cell>
          <table:table-cell table:formula="of:=[.A246]-[.A$20]" office:value-type="float" office:value="0.0319930000005115">
            <text:p>0.031993</text:p>
          </table:table-cell>
          <table:table-cell table:formula="of:=[.A246]-[.A245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066366">
            <text:p>16145.066366</text:p>
          </table:table-cell>
          <table:table-cell table:formula="of:=[.A247]-[.A$20]" office:value-type="float" office:value="0.0319959999997081">
            <text:p>0.031996</text:p>
          </table:table-cell>
          <table:table-cell table:formula="of:=[.A247]-[.A246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66368">
            <text:p>16145.066368</text:p>
          </table:table-cell>
          <table:table-cell table:formula="of:=[.A248]-[.A$20]" office:value-type="float" office:value="0.0319980000003852">
            <text:p>0.031998</text:p>
          </table:table-cell>
          <table:table-cell table:formula="of:=[.A248]-[.A247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67296">
            <text:p>16145.067296</text:p>
          </table:table-cell>
          <table:table-cell table:formula="of:=[.A249]-[.A$20]" office:value-type="float" office:value="0.0329259999998612">
            <text:p>0.032926</text:p>
          </table:table-cell>
          <table:table-cell table:formula="of:=[.A249]-[.A248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67297">
            <text:p>16145.067297</text:p>
          </table:table-cell>
          <table:table-cell table:formula="of:=[.A250]-[.A$20]" office:value-type="float" office:value="0.0329270000001998">
            <text:p>0.032927</text:p>
          </table:table-cell>
          <table:table-cell table:formula="of:=[.A250]-[.A249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67301">
            <text:p>16145.067301</text:p>
          </table:table-cell>
          <table:table-cell table:formula="of:=[.A251]-[.A$20]" office:value-type="float" office:value="0.0329309999997349">
            <text:p>0.032931</text:p>
          </table:table-cell>
          <table:table-cell table:formula="of:=[.A251]-[.A250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67302">
            <text:p>16145.067302</text:p>
          </table:table-cell>
          <table:table-cell table:formula="of:=[.A252]-[.A$20]" office:value-type="float" office:value="0.0329320000000735">
            <text:p>0.032932</text:p>
          </table:table-cell>
          <table:table-cell table:formula="of:=[.A252]-[.A251]" office:value-type="float" office:value="0.00000100000033853576">
            <text:p>0.000001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68364">
            <text:p>16145.068364</text:p>
          </table:table-cell>
          <table:table-cell table:formula="of:=[.A253]-[.A$20]" office:value-type="float" office:value="0.0339940000012575">
            <text:p>0.033994</text:p>
          </table:table-cell>
          <table:table-cell table:formula="of:=[.A253]-[.A252]" office:value-type="float" office:value="0.00106200000118406">
            <text:p>0.001062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68721">
            <text:p>16145.068721</text:p>
          </table:table-cell>
          <table:table-cell table:formula="of:=[.A254]-[.A$20]" office:value-type="float" office:value="0.0343510000002425">
            <text:p>0.034351</text:p>
          </table:table-cell>
          <table:table-cell table:formula="of:=[.A254]-[.A253]" office:value-type="float" office:value="0.000356999998984975">
            <text:p>0.00035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68722">
            <text:p>16145.068722</text:p>
          </table:table-cell>
          <table:table-cell table:formula="of:=[.A255]-[.A$20]" office:value-type="float" office:value="0.034352000000581">
            <text:p>0.034352</text:p>
          </table:table-cell>
          <table:table-cell table:formula="of:=[.A255]-[.A254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68726">
            <text:p>16145.068726</text:p>
          </table:table-cell>
          <table:table-cell table:formula="of:=[.A256]-[.A$20]" office:value-type="float" office:value="0.0343560000001162">
            <text:p>0.034356</text:p>
          </table:table-cell>
          <table:table-cell table:formula="of:=[.A256]-[.A25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68728">
            <text:p>16145.068728</text:p>
          </table:table-cell>
          <table:table-cell table:formula="of:=[.A257]-[.A$20]" office:value-type="float" office:value="0.0343580000007933">
            <text:p>0.034358</text:p>
          </table:table-cell>
          <table:table-cell table:formula="of:=[.A257]-[.A25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69353">
            <text:p>16145.069353</text:p>
          </table:table-cell>
          <table:table-cell table:formula="of:=[.A258]-[.A$20]" office:value-type="float" office:value="0.0349830000013753">
            <text:p>0.034983</text:p>
          </table:table-cell>
          <table:table-cell table:formula="of:=[.A258]-[.A257]" office:value-type="float" office:value="0.000625000000582077">
            <text:p>0.00062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69355">
            <text:p>16145.069355</text:p>
          </table:table-cell>
          <table:table-cell table:formula="of:=[.A259]-[.A$20]" office:value-type="float" office:value="0.0349850000002334">
            <text:p>0.034985</text:p>
          </table:table-cell>
          <table:table-cell table:formula="of:=[.A259]-[.A258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69357">
            <text:p>16145.069357</text:p>
          </table:table-cell>
          <table:table-cell table:formula="of:=[.A260]-[.A$20]" office:value-type="float" office:value="0.0349870000009105">
            <text:p>0.034987</text:p>
          </table:table-cell>
          <table:table-cell table:formula="of:=[.A260]-[.A25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6936">
            <text:p>16145.069360</text:p>
          </table:table-cell>
          <table:table-cell table:formula="of:=[.A261]-[.A$20]" office:value-type="float" office:value="0.0349900000001071">
            <text:p>0.034990</text:p>
          </table:table-cell>
          <table:table-cell table:formula="of:=[.A261]-[.A260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69362">
            <text:p>16145.069362</text:p>
          </table:table-cell>
          <table:table-cell table:formula="of:=[.A262]-[.A$20]" office:value-type="float" office:value="0.0349920000007842">
            <text:p>0.034992</text:p>
          </table:table-cell>
          <table:table-cell table:formula="of:=[.A262]-[.A26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70351">
            <text:p>16145.070351</text:p>
          </table:table-cell>
          <table:table-cell table:formula="of:=[.A263]-[.A$20]" office:value-type="float" office:value="0.035981000000902">
            <text:p>0.035981</text:p>
          </table:table-cell>
          <table:table-cell table:formula="of:=[.A263]-[.A262]" office:value-type="float" office:value="0.000989000000117812">
            <text:p>0.0009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70353">
            <text:p>16145.070353</text:p>
          </table:table-cell>
          <table:table-cell table:formula="of:=[.A264]-[.A$20]" office:value-type="float" office:value="0.0359829999997601">
            <text:p>0.035983</text:p>
          </table:table-cell>
          <table:table-cell table:formula="of:=[.A264]-[.A263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70356">
            <text:p>16145.070356</text:p>
          </table:table-cell>
          <table:table-cell table:formula="of:=[.A265]-[.A$20]" office:value-type="float" office:value="0.0359860000007757">
            <text:p>0.035986</text:p>
          </table:table-cell>
          <table:table-cell table:formula="of:=[.A265]-[.A264]" office:value-type="float" office:value="0.00000300000101560727">
            <text:p>0.000003</text:p>
          </table:table-cell>
          <table:table-cell office:value-type="string">
            <text:p>d_s is renewed (r + D) to 16145072.353311; c_s is fully topped up</text:p>
          </table:table-cell>
          <table:table-cell table:number-columns-repeated="2"/>
        </table:table-row>
        <table:table-row table:style-name="ro1">
          <table:table-cell office:value-type="float" office:value="16145.07067">
            <text:p>16145.070670</text:p>
          </table:table-cell>
          <table:table-cell table:formula="of:=[.A266]-[.A$20]" office:value-type="float" office:value="0.0362999999997555">
            <text:p>0.036300</text:p>
          </table:table-cell>
          <table:table-cell table:formula="of:=[.A266]-[.A265]" office:value-type="float" office:value="0.000313999998979853">
            <text:p>0.00031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70672">
            <text:p>16145.070672</text:p>
          </table:table-cell>
          <table:table-cell table:formula="of:=[.A267]-[.A$20]" office:value-type="float" office:value="0.0363020000004326">
            <text:p>0.036302</text:p>
          </table:table-cell>
          <table:table-cell table:formula="of:=[.A267]-[.A266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70674">
            <text:p>16145.070674</text:p>
          </table:table-cell>
          <table:table-cell table:formula="of:=[.A268]-[.A$20]" office:value-type="float" office:value="0.0363040000011097">
            <text:p>0.036304</text:p>
          </table:table-cell>
          <table:table-cell table:formula="of:=[.A268]-[.A267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70676">
            <text:p>16145.070676</text:p>
          </table:table-cell>
          <table:table-cell table:formula="of:=[.A269]-[.A$20]" office:value-type="float" office:value="0.0363059999999678">
            <text:p>0.036306</text:p>
          </table:table-cell>
          <table:table-cell table:formula="of:=[.A269]-[.A268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0678">
            <text:p>16145.070678</text:p>
          </table:table-cell>
          <table:table-cell table:formula="of:=[.A270]-[.A$20]" office:value-type="float" office:value="0.0363080000006448">
            <text:p>0.036308</text:p>
          </table:table-cell>
          <table:table-cell table:formula="of:=[.A270]-[.A269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70799">
            <text:p>16145.070799</text:p>
          </table:table-cell>
          <table:table-cell table:formula="of:=[.A271]-[.A$20]" office:value-type="float" office:value="0.0364289999997709">
            <text:p>0.036429</text:p>
          </table:table-cell>
          <table:table-cell table:formula="of:=[.A271]-[.A270]" office:value-type="float" office:value="0.00012099999912607">
            <text:p>0.00012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70801">
            <text:p>16145.070801</text:p>
          </table:table-cell>
          <table:table-cell table:formula="of:=[.A272]-[.A$20]" office:value-type="float" office:value="0.036431000000448">
            <text:p>0.036431</text:p>
          </table:table-cell>
          <table:table-cell table:formula="of:=[.A272]-[.A27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70804">
            <text:p>16145.070804</text:p>
          </table:table-cell>
          <table:table-cell table:formula="of:=[.A273]-[.A$20]" office:value-type="float" office:value="0.0364340000014636">
            <text:p>0.036434</text:p>
          </table:table-cell>
          <table:table-cell table:formula="of:=[.A273]-[.A272]" office:value-type="float" office:value="0.00000300000101560727">
            <text:p>0.000003</text:p>
          </table:table-cell>
          <table:table-cell/>
          <table:table-cell office:value-type="string">
            <text:p>postpones its deadline to 16145075.796392; c_s is topped up to 1.868552</text:p>
          </table:table-cell>
          <table:table-cell/>
        </table:table-row>
        <table:table-row table:style-name="ro1">
          <table:table-cell office:value-type="float" office:value="16145.071615">
            <text:p>16145.071615</text:p>
          </table:table-cell>
          <table:table-cell table:formula="of:=[.A274]-[.A$20]" office:value-type="float" office:value="0.0372450000013487">
            <text:p>0.037245</text:p>
          </table:table-cell>
          <table:table-cell table:formula="of:=[.A274]-[.A273]" office:value-type="float" office:value="0.000810999999885098">
            <text:p>0.0008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71617">
            <text:p>16145.071617</text:p>
          </table:table-cell>
          <table:table-cell table:formula="of:=[.A275]-[.A$20]" office:value-type="float" office:value="0.0372470000002068">
            <text:p>0.037247</text:p>
          </table:table-cell>
          <table:table-cell table:formula="of:=[.A275]-[.A274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7162">
            <text:p>16145.071620</text:p>
          </table:table-cell>
          <table:table-cell table:formula="of:=[.A276]-[.A$20]" office:value-type="float" office:value="0.0372500000012224">
            <text:p>0.037250</text:p>
          </table:table-cell>
          <table:table-cell table:formula="of:=[.A276]-[.A275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1622">
            <text:p>16145.071622</text:p>
          </table:table-cell>
          <table:table-cell table:formula="of:=[.A277]-[.A$20]" office:value-type="float" office:value="0.0372520000000804">
            <text:p>0.037252</text:p>
          </table:table-cell>
          <table:table-cell table:formula="of:=[.A277]-[.A276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71624">
            <text:p>16145.071624</text:p>
          </table:table-cell>
          <table:table-cell table:formula="of:=[.A278]-[.A$20]" office:value-type="float" office:value="0.0372540000007575">
            <text:p>0.037254</text:p>
          </table:table-cell>
          <table:table-cell table:formula="of:=[.A278]-[.A27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71626">
            <text:p>16145.071626</text:p>
          </table:table-cell>
          <table:table-cell table:formula="of:=[.A279]-[.A$20]" office:value-type="float" office:value="0.0372560000014346">
            <text:p>0.037256</text:p>
          </table:table-cell>
          <table:table-cell table:formula="of:=[.A279]-[.A278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72367">
            <text:p>16145.072367</text:p>
          </table:table-cell>
          <table:table-cell table:formula="of:=[.A280]-[.A$20]" office:value-type="float" office:value="0.037997000001269">
            <text:p>0.037997</text:p>
          </table:table-cell>
          <table:table-cell table:formula="of:=[.A280]-[.A279]" office:value-type="float" office:value="0.000740999999834457">
            <text:p>0.00074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73585">
            <text:p>16145.073585</text:p>
          </table:table-cell>
          <table:table-cell table:formula="of:=[.A281]-[.A$20]" office:value-type="float" office:value="0.039215000000695">
            <text:p>0.039215</text:p>
          </table:table-cell>
          <table:table-cell table:formula="of:=[.A281]-[.A280]" office:value-type="float" office:value="0.00121799999942596">
            <text:p>0.0012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73587">
            <text:p>16145.073587</text:p>
          </table:table-cell>
          <table:table-cell table:formula="of:=[.A282]-[.A$20]" office:value-type="float" office:value="0.0392170000013721">
            <text:p>0.039217</text:p>
          </table:table-cell>
          <table:table-cell table:formula="of:=[.A282]-[.A281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7359">
            <text:p>16145.073590</text:p>
          </table:table-cell>
          <table:table-cell table:formula="of:=[.A283]-[.A$20]" office:value-type="float" office:value="0.0392200000005687">
            <text:p>0.039220</text:p>
          </table:table-cell>
          <table:table-cell table:formula="of:=[.A283]-[.A282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74377">
            <text:p>16145.074377</text:p>
          </table:table-cell>
          <table:table-cell table:formula="of:=[.A284]-[.A$20]" office:value-type="float" office:value="0.0400070000014239">
            <text:p>0.040007</text:p>
          </table:table-cell>
          <table:table-cell table:formula="of:=[.A284]-[.A283]" office:value-type="float" office:value="0.000787000000855187">
            <text:p>0.00078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74379">
            <text:p>16145.074379</text:p>
          </table:table-cell>
          <table:table-cell table:formula="of:=[.A285]-[.A$20]" office:value-type="float" office:value="0.040009000000282">
            <text:p>0.040009</text:p>
          </table:table-cell>
          <table:table-cell table:formula="of:=[.A285]-[.A28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74382">
            <text:p>16145.074382</text:p>
          </table:table-cell>
          <table:table-cell table:formula="of:=[.A286]-[.A$20]" office:value-type="float" office:value="0.0400120000012976">
            <text:p>0.040012</text:p>
          </table:table-cell>
          <table:table-cell table:formula="of:=[.A286]-[.A285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081.379341; c_s is fully topped up</text:p>
          </table:table-cell>
        </table:table-row>
        <table:table-row table:style-name="ro1">
          <table:table-cell office:value-type="float" office:value="16145.074385">
            <text:p>16145.074385</text:p>
          </table:table-cell>
          <table:table-cell table:formula="of:=[.A287]-[.A$20]" office:value-type="float" office:value="0.0400150000004942">
            <text:p>0.040015</text:p>
          </table:table-cell>
          <table:table-cell table:formula="of:=[.A287]-[.A286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74387">
            <text:p>16145.074387</text:p>
          </table:table-cell>
          <table:table-cell table:formula="of:=[.A288]-[.A$20]" office:value-type="float" office:value="0.0400170000011713">
            <text:p>0.040017</text:p>
          </table:table-cell>
          <table:table-cell table:formula="of:=[.A288]-[.A28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74389">
            <text:p>16145.074389</text:p>
          </table:table-cell>
          <table:table-cell table:formula="of:=[.A289]-[.A$20]" office:value-type="float" office:value="0.0400190000000293">
            <text:p>0.040019</text:p>
          </table:table-cell>
          <table:table-cell table:formula="of:=[.A289]-[.A288]" office:value-type="float" office:value="0.00000199999885808211">
            <text:p>0.000002</text:p>
          </table:table-cell>
          <table:table-cell office:value-type="string">
            <text:p>d_s is renewed (r + D) to 16145076.386931; c_s is fully topped up</text:p>
          </table:table-cell>
          <table:table-cell table:number-columns-repeated="2"/>
        </table:table-row>
        <table:table-row table:style-name="ro1">
          <table:table-cell office:value-type="float" office:value="16145.074392">
            <text:p>16145.074392</text:p>
          </table:table-cell>
          <table:table-cell table:formula="of:=[.A290]-[.A$20]" office:value-type="float" office:value="0.0400220000010449">
            <text:p>0.040022</text:p>
          </table:table-cell>
          <table:table-cell table:formula="of:=[.A290]-[.A289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74394">
            <text:p>16145.074394</text:p>
          </table:table-cell>
          <table:table-cell table:formula="of:=[.A291]-[.A$20]" office:value-type="float" office:value="0.040023999999903">
            <text:p>0.040024</text:p>
          </table:table-cell>
          <table:table-cell table:formula="of:=[.A291]-[.A290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74405">
            <text:p>16145.074405</text:p>
          </table:table-cell>
          <table:table-cell table:formula="of:=[.A292]-[.A$20]" office:value-type="float" office:value="0.0400349999999889">
            <text:p>0.040035</text:p>
          </table:table-cell>
          <table:table-cell table:formula="of:=[.A292]-[.A291]" office:value-type="float" office:value="0.0000110000000859145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074409">
            <text:p>16145.074409</text:p>
          </table:table-cell>
          <table:table-cell table:formula="of:=[.A293]-[.A$20]" office:value-type="float" office:value="0.0400390000013431">
            <text:p>0.040039</text:p>
          </table:table-cell>
          <table:table-cell table:formula="of:=[.A293]-[.A292]" office:value-type="float" office:value="0.0000040000013541430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4411">
            <text:p>16145.074411</text:p>
          </table:table-cell>
          <table:table-cell table:formula="of:=[.A294]-[.A$20]" office:value-type="float" office:value="0.0400410000002012">
            <text:p>0.040041</text:p>
          </table:table-cell>
          <table:table-cell table:formula="of:=[.A294]-[.A293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75341">
            <text:p>16145.075341</text:p>
          </table:table-cell>
          <table:table-cell table:formula="of:=[.A295]-[.A$20]" office:value-type="float" office:value="0.0409710000003543">
            <text:p>0.040971</text:p>
          </table:table-cell>
          <table:table-cell table:formula="of:=[.A295]-[.A294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75342">
            <text:p>16145.075342</text:p>
          </table:table-cell>
          <table:table-cell table:formula="of:=[.A296]-[.A$20]" office:value-type="float" office:value="0.0409720000006928">
            <text:p>0.040972</text:p>
          </table:table-cell>
          <table:table-cell table:formula="of:=[.A296]-[.A295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75345">
            <text:p>16145.075345</text:p>
          </table:table-cell>
          <table:table-cell table:formula="of:=[.A297]-[.A$20]" office:value-type="float" office:value="0.0409749999998894">
            <text:p>0.040975</text:p>
          </table:table-cell>
          <table:table-cell table:formula="of:=[.A297]-[.A296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5347">
            <text:p>16145.075347</text:p>
          </table:table-cell>
          <table:table-cell table:formula="of:=[.A298]-[.A$20]" office:value-type="float" office:value="0.0409770000005665">
            <text:p>0.040977</text:p>
          </table:table-cell>
          <table:table-cell table:formula="of:=[.A298]-[.A29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75802">
            <text:p>16145.075802</text:p>
          </table:table-cell>
          <table:table-cell table:formula="of:=[.A299]-[.A$20]" office:value-type="float" office:value="0.0414319999999861">
            <text:p>0.041432</text:p>
          </table:table-cell>
          <table:table-cell table:formula="of:=[.A299]-[.A298]" office:value-type="float" office:value="0.00045499999941967">
            <text:p>0.0004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75804">
            <text:p>16145.075804</text:p>
          </table:table-cell>
          <table:table-cell table:formula="of:=[.A300]-[.A$20]" office:value-type="float" office:value="0.0414340000006632">
            <text:p>0.041434</text:p>
          </table:table-cell>
          <table:table-cell table:formula="of:=[.A300]-[.A29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75806">
            <text:p>16145.075806</text:p>
          </table:table-cell>
          <table:table-cell table:formula="of:=[.A301]-[.A$20]" office:value-type="float" office:value="0.0414360000013403">
            <text:p>0.041436</text:p>
          </table:table-cell>
          <table:table-cell table:formula="of:=[.A301]-[.A300]" office:value-type="float" office:value="0.00000200000067707151">
            <text:p>0.000002</text:p>
          </table:table-cell>
          <table:table-cell/>
          <table:table-cell office:value-type="string">
            <text:p>postpones its deadline to 16145080.796392; c_s is topped up to 1.818299</text:p>
          </table:table-cell>
          <table:table-cell/>
        </table:table-row>
        <table:table-row table:style-name="ro1">
          <table:table-cell office:value-type="float" office:value="16145.075809">
            <text:p>16145.075809</text:p>
          </table:table-cell>
          <table:table-cell table:formula="of:=[.A302]-[.A$20]" office:value-type="float" office:value="0.0414390000005369">
            <text:p>0.041439</text:p>
          </table:table-cell>
          <table:table-cell table:formula="of:=[.A302]-[.A301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75812">
            <text:p>16145.075812</text:p>
          </table:table-cell>
          <table:table-cell table:formula="of:=[.A303]-[.A$20]" office:value-type="float" office:value="0.0414419999997335">
            <text:p>0.041442</text:p>
          </table:table-cell>
          <table:table-cell table:formula="of:=[.A303]-[.A302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75814">
            <text:p>16145.075814</text:p>
          </table:table-cell>
          <table:table-cell table:formula="of:=[.A304]-[.A$20]" office:value-type="float" office:value="0.0414440000004106">
            <text:p>0.041444</text:p>
          </table:table-cell>
          <table:table-cell table:formula="of:=[.A304]-[.A303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75817">
            <text:p>16145.075817</text:p>
          </table:table-cell>
          <table:table-cell table:formula="of:=[.A305]-[.A$20]" office:value-type="float" office:value="0.0414470000014262">
            <text:p>0.041447</text:p>
          </table:table-cell>
          <table:table-cell table:formula="of:=[.A305]-[.A304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75819">
            <text:p>16145.075819</text:p>
          </table:table-cell>
          <table:table-cell table:formula="of:=[.A306]-[.A$20]" office:value-type="float" office:value="0.0414490000002843">
            <text:p>0.041449</text:p>
          </table:table-cell>
          <table:table-cell table:formula="of:=[.A306]-[.A305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76393">
            <text:p>16145.076393</text:p>
          </table:table-cell>
          <table:table-cell table:formula="of:=[.A307]-[.A$20]" office:value-type="float" office:value="0.0420229999999719">
            <text:p>0.042023</text:p>
          </table:table-cell>
          <table:table-cell table:formula="of:=[.A307]-[.A306]" office:value-type="float" office:value="0.000573999999687658">
            <text:p>0.000574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7777">
            <text:p>16145.077770</text:p>
          </table:table-cell>
          <table:table-cell table:formula="of:=[.A308]-[.A$20]" office:value-type="float" office:value="0.0434000000004744">
            <text:p>0.043400</text:p>
          </table:table-cell>
          <table:table-cell table:formula="of:=[.A308]-[.A307]" office:value-type="float" office:value="0.00137700000050245">
            <text:p>0.00137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77771">
            <text:p>16145.077771</text:p>
          </table:table-cell>
          <table:table-cell table:formula="of:=[.A309]-[.A$20]" office:value-type="float" office:value="0.0434010000008129">
            <text:p>0.043401</text:p>
          </table:table-cell>
          <table:table-cell table:formula="of:=[.A309]-[.A308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77774">
            <text:p>16145.077774</text:p>
          </table:table-cell>
          <table:table-cell table:formula="of:=[.A310]-[.A$20]" office:value-type="float" office:value="0.0434040000000095">
            <text:p>0.043404</text:p>
          </table:table-cell>
          <table:table-cell table:formula="of:=[.A310]-[.A309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77776">
            <text:p>16145.077776</text:p>
          </table:table-cell>
          <table:table-cell table:formula="of:=[.A311]-[.A$20]" office:value-type="float" office:value="0.0434060000006866">
            <text:p>0.043406</text:p>
          </table:table-cell>
          <table:table-cell table:formula="of:=[.A311]-[.A31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78351">
            <text:p>16145.078351</text:p>
          </table:table-cell>
          <table:table-cell table:formula="of:=[.A312]-[.A$20]" office:value-type="float" office:value="0.0439810000007128">
            <text:p>0.043981</text:p>
          </table:table-cell>
          <table:table-cell table:formula="of:=[.A312]-[.A311]" office:value-type="float" office:value="0.000575000000026193">
            <text:p>0.00057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78353">
            <text:p>16145.078353</text:p>
          </table:table-cell>
          <table:table-cell table:formula="of:=[.A313]-[.A$20]" office:value-type="float" office:value="0.0439830000013899">
            <text:p>0.043983</text:p>
          </table:table-cell>
          <table:table-cell table:formula="of:=[.A313]-[.A312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78355">
            <text:p>16145.078355</text:p>
          </table:table-cell>
          <table:table-cell table:formula="of:=[.A314]-[.A$20]" office:value-type="float" office:value="0.043985000000248">
            <text:p>0.043985</text:p>
          </table:table-cell>
          <table:table-cell table:formula="of:=[.A314]-[.A313]" office:value-type="float" office:value="0.00000199999885808211">
            <text:p>0.000002</text:p>
          </table:table-cell>
          <table:table-cell office:value-type="string">
            <text:p>d_s is renewed (r + D) to 16145080.352746; c_s is fully topped up</text:p>
          </table:table-cell>
          <table:table-cell table:number-columns-repeated="2"/>
        </table:table-row>
        <table:table-row table:style-name="ro1">
          <table:table-cell office:value-type="float" office:value="16145.078357">
            <text:p>16145.078357</text:p>
          </table:table-cell>
          <table:table-cell table:formula="of:=[.A315]-[.A$20]" office:value-type="float" office:value="0.043987000000925">
            <text:p>0.043987</text:p>
          </table:table-cell>
          <table:table-cell table:formula="of:=[.A315]-[.A314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7836">
            <text:p>16145.078360</text:p>
          </table:table-cell>
          <table:table-cell table:formula="of:=[.A316]-[.A$20]" office:value-type="float" office:value="0.0439900000001217">
            <text:p>0.043990</text:p>
          </table:table-cell>
          <table:table-cell table:formula="of:=[.A316]-[.A315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78362">
            <text:p>16145.078362</text:p>
          </table:table-cell>
          <table:table-cell table:formula="of:=[.A317]-[.A$20]" office:value-type="float" office:value="0.0439920000007987">
            <text:p>0.043992</text:p>
          </table:table-cell>
          <table:table-cell table:formula="of:=[.A317]-[.A316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78364">
            <text:p>16145.078364</text:p>
          </table:table-cell>
          <table:table-cell table:formula="of:=[.A318]-[.A$20]" office:value-type="float" office:value="0.0439940000014758">
            <text:p>0.043994</text:p>
          </table:table-cell>
          <table:table-cell table:formula="of:=[.A318]-[.A31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8366">
            <text:p>16145.078366</text:p>
          </table:table-cell>
          <table:table-cell table:formula="of:=[.A319]-[.A$20]" office:value-type="float" office:value="0.0439960000003339">
            <text:p>0.043996</text:p>
          </table:table-cell>
          <table:table-cell table:formula="of:=[.A319]-[.A318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79293">
            <text:p>16145.079293</text:p>
          </table:table-cell>
          <table:table-cell table:formula="of:=[.A320]-[.A$20]" office:value-type="float" office:value="0.0449230000012904">
            <text:p>0.044923</text:p>
          </table:table-cell>
          <table:table-cell table:formula="of:=[.A320]-[.A319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79294">
            <text:p>16145.079294</text:p>
          </table:table-cell>
          <table:table-cell table:formula="of:=[.A321]-[.A$20]" office:value-type="float" office:value="0.0449239999998099">
            <text:p>0.044924</text:p>
          </table:table-cell>
          <table:table-cell table:formula="of:=[.A321]-[.A320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79297">
            <text:p>16145.079297</text:p>
          </table:table-cell>
          <table:table-cell table:formula="of:=[.A322]-[.A$20]" office:value-type="float" office:value="0.0449270000008255">
            <text:p>0.044927</text:p>
          </table:table-cell>
          <table:table-cell table:formula="of:=[.A322]-[.A321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79299">
            <text:p>16145.079299</text:p>
          </table:table-cell>
          <table:table-cell table:formula="of:=[.A323]-[.A$20]" office:value-type="float" office:value="0.0449290000015026">
            <text:p>0.044929</text:p>
          </table:table-cell>
          <table:table-cell table:formula="of:=[.A323]-[.A32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79349">
            <text:p>16145.079349</text:p>
          </table:table-cell>
          <table:table-cell table:formula="of:=[.A324]-[.A$20]" office:value-type="float" office:value="0.0449790000002395">
            <text:p>0.044979</text:p>
          </table:table-cell>
          <table:table-cell table:formula="of:=[.A324]-[.A323]" office:value-type="float" office:value="0.0000499999987368938">
            <text:p>0.00005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79351">
            <text:p>16145.079351</text:p>
          </table:table-cell>
          <table:table-cell table:formula="of:=[.A325]-[.A$20]" office:value-type="float" office:value="0.0449810000009165">
            <text:p>0.044981</text:p>
          </table:table-cell>
          <table:table-cell table:formula="of:=[.A325]-[.A324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79353">
            <text:p>16145.079353</text:p>
          </table:table-cell>
          <table:table-cell table:formula="of:=[.A326]-[.A$20]" office:value-type="float" office:value="0.0449829999997746">
            <text:p>0.044983</text:p>
          </table:table-cell>
          <table:table-cell table:formula="of:=[.A326]-[.A325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79356">
            <text:p>16145.079356</text:p>
          </table:table-cell>
          <table:table-cell table:formula="of:=[.A327]-[.A$20]" office:value-type="float" office:value="0.0449860000007902">
            <text:p>0.044986</text:p>
          </table:table-cell>
          <table:table-cell table:formula="of:=[.A327]-[.A326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79358">
            <text:p>16145.079358</text:p>
          </table:table-cell>
          <table:table-cell table:formula="of:=[.A328]-[.A$20]" office:value-type="float" office:value="0.0449880000014673">
            <text:p>0.044988</text:p>
          </table:table-cell>
          <table:table-cell table:formula="of:=[.A328]-[.A32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80364">
            <text:p>16145.080364</text:p>
          </table:table-cell>
          <table:table-cell table:formula="of:=[.A329]-[.A$20]" office:value-type="float" office:value="0.0459940000000643">
            <text:p>0.045994</text:p>
          </table:table-cell>
          <table:table-cell table:formula="of:=[.A329]-[.A328]" office:value-type="float" office:value="0.00100599999859696">
            <text:p>0.001006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80804">
            <text:p>16145.080804</text:p>
          </table:table-cell>
          <table:table-cell table:formula="of:=[.A330]-[.A$20]" office:value-type="float" office:value="0.0464339999998629">
            <text:p>0.046434</text:p>
          </table:table-cell>
          <table:table-cell table:formula="of:=[.A330]-[.A329]" office:value-type="float" office:value="0.000439999999798602">
            <text:p>0.0004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80805">
            <text:p>16145.080805</text:p>
          </table:table-cell>
          <table:table-cell table:formula="of:=[.A331]-[.A$20]" office:value-type="float" office:value="0.0464350000002014">
            <text:p>0.046435</text:p>
          </table:table-cell>
          <table:table-cell table:formula="of:=[.A331]-[.A33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80808">
            <text:p>16145.080808</text:p>
          </table:table-cell>
          <table:table-cell table:formula="of:=[.A332]-[.A$20]" office:value-type="float" office:value="0.046438000001217">
            <text:p>0.046438</text:p>
          </table:table-cell>
          <table:table-cell table:formula="of:=[.A332]-[.A331]" office:value-type="float" office:value="0.00000300000101560727">
            <text:p>0.000003</text:p>
          </table:table-cell>
          <table:table-cell/>
          <table:table-cell office:value-type="string">
            <text:p>postpones its deadline to 16145085.796392; c_s is topped up to 1.780407</text:p>
          </table:table-cell>
          <table:table-cell/>
        </table:table-row>
        <table:table-row table:style-name="ro1">
          <table:table-cell office:value-type="float" office:value="16145.081255">
            <text:p>16145.081255</text:p>
          </table:table-cell>
          <table:table-cell table:formula="of:=[.A333]-[.A$20]" office:value-type="float" office:value="0.0468849999997474">
            <text:p>0.046885</text:p>
          </table:table-cell>
          <table:table-cell table:formula="of:=[.A333]-[.A332]" office:value-type="float" office:value="0.000446999998530373">
            <text:p>0.00044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81257">
            <text:p>16145.081257</text:p>
          </table:table-cell>
          <table:table-cell table:formula="of:=[.A334]-[.A$20]" office:value-type="float" office:value="0.0468870000004245">
            <text:p>0.046887</text:p>
          </table:table-cell>
          <table:table-cell table:formula="of:=[.A334]-[.A333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081262">
            <text:p>16145.081262</text:p>
          </table:table-cell>
          <table:table-cell table:formula="of:=[.A335]-[.A$20]" office:value-type="float" office:value="0.0468920000002981">
            <text:p>0.046892</text:p>
          </table:table-cell>
          <table:table-cell table:formula="of:=[.A335]-[.A334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81264">
            <text:p>16145.081264</text:p>
          </table:table-cell>
          <table:table-cell table:formula="of:=[.A336]-[.A$20]" office:value-type="float" office:value="0.0468940000009752">
            <text:p>0.046894</text:p>
          </table:table-cell>
          <table:table-cell table:formula="of:=[.A336]-[.A335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81267">
            <text:p>16145.081267</text:p>
          </table:table-cell>
          <table:table-cell table:formula="of:=[.A337]-[.A$20]" office:value-type="float" office:value="0.0468970000001718">
            <text:p>0.046897</text:p>
          </table:table-cell>
          <table:table-cell table:formula="of:=[.A337]-[.A336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81269">
            <text:p>16145.081269</text:p>
          </table:table-cell>
          <table:table-cell table:formula="of:=[.A338]-[.A$20]" office:value-type="float" office:value="0.0468990000008489">
            <text:p>0.046899</text:p>
          </table:table-cell>
          <table:table-cell table:formula="of:=[.A338]-[.A337]" office:value-type="float" office:value="0.00000200000067707151">
            <text:p>0.000002</text:p>
          </table:table-cell>
          <table:table-cell/>
          <table:table-cell table:style-name="ce5"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81386">
            <text:p>16145.081386</text:p>
          </table:table-cell>
          <table:table-cell table:formula="of:=[.A339]-[.A$20]" office:value-type="float" office:value="0.0470160000004398">
            <text:p>0.047016</text:p>
          </table:table-cell>
          <table:table-cell table:formula="of:=[.A339]-[.A338]" office:value-type="float" office:value="0.000116999999590917">
            <text:p>0.000117</text:p>
          </table:table-cell>
          <table:table-cell/>
          <table:table-cell table:style-name="ce5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082351">
            <text:p>16145.082351</text:p>
          </table:table-cell>
          <table:table-cell table:formula="of:=[.A340]-[.A$20]" office:value-type="float" office:value="0.0479809999997087">
            <text:p>0.047981</text:p>
          </table:table-cell>
          <table:table-cell table:formula="of:=[.A340]-[.A339]" office:value-type="float" office:value="0.000964999999268912">
            <text:p>0.000965</text:p>
          </table:table-cell>
          <table:table-cell office:value-type="string">
            <text:p>select_task_rq_dl</text:p>
          </table:table-cell>
          <table:table-cell table:style-name="ce5"/>
          <table:table-cell/>
        </table:table-row>
        <table:table-row table:style-name="ro1">
          <table:table-cell office:value-type="float" office:value="16145.082353">
            <text:p>16145.082353</text:p>
          </table:table-cell>
          <table:table-cell table:formula="of:=[.A341]-[.A$20]" office:value-type="float" office:value="0.0479830000003858">
            <text:p>0.047983</text:p>
          </table:table-cell>
          <table:table-cell table:formula="of:=[.A341]-[.A34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style-name="ce5"/>
          <table:table-cell/>
        </table:table-row>
        <table:table-row table:style-name="ro1">
          <table:table-cell office:value-type="float" office:value="16145.082355">
            <text:p>16145.082355</text:p>
          </table:table-cell>
          <table:table-cell table:formula="of:=[.A342]-[.A$20]" office:value-type="float" office:value="0.0479850000010629">
            <text:p>0.047985</text:p>
          </table:table-cell>
          <table:table-cell table:formula="of:=[.A342]-[.A341]" office:value-type="float" office:value="0.00000200000067707151">
            <text:p>0.000002</text:p>
          </table:table-cell>
          <table:table-cell office:value-type="string">
            <text:p>d_s is renewed (r + D) to 16145084.353242; c_s is fully topped up</text:p>
          </table:table-cell>
          <table:table-cell table:style-name="ce5"/>
          <table:table-cell/>
        </table:table-row>
        <table:table-row table:style-name="ro1">
          <table:table-cell office:value-type="float" office:value="16145.082358">
            <text:p>16145.082358</text:p>
          </table:table-cell>
          <table:table-cell table:formula="of:=[.A343]-[.A$20]" office:value-type="float" office:value="0.0479880000002595">
            <text:p>0.047988</text:p>
          </table:table-cell>
          <table:table-cell table:formula="of:=[.A343]-[.A342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style-name="ce5"/>
          <table:table-cell/>
        </table:table-row>
        <table:table-row table:style-name="ro1">
          <table:table-cell office:value-type="float" office:value="16145.082363">
            <text:p>16145.082363</text:p>
          </table:table-cell>
          <table:table-cell table:formula="of:=[.A344]-[.A$20]" office:value-type="float" office:value="0.0479930000001332">
            <text:p>0.047993</text:p>
          </table:table-cell>
          <table:table-cell table:formula="of:=[.A344]-[.A343]" office:value-type="float" office:value="0.00000499999987368938">
            <text:p>0.000005</text:p>
          </table:table-cell>
          <table:table-cell/>
          <table:table-cell table:style-name="ce5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82365">
            <text:p>16145.082365</text:p>
          </table:table-cell>
          <table:table-cell table:formula="of:=[.A345]-[.A$20]" office:value-type="float" office:value="0.0479950000008103">
            <text:p>0.047995</text:p>
          </table:table-cell>
          <table:table-cell table:formula="of:=[.A345]-[.A344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style-name="ce5"/>
          <table:table-cell/>
        </table:table-row>
        <table:table-row table:style-name="ro1">
          <table:table-cell office:value-type="float" office:value="16145.082367">
            <text:p>16145.082367</text:p>
          </table:table-cell>
          <table:table-cell table:formula="of:=[.A346]-[.A$20]" office:value-type="float" office:value="0.0479970000014873">
            <text:p>0.047997</text:p>
          </table:table-cell>
          <table:table-cell table:formula="of:=[.A346]-[.A34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16145.082369">
            <text:p>16145.082369</text:p>
          </table:table-cell>
          <table:table-cell table:formula="of:=[.A347]-[.A$20]" office:value-type="float" office:value="0.0479990000003454">
            <text:p>0.047999</text:p>
          </table:table-cell>
          <table:table-cell table:formula="of:=[.A347]-[.A346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style-name="ce5"/>
          <table:table-cell/>
        </table:table-row>
        <table:table-row table:style-name="ro1">
          <table:table-cell office:value-type="float" office:value="16145.083297">
            <text:p>16145.083297</text:p>
          </table:table-cell>
          <table:table-cell table:formula="of:=[.A348]-[.A$20]" office:value-type="float" office:value="0.0489269999998214">
            <text:p>0.048927</text:p>
          </table:table-cell>
          <table:table-cell table:formula="of:=[.A348]-[.A347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style-name="ce5"/>
          <table:table-cell/>
        </table:table-row>
        <table:table-row table:style-name="ro1">
          <table:table-cell office:value-type="float" office:value="16145.083299">
            <text:p>16145.083299</text:p>
          </table:table-cell>
          <table:table-cell table:formula="of:=[.A349]-[.A$20]" office:value-type="float" office:value="0.0489290000004985">
            <text:p>0.048929</text:p>
          </table:table-cell>
          <table:table-cell table:formula="of:=[.A349]-[.A348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style-name="ce5"/>
          <table:table-cell/>
        </table:table-row>
        <table:table-row table:style-name="ro1">
          <table:table-cell office:value-type="float" office:value="16145.083302">
            <text:p>16145.083302</text:p>
          </table:table-cell>
          <table:table-cell table:formula="of:=[.A350]-[.A$20]" office:value-type="float" office:value="0.0489319999996951">
            <text:p>0.048932</text:p>
          </table:table-cell>
          <table:table-cell table:formula="of:=[.A350]-[.A349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style-name="ce5"/>
          <table:table-cell/>
        </table:table-row>
        <table:table-row table:style-name="ro1">
          <table:table-cell office:value-type="float" office:value="16145.083304">
            <text:p>16145.083304</text:p>
          </table:table-cell>
          <table:table-cell table:formula="of:=[.A351]-[.A$20]" office:value-type="float" office:value="0.0489340000003722">
            <text:p>0.048934</text:p>
          </table:table-cell>
          <table:table-cell table:formula="of:=[.A351]-[.A350]" office:value-type="float" office:value="0.00000200000067707151">
            <text:p>0.000002</text:p>
          </table:table-cell>
          <table:table-cell/>
          <table:table-cell table:style-name="ce5"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84009">
            <text:p>16145.084009</text:p>
          </table:table-cell>
          <table:table-cell table:formula="of:=[.A352]-[.A$20]" office:value-type="float" office:value="0.0496390000007523">
            <text:p>0.049639</text:p>
          </table:table-cell>
          <table:table-cell table:formula="of:=[.A352]-[.A351]" office:value-type="float" office:value="0.000705000000380096">
            <text:p>0.000705</text:p>
          </table:table-cell>
          <table:table-cell/>
          <table:table-cell table:style-name="ce5"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84016">
            <text:p>16145.084016</text:p>
          </table:table-cell>
          <table:table-cell table:formula="of:=[.A353]-[.A$20]" office:value-type="float" office:value="0.049646000001303">
            <text:p>0.049646</text:p>
          </table:table-cell>
          <table:table-cell table:formula="of:=[.A353]-[.A352]" office:value-type="float" office:value="0.00000700000055076089">
            <text:p>0.000007</text:p>
          </table:table-cell>
          <table:table-cell/>
          <table:table-cell table:style-name="ce5"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84376">
            <text:p>16145.084376</text:p>
          </table:table-cell>
          <table:table-cell table:formula="of:=[.A354]-[.A$20]" office:value-type="float" office:value="0.0500060000013036">
            <text:p>0.050006</text:p>
          </table:table-cell>
          <table:table-cell table:style-name="ce3" table:formula="of:=[.A354]-[.A353]" office:value-type="float" office:value="0.000360000000000582">
            <text:p>0.000360</text:p>
          </table:table-cell>
          <table:table-cell table:style-name="ce6" office:value-type="string">
            <text:p>360 us of idle time that Task 2 cannot use because Task 2 Q_s is set incorrectly</text:p>
          </table:table-cell>
          <table:table-cell table:style-name="ce5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84379">
            <text:p>16145.084379</text:p>
          </table:table-cell>
          <table:table-cell table:formula="of:=[.A355]-[.A$20]" office:value-type="float" office:value="0.0500090000005002">
            <text:p>0.050009</text:p>
          </table:table-cell>
          <table:table-cell table:formula="of:=[.A355]-[.A354]" office:value-type="float" office:value="0.00000299999919661786">
            <text:p>0.000003</text:p>
          </table:table-cell>
          <table:table-cell/>
          <table:table-cell table:style-name="ce5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84382">
            <text:p>16145.084382</text:p>
          </table:table-cell>
          <table:table-cell table:formula="of:=[.A356]-[.A$20]" office:value-type="float" office:value="0.0500119999996969">
            <text:p>0.050012</text:p>
          </table:table-cell>
          <table:table-cell table:formula="of:=[.A356]-[.A355]" office:value-type="float" office:value="0.00000299999919661786">
            <text:p>0.000003</text:p>
          </table:table-cell>
          <table:table-cell/>
          <table:table-cell table:style-name="ce5"/>
          <table:table-cell office:value-type="string">
            <text:p>d_s is renewed (r + D) to 16145091.378813; c_s is fully topped up</text:p>
          </table:table-cell>
        </table:table-row>
        <table:table-row table:style-name="ro1">
          <table:table-cell office:value-type="float" office:value="16145.084384">
            <text:p>16145.084384</text:p>
          </table:table-cell>
          <table:table-cell table:formula="of:=[.A357]-[.A$20]" office:value-type="float" office:value="0.0500140000003739">
            <text:p>0.050014</text:p>
          </table:table-cell>
          <table:table-cell table:formula="of:=[.A357]-[.A356]" office:value-type="float" office:value="0.00000200000067707151">
            <text:p>0.000002</text:p>
          </table:table-cell>
          <table:table-cell office:value-type="string">
            <text:p>Hard CBS timer goes off</text:p>
          </table:table-cell>
          <table:table-cell table:style-name="ce5"/>
          <table:table-cell/>
        </table:table-row>
        <table:table-row table:style-name="ro1">
          <table:table-cell office:value-type="float" office:value="16145.084392">
            <text:p>16145.084392</text:p>
          </table:table-cell>
          <table:table-cell table:formula="of:=[.A358]-[.A$20]" office:value-type="float" office:value="0.0500220000012632">
            <text:p>0.050022</text:p>
          </table:table-cell>
          <table:table-cell table:formula="of:=[.A358]-[.A357]" office:value-type="float" office:value="0.00000800000088929664">
            <text:p>0.000008</text:p>
          </table:table-cell>
          <table:table-cell/>
          <table:table-cell table:style-name="ce5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6145.084395">
            <text:p>16145.084395</text:p>
          </table:table-cell>
          <table:table-cell table:formula="of:=[.A359]-[.A$20]" office:value-type="float" office:value="0.0500250000004598">
            <text:p>0.050025</text:p>
          </table:table-cell>
          <table:table-cell table:formula="of:=[.A359]-[.A358]" office:value-type="float" office:value="0.00000299999919661786">
            <text:p>0.000003</text:p>
          </table:table-cell>
          <table:table-cell/>
          <table:table-cell table:style-name="ce5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84398">
            <text:p>16145.084398</text:p>
          </table:table-cell>
          <table:table-cell table:formula="of:=[.A360]-[.A$20]" office:value-type="float" office:value="0.0500280000014755">
            <text:p>0.050028</text:p>
          </table:table-cell>
          <table:table-cell table:formula="of:=[.A360]-[.A359]" office:value-type="float" office:value="0.00000300000101560727">
            <text:p>0.000003</text:p>
          </table:table-cell>
          <table:table-cell/>
          <table:table-cell table:style-name="ce5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85799">
            <text:p>16145.085799</text:p>
          </table:table-cell>
          <table:table-cell table:formula="of:=[.A361]-[.A$20]" office:value-type="float" office:value="0.0514290000010078">
            <text:p>0.051429</text:p>
          </table:table-cell>
          <table:table-cell table:formula="of:=[.A361]-[.A360]" office:value-type="float" office:value="0.00140099999953236">
            <text:p>0.001401</text:p>
          </table:table-cell>
          <table:table-cell/>
          <table:table-cell table:style-name="ce5"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85801">
            <text:p>16145.085801</text:p>
          </table:table-cell>
          <table:table-cell table:formula="of:=[.A362]-[.A$20]" office:value-type="float" office:value="0.0514309999998659">
            <text:p>0.051431</text:p>
          </table:table-cell>
          <table:table-cell table:formula="of:=[.A362]-[.A361]" office:value-type="float" office:value="0.00000199999885808211">
            <text:p>0.000002</text:p>
          </table:table-cell>
          <table:table-cell/>
          <table:table-cell table:style-name="ce5"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85804">
            <text:p>16145.085804</text:p>
          </table:table-cell>
          <table:table-cell table:formula="of:=[.A363]-[.A$20]" office:value-type="float" office:value="0.0514340000008815">
            <text:p>0.051434</text:p>
          </table:table-cell>
          <table:table-cell table:formula="of:=[.A363]-[.A362]" office:value-type="float" office:value="0.00000300000101560727">
            <text:p>0.000003</text:p>
          </table:table-cell>
          <table:table-cell/>
          <table:table-cell table:style-name="ce5" office:value-type="string">
            <text:p>postpones its deadline to 16145090.796392; c_s is topped up to 1.891209</text:p>
          </table:table-cell>
          <table:table-cell/>
        </table:table-row>
        <table:table-row table:style-name="ro1">
          <table:table-cell office:value-type="float" office:value="16145.085807">
            <text:p>16145.085807</text:p>
          </table:table-cell>
          <table:table-cell table:formula="of:=[.A364]-[.A$20]" office:value-type="float" office:value="0.0514370000000781">
            <text:p>0.051437</text:p>
          </table:table-cell>
          <table:table-cell table:formula="of:=[.A364]-[.A363]" office:value-type="float" office:value="0.00000299999919661786">
            <text:p>0.000003</text:p>
          </table:table-cell>
          <table:table-cell/>
          <table:table-cell table:style-name="ce5"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8581">
            <text:p>16145.085810</text:p>
          </table:table-cell>
          <table:table-cell table:formula="of:=[.A365]-[.A$20]" office:value-type="float" office:value="0.0514400000010937">
            <text:p>0.051440</text:p>
          </table:table-cell>
          <table:table-cell table:formula="of:=[.A365]-[.A364]" office:value-type="float" office:value="0.00000300000101560727">
            <text:p>0.000003</text:p>
          </table:table-cell>
          <table:table-cell/>
          <table:table-cell table:style-name="ce5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85812">
            <text:p>16145.085812</text:p>
          </table:table-cell>
          <table:table-cell table:formula="of:=[.A366]-[.A$20]" office:value-type="float" office:value="0.0514419999999518">
            <text:p>0.051442</text:p>
          </table:table-cell>
          <table:table-cell table:formula="of:=[.A366]-[.A365]" office:value-type="float" office:value="0.00000199999885808211">
            <text:p>0.000002</text:p>
          </table:table-cell>
          <table:table-cell/>
          <table:table-cell table:style-name="ce5"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85988">
            <text:p>16145.085988</text:p>
          </table:table-cell>
          <table:table-cell table:formula="of:=[.A367]-[.A$20]" office:value-type="float" office:value="0.0516180000013264">
            <text:p>0.051618</text:p>
          </table:table-cell>
          <table:table-cell table:formula="of:=[.A367]-[.A366]" office:value-type="float" office:value="0.000176000001374632">
            <text:p>0.000176</text:p>
          </table:table-cell>
          <table:table-cell/>
          <table:table-cell table:style-name="ce5"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8599">
            <text:p>16145.085990</text:p>
          </table:table-cell>
          <table:table-cell table:formula="of:=[.A368]-[.A$20]" office:value-type="float" office:value="0.0516200000001845">
            <text:p>0.051620</text:p>
          </table:table-cell>
          <table:table-cell table:formula="of:=[.A368]-[.A367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85992">
            <text:p>16145.085992</text:p>
          </table:table-cell>
          <table:table-cell table:formula="of:=[.A369]-[.A$20]" office:value-type="float" office:value="0.0516220000008616">
            <text:p>0.051622</text:p>
          </table:table-cell>
          <table:table-cell table:formula="of:=[.A369]-[.A36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86352">
            <text:p>16145.086352</text:p>
          </table:table-cell>
          <table:table-cell table:formula="of:=[.A370]-[.A$20]" office:value-type="float" office:value="0.0519820000008622">
            <text:p>0.051982</text:p>
          </table:table-cell>
          <table:table-cell table:formula="of:=[.A370]-[.A369]" office:value-type="float" office:value="0.000360000000000582">
            <text:p>0.00036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86354">
            <text:p>16145.086354</text:p>
          </table:table-cell>
          <table:table-cell table:formula="of:=[.A371]-[.A$20]" office:value-type="float" office:value="0.0519839999997203">
            <text:p>0.051984</text:p>
          </table:table-cell>
          <table:table-cell table:formula="of:=[.A371]-[.A370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86357">
            <text:p>16145.086357</text:p>
          </table:table-cell>
          <table:table-cell table:formula="of:=[.A372]-[.A$20]" office:value-type="float" office:value="0.0519870000007359">
            <text:p>0.051987</text:p>
          </table:table-cell>
          <table:table-cell table:formula="of:=[.A372]-[.A371]" office:value-type="float" office:value="0.00000300000101560727">
            <text:p>0.000003</text:p>
          </table:table-cell>
          <table:table-cell/>
          <table:table-cell office:value-type="string">
            <text:p>1.713188 / 4.442171 &gt; 1.919866 / 5.000000</text:p>
          </table:table-cell>
          <table:table-cell/>
        </table:table-row>
        <table:table-row table:style-name="ro1">
          <table:table-cell office:value-type="float" office:value="16145.08636">
            <text:p>16145.086360</text:p>
          </table:table-cell>
          <table:table-cell table:formula="of:=[.A373]-[.A$20]" office:value-type="float" office:value="0.0519899999999325">
            <text:p>0.051990</text:p>
          </table:table-cell>
          <table:table-cell table:formula="of:=[.A373]-[.A372]" office:value-type="float" office:value="0.00000299999919661786">
            <text:p>0.000003</text:p>
          </table:table-cell>
          <table:table-cell/>
          <table:table-cell office:value-type="string">
            <text:p>d_s is renewed (r + D) to 16145091.354221; c_s is fully topped up</text:p>
          </table:table-cell>
          <table:table-cell/>
        </table:table-row>
        <table:table-row table:style-name="ro1">
          <table:table-cell office:value-type="float" office:value="16145.086362">
            <text:p>16145.086362</text:p>
          </table:table-cell>
          <table:table-cell table:formula="of:=[.A374]-[.A$20]" office:value-type="float" office:value="0.0519920000006096">
            <text:p>0.051992</text:p>
          </table:table-cell>
          <table:table-cell table:formula="of:=[.A374]-[.A373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86365">
            <text:p>16145.086365</text:p>
          </table:table-cell>
          <table:table-cell table:formula="of:=[.A375]-[.A$20]" office:value-type="float" office:value="0.0519949999998062">
            <text:p>0.051995</text:p>
          </table:table-cell>
          <table:table-cell table:formula="of:=[.A375]-[.A374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86367">
            <text:p>16145.086367</text:p>
          </table:table-cell>
          <table:table-cell table:formula="of:=[.A376]-[.A$20]" office:value-type="float" office:value="0.0519970000004832">
            <text:p>0.051997</text:p>
          </table:table-cell>
          <table:table-cell table:formula="of:=[.A376]-[.A37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86369">
            <text:p>16145.086369</text:p>
          </table:table-cell>
          <table:table-cell table:formula="of:=[.A377]-[.A$20]" office:value-type="float" office:value="0.0519990000011603">
            <text:p>0.051999</text:p>
          </table:table-cell>
          <table:table-cell table:formula="of:=[.A377]-[.A376]" office:value-type="float" office:value="0.00000200000067707151">
            <text:p>0.000002</text:p>
          </table:table-cell>
          <table:table-cell office:value-type="string">
            <text:p>d_s is renewed (r + D) to 16145088.366616; c_s is fully topped up</text:p>
          </table:table-cell>
          <table:table-cell table:number-columns-repeated="2"/>
        </table:table-row>
        <table:table-row table:style-name="ro1">
          <table:table-cell office:value-type="float" office:value="16145.086371">
            <text:p>16145.086371</text:p>
          </table:table-cell>
          <table:table-cell table:formula="of:=[.A378]-[.A$20]" office:value-type="float" office:value="0.0520010000000184">
            <text:p>0.052001</text:p>
          </table:table-cell>
          <table:table-cell table:formula="of:=[.A378]-[.A377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86377">
            <text:p>16145.086377</text:p>
          </table:table-cell>
          <table:table-cell table:formula="of:=[.A379]-[.A$20]" office:value-type="float" office:value="0.0520070000002306">
            <text:p>0.052007</text:p>
          </table:table-cell>
          <table:table-cell table:formula="of:=[.A379]-[.A378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86379">
            <text:p>16145.086379</text:p>
          </table:table-cell>
          <table:table-cell table:formula="of:=[.A380]-[.A$20]" office:value-type="float" office:value="0.0520090000009077">
            <text:p>0.052009</text:p>
          </table:table-cell>
          <table:table-cell table:formula="of:=[.A380]-[.A379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86382">
            <text:p>16145.086382</text:p>
          </table:table-cell>
          <table:table-cell table:formula="of:=[.A381]-[.A$20]" office:value-type="float" office:value="0.0520120000001043">
            <text:p>0.052012</text:p>
          </table:table-cell>
          <table:table-cell table:formula="of:=[.A381]-[.A380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86384">
            <text:p>16145.086384</text:p>
          </table:table-cell>
          <table:table-cell table:formula="of:=[.A382]-[.A$20]" office:value-type="float" office:value="0.0520140000007814">
            <text:p>0.052014</text:p>
          </table:table-cell>
          <table:table-cell table:formula="of:=[.A382]-[.A381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87312">
            <text:p>16145.087312</text:p>
          </table:table-cell>
          <table:table-cell table:formula="of:=[.A383]-[.A$20]" office:value-type="float" office:value="0.0529420000002574">
            <text:p>0.052942</text:p>
          </table:table-cell>
          <table:table-cell table:formula="of:=[.A383]-[.A382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87314">
            <text:p>16145.087314</text:p>
          </table:table-cell>
          <table:table-cell table:formula="of:=[.A384]-[.A$20]" office:value-type="float" office:value="0.0529440000009345">
            <text:p>0.052944</text:p>
          </table:table-cell>
          <table:table-cell table:formula="of:=[.A384]-[.A383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87317">
            <text:p>16145.087317</text:p>
          </table:table-cell>
          <table:table-cell table:formula="of:=[.A385]-[.A$20]" office:value-type="float" office:value="0.0529470000001311">
            <text:p>0.052947</text:p>
          </table:table-cell>
          <table:table-cell table:formula="of:=[.A385]-[.A38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87319">
            <text:p>16145.087319</text:p>
          </table:table-cell>
          <table:table-cell table:formula="of:=[.A386]-[.A$20]" office:value-type="float" office:value="0.0529490000008082">
            <text:p>0.052949</text:p>
          </table:table-cell>
          <table:table-cell table:formula="of:=[.A386]-[.A38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88379">
            <text:p>16145.088379</text:p>
          </table:table-cell>
          <table:table-cell table:formula="of:=[.A387]-[.A$20]" office:value-type="float" office:value="0.0540090000013151">
            <text:p>0.054009</text:p>
          </table:table-cell>
          <table:table-cell table:formula="of:=[.A387]-[.A386]" office:value-type="float" office:value="0.00106000000050699">
            <text:p>0.001060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89284">
            <text:p>16145.089284</text:p>
          </table:table-cell>
          <table:table-cell table:formula="of:=[.A388]-[.A$20]" office:value-type="float" office:value="0.0549140000002808">
            <text:p>0.054914</text:p>
          </table:table-cell>
          <table:table-cell table:formula="of:=[.A388]-[.A387]" office:value-type="float" office:value="0.00090499999896565">
            <text:p>0.0009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89286">
            <text:p>16145.089286</text:p>
          </table:table-cell>
          <table:table-cell table:formula="of:=[.A389]-[.A$20]" office:value-type="float" office:value="0.0549160000009579">
            <text:p>0.054916</text:p>
          </table:table-cell>
          <table:table-cell table:formula="of:=[.A389]-[.A388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89289">
            <text:p>16145.089289</text:p>
          </table:table-cell>
          <table:table-cell table:formula="of:=[.A390]-[.A$20]" office:value-type="float" office:value="0.0549190000001545">
            <text:p>0.054919</text:p>
          </table:table-cell>
          <table:table-cell table:formula="of:=[.A390]-[.A389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89291">
            <text:p>16145.089291</text:p>
          </table:table-cell>
          <table:table-cell table:formula="of:=[.A391]-[.A$20]" office:value-type="float" office:value="0.0549210000008316">
            <text:p>0.054921</text:p>
          </table:table-cell>
          <table:table-cell table:formula="of:=[.A391]-[.A39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89352">
            <text:p>16145.089352</text:p>
          </table:table-cell>
          <table:table-cell table:formula="of:=[.A392]-[.A$20]" office:value-type="float" office:value="0.0549820000014734">
            <text:p>0.054982</text:p>
          </table:table-cell>
          <table:table-cell table:formula="of:=[.A392]-[.A391]" office:value-type="float" office:value="0.0000610000006417977">
            <text:p>0.00006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89355">
            <text:p>16145.089355</text:p>
          </table:table-cell>
          <table:table-cell table:formula="of:=[.A393]-[.A$20]" office:value-type="float" office:value="0.05498500000067">
            <text:p>0.054985</text:p>
          </table:table-cell>
          <table:table-cell table:formula="of:=[.A393]-[.A392]" office:value-type="float" office:value="0.00000299999919661786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89357">
            <text:p>16145.089357</text:p>
          </table:table-cell>
          <table:table-cell table:formula="of:=[.A394]-[.A$20]" office:value-type="float" office:value="0.054987000001347">
            <text:p>0.054987</text:p>
          </table:table-cell>
          <table:table-cell table:formula="of:=[.A394]-[.A393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8936">
            <text:p>16145.089360</text:p>
          </table:table-cell>
          <table:table-cell table:formula="of:=[.A395]-[.A$20]" office:value-type="float" office:value="0.0549900000005437">
            <text:p>0.054990</text:p>
          </table:table-cell>
          <table:table-cell table:formula="of:=[.A395]-[.A394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89362">
            <text:p>16145.089362</text:p>
          </table:table-cell>
          <table:table-cell table:formula="of:=[.A396]-[.A$20]" office:value-type="float" office:value="0.0549920000012207">
            <text:p>0.054992</text:p>
          </table:table-cell>
          <table:table-cell table:formula="of:=[.A396]-[.A39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090351">
            <text:p>16145.090351</text:p>
          </table:table-cell>
          <table:table-cell table:formula="of:=[.A397]-[.A$20]" office:value-type="float" office:value="0.0559810000013385">
            <text:p>0.055981</text:p>
          </table:table-cell>
          <table:table-cell table:formula="of:=[.A397]-[.A396]" office:value-type="float" office:value="0.000989000000117812">
            <text:p>0.00098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90353">
            <text:p>16145.090353</text:p>
          </table:table-cell>
          <table:table-cell table:formula="of:=[.A398]-[.A$20]" office:value-type="float" office:value="0.0559830000001966">
            <text:p>0.055983</text:p>
          </table:table-cell>
          <table:table-cell table:formula="of:=[.A398]-[.A397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90355">
            <text:p>16145.090355</text:p>
          </table:table-cell>
          <table:table-cell table:formula="of:=[.A399]-[.A$20]" office:value-type="float" office:value="0.0559850000008737">
            <text:p>0.055985</text:p>
          </table:table-cell>
          <table:table-cell table:formula="of:=[.A399]-[.A398]" office:value-type="float" office:value="0.00000200000067707151">
            <text:p>0.000002</text:p>
          </table:table-cell>
          <table:table-cell office:value-type="string">
            <text:p>d_s is renewed (r + D) to 16145092.352974; c_s is fully topped up</text:p>
          </table:table-cell>
          <table:table-cell table:number-columns-repeated="2"/>
        </table:table-row>
        <table:table-row table:style-name="ro1">
          <table:table-cell office:value-type="float" office:value="16145.090494">
            <text:p>16145.090494</text:p>
          </table:table-cell>
          <table:table-cell table:formula="of:=[.A400]-[.A$20]" office:value-type="float" office:value="0.0561240000006364">
            <text:p>0.056124</text:p>
          </table:table-cell>
          <table:table-cell table:formula="of:=[.A400]-[.A399]" office:value-type="float" office:value="0.000138999999762746">
            <text:p>0.00013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090495">
            <text:p>16145.090495</text:p>
          </table:table-cell>
          <table:table-cell table:formula="of:=[.A401]-[.A$20]" office:value-type="float" office:value="0.056125000000975">
            <text:p>0.056125</text:p>
          </table:table-cell>
          <table:table-cell table:formula="of:=[.A401]-[.A400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90497">
            <text:p>16145.090497</text:p>
          </table:table-cell>
          <table:table-cell table:formula="of:=[.A402]-[.A$20]" office:value-type="float" office:value="0.0561269999998331">
            <text:p>0.056127</text:p>
          </table:table-cell>
          <table:table-cell table:formula="of:=[.A402]-[.A401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90499">
            <text:p>16145.090499</text:p>
          </table:table-cell>
          <table:table-cell table:formula="of:=[.A403]-[.A$20]" office:value-type="float" office:value="0.0561290000005101">
            <text:p>0.056129</text:p>
          </table:table-cell>
          <table:table-cell table:formula="of:=[.A403]-[.A40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0501">
            <text:p>16145.090501</text:p>
          </table:table-cell>
          <table:table-cell table:formula="of:=[.A404]-[.A$20]" office:value-type="float" office:value="0.0561310000011872">
            <text:p>0.056131</text:p>
          </table:table-cell>
          <table:table-cell table:formula="of:=[.A404]-[.A403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91356">
            <text:p>16145.091356</text:p>
          </table:table-cell>
          <table:table-cell table:formula="of:=[.A405]-[.A$20]" office:value-type="float" office:value="0.056986000001416">
            <text:p>0.056986</text:p>
          </table:table-cell>
          <table:table-cell table:formula="of:=[.A405]-[.A404]" office:value-type="float" office:value="0.000855000000228756">
            <text:p>0.00085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91358">
            <text:p>16145.091358</text:p>
          </table:table-cell>
          <table:table-cell table:formula="of:=[.A406]-[.A$20]" office:value-type="float" office:value="0.056988000000274">
            <text:p>0.056988</text:p>
          </table:table-cell>
          <table:table-cell table:formula="of:=[.A406]-[.A405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91361">
            <text:p>16145.091361</text:p>
          </table:table-cell>
          <table:table-cell table:formula="of:=[.A407]-[.A$20]" office:value-type="float" office:value="0.0569910000012897">
            <text:p>0.056991</text:p>
          </table:table-cell>
          <table:table-cell table:formula="of:=[.A407]-[.A406]" office:value-type="float" office:value="0.00000300000101560727">
            <text:p>0.000003</text:p>
          </table:table-cell>
          <table:table-cell/>
          <table:table-cell office:value-type="string">
            <text:p>postpones its deadline to 16145096.354221; c_s is topped up to 1.867832</text:p>
          </table:table-cell>
          <table:table-cell/>
        </table:table-row>
        <table:table-row table:style-name="ro1">
          <table:table-cell office:value-type="float" office:value="16145.091438">
            <text:p>16145.091438</text:p>
          </table:table-cell>
          <table:table-cell table:formula="of:=[.A408]-[.A$20]" office:value-type="float" office:value="0.0570680000000721">
            <text:p>0.057068</text:p>
          </table:table-cell>
          <table:table-cell table:formula="of:=[.A408]-[.A407]" office:value-type="float" office:value="0.0000769999987824121">
            <text:p>0.00007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9144">
            <text:p>16145.091440</text:p>
          </table:table-cell>
          <table:table-cell table:formula="of:=[.A409]-[.A$20]" office:value-type="float" office:value="0.0570700000007491">
            <text:p>0.057070</text:p>
          </table:table-cell>
          <table:table-cell table:formula="of:=[.A409]-[.A408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91443">
            <text:p>16145.091443</text:p>
          </table:table-cell>
          <table:table-cell table:formula="of:=[.A410]-[.A$20]" office:value-type="float" office:value="0.0570729999999458">
            <text:p>0.057073</text:p>
          </table:table-cell>
          <table:table-cell table:formula="of:=[.A410]-[.A409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1445">
            <text:p>16145.091445</text:p>
          </table:table-cell>
          <table:table-cell table:formula="of:=[.A411]-[.A$20]" office:value-type="float" office:value="0.0570750000006228">
            <text:p>0.057075</text:p>
          </table:table-cell>
          <table:table-cell table:formula="of:=[.A411]-[.A410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091447">
            <text:p>16145.091447</text:p>
          </table:table-cell>
          <table:table-cell table:formula="of:=[.A412]-[.A$20]" office:value-type="float" office:value="0.0570770000012999">
            <text:p>0.057077</text:p>
          </table:table-cell>
          <table:table-cell table:formula="of:=[.A412]-[.A411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91449">
            <text:p>16145.091449</text:p>
          </table:table-cell>
          <table:table-cell table:formula="of:=[.A413]-[.A$20]" office:value-type="float" office:value="0.057079000000158">
            <text:p>0.057079</text:p>
          </table:table-cell>
          <table:table-cell table:formula="of:=[.A413]-[.A412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92366">
            <text:p>16145.092366</text:p>
          </table:table-cell>
          <table:table-cell table:formula="of:=[.A414]-[.A$20]" office:value-type="float" office:value="0.0579960000013671">
            <text:p>0.057996</text:p>
          </table:table-cell>
          <table:table-cell table:formula="of:=[.A414]-[.A413]" office:value-type="float" office:value="0.00091700000120909">
            <text:p>0.00091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93413">
            <text:p>16145.093413</text:p>
          </table:table-cell>
          <table:table-cell table:formula="of:=[.A415]-[.A$20]" office:value-type="float" office:value="0.0590430000011111">
            <text:p>0.059043</text:p>
          </table:table-cell>
          <table:table-cell table:formula="of:=[.A415]-[.A414]" office:value-type="float" office:value="0.001046999999744">
            <text:p>0.001047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93414">
            <text:p>16145.093414</text:p>
          </table:table-cell>
          <table:table-cell table:formula="of:=[.A416]-[.A$20]" office:value-type="float" office:value="0.0590440000014496">
            <text:p>0.059044</text:p>
          </table:table-cell>
          <table:table-cell table:formula="of:=[.A416]-[.A415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93417">
            <text:p>16145.093417</text:p>
          </table:table-cell>
          <table:table-cell table:formula="of:=[.A417]-[.A$20]" office:value-type="float" office:value="0.0590470000006462">
            <text:p>0.059047</text:p>
          </table:table-cell>
          <table:table-cell table:formula="of:=[.A417]-[.A416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94376">
            <text:p>16145.094376</text:p>
          </table:table-cell>
          <table:table-cell table:formula="of:=[.A418]-[.A$20]" office:value-type="float" office:value="0.0600059999997029">
            <text:p>0.060006</text:p>
          </table:table-cell>
          <table:table-cell table:formula="of:=[.A418]-[.A417]" office:value-type="float" office:value="0.000958999999056687">
            <text:p>0.00095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094379">
            <text:p>16145.094379</text:p>
          </table:table-cell>
          <table:table-cell table:formula="of:=[.A419]-[.A$20]" office:value-type="float" office:value="0.0600090000007185">
            <text:p>0.060009</text:p>
          </table:table-cell>
          <table:table-cell table:formula="of:=[.A419]-[.A418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094381">
            <text:p>16145.094381</text:p>
          </table:table-cell>
          <table:table-cell table:formula="of:=[.A420]-[.A$20]" office:value-type="float" office:value="0.0600110000013956">
            <text:p>0.060011</text:p>
          </table:table-cell>
          <table:table-cell table:formula="of:=[.A420]-[.A419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101.378702; c_s is fully topped up</text:p>
          </table:table-cell>
        </table:table-row>
        <table:table-row table:style-name="ro1">
          <table:table-cell office:value-type="float" office:value="16145.094385">
            <text:p>16145.094385</text:p>
          </table:table-cell>
          <table:table-cell table:formula="of:=[.A421]-[.A$20]" office:value-type="float" office:value="0.0600150000009307">
            <text:p>0.060015</text:p>
          </table:table-cell>
          <table:table-cell table:formula="of:=[.A421]-[.A420]" office:value-type="float" office:value="0.00000399999953515362">
            <text:p>0.00000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94386">
            <text:p>16145.094386</text:p>
          </table:table-cell>
          <table:table-cell table:formula="of:=[.A422]-[.A$20]" office:value-type="float" office:value="0.0600160000012693">
            <text:p>0.060016</text:p>
          </table:table-cell>
          <table:table-cell table:formula="of:=[.A422]-[.A421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94388">
            <text:p>16145.094388</text:p>
          </table:table-cell>
          <table:table-cell table:formula="of:=[.A423]-[.A$20]" office:value-type="float" office:value="0.0600180000001274">
            <text:p>0.060018</text:p>
          </table:table-cell>
          <table:table-cell table:formula="of:=[.A423]-[.A422]" office:value-type="float" office:value="0.00000199999885808211">
            <text:p>0.000002</text:p>
          </table:table-cell>
          <table:table-cell office:value-type="string">
            <text:p>d_s is renewed (r + D) to 16145096.386424; c_s is fully topped up</text:p>
          </table:table-cell>
          <table:table-cell table:number-columns-repeated="2"/>
        </table:table-row>
        <table:table-row table:style-name="ro1">
          <table:table-cell office:value-type="float" office:value="16145.094392">
            <text:p>16145.094392</text:p>
          </table:table-cell>
          <table:table-cell table:formula="of:=[.A424]-[.A$20]" office:value-type="float" office:value="0.0600220000014815">
            <text:p>0.060022</text:p>
          </table:table-cell>
          <table:table-cell table:formula="of:=[.A424]-[.A423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94394">
            <text:p>16145.094394</text:p>
          </table:table-cell>
          <table:table-cell table:formula="of:=[.A425]-[.A$20]" office:value-type="float" office:value="0.0600240000003396">
            <text:p>0.060024</text:p>
          </table:table-cell>
          <table:table-cell table:formula="of:=[.A425]-[.A424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94404">
            <text:p>16145.094404</text:p>
          </table:table-cell>
          <table:table-cell table:formula="of:=[.A426]-[.A$20]" office:value-type="float" office:value="0.060034000000087">
            <text:p>0.060034</text:p>
          </table:table-cell>
          <table:table-cell table:formula="of:=[.A426]-[.A425]" office:value-type="float" office:value="0.00000999999974737875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094407">
            <text:p>16145.094407</text:p>
          </table:table-cell>
          <table:table-cell table:formula="of:=[.A427]-[.A$20]" office:value-type="float" office:value="0.0600370000011026">
            <text:p>0.060037</text:p>
          </table:table-cell>
          <table:table-cell table:formula="of:=[.A427]-[.A42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4409">
            <text:p>16145.094409</text:p>
          </table:table-cell>
          <table:table-cell table:formula="of:=[.A428]-[.A$20]" office:value-type="float" office:value="0.0600389999999607">
            <text:p>0.060039</text:p>
          </table:table-cell>
          <table:table-cell table:formula="of:=[.A428]-[.A427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95339">
            <text:p>16145.095339</text:p>
          </table:table-cell>
          <table:table-cell table:formula="of:=[.A429]-[.A$20]" office:value-type="float" office:value="0.0609690000001137">
            <text:p>0.060969</text:p>
          </table:table-cell>
          <table:table-cell table:formula="of:=[.A429]-[.A428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95341">
            <text:p>16145.095341</text:p>
          </table:table-cell>
          <table:table-cell table:formula="of:=[.A430]-[.A$20]" office:value-type="float" office:value="0.0609710000007908">
            <text:p>0.060971</text:p>
          </table:table-cell>
          <table:table-cell table:formula="of:=[.A430]-[.A429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95344">
            <text:p>16145.095344</text:p>
          </table:table-cell>
          <table:table-cell table:formula="of:=[.A431]-[.A$20]" office:value-type="float" office:value="0.0609739999999874">
            <text:p>0.060974</text:p>
          </table:table-cell>
          <table:table-cell table:formula="of:=[.A431]-[.A430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5346">
            <text:p>16145.095346</text:p>
          </table:table-cell>
          <table:table-cell table:formula="of:=[.A432]-[.A$20]" office:value-type="float" office:value="0.0609760000006645">
            <text:p>0.060976</text:p>
          </table:table-cell>
          <table:table-cell table:formula="of:=[.A432]-[.A43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96362">
            <text:p>16145.096362</text:p>
          </table:table-cell>
          <table:table-cell table:formula="of:=[.A433]-[.A$20]" office:value-type="float" office:value="0.0619920000008278">
            <text:p>0.061992</text:p>
          </table:table-cell>
          <table:table-cell table:formula="of:=[.A433]-[.A432]" office:value-type="float" office:value="0.00101600000016333">
            <text:p>0.00101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096364">
            <text:p>16145.096364</text:p>
          </table:table-cell>
          <table:table-cell table:formula="of:=[.A434]-[.A$20]" office:value-type="float" office:value="0.0619940000015049">
            <text:p>0.061994</text:p>
          </table:table-cell>
          <table:table-cell table:formula="of:=[.A434]-[.A43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096367">
            <text:p>16145.096367</text:p>
          </table:table-cell>
          <table:table-cell table:formula="of:=[.A435]-[.A$20]" office:value-type="float" office:value="0.0619970000007015">
            <text:p>0.061997</text:p>
          </table:table-cell>
          <table:table-cell table:formula="of:=[.A435]-[.A434]" office:value-type="float" office:value="0.00000299999919661786">
            <text:p>0.000003</text:p>
          </table:table-cell>
          <table:table-cell/>
          <table:table-cell office:value-type="string">
            <text:p>postpones its deadline to 16145101.354221; c_s is topped up to 1.813292</text:p>
          </table:table-cell>
          <table:table-cell/>
        </table:table-row>
        <table:table-row table:style-name="ro1">
          <table:table-cell office:value-type="float" office:value="16145.096369">
            <text:p>16145.096369</text:p>
          </table:table-cell>
          <table:table-cell table:formula="of:=[.A436]-[.A$20]" office:value-type="float" office:value="0.0619990000013786">
            <text:p>0.061999</text:p>
          </table:table-cell>
          <table:table-cell table:formula="of:=[.A436]-[.A435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96372">
            <text:p>16145.096372</text:p>
          </table:table-cell>
          <table:table-cell table:formula="of:=[.A437]-[.A$20]" office:value-type="float" office:value="0.0620020000005752">
            <text:p>0.062002</text:p>
          </table:table-cell>
          <table:table-cell table:formula="of:=[.A437]-[.A436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96374">
            <text:p>16145.096374</text:p>
          </table:table-cell>
          <table:table-cell table:formula="of:=[.A438]-[.A$20]" office:value-type="float" office:value="0.0620040000012523">
            <text:p>0.062004</text:p>
          </table:table-cell>
          <table:table-cell table:formula="of:=[.A438]-[.A437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096377">
            <text:p>16145.096377</text:p>
          </table:table-cell>
          <table:table-cell table:formula="of:=[.A439]-[.A$20]" office:value-type="float" office:value="0.0620070000004489">
            <text:p>0.062007</text:p>
          </table:table-cell>
          <table:table-cell table:formula="of:=[.A439]-[.A438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96379">
            <text:p>16145.096379</text:p>
          </table:table-cell>
          <table:table-cell table:formula="of:=[.A440]-[.A$20]" office:value-type="float" office:value="0.062009000001126">
            <text:p>0.062009</text:p>
          </table:table-cell>
          <table:table-cell table:formula="of:=[.A440]-[.A439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096394">
            <text:p>16145.096394</text:p>
          </table:table-cell>
          <table:table-cell table:formula="of:=[.A441]-[.A$20]" office:value-type="float" office:value="0.062024000000747">
            <text:p>0.062024</text:p>
          </table:table-cell>
          <table:table-cell table:formula="of:=[.A441]-[.A440]" office:value-type="float" office:value="0.0000149999996210681">
            <text:p>0.00001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098315">
            <text:p>16145.098315</text:p>
          </table:table-cell>
          <table:table-cell table:formula="of:=[.A442]-[.A$20]" office:value-type="float" office:value="0.063944999999876">
            <text:p>0.063945</text:p>
          </table:table-cell>
          <table:table-cell table:formula="of:=[.A442]-[.A441]" office:value-type="float" office:value="0.00192099999912898">
            <text:p>0.0019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098317">
            <text:p>16145.098317</text:p>
          </table:table-cell>
          <table:table-cell table:formula="of:=[.A443]-[.A$20]" office:value-type="float" office:value="0.0639470000005531">
            <text:p>0.063947</text:p>
          </table:table-cell>
          <table:table-cell table:formula="of:=[.A443]-[.A442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09832">
            <text:p>16145.098320</text:p>
          </table:table-cell>
          <table:table-cell table:formula="of:=[.A444]-[.A$20]" office:value-type="float" office:value="0.0639499999997497">
            <text:p>0.063950</text:p>
          </table:table-cell>
          <table:table-cell table:formula="of:=[.A444]-[.A44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098322">
            <text:p>16145.098322</text:p>
          </table:table-cell>
          <table:table-cell table:formula="of:=[.A445]-[.A$20]" office:value-type="float" office:value="0.0639520000004268">
            <text:p>0.063952</text:p>
          </table:table-cell>
          <table:table-cell table:formula="of:=[.A445]-[.A44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098351">
            <text:p>16145.098351</text:p>
          </table:table-cell>
          <table:table-cell table:formula="of:=[.A446]-[.A$20]" office:value-type="float" office:value="0.0639810000011494">
            <text:p>0.063981</text:p>
          </table:table-cell>
          <table:table-cell table:formula="of:=[.A446]-[.A445]" office:value-type="float" office:value="0.0000290000007225899">
            <text:p>0.00002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098353">
            <text:p>16145.098353</text:p>
          </table:table-cell>
          <table:table-cell table:formula="of:=[.A447]-[.A$20]" office:value-type="float" office:value="0.0639830000000075">
            <text:p>0.063983</text:p>
          </table:table-cell>
          <table:table-cell table:formula="of:=[.A447]-[.A446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098355">
            <text:p>16145.098355</text:p>
          </table:table-cell>
          <table:table-cell table:formula="of:=[.A448]-[.A$20]" office:value-type="float" office:value="0.0639850000006845">
            <text:p>0.063985</text:p>
          </table:table-cell>
          <table:table-cell table:formula="of:=[.A448]-[.A447]" office:value-type="float" office:value="0.00000200000067707151">
            <text:p>0.000002</text:p>
          </table:table-cell>
          <table:table-cell office:value-type="string">
            <text:p>d_s is renewed (r + D) to 16145100.353060; c_s is fully topped up</text:p>
          </table:table-cell>
          <table:table-cell table:number-columns-repeated="2"/>
        </table:table-row>
        <table:table-row table:style-name="ro1">
          <table:table-cell office:value-type="float" office:value="16145.098358">
            <text:p>16145.098358</text:p>
          </table:table-cell>
          <table:table-cell table:formula="of:=[.A449]-[.A$20]" office:value-type="float" office:value="0.0639879999998811">
            <text:p>0.063988</text:p>
          </table:table-cell>
          <table:table-cell table:formula="of:=[.A449]-[.A448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098361">
            <text:p>16145.098361</text:p>
          </table:table-cell>
          <table:table-cell table:formula="of:=[.A450]-[.A$20]" office:value-type="float" office:value="0.0639910000008968">
            <text:p>0.063991</text:p>
          </table:table-cell>
          <table:table-cell table:formula="of:=[.A450]-[.A449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98362">
            <text:p>16145.098362</text:p>
          </table:table-cell>
          <table:table-cell table:formula="of:=[.A451]-[.A$20]" office:value-type="float" office:value="0.0639920000012353">
            <text:p>0.063992</text:p>
          </table:table-cell>
          <table:table-cell table:formula="of:=[.A451]-[.A450]" office:value-type="float" office:value="0.00000100000033853576">
            <text:p>0.00000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098365">
            <text:p>16145.098365</text:p>
          </table:table-cell>
          <table:table-cell table:formula="of:=[.A452]-[.A$20]" office:value-type="float" office:value="0.0639950000004319">
            <text:p>0.063995</text:p>
          </table:table-cell>
          <table:table-cell table:formula="of:=[.A452]-[.A451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8366">
            <text:p>16145.098366</text:p>
          </table:table-cell>
          <table:table-cell table:formula="of:=[.A453]-[.A$20]" office:value-type="float" office:value="0.0639960000007704">
            <text:p>0.063996</text:p>
          </table:table-cell>
          <table:table-cell table:formula="of:=[.A453]-[.A452]" office:value-type="float" office:value="0.00000100000033853576">
            <text:p>0.000001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099293">
            <text:p>16145.099293</text:p>
          </table:table-cell>
          <table:table-cell table:formula="of:=[.A454]-[.A$20]" office:value-type="float" office:value="0.0649229999999079">
            <text:p>0.064923</text:p>
          </table:table-cell>
          <table:table-cell table:formula="of:=[.A454]-[.A453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099295">
            <text:p>16145.099295</text:p>
          </table:table-cell>
          <table:table-cell table:formula="of:=[.A455]-[.A$20]" office:value-type="float" office:value="0.064925000000585">
            <text:p>0.064925</text:p>
          </table:table-cell>
          <table:table-cell table:formula="of:=[.A455]-[.A454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099298">
            <text:p>16145.099298</text:p>
          </table:table-cell>
          <table:table-cell table:formula="of:=[.A456]-[.A$20]" office:value-type="float" office:value="0.0649279999997816">
            <text:p>0.064928</text:p>
          </table:table-cell>
          <table:table-cell table:formula="of:=[.A456]-[.A45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0993">
            <text:p>16145.099300</text:p>
          </table:table-cell>
          <table:table-cell table:formula="of:=[.A457]-[.A$20]" office:value-type="float" office:value="0.0649300000004587">
            <text:p>0.064930</text:p>
          </table:table-cell>
          <table:table-cell table:formula="of:=[.A457]-[.A45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09935">
            <text:p>16145.099350</text:p>
          </table:table-cell>
          <table:table-cell table:formula="of:=[.A458]-[.A$20]" office:value-type="float" office:value="0.0649800000010146">
            <text:p>0.064980</text:p>
          </table:table-cell>
          <table:table-cell table:formula="of:=[.A458]-[.A457]" office:value-type="float" office:value="0.0000500000005558832">
            <text:p>0.00005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099352">
            <text:p>16145.099352</text:p>
          </table:table-cell>
          <table:table-cell table:formula="of:=[.A459]-[.A$20]" office:value-type="float" office:value="0.0649819999998726">
            <text:p>0.064982</text:p>
          </table:table-cell>
          <table:table-cell table:formula="of:=[.A459]-[.A458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099353">
            <text:p>16145.099353</text:p>
          </table:table-cell>
          <table:table-cell table:formula="of:=[.A460]-[.A$20]" office:value-type="float" office:value="0.0649830000002112">
            <text:p>0.064983</text:p>
          </table:table-cell>
          <table:table-cell table:formula="of:=[.A460]-[.A459]" office:value-type="float" office:value="0.00000100000033853576">
            <text:p>0.000001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099357">
            <text:p>16145.099357</text:p>
          </table:table-cell>
          <table:table-cell table:formula="of:=[.A461]-[.A$20]" office:value-type="float" office:value="0.0649869999997463">
            <text:p>0.064987</text:p>
          </table:table-cell>
          <table:table-cell table:formula="of:=[.A461]-[.A460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099359">
            <text:p>16145.099359</text:p>
          </table:table-cell>
          <table:table-cell table:formula="of:=[.A462]-[.A$20]" office:value-type="float" office:value="0.0649890000004234">
            <text:p>0.064989</text:p>
          </table:table-cell>
          <table:table-cell table:formula="of:=[.A462]-[.A46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00364">
            <text:p>16145.100364</text:p>
          </table:table-cell>
          <table:table-cell table:formula="of:=[.A463]-[.A$20]" office:value-type="float" office:value="0.0659940000005008">
            <text:p>0.065994</text:p>
          </table:table-cell>
          <table:table-cell table:formula="of:=[.A463]-[.A462]" office:value-type="float" office:value="0.00100500000007742">
            <text:p>0.00100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01243">
            <text:p>16145.101243</text:p>
          </table:table-cell>
          <table:table-cell table:formula="of:=[.A464]-[.A$20]" office:value-type="float" office:value="0.0668729999997595">
            <text:p>0.066873</text:p>
          </table:table-cell>
          <table:table-cell table:formula="of:=[.A464]-[.A463]" office:value-type="float" office:value="0.000878999999258667">
            <text:p>0.00087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01245">
            <text:p>16145.101245</text:p>
          </table:table-cell>
          <table:table-cell table:formula="of:=[.A465]-[.A$20]" office:value-type="float" office:value="0.0668750000004366">
            <text:p>0.066875</text:p>
          </table:table-cell>
          <table:table-cell table:formula="of:=[.A465]-[.A464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01248">
            <text:p>16145.101248</text:p>
          </table:table-cell>
          <table:table-cell table:formula="of:=[.A466]-[.A$20]" office:value-type="float" office:value="0.0668780000014522">
            <text:p>0.066878</text:p>
          </table:table-cell>
          <table:table-cell table:formula="of:=[.A466]-[.A465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01383">
            <text:p>16145.101383</text:p>
          </table:table-cell>
          <table:table-cell table:formula="of:=[.A467]-[.A$20]" office:value-type="float" office:value="0.0670129999998608">
            <text:p>0.067013</text:p>
          </table:table-cell>
          <table:table-cell table:formula="of:=[.A467]-[.A466]" office:value-type="float" office:value="0.000134999998408603">
            <text:p>0.00013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01385">
            <text:p>16145.101385</text:p>
          </table:table-cell>
          <table:table-cell table:formula="of:=[.A468]-[.A$20]" office:value-type="float" office:value="0.0670150000005378">
            <text:p>0.067015</text:p>
          </table:table-cell>
          <table:table-cell table:formula="of:=[.A468]-[.A46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01388">
            <text:p>16145.101388</text:p>
          </table:table-cell>
          <table:table-cell table:formula="of:=[.A469]-[.A$20]" office:value-type="float" office:value="0.0670179999997345">
            <text:p>0.067018</text:p>
          </table:table-cell>
          <table:table-cell table:formula="of:=[.A469]-[.A468]" office:value-type="float" office:value="0.00000299999919661786">
            <text:p>0.000003</text:p>
          </table:table-cell>
          <table:table-cell/>
          <table:table-cell office:value-type="string">
            <text:p>postpones its deadline to 16145106.354221; c_s is topped up to 1.790686</text:p>
          </table:table-cell>
          <table:table-cell/>
        </table:table-row>
        <table:table-row table:style-name="ro1">
          <table:table-cell office:value-type="float" office:value="16145.10139">
            <text:p>16145.101390</text:p>
          </table:table-cell>
          <table:table-cell table:formula="of:=[.A470]-[.A$20]" office:value-type="float" office:value="0.0670200000004115">
            <text:p>0.067020</text:p>
          </table:table-cell>
          <table:table-cell table:formula="of:=[.A470]-[.A469]" office:value-type="float" office:value="0.0000020000006770715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101395">
            <text:p>16145.101395</text:p>
          </table:table-cell>
          <table:table-cell table:formula="of:=[.A471]-[.A$20]" office:value-type="float" office:value="0.0670250000002852">
            <text:p>0.067025</text:p>
          </table:table-cell>
          <table:table-cell table:formula="of:=[.A471]-[.A470]" office:value-type="float" office:value="0.00000499999987368938">
            <text:p>0.00000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01404">
            <text:p>16145.101404</text:p>
          </table:table-cell>
          <table:table-cell table:formula="of:=[.A472]-[.A$20]" office:value-type="float" office:value="0.0670339999996941">
            <text:p>0.067034</text:p>
          </table:table-cell>
          <table:table-cell table:formula="of:=[.A472]-[.A471]" office:value-type="float" office:value="0.000008999999408843">
            <text:p>0.000009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101406">
            <text:p>16145.101406</text:p>
          </table:table-cell>
          <table:table-cell table:formula="of:=[.A473]-[.A$20]" office:value-type="float" office:value="0.0670360000003711">
            <text:p>0.067036</text:p>
          </table:table-cell>
          <table:table-cell table:formula="of:=[.A473]-[.A47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01408">
            <text:p>16145.101408</text:p>
          </table:table-cell>
          <table:table-cell table:formula="of:=[.A474]-[.A$20]" office:value-type="float" office:value="0.0670380000010482">
            <text:p>0.067038</text:p>
          </table:table-cell>
          <table:table-cell table:formula="of:=[.A474]-[.A473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02354">
            <text:p>16145.102354</text:p>
          </table:table-cell>
          <table:table-cell table:formula="of:=[.A475]-[.A$20]" office:value-type="float" office:value="0.0679840000011609">
            <text:p>0.067984</text:p>
          </table:table-cell>
          <table:table-cell table:formula="of:=[.A475]-[.A474]" office:value-type="float" office:value="0.00094600000011269">
            <text:p>0.00094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02356">
            <text:p>16145.102356</text:p>
          </table:table-cell>
          <table:table-cell table:formula="of:=[.A476]-[.A$20]" office:value-type="float" office:value="0.067986000000019">
            <text:p>0.067986</text:p>
          </table:table-cell>
          <table:table-cell table:formula="of:=[.A476]-[.A475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02359">
            <text:p>16145.102359</text:p>
          </table:table-cell>
          <table:table-cell table:formula="of:=[.A477]-[.A$20]" office:value-type="float" office:value="0.0679890000010346">
            <text:p>0.067989</text:p>
          </table:table-cell>
          <table:table-cell table:formula="of:=[.A477]-[.A476]" office:value-type="float" office:value="0.00000300000101560727">
            <text:p>0.000003</text:p>
          </table:table-cell>
          <table:table-cell office:value-type="string">
            <text:p>d_s is renewed (r + D) to 16145104.356265; c_s is fully topped up</text:p>
          </table:table-cell>
          <table:table-cell table:number-columns-repeated="2"/>
        </table:table-row>
        <table:table-row table:style-name="ro1">
          <table:table-cell office:value-type="float" office:value="16145.102361">
            <text:p>16145.102361</text:p>
          </table:table-cell>
          <table:table-cell table:formula="of:=[.A478]-[.A$20]" office:value-type="float" office:value="0.0679909999998927">
            <text:p>0.067991</text:p>
          </table:table-cell>
          <table:table-cell table:formula="of:=[.A478]-[.A477]" office:value-type="float" office:value="0.0000019999988580821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02364">
            <text:p>16145.102364</text:p>
          </table:table-cell>
          <table:table-cell table:formula="of:=[.A479]-[.A$20]" office:value-type="float" office:value="0.0679940000009083">
            <text:p>0.067994</text:p>
          </table:table-cell>
          <table:table-cell table:formula="of:=[.A479]-[.A478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02366">
            <text:p>16145.102366</text:p>
          </table:table-cell>
          <table:table-cell table:formula="of:=[.A480]-[.A$20]" office:value-type="float" office:value="0.0679959999997664">
            <text:p>0.067996</text:p>
          </table:table-cell>
          <table:table-cell table:formula="of:=[.A480]-[.A479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02369">
            <text:p>16145.102369</text:p>
          </table:table-cell>
          <table:table-cell table:formula="of:=[.A481]-[.A$20]" office:value-type="float" office:value="0.067999000000782">
            <text:p>0.067999</text:p>
          </table:table-cell>
          <table:table-cell table:formula="of:=[.A481]-[.A480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02371">
            <text:p>16145.102371</text:p>
          </table:table-cell>
          <table:table-cell table:formula="of:=[.A482]-[.A$20]" office:value-type="float" office:value="0.068001000001459">
            <text:p>0.068001</text:p>
          </table:table-cell>
          <table:table-cell table:formula="of:=[.A482]-[.A481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033">
            <text:p>16145.103300</text:p>
          </table:table-cell>
          <table:table-cell table:formula="of:=[.A483]-[.A$20]" office:value-type="float" office:value="0.0689300000012736">
            <text:p>0.068930</text:p>
          </table:table-cell>
          <table:table-cell table:formula="of:=[.A483]-[.A482]" office:value-type="float" office:value="0.00092899999981455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03301">
            <text:p>16145.103301</text:p>
          </table:table-cell>
          <table:table-cell table:formula="of:=[.A484]-[.A$20]" office:value-type="float" office:value="0.0689309999997931">
            <text:p>0.068931</text:p>
          </table:table-cell>
          <table:table-cell table:formula="of:=[.A484]-[.A483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03305">
            <text:p>16145.103305</text:p>
          </table:table-cell>
          <table:table-cell table:formula="of:=[.A485]-[.A$20]" office:value-type="float" office:value="0.0689350000011473">
            <text:p>0.068935</text:p>
          </table:table-cell>
          <table:table-cell table:formula="of:=[.A485]-[.A484]" office:value-type="float" office:value="0.0000040000013541430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03307">
            <text:p>16145.103307</text:p>
          </table:table-cell>
          <table:table-cell table:formula="of:=[.A486]-[.A$20]" office:value-type="float" office:value="0.0689370000000054">
            <text:p>0.068937</text:p>
          </table:table-cell>
          <table:table-cell table:formula="of:=[.A486]-[.A485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0401">
            <text:p>16145.104010</text:p>
          </table:table-cell>
          <table:table-cell table:formula="of:=[.A487]-[.A$20]" office:value-type="float" office:value="0.0696399999997084">
            <text:p>0.069640</text:p>
          </table:table-cell>
          <table:table-cell table:formula="of:=[.A487]-[.A486]" office:value-type="float" office:value="0.000702999999703025">
            <text:p>0.000703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04016">
            <text:p>16145.104016</text:p>
          </table:table-cell>
          <table:table-cell table:formula="of:=[.A488]-[.A$20]" office:value-type="float" office:value="0.0696459999999206">
            <text:p>0.069646</text:p>
          </table:table-cell>
          <table:table-cell table:formula="of:=[.A488]-[.A487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04358">
            <text:p>16145.104358</text:p>
          </table:table-cell>
          <table:table-cell table:formula="of:=[.A489]-[.A$20]" office:value-type="float" office:value="0.0699880000011035">
            <text:p>0.069988</text:p>
          </table:table-cell>
          <table:table-cell table:formula="of:=[.A489]-[.A488]" office:value-type="float" office:value="0.000342000001182896">
            <text:p>0.00034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0436">
            <text:p>16145.104360</text:p>
          </table:table-cell>
          <table:table-cell table:formula="of:=[.A490]-[.A$20]" office:value-type="float" office:value="0.0699899999999616">
            <text:p>0.069990</text:p>
          </table:table-cell>
          <table:table-cell table:formula="of:=[.A490]-[.A48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04363">
            <text:p>16145.104363</text:p>
          </table:table-cell>
          <table:table-cell table:formula="of:=[.A491]-[.A$20]" office:value-type="float" office:value="0.0699930000009772">
            <text:p>0.069993</text:p>
          </table:table-cell>
          <table:table-cell table:formula="of:=[.A491]-[.A490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111.360387; c_s is fully topped up</text:p>
          </table:table-cell>
        </table:table-row>
        <table:table-row table:style-name="ro1">
          <table:table-cell office:value-type="float" office:value="16145.104368">
            <text:p>16145.104368</text:p>
          </table:table-cell>
          <table:table-cell table:formula="of:=[.A492]-[.A$20]" office:value-type="float" office:value="0.0699980000008509">
            <text:p>0.069998</text:p>
          </table:table-cell>
          <table:table-cell table:formula="of:=[.A492]-[.A491]" office:value-type="float" office:value="0.00000499999987368938">
            <text:p>0.00000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04381">
            <text:p>16145.104381</text:p>
          </table:table-cell>
          <table:table-cell table:formula="of:=[.A493]-[.A$20]" office:value-type="float" office:value="0.0700109999997949">
            <text:p>0.070011</text:p>
          </table:table-cell>
          <table:table-cell table:formula="of:=[.A493]-[.A492]" office:value-type="float" office:value="0.0000129999989439966">
            <text:p>0.000013</text:p>
          </table:table-cell>
          <table:table-cell table:number-columns-repeated="2"/>
          <table:table-cell office:value-type="string">
            <text:p>is pick_next_task_dl-ed by rsyslogd (16582)</text:p>
          </table:table-cell>
        </table:table-row>
        <table:table-row table:style-name="ro1">
          <table:table-cell office:value-type="float" office:value="16145.104384">
            <text:p>16145.104384</text:p>
          </table:table-cell>
          <table:table-cell table:formula="of:=[.A494]-[.A$20]" office:value-type="float" office:value="0.0700140000008105">
            <text:p>0.070014</text:p>
          </table:table-cell>
          <table:table-cell table:formula="of:=[.A494]-[.A493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04386">
            <text:p>16145.104386</text:p>
          </table:table-cell>
          <table:table-cell table:formula="of:=[.A495]-[.A$20]" office:value-type="float" office:value="0.0700160000014876">
            <text:p>0.070016</text:p>
          </table:table-cell>
          <table:table-cell table:formula="of:=[.A495]-[.A49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06353">
            <text:p>16145.106353</text:p>
          </table:table-cell>
          <table:table-cell table:formula="of:=[.A496]-[.A$20]" office:value-type="float" office:value="0.0719829999998183">
            <text:p>0.071983</text:p>
          </table:table-cell>
          <table:table-cell table:formula="of:=[.A496]-[.A495]" office:value-type="float" office:value="0.00196699999833072">
            <text:p>0.00196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06354">
            <text:p>16145.106354</text:p>
          </table:table-cell>
          <table:table-cell table:formula="of:=[.A497]-[.A$20]" office:value-type="float" office:value="0.0719840000001568">
            <text:p>0.071984</text:p>
          </table:table-cell>
          <table:table-cell table:formula="of:=[.A497]-[.A496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06356">
            <text:p>16145.106356</text:p>
          </table:table-cell>
          <table:table-cell table:formula="of:=[.A498]-[.A$20]" office:value-type="float" office:value="0.0719860000008339">
            <text:p>0.071986</text:p>
          </table:table-cell>
          <table:table-cell table:formula="of:=[.A498]-[.A497]" office:value-type="float" office:value="0.00000200000067707151">
            <text:p>0.000002</text:p>
          </table:table-cell>
          <table:table-cell office:value-type="string">
            <text:p>d_s is renewed (r + D) to 16145108.354446; c_s is fully topped up</text:p>
          </table:table-cell>
          <table:table-cell table:number-columns-repeated="2"/>
        </table:table-row>
        <table:table-row table:style-name="ro1">
          <table:table-cell office:value-type="float" office:value="16145.106359">
            <text:p>16145.106359</text:p>
          </table:table-cell>
          <table:table-cell table:formula="of:=[.A499]-[.A$20]" office:value-type="float" office:value="0.0719890000000305">
            <text:p>0.071989</text:p>
          </table:table-cell>
          <table:table-cell table:formula="of:=[.A499]-[.A498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06365">
            <text:p>16145.106365</text:p>
          </table:table-cell>
          <table:table-cell table:formula="of:=[.A500]-[.A$20]" office:value-type="float" office:value="0.0719950000002427">
            <text:p>0.071995</text:p>
          </table:table-cell>
          <table:table-cell table:formula="of:=[.A500]-[.A499]" office:value-type="float" office:value="0.00000600000021222513">
            <text:p>0.0000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06367">
            <text:p>16145.106367</text:p>
          </table:table-cell>
          <table:table-cell table:formula="of:=[.A501]-[.A$20]" office:value-type="float" office:value="0.0719970000009198">
            <text:p>0.071997</text:p>
          </table:table-cell>
          <table:table-cell table:formula="of:=[.A501]-[.A50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0637">
            <text:p>16145.106370</text:p>
          </table:table-cell>
          <table:table-cell table:formula="of:=[.A502]-[.A$20]" office:value-type="float" office:value="0.0720000000001164">
            <text:p>0.072000</text:p>
          </table:table-cell>
          <table:table-cell table:formula="of:=[.A502]-[.A501]" office:value-type="float" office:value="0.00000299999919661786">
            <text:p>0.000003</text:p>
          </table:table-cell>
          <table:table-cell/>
          <table:table-cell office:value-type="string">
            <text:p>postpones its deadline to 16145111.354221; c_s is topped up to 1.888529</text:p>
          </table:table-cell>
          <table:table-cell/>
        </table:table-row>
        <table:table-row table:style-name="ro1">
          <table:table-cell office:value-type="float" office:value="16145.106373">
            <text:p>16145.106373</text:p>
          </table:table-cell>
          <table:table-cell table:formula="of:=[.A503]-[.A$20]" office:value-type="float" office:value="0.072003000001132">
            <text:p>0.072003</text:p>
          </table:table-cell>
          <table:table-cell table:formula="of:=[.A503]-[.A502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06375">
            <text:p>16145.106375</text:p>
          </table:table-cell>
          <table:table-cell table:formula="of:=[.A504]-[.A$20]" office:value-type="float" office:value="0.0720049999999901">
            <text:p>0.072005</text:p>
          </table:table-cell>
          <table:table-cell table:formula="of:=[.A504]-[.A50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06377">
            <text:p>16145.106377</text:p>
          </table:table-cell>
          <table:table-cell table:formula="of:=[.A505]-[.A$20]" office:value-type="float" office:value="0.0720070000006672">
            <text:p>0.072007</text:p>
          </table:table-cell>
          <table:table-cell table:formula="of:=[.A505]-[.A504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0638">
            <text:p>16145.106380</text:p>
          </table:table-cell>
          <table:table-cell table:formula="of:=[.A506]-[.A$20]" office:value-type="float" office:value="0.0720099999998638">
            <text:p>0.072010</text:p>
          </table:table-cell>
          <table:table-cell table:formula="of:=[.A506]-[.A50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06382">
            <text:p>16145.106382</text:p>
          </table:table-cell>
          <table:table-cell table:formula="of:=[.A507]-[.A$20]" office:value-type="float" office:value="0.0720120000005409">
            <text:p>0.072012</text:p>
          </table:table-cell>
          <table:table-cell table:formula="of:=[.A507]-[.A506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0731">
            <text:p>16145.107310</text:p>
          </table:table-cell>
          <table:table-cell table:formula="of:=[.A508]-[.A$20]" office:value-type="float" office:value="0.0729400000000169">
            <text:p>0.072940</text:p>
          </table:table-cell>
          <table:table-cell table:formula="of:=[.A508]-[.A507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07311">
            <text:p>16145.107311</text:p>
          </table:table-cell>
          <table:table-cell table:formula="of:=[.A509]-[.A$20]" office:value-type="float" office:value="0.0729410000003554">
            <text:p>0.072941</text:p>
          </table:table-cell>
          <table:table-cell table:formula="of:=[.A509]-[.A508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07314">
            <text:p>16145.107314</text:p>
          </table:table-cell>
          <table:table-cell table:formula="of:=[.A510]-[.A$20]" office:value-type="float" office:value="0.072944000001371">
            <text:p>0.072944</text:p>
          </table:table-cell>
          <table:table-cell table:formula="of:=[.A510]-[.A50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07316">
            <text:p>16145.107316</text:p>
          </table:table-cell>
          <table:table-cell table:formula="of:=[.A511]-[.A$20]" office:value-type="float" office:value="0.0729460000002291">
            <text:p>0.072946</text:p>
          </table:table-cell>
          <table:table-cell table:formula="of:=[.A511]-[.A510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07621">
            <text:p>16145.107621</text:p>
          </table:table-cell>
          <table:table-cell table:formula="of:=[.A512]-[.A$20]" office:value-type="float" office:value="0.0732509999998001">
            <text:p>0.073251</text:p>
          </table:table-cell>
          <table:table-cell table:formula="of:=[.A512]-[.A511]" office:value-type="float" office:value="0.00030499999957101">
            <text:p>0.0003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07623">
            <text:p>16145.107623</text:p>
          </table:table-cell>
          <table:table-cell table:formula="of:=[.A513]-[.A$20]" office:value-type="float" office:value="0.0732530000004772">
            <text:p>0.073253</text:p>
          </table:table-cell>
          <table:table-cell table:formula="of:=[.A513]-[.A51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07625">
            <text:p>16145.107625</text:p>
          </table:table-cell>
          <table:table-cell table:formula="of:=[.A514]-[.A$20]" office:value-type="float" office:value="0.0732550000011543">
            <text:p>0.073255</text:p>
          </table:table-cell>
          <table:table-cell table:formula="of:=[.A514]-[.A51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07995">
            <text:p>16145.107995</text:p>
          </table:table-cell>
          <table:table-cell table:formula="of:=[.A515]-[.A$20]" office:value-type="float" office:value="0.0736250000009022">
            <text:p>0.073625</text:p>
          </table:table-cell>
          <table:table-cell table:formula="of:=[.A515]-[.A514]" office:value-type="float" office:value="0.000369999999747961">
            <text:p>0.00037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07996">
            <text:p>16145.107996</text:p>
          </table:table-cell>
          <table:table-cell table:formula="of:=[.A516]-[.A$20]" office:value-type="float" office:value="0.0736260000012408">
            <text:p>0.073626</text:p>
          </table:table-cell>
          <table:table-cell table:formula="of:=[.A516]-[.A515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07999">
            <text:p>16145.107999</text:p>
          </table:table-cell>
          <table:table-cell table:formula="of:=[.A517]-[.A$20]" office:value-type="float" office:value="0.0736290000004374">
            <text:p>0.073629</text:p>
          </table:table-cell>
          <table:table-cell table:formula="of:=[.A517]-[.A516]" office:value-type="float" office:value="0.00000299999919661786">
            <text:p>0.000003</text:p>
          </table:table-cell>
          <table:table-cell/>
          <table:table-cell office:value-type="string">
            <text:p>1.577224 / 3.357644 &gt; 1.919866 / 5.000000</text:p>
          </table:table-cell>
          <table:table-cell/>
        </table:table-row>
        <table:table-row table:style-name="ro1">
          <table:table-cell office:value-type="float" office:value="16145.108002">
            <text:p>16145.108002</text:p>
          </table:table-cell>
          <table:table-cell table:formula="of:=[.A518]-[.A$20]" office:value-type="float" office:value="0.073632000001453">
            <text:p>0.073632</text:p>
          </table:table-cell>
          <table:table-cell table:formula="of:=[.A518]-[.A517]" office:value-type="float" office:value="0.00000300000101560727">
            <text:p>0.000003</text:p>
          </table:table-cell>
          <table:table-cell/>
          <table:table-cell office:value-type="string">
            <text:p>d_s is renewed (r + D) to 16145112.996577; c_s is fully topped up</text:p>
          </table:table-cell>
          <table:table-cell/>
        </table:table-row>
        <table:table-row table:style-name="ro1">
          <table:table-cell office:value-type="float" office:value="16145.108365">
            <text:p>16145.108365</text:p>
          </table:table-cell>
          <table:table-cell table:formula="of:=[.A519]-[.A$20]" office:value-type="float" office:value="0.0739950000006502">
            <text:p>0.073995</text:p>
          </table:table-cell>
          <table:table-cell table:formula="of:=[.A519]-[.A518]" office:value-type="float" office:value="0.0003629999991972">
            <text:p>0.00036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08633">
            <text:p>16145.108633</text:p>
          </table:table-cell>
          <table:table-cell table:formula="of:=[.A520]-[.A$20]" office:value-type="float" office:value="0.0742630000004283">
            <text:p>0.074263</text:p>
          </table:table-cell>
          <table:table-cell table:formula="of:=[.A520]-[.A519]" office:value-type="float" office:value="0.000267999999778112">
            <text:p>0.000268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08634">
            <text:p>16145.108634</text:p>
          </table:table-cell>
          <table:table-cell table:formula="of:=[.A521]-[.A$20]" office:value-type="float" office:value="0.0742640000007668">
            <text:p>0.074264</text:p>
          </table:table-cell>
          <table:table-cell table:formula="of:=[.A521]-[.A520]" office:value-type="float" office:value="0.00000100000033853576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08637">
            <text:p>16145.108637</text:p>
          </table:table-cell>
          <table:table-cell table:formula="of:=[.A522]-[.A$20]" office:value-type="float" office:value="0.0742669999999634">
            <text:p>0.074267</text:p>
          </table:table-cell>
          <table:table-cell table:formula="of:=[.A522]-[.A521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0864">
            <text:p>16145.108640</text:p>
          </table:table-cell>
          <table:table-cell table:formula="of:=[.A523]-[.A$20]" office:value-type="float" office:value="0.0742700000009791">
            <text:p>0.074270</text:p>
          </table:table-cell>
          <table:table-cell table:formula="of:=[.A523]-[.A522]" office:value-type="float" office:value="0.00000300000101560727">
            <text:p>0.000003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10351">
            <text:p>16145.110351</text:p>
          </table:table-cell>
          <table:table-cell table:formula="of:=[.A524]-[.A$20]" office:value-type="float" office:value="0.0759809999999561">
            <text:p>0.075981</text:p>
          </table:table-cell>
          <table:table-cell table:formula="of:=[.A524]-[.A523]" office:value-type="float" office:value="0.00171099999897706">
            <text:p>0.0017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10353">
            <text:p>16145.110353</text:p>
          </table:table-cell>
          <table:table-cell table:formula="of:=[.A525]-[.A$20]" office:value-type="float" office:value="0.0759830000006332">
            <text:p>0.075983</text:p>
          </table:table-cell>
          <table:table-cell table:formula="of:=[.A525]-[.A52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10355">
            <text:p>16145.110355</text:p>
          </table:table-cell>
          <table:table-cell table:formula="of:=[.A526]-[.A$20]" office:value-type="float" office:value="0.0759850000013103">
            <text:p>0.075985</text:p>
          </table:table-cell>
          <table:table-cell table:formula="of:=[.A526]-[.A525]" office:value-type="float" office:value="0.00000200000067707151">
            <text:p>0.000002</text:p>
          </table:table-cell>
          <table:table-cell office:value-type="string">
            <text:p>d_s is renewed (r + D) to 16145112.353309; c_s is fully topped up</text:p>
          </table:table-cell>
          <table:table-cell table:number-columns-repeated="2"/>
        </table:table-row>
        <table:table-row table:style-name="ro1">
          <table:table-cell office:value-type="float" office:value="16145.110358">
            <text:p>16145.110358</text:p>
          </table:table-cell>
          <table:table-cell table:formula="of:=[.A527]-[.A$20]" office:value-type="float" office:value="0.0759880000005069">
            <text:p>0.075988</text:p>
          </table:table-cell>
          <table:table-cell table:formula="of:=[.A527]-[.A526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10361">
            <text:p>16145.110361</text:p>
          </table:table-cell>
          <table:table-cell table:formula="of:=[.A528]-[.A$20]" office:value-type="float" office:value="0.0759909999997035">
            <text:p>0.075991</text:p>
          </table:table-cell>
          <table:table-cell table:formula="of:=[.A528]-[.A527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0363">
            <text:p>16145.110363</text:p>
          </table:table-cell>
          <table:table-cell table:formula="of:=[.A529]-[.A$20]" office:value-type="float" office:value="0.0759930000003806">
            <text:p>0.075993</text:p>
          </table:table-cell>
          <table:table-cell table:formula="of:=[.A529]-[.A528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10365">
            <text:p>16145.110365</text:p>
          </table:table-cell>
          <table:table-cell table:formula="of:=[.A530]-[.A$20]" office:value-type="float" office:value="0.0759950000010576">
            <text:p>0.075995</text:p>
          </table:table-cell>
          <table:table-cell table:formula="of:=[.A530]-[.A529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0367">
            <text:p>16145.110367</text:p>
          </table:table-cell>
          <table:table-cell table:formula="of:=[.A531]-[.A$20]" office:value-type="float" office:value="0.0759969999999157">
            <text:p>0.075997</text:p>
          </table:table-cell>
          <table:table-cell table:formula="of:=[.A531]-[.A530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11294">
            <text:p>16145.111294</text:p>
          </table:table-cell>
          <table:table-cell table:formula="of:=[.A532]-[.A$20]" office:value-type="float" office:value="0.0769240000008722">
            <text:p>0.076924</text:p>
          </table:table-cell>
          <table:table-cell table:formula="of:=[.A532]-[.A531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11296">
            <text:p>16145.111296</text:p>
          </table:table-cell>
          <table:table-cell table:formula="of:=[.A533]-[.A$20]" office:value-type="float" office:value="0.0769259999997303">
            <text:p>0.076926</text:p>
          </table:table-cell>
          <table:table-cell table:formula="of:=[.A533]-[.A532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11299">
            <text:p>16145.111299</text:p>
          </table:table-cell>
          <table:table-cell table:formula="of:=[.A534]-[.A$20]" office:value-type="float" office:value="0.0769290000007459">
            <text:p>0.076929</text:p>
          </table:table-cell>
          <table:table-cell table:formula="of:=[.A534]-[.A533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1301">
            <text:p>16145.111301</text:p>
          </table:table-cell>
          <table:table-cell table:formula="of:=[.A535]-[.A$20]" office:value-type="float" office:value="0.0769310000014229">
            <text:p>0.076931</text:p>
          </table:table-cell>
          <table:table-cell table:formula="of:=[.A535]-[.A53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11362">
            <text:p>16145.111362</text:p>
          </table:table-cell>
          <table:table-cell table:formula="of:=[.A536]-[.A$20]" office:value-type="float" office:value="0.0769920000002458">
            <text:p>0.076992</text:p>
          </table:table-cell>
          <table:table-cell table:formula="of:=[.A536]-[.A535]" office:value-type="float" office:value="0.0000609999988228083">
            <text:p>0.00006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11528">
            <text:p>16145.111528</text:p>
          </table:table-cell>
          <table:table-cell table:formula="of:=[.A537]-[.A$20]" office:value-type="float" office:value="0.077158000000054">
            <text:p>0.077158</text:p>
          </table:table-cell>
          <table:table-cell table:formula="of:=[.A537]-[.A536]" office:value-type="float" office:value="0.000165999999808264">
            <text:p>0.00016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11529">
            <text:p>16145.111529</text:p>
          </table:table-cell>
          <table:table-cell table:formula="of:=[.A538]-[.A$20]" office:value-type="float" office:value="0.0771590000003926">
            <text:p>0.077159</text:p>
          </table:table-cell>
          <table:table-cell table:formula="of:=[.A538]-[.A537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11532">
            <text:p>16145.111532</text:p>
          </table:table-cell>
          <table:table-cell table:formula="of:=[.A539]-[.A$20]" office:value-type="float" office:value="0.0771620000014082">
            <text:p>0.077162</text:p>
          </table:table-cell>
          <table:table-cell table:formula="of:=[.A539]-[.A538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1536">
            <text:p>16145.111536</text:p>
          </table:table-cell>
          <table:table-cell table:formula="of:=[.A540]-[.A$20]" office:value-type="float" office:value="0.0771660000009433">
            <text:p>0.077166</text:p>
          </table:table-cell>
          <table:table-cell table:formula="of:=[.A540]-[.A539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11538">
            <text:p>16145.111538</text:p>
          </table:table-cell>
          <table:table-cell table:formula="of:=[.A541]-[.A$20]" office:value-type="float" office:value="0.0771679999998014">
            <text:p>0.077168</text:p>
          </table:table-cell>
          <table:table-cell table:formula="of:=[.A541]-[.A540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1238">
            <text:p>16145.112380</text:p>
          </table:table-cell>
          <table:table-cell table:formula="of:=[.A542]-[.A$20]" office:value-type="float" office:value="0.0780100000010862">
            <text:p>0.078010</text:p>
          </table:table-cell>
          <table:table-cell table:formula="of:=[.A542]-[.A541]" office:value-type="float" office:value="0.00084200000128476">
            <text:p>0.000842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13026">
            <text:p>16145.113026</text:p>
          </table:table-cell>
          <table:table-cell table:formula="of:=[.A543]-[.A$20]" office:value-type="float" office:value="0.0786560000015015">
            <text:p>0.078656</text:p>
          </table:table-cell>
          <table:table-cell table:formula="of:=[.A543]-[.A542]" office:value-type="float" office:value="0.00064600000041537">
            <text:p>0.00064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13028">
            <text:p>16145.113028</text:p>
          </table:table-cell>
          <table:table-cell table:formula="of:=[.A544]-[.A$20]" office:value-type="float" office:value="0.0786580000003596">
            <text:p>0.078658</text:p>
          </table:table-cell>
          <table:table-cell table:formula="of:=[.A544]-[.A543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13032">
            <text:p>16145.113032</text:p>
          </table:table-cell>
          <table:table-cell table:formula="of:=[.A545]-[.A$20]" office:value-type="float" office:value="0.0786619999998948">
            <text:p>0.078662</text:p>
          </table:table-cell>
          <table:table-cell table:formula="of:=[.A545]-[.A544]" office:value-type="float" office:value="0.00000399999953515362">
            <text:p>0.000004</text:p>
          </table:table-cell>
          <table:table-cell/>
          <table:table-cell office:value-type="string">
            <text:p>postpones its deadline to 16145117.996577; c_s is topped up to 1.885887</text:p>
          </table:table-cell>
          <table:table-cell/>
        </table:table-row>
        <table:table-row table:style-name="ro1">
          <table:table-cell office:value-type="float" office:value="16145.113034">
            <text:p>16145.113034</text:p>
          </table:table-cell>
          <table:table-cell table:formula="of:=[.A546]-[.A$20]" office:value-type="float" office:value="0.0786640000005718">
            <text:p>0.078664</text:p>
          </table:table-cell>
          <table:table-cell table:formula="of:=[.A546]-[.A545]" office:value-type="float" office:value="0.0000020000006770715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113041">
            <text:p>16145.113041</text:p>
          </table:table-cell>
          <table:table-cell table:formula="of:=[.A547]-[.A$20]" office:value-type="float" office:value="0.0786710000011226">
            <text:p>0.078671</text:p>
          </table:table-cell>
          <table:table-cell table:formula="of:=[.A547]-[.A546]" office:value-type="float" office:value="0.00000700000055076089">
            <text:p>0.000007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113044">
            <text:p>16145.113044</text:p>
          </table:table-cell>
          <table:table-cell table:formula="of:=[.A548]-[.A$20]" office:value-type="float" office:value="0.0786740000003192">
            <text:p>0.078674</text:p>
          </table:table-cell>
          <table:table-cell table:formula="of:=[.A548]-[.A547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3046">
            <text:p>16145.113046</text:p>
          </table:table-cell>
          <table:table-cell table:formula="of:=[.A549]-[.A$20]" office:value-type="float" office:value="0.0786760000009963">
            <text:p>0.078676</text:p>
          </table:table-cell>
          <table:table-cell table:formula="of:=[.A549]-[.A548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14353">
            <text:p>16145.114353</text:p>
          </table:table-cell>
          <table:table-cell table:formula="of:=[.A550]-[.A$20]" office:value-type="float" office:value="0.0799830000014481">
            <text:p>0.079983</text:p>
          </table:table-cell>
          <table:table-cell table:formula="of:=[.A550]-[.A549]" office:value-type="float" office:value="0.00130700000045181">
            <text:p>0.00130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14355">
            <text:p>16145.114355</text:p>
          </table:table-cell>
          <table:table-cell table:formula="of:=[.A551]-[.A$20]" office:value-type="float" office:value="0.0799850000003062">
            <text:p>0.079985</text:p>
          </table:table-cell>
          <table:table-cell table:formula="of:=[.A551]-[.A550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14358">
            <text:p>16145.114358</text:p>
          </table:table-cell>
          <table:table-cell table:formula="of:=[.A552]-[.A$20]" office:value-type="float" office:value="0.0799880000013218">
            <text:p>0.079988</text:p>
          </table:table-cell>
          <table:table-cell table:formula="of:=[.A552]-[.A551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121.355263; c_s is fully topped up</text:p>
          </table:table-cell>
        </table:table-row>
        <table:table-row table:style-name="ro1">
          <table:table-cell office:value-type="float" office:value="16145.11436">
            <text:p>16145.114360</text:p>
          </table:table-cell>
          <table:table-cell table:formula="of:=[.A553]-[.A$20]" office:value-type="float" office:value="0.0799900000001799">
            <text:p>0.079990</text:p>
          </table:table-cell>
          <table:table-cell table:formula="of:=[.A553]-[.A552]" office:value-type="float" office:value="0.0000019999988580821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14362">
            <text:p>16145.114362</text:p>
          </table:table-cell>
          <table:table-cell table:formula="of:=[.A554]-[.A$20]" office:value-type="float" office:value="0.0799920000008569">
            <text:p>0.079992</text:p>
          </table:table-cell>
          <table:table-cell table:formula="of:=[.A554]-[.A55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14364">
            <text:p>16145.114364</text:p>
          </table:table-cell>
          <table:table-cell table:formula="of:=[.A555]-[.A$20]" office:value-type="float" office:value="0.079993999999715">
            <text:p>0.079994</text:p>
          </table:table-cell>
          <table:table-cell table:formula="of:=[.A555]-[.A554]" office:value-type="float" office:value="0.00000199999885808211">
            <text:p>0.000002</text:p>
          </table:table-cell>
          <table:table-cell office:value-type="string">
            <text:p>d_s is renewed (r + D) to 16145116.355263; c_s is fully topped up</text:p>
          </table:table-cell>
          <table:table-cell table:number-columns-repeated="2"/>
        </table:table-row>
        <table:table-row table:style-name="ro1">
          <table:table-cell office:value-type="float" office:value="16145.114367">
            <text:p>16145.114367</text:p>
          </table:table-cell>
          <table:table-cell table:formula="of:=[.A556]-[.A$20]" office:value-type="float" office:value="0.0799970000007306">
            <text:p>0.079997</text:p>
          </table:table-cell>
          <table:table-cell table:formula="of:=[.A556]-[.A555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1437">
            <text:p>16145.114370</text:p>
          </table:table-cell>
          <table:table-cell table:formula="of:=[.A557]-[.A$20]" office:value-type="float" office:value="0.0799999999999272">
            <text:p>0.080000</text:p>
          </table:table-cell>
          <table:table-cell table:formula="of:=[.A557]-[.A556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4372">
            <text:p>16145.114372</text:p>
          </table:table-cell>
          <table:table-cell table:formula="of:=[.A558]-[.A$20]" office:value-type="float" office:value="0.0800020000006043">
            <text:p>0.080002</text:p>
          </table:table-cell>
          <table:table-cell table:formula="of:=[.A558]-[.A557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14374">
            <text:p>16145.114374</text:p>
          </table:table-cell>
          <table:table-cell table:formula="of:=[.A559]-[.A$20]" office:value-type="float" office:value="0.0800040000012814">
            <text:p>0.080004</text:p>
          </table:table-cell>
          <table:table-cell table:formula="of:=[.A559]-[.A55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4376">
            <text:p>16145.114376</text:p>
          </table:table-cell>
          <table:table-cell table:formula="of:=[.A560]-[.A$20]" office:value-type="float" office:value="0.0800060000001395">
            <text:p>0.080006</text:p>
          </table:table-cell>
          <table:table-cell table:formula="of:=[.A560]-[.A559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15305">
            <text:p>16145.115305</text:p>
          </table:table-cell>
          <table:table-cell table:formula="of:=[.A561]-[.A$20]" office:value-type="float" office:value="0.080934999999954">
            <text:p>0.080935</text:p>
          </table:table-cell>
          <table:table-cell table:formula="of:=[.A561]-[.A560]" office:value-type="float" office:value="0.00092899999981455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15306">
            <text:p>16145.115306</text:p>
          </table:table-cell>
          <table:table-cell table:formula="of:=[.A562]-[.A$20]" office:value-type="float" office:value="0.0809360000002926">
            <text:p>0.080936</text:p>
          </table:table-cell>
          <table:table-cell table:formula="of:=[.A562]-[.A561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15309">
            <text:p>16145.115309</text:p>
          </table:table-cell>
          <table:table-cell table:formula="of:=[.A563]-[.A$20]" office:value-type="float" office:value="0.0809390000013082">
            <text:p>0.080939</text:p>
          </table:table-cell>
          <table:table-cell table:formula="of:=[.A563]-[.A562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5311">
            <text:p>16145.115311</text:p>
          </table:table-cell>
          <table:table-cell table:formula="of:=[.A564]-[.A$20]" office:value-type="float" office:value="0.0809410000001662">
            <text:p>0.080941</text:p>
          </table:table-cell>
          <table:table-cell table:formula="of:=[.A564]-[.A563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15944">
            <text:p>16145.115944</text:p>
          </table:table-cell>
          <table:table-cell table:formula="of:=[.A565]-[.A$20]" office:value-type="float" office:value="0.0815739999998186">
            <text:p>0.081574</text:p>
          </table:table-cell>
          <table:table-cell table:formula="of:=[.A565]-[.A564]" office:value-type="float" office:value="0.000632999999652384">
            <text:p>0.000633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15946">
            <text:p>16145.115946</text:p>
          </table:table-cell>
          <table:table-cell table:formula="of:=[.A566]-[.A$20]" office:value-type="float" office:value="0.0815760000004957">
            <text:p>0.081576</text:p>
          </table:table-cell>
          <table:table-cell table:formula="of:=[.A566]-[.A565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15949">
            <text:p>16145.115949</text:p>
          </table:table-cell>
          <table:table-cell table:formula="of:=[.A567]-[.A$20]" office:value-type="float" office:value="0.0815789999996923">
            <text:p>0.081579</text:p>
          </table:table-cell>
          <table:table-cell table:formula="of:=[.A567]-[.A566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5951">
            <text:p>16145.115951</text:p>
          </table:table-cell>
          <table:table-cell table:formula="of:=[.A568]-[.A$20]" office:value-type="float" office:value="0.0815810000003694">
            <text:p>0.081581</text:p>
          </table:table-cell>
          <table:table-cell table:formula="of:=[.A568]-[.A56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15954">
            <text:p>16145.115954</text:p>
          </table:table-cell>
          <table:table-cell table:formula="of:=[.A569]-[.A$20]" office:value-type="float" office:value="0.081584000001385">
            <text:p>0.081584</text:p>
          </table:table-cell>
          <table:table-cell table:formula="of:=[.A569]-[.A568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15956">
            <text:p>16145.115956</text:p>
          </table:table-cell>
          <table:table-cell table:formula="of:=[.A570]-[.A$20]" office:value-type="float" office:value="0.0815860000002431">
            <text:p>0.081586</text:p>
          </table:table-cell>
          <table:table-cell table:formula="of:=[.A570]-[.A56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15997">
            <text:p>16145.115997</text:p>
          </table:table-cell>
          <table:table-cell table:formula="of:=[.A571]-[.A$20]" office:value-type="float" office:value="0.0816270000013901">
            <text:p>0.081627</text:p>
          </table:table-cell>
          <table:table-cell table:formula="of:=[.A571]-[.A570]" office:value-type="float" office:value="0.0000410000011470402">
            <text:p>0.00004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15999">
            <text:p>16145.115999</text:p>
          </table:table-cell>
          <table:table-cell table:formula="of:=[.A572]-[.A$20]" office:value-type="float" office:value="0.0816290000002482">
            <text:p>0.081629</text:p>
          </table:table-cell>
          <table:table-cell table:formula="of:=[.A572]-[.A571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16001">
            <text:p>16145.116001</text:p>
          </table:table-cell>
          <table:table-cell table:formula="of:=[.A573]-[.A$20]" office:value-type="float" office:value="0.0816310000009253">
            <text:p>0.081631</text:p>
          </table:table-cell>
          <table:table-cell table:formula="of:=[.A573]-[.A572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16019">
            <text:p>16145.116019</text:p>
          </table:table-cell>
          <table:table-cell table:formula="of:=[.A574]-[.A$20]" office:value-type="float" office:value="0.081648999999743">
            <text:p>0.081649</text:p>
          </table:table-cell>
          <table:table-cell table:formula="of:=[.A574]-[.A573]" office:value-type="float" office:value="0.000017999998817686">
            <text:p>0.00001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16021">
            <text:p>16145.116021</text:p>
          </table:table-cell>
          <table:table-cell table:formula="of:=[.A575]-[.A$20]" office:value-type="float" office:value="0.08165100000042">
            <text:p>0.081651</text:p>
          </table:table-cell>
          <table:table-cell table:formula="of:=[.A575]-[.A57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16364">
            <text:p>16145.116364</text:p>
          </table:table-cell>
          <table:table-cell table:formula="of:=[.A576]-[.A$20]" office:value-type="float" office:value="0.0819940000001225">
            <text:p>0.081994</text:p>
          </table:table-cell>
          <table:table-cell table:formula="of:=[.A576]-[.A575]" office:value-type="float" office:value="0.000342999999702442">
            <text:p>0.00034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18004">
            <text:p>16145.118004</text:p>
          </table:table-cell>
          <table:table-cell table:formula="of:=[.A577]-[.A$20]" office:value-type="float" office:value="0.0836340000005293">
            <text:p>0.083634</text:p>
          </table:table-cell>
          <table:table-cell table:formula="of:=[.A577]-[.A576]" office:value-type="float" office:value="0.00164000000040687">
            <text:p>0.00164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18006">
            <text:p>16145.118006</text:p>
          </table:table-cell>
          <table:table-cell table:formula="of:=[.A578]-[.A$20]" office:value-type="float" office:value="0.0836360000012064">
            <text:p>0.083636</text:p>
          </table:table-cell>
          <table:table-cell table:formula="of:=[.A578]-[.A57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18009">
            <text:p>16145.118009</text:p>
          </table:table-cell>
          <table:table-cell table:formula="of:=[.A579]-[.A$20]" office:value-type="float" office:value="0.083639000000403">
            <text:p>0.083639</text:p>
          </table:table-cell>
          <table:table-cell table:formula="of:=[.A579]-[.A578]" office:value-type="float" office:value="0.00000299999919661786">
            <text:p>0.000003</text:p>
          </table:table-cell>
          <table:table-cell/>
          <table:table-cell office:value-type="string">
            <text:p>postpones its deadline to 16145122.996577; c_s is topped up to 1.284794</text:p>
          </table:table-cell>
          <table:table-cell/>
        </table:table-row>
        <table:table-row table:style-name="ro1">
          <table:table-cell office:value-type="float" office:value="16145.118351">
            <text:p>16145.118351</text:p>
          </table:table-cell>
          <table:table-cell table:formula="of:=[.A580]-[.A$20]" office:value-type="float" office:value="0.0839809999997669">
            <text:p>0.083981</text:p>
          </table:table-cell>
          <table:table-cell table:formula="of:=[.A580]-[.A579]" office:value-type="float" office:value="0.000341999999363907">
            <text:p>0.0003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18353">
            <text:p>16145.118353</text:p>
          </table:table-cell>
          <table:table-cell table:formula="of:=[.A581]-[.A$20]" office:value-type="float" office:value="0.083983000000444">
            <text:p>0.083983</text:p>
          </table:table-cell>
          <table:table-cell table:formula="of:=[.A581]-[.A58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18355">
            <text:p>16145.118355</text:p>
          </table:table-cell>
          <table:table-cell table:formula="of:=[.A582]-[.A$20]" office:value-type="float" office:value="0.0839850000011211">
            <text:p>0.083985</text:p>
          </table:table-cell>
          <table:table-cell table:formula="of:=[.A582]-[.A581]" office:value-type="float" office:value="0.00000200000067707151">
            <text:p>0.000002</text:p>
          </table:table-cell>
          <table:table-cell office:value-type="string">
            <text:p>d_s is renewed (r + D) to 16145120.353259; c_s is fully topped up</text:p>
          </table:table-cell>
          <table:table-cell table:number-columns-repeated="2"/>
        </table:table-row>
        <table:table-row table:style-name="ro1">
          <table:table-cell office:value-type="float" office:value="16145.118358">
            <text:p>16145.118358</text:p>
          </table:table-cell>
          <table:table-cell table:formula="of:=[.A583]-[.A$20]" office:value-type="float" office:value="0.0839880000003177">
            <text:p>0.083988</text:p>
          </table:table-cell>
          <table:table-cell table:formula="of:=[.A583]-[.A582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18361">
            <text:p>16145.118361</text:p>
          </table:table-cell>
          <table:table-cell table:formula="of:=[.A584]-[.A$20]" office:value-type="float" office:value="0.0839910000013333">
            <text:p>0.083991</text:p>
          </table:table-cell>
          <table:table-cell table:formula="of:=[.A584]-[.A583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18363">
            <text:p>16145.118363</text:p>
          </table:table-cell>
          <table:table-cell table:formula="of:=[.A585]-[.A$20]" office:value-type="float" office:value="0.0839930000001914">
            <text:p>0.083993</text:p>
          </table:table-cell>
          <table:table-cell table:formula="of:=[.A585]-[.A584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18365">
            <text:p>16145.118365</text:p>
          </table:table-cell>
          <table:table-cell table:formula="of:=[.A586]-[.A$20]" office:value-type="float" office:value="0.0839950000008685">
            <text:p>0.083995</text:p>
          </table:table-cell>
          <table:table-cell table:formula="of:=[.A586]-[.A585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8367">
            <text:p>16145.118367</text:p>
          </table:table-cell>
          <table:table-cell table:formula="of:=[.A587]-[.A$20]" office:value-type="float" office:value="0.0839969999997265">
            <text:p>0.083997</text:p>
          </table:table-cell>
          <table:table-cell table:formula="of:=[.A587]-[.A586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19296">
            <text:p>16145.119296</text:p>
          </table:table-cell>
          <table:table-cell table:formula="of:=[.A588]-[.A$20]" office:value-type="float" office:value="0.0849260000013601">
            <text:p>0.084926</text:p>
          </table:table-cell>
          <table:table-cell table:formula="of:=[.A588]-[.A587]" office:value-type="float" office:value="0.00092900000163354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19297">
            <text:p>16145.119297</text:p>
          </table:table-cell>
          <table:table-cell table:formula="of:=[.A589]-[.A$20]" office:value-type="float" office:value="0.0849269999998796">
            <text:p>0.084927</text:p>
          </table:table-cell>
          <table:table-cell table:formula="of:=[.A589]-[.A588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193">
            <text:p>16145.119300</text:p>
          </table:table-cell>
          <table:table-cell table:formula="of:=[.A590]-[.A$20]" office:value-type="float" office:value="0.0849300000008952">
            <text:p>0.084930</text:p>
          </table:table-cell>
          <table:table-cell table:formula="of:=[.A590]-[.A58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19302">
            <text:p>16145.119302</text:p>
          </table:table-cell>
          <table:table-cell table:formula="of:=[.A591]-[.A$20]" office:value-type="float" office:value="0.0849319999997533">
            <text:p>0.084932</text:p>
          </table:table-cell>
          <table:table-cell table:formula="of:=[.A591]-[.A590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19885">
            <text:p>16145.119885</text:p>
          </table:table-cell>
          <table:table-cell table:formula="of:=[.A592]-[.A$20]" office:value-type="float" office:value="0.0855150000006688">
            <text:p>0.085515</text:p>
          </table:table-cell>
          <table:table-cell table:formula="of:=[.A592]-[.A591]" office:value-type="float" office:value="0.00058300000091549">
            <text:p>0.00058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19887">
            <text:p>16145.119887</text:p>
          </table:table-cell>
          <table:table-cell table:formula="of:=[.A593]-[.A$20]" office:value-type="float" office:value="0.0855170000013459">
            <text:p>0.085517</text:p>
          </table:table-cell>
          <table:table-cell table:formula="of:=[.A593]-[.A592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19889">
            <text:p>16145.119889</text:p>
          </table:table-cell>
          <table:table-cell table:formula="of:=[.A594]-[.A$20]" office:value-type="float" office:value="0.085519000000204">
            <text:p>0.085519</text:p>
          </table:table-cell>
          <table:table-cell table:formula="of:=[.A594]-[.A59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19891">
            <text:p>16145.119891</text:p>
          </table:table-cell>
          <table:table-cell table:formula="of:=[.A595]-[.A$20]" office:value-type="float" office:value="0.085521000000881">
            <text:p>0.085521</text:p>
          </table:table-cell>
          <table:table-cell table:formula="of:=[.A595]-[.A594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19894">
            <text:p>16145.119894</text:p>
          </table:table-cell>
          <table:table-cell table:formula="of:=[.A596]-[.A$20]" office:value-type="float" office:value="0.0855240000000777">
            <text:p>0.085524</text:p>
          </table:table-cell>
          <table:table-cell table:formula="of:=[.A596]-[.A59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19896">
            <text:p>16145.119896</text:p>
          </table:table-cell>
          <table:table-cell table:formula="of:=[.A597]-[.A$20]" office:value-type="float" office:value="0.0855260000007547">
            <text:p>0.085526</text:p>
          </table:table-cell>
          <table:table-cell table:formula="of:=[.A597]-[.A596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20365">
            <text:p>16145.120365</text:p>
          </table:table-cell>
          <table:table-cell table:formula="of:=[.A598]-[.A$20]" office:value-type="float" office:value="0.0859950000012759">
            <text:p>0.085995</text:p>
          </table:table-cell>
          <table:table-cell table:formula="of:=[.A598]-[.A597]" office:value-type="float" office:value="0.000469000000521191">
            <text:p>0.000469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21366">
            <text:p>16145.121366</text:p>
          </table:table-cell>
          <table:table-cell table:formula="of:=[.A599]-[.A$20]" office:value-type="float" office:value="0.0869959999999992">
            <text:p>0.086996</text:p>
          </table:table-cell>
          <table:table-cell table:formula="of:=[.A599]-[.A598]" office:value-type="float" office:value="0.00100099999872327">
            <text:p>0.00100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21856">
            <text:p>16145.121856</text:p>
          </table:table-cell>
          <table:table-cell table:formula="of:=[.A600]-[.A$20]" office:value-type="float" office:value="0.0874860000003537">
            <text:p>0.087486</text:p>
          </table:table-cell>
          <table:table-cell table:formula="of:=[.A600]-[.A599]" office:value-type="float" office:value="0.000490000000354485">
            <text:p>0.00049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21857">
            <text:p>16145.121857</text:p>
          </table:table-cell>
          <table:table-cell table:formula="of:=[.A601]-[.A$20]" office:value-type="float" office:value="0.0874870000006922">
            <text:p>0.087487</text:p>
          </table:table-cell>
          <table:table-cell table:formula="of:=[.A601]-[.A600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2186">
            <text:p>16145.121860</text:p>
          </table:table-cell>
          <table:table-cell table:formula="of:=[.A602]-[.A$20]" office:value-type="float" office:value="0.0874899999998888">
            <text:p>0.087490</text:p>
          </table:table-cell>
          <table:table-cell table:formula="of:=[.A602]-[.A601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21865">
            <text:p>16145.121865</text:p>
          </table:table-cell>
          <table:table-cell table:formula="of:=[.A603]-[.A$20]" office:value-type="float" office:value="0.0874949999997625">
            <text:p>0.087495</text:p>
          </table:table-cell>
          <table:table-cell table:formula="of:=[.A603]-[.A602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21867">
            <text:p>16145.121867</text:p>
          </table:table-cell>
          <table:table-cell table:formula="of:=[.A604]-[.A$20]" office:value-type="float" office:value="0.0874970000004396">
            <text:p>0.087497</text:p>
          </table:table-cell>
          <table:table-cell table:formula="of:=[.A604]-[.A603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22378">
            <text:p>16145.122378</text:p>
          </table:table-cell>
          <table:table-cell table:formula="of:=[.A605]-[.A$20]" office:value-type="float" office:value="0.0880080000006274">
            <text:p>0.088008</text:p>
          </table:table-cell>
          <table:table-cell table:formula="of:=[.A605]-[.A604]" office:value-type="float" office:value="0.000511000000187778">
            <text:p>0.0005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22381">
            <text:p>16145.122381</text:p>
          </table:table-cell>
          <table:table-cell table:formula="of:=[.A606]-[.A$20]" office:value-type="float" office:value="0.088010999999824">
            <text:p>0.088011</text:p>
          </table:table-cell>
          <table:table-cell table:formula="of:=[.A606]-[.A605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22383">
            <text:p>16145.122383</text:p>
          </table:table-cell>
          <table:table-cell table:formula="of:=[.A607]-[.A$20]" office:value-type="float" office:value="0.0880130000005011">
            <text:p>0.088013</text:p>
          </table:table-cell>
          <table:table-cell table:formula="of:=[.A607]-[.A606]" office:value-type="float" office:value="0.00000200000067707151">
            <text:p>0.000002</text:p>
          </table:table-cell>
          <table:table-cell office:value-type="string">
            <text:p>d_s is renewed (r + D) to 16145124.380492; c_s is fully topped up</text:p>
          </table:table-cell>
          <table:table-cell table:number-columns-repeated="2"/>
        </table:table-row>
        <table:table-row table:style-name="ro1">
          <table:table-cell office:value-type="float" office:value="16145.122393">
            <text:p>16145.122393</text:p>
          </table:table-cell>
          <table:table-cell table:formula="of:=[.A608]-[.A$20]" office:value-type="float" office:value="0.0880230000002484">
            <text:p>0.088023</text:p>
          </table:table-cell>
          <table:table-cell table:formula="of:=[.A608]-[.A607]" office:value-type="float" office:value="0.00000999999974737875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22397">
            <text:p>16145.122397</text:p>
          </table:table-cell>
          <table:table-cell table:formula="of:=[.A609]-[.A$20]" office:value-type="float" office:value="0.0880269999997836">
            <text:p>0.088027</text:p>
          </table:table-cell>
          <table:table-cell table:formula="of:=[.A609]-[.A608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22399">
            <text:p>16145.122399</text:p>
          </table:table-cell>
          <table:table-cell table:formula="of:=[.A610]-[.A$20]" office:value-type="float" office:value="0.0880290000004607">
            <text:p>0.088029</text:p>
          </table:table-cell>
          <table:table-cell table:formula="of:=[.A610]-[.A609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23005">
            <text:p>16145.123005</text:p>
          </table:table-cell>
          <table:table-cell table:formula="of:=[.A611]-[.A$20]" office:value-type="float" office:value="0.0886350000000675">
            <text:p>0.088635</text:p>
          </table:table-cell>
          <table:table-cell table:formula="of:=[.A611]-[.A610]" office:value-type="float" office:value="0.000605999999606865">
            <text:p>0.00060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23007">
            <text:p>16145.123007</text:p>
          </table:table-cell>
          <table:table-cell table:formula="of:=[.A612]-[.A$20]" office:value-type="float" office:value="0.0886370000007446">
            <text:p>0.088637</text:p>
          </table:table-cell>
          <table:table-cell table:formula="of:=[.A612]-[.A61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2301">
            <text:p>16145.123010</text:p>
          </table:table-cell>
          <table:table-cell table:formula="of:=[.A613]-[.A$20]" office:value-type="float" office:value="0.0886399999999412">
            <text:p>0.088640</text:p>
          </table:table-cell>
          <table:table-cell table:formula="of:=[.A613]-[.A612]" office:value-type="float" office:value="0.00000299999919661786">
            <text:p>0.000003</text:p>
          </table:table-cell>
          <table:table-cell/>
          <table:table-cell office:value-type="string">
            <text:p>postpones its deadline to 16145127.996577; c_s is topped up to 1.233977</text:p>
          </table:table-cell>
          <table:table-cell/>
        </table:table-row>
        <table:table-row table:style-name="ro1">
          <table:table-cell office:value-type="float" office:value="16145.123345">
            <text:p>16145.123345</text:p>
          </table:table-cell>
          <table:table-cell table:formula="of:=[.A614]-[.A$20]" office:value-type="float" office:value="0.0889750000005733">
            <text:p>0.088975</text:p>
          </table:table-cell>
          <table:table-cell table:formula="of:=[.A614]-[.A613]" office:value-type="float" office:value="0.000335000000632135">
            <text:p>0.00033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23347">
            <text:p>16145.123347</text:p>
          </table:table-cell>
          <table:table-cell table:formula="of:=[.A615]-[.A$20]" office:value-type="float" office:value="0.0889770000012504">
            <text:p>0.088977</text:p>
          </table:table-cell>
          <table:table-cell table:formula="of:=[.A615]-[.A614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2335">
            <text:p>16145.123350</text:p>
          </table:table-cell>
          <table:table-cell table:formula="of:=[.A616]-[.A$20]" office:value-type="float" office:value="0.088980000000447">
            <text:p>0.088980</text:p>
          </table:table-cell>
          <table:table-cell table:formula="of:=[.A616]-[.A61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23352">
            <text:p>16145.123352</text:p>
          </table:table-cell>
          <table:table-cell table:formula="of:=[.A617]-[.A$20]" office:value-type="float" office:value="0.0889820000011241">
            <text:p>0.088982</text:p>
          </table:table-cell>
          <table:table-cell table:formula="of:=[.A617]-[.A616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23355">
            <text:p>16145.123355</text:p>
          </table:table-cell>
          <table:table-cell table:formula="of:=[.A618]-[.A$20]" office:value-type="float" office:value="0.0889850000003207">
            <text:p>0.088985</text:p>
          </table:table-cell>
          <table:table-cell table:formula="of:=[.A618]-[.A617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23357">
            <text:p>16145.123357</text:p>
          </table:table-cell>
          <table:table-cell table:formula="of:=[.A619]-[.A$20]" office:value-type="float" office:value="0.0889870000009978">
            <text:p>0.088987</text:p>
          </table:table-cell>
          <table:table-cell table:formula="of:=[.A619]-[.A618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24356">
            <text:p>16145.124356</text:p>
          </table:table-cell>
          <table:table-cell table:formula="of:=[.A620]-[.A$20]" office:value-type="float" office:value="0.089986000000863">
            <text:p>0.089986</text:p>
          </table:table-cell>
          <table:table-cell table:formula="of:=[.A620]-[.A619]" office:value-type="float" office:value="0.000998999999865191">
            <text:p>0.0009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24358">
            <text:p>16145.124358</text:p>
          </table:table-cell>
          <table:table-cell table:formula="of:=[.A621]-[.A$20]" office:value-type="float" office:value="0.0899879999997211">
            <text:p>0.089988</text:p>
          </table:table-cell>
          <table:table-cell table:formula="of:=[.A621]-[.A620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2436">
            <text:p>16145.124360</text:p>
          </table:table-cell>
          <table:table-cell table:formula="of:=[.A622]-[.A$20]" office:value-type="float" office:value="0.0899900000003981">
            <text:p>0.089990</text:p>
          </table:table-cell>
          <table:table-cell table:formula="of:=[.A622]-[.A621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131.357830; c_s is fully topped up</text:p>
          </table:table-cell>
        </table:table-row>
        <table:table-row table:style-name="ro1">
          <table:table-cell office:value-type="float" office:value="16145.124388">
            <text:p>16145.124388</text:p>
          </table:table-cell>
          <table:table-cell table:formula="of:=[.A623]-[.A$20]" office:value-type="float" office:value="0.0900180000007822">
            <text:p>0.090018</text:p>
          </table:table-cell>
          <table:table-cell table:formula="of:=[.A623]-[.A622]" office:value-type="float" office:value="0.0000280000003840541">
            <text:p>0.00002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25319">
            <text:p>16145.125319</text:p>
          </table:table-cell>
          <table:table-cell table:formula="of:=[.A624]-[.A$20]" office:value-type="float" office:value="0.0909490000012738">
            <text:p>0.090949</text:p>
          </table:table-cell>
          <table:table-cell table:formula="of:=[.A624]-[.A623]" office:value-type="float" office:value="0.000931000000491622">
            <text:p>0.00093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25321">
            <text:p>16145.125321</text:p>
          </table:table-cell>
          <table:table-cell table:formula="of:=[.A625]-[.A$20]" office:value-type="float" office:value="0.0909510000001319">
            <text:p>0.090951</text:p>
          </table:table-cell>
          <table:table-cell table:formula="of:=[.A625]-[.A624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25323">
            <text:p>16145.125323</text:p>
          </table:table-cell>
          <table:table-cell table:formula="of:=[.A626]-[.A$20]" office:value-type="float" office:value="0.090953000000809">
            <text:p>0.090953</text:p>
          </table:table-cell>
          <table:table-cell table:formula="of:=[.A626]-[.A62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25325">
            <text:p>16145.125325</text:p>
          </table:table-cell>
          <table:table-cell table:formula="of:=[.A627]-[.A$20]" office:value-type="float" office:value="0.090955000001486">
            <text:p>0.090955</text:p>
          </table:table-cell>
          <table:table-cell table:formula="of:=[.A627]-[.A626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25327">
            <text:p>16145.125327</text:p>
          </table:table-cell>
          <table:table-cell table:formula="of:=[.A628]-[.A$20]" office:value-type="float" office:value="0.0909570000003441">
            <text:p>0.090957</text:p>
          </table:table-cell>
          <table:table-cell table:formula="of:=[.A628]-[.A627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26351">
            <text:p>16145.126351</text:p>
          </table:table-cell>
          <table:table-cell table:formula="of:=[.A629]-[.A$20]" office:value-type="float" office:value="0.0919810000013968">
            <text:p>0.091981</text:p>
          </table:table-cell>
          <table:table-cell table:formula="of:=[.A629]-[.A628]" office:value-type="float" office:value="0.00102400000105263">
            <text:p>0.00102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26353">
            <text:p>16145.126353</text:p>
          </table:table-cell>
          <table:table-cell table:formula="of:=[.A630]-[.A$20]" office:value-type="float" office:value="0.0919830000002548">
            <text:p>0.091983</text:p>
          </table:table-cell>
          <table:table-cell table:formula="of:=[.A630]-[.A629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26356">
            <text:p>16145.126356</text:p>
          </table:table-cell>
          <table:table-cell table:formula="of:=[.A631]-[.A$20]" office:value-type="float" office:value="0.0919860000012704">
            <text:p>0.091986</text:p>
          </table:table-cell>
          <table:table-cell table:formula="of:=[.A631]-[.A630]" office:value-type="float" office:value="0.00000300000101560727">
            <text:p>0.000003</text:p>
          </table:table-cell>
          <table:table-cell/>
          <table:table-cell office:value-type="string">
            <text:p>0.221048 / 1.643589 &lt;= 1.919866 / 5.000000</text:p>
          </table:table-cell>
          <table:table-cell/>
        </table:table-row>
        <table:table-row table:style-name="ro1">
          <table:table-cell office:value-type="float" office:value="16145.126358">
            <text:p>16145.126358</text:p>
          </table:table-cell>
          <table:table-cell table:formula="of:=[.A632]-[.A$20]" office:value-type="float" office:value="0.0919880000001285">
            <text:p>0.091988</text:p>
          </table:table-cell>
          <table:table-cell table:formula="of:=[.A632]-[.A631]" office:value-type="float" office:value="0.0000019999988580821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2636">
            <text:p>16145.126360</text:p>
          </table:table-cell>
          <table:table-cell table:formula="of:=[.A633]-[.A$20]" office:value-type="float" office:value="0.0919900000008056">
            <text:p>0.091990</text:p>
          </table:table-cell>
          <table:table-cell table:formula="of:=[.A633]-[.A632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26362">
            <text:p>16145.126362</text:p>
          </table:table-cell>
          <table:table-cell table:formula="of:=[.A634]-[.A$20]" office:value-type="float" office:value="0.0919920000014827">
            <text:p>0.091992</text:p>
          </table:table-cell>
          <table:table-cell table:formula="of:=[.A634]-[.A633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26364">
            <text:p>16145.126364</text:p>
          </table:table-cell>
          <table:table-cell table:formula="of:=[.A635]-[.A$20]" office:value-type="float" office:value="0.0919940000003408">
            <text:p>0.091994</text:p>
          </table:table-cell>
          <table:table-cell table:formula="of:=[.A635]-[.A634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26366">
            <text:p>16145.126366</text:p>
          </table:table-cell>
          <table:table-cell table:formula="of:=[.A636]-[.A$20]" office:value-type="float" office:value="0.0919960000010178">
            <text:p>0.091996</text:p>
          </table:table-cell>
          <table:table-cell table:formula="of:=[.A636]-[.A635]" office:value-type="float" office:value="0.00000200000067707151">
            <text:p>0.000002</text:p>
          </table:table-cell>
          <table:table-cell office:value-type="string">
            <text:p>d_s is renewed (r + D) to 16145128.363989; c_s is fully topped up</text:p>
          </table:table-cell>
          <table:table-cell table:number-columns-repeated="2"/>
        </table:table-row>
        <table:table-row table:style-name="ro1">
          <table:table-cell office:value-type="float" office:value="16145.126369">
            <text:p>16145.126369</text:p>
          </table:table-cell>
          <table:table-cell table:formula="of:=[.A637]-[.A$20]" office:value-type="float" office:value="0.0919990000002144">
            <text:p>0.091999</text:p>
          </table:table-cell>
          <table:table-cell table:formula="of:=[.A637]-[.A636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26374">
            <text:p>16145.126374</text:p>
          </table:table-cell>
          <table:table-cell table:formula="of:=[.A638]-[.A$20]" office:value-type="float" office:value="0.0920040000000881">
            <text:p>0.092004</text:p>
          </table:table-cell>
          <table:table-cell table:formula="of:=[.A638]-[.A637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26376">
            <text:p>16145.126376</text:p>
          </table:table-cell>
          <table:table-cell table:formula="of:=[.A639]-[.A$20]" office:value-type="float" office:value="0.0920060000007652">
            <text:p>0.092006</text:p>
          </table:table-cell>
          <table:table-cell table:formula="of:=[.A639]-[.A638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28008">
            <text:p>16145.128008</text:p>
          </table:table-cell>
          <table:table-cell table:formula="of:=[.A640]-[.A$20]" office:value-type="float" office:value="0.0936380000002828">
            <text:p>0.093638</text:p>
          </table:table-cell>
          <table:table-cell table:formula="of:=[.A640]-[.A639]" office:value-type="float" office:value="0.00163199999951758">
            <text:p>0.00163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28012">
            <text:p>16145.128012</text:p>
          </table:table-cell>
          <table:table-cell table:formula="of:=[.A641]-[.A$20]" office:value-type="float" office:value="0.0936419999998179">
            <text:p>0.093642</text:p>
          </table:table-cell>
          <table:table-cell table:formula="of:=[.A641]-[.A640]" office:value-type="float" office:value="0.00000399999953515362">
            <text:p>0.000004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28015">
            <text:p>16145.128015</text:p>
          </table:table-cell>
          <table:table-cell table:formula="of:=[.A642]-[.A$20]" office:value-type="float" office:value="0.0936450000008335">
            <text:p>0.093645</text:p>
          </table:table-cell>
          <table:table-cell table:formula="of:=[.A642]-[.A641]" office:value-type="float" office:value="0.00000300000101560727">
            <text:p>0.000003</text:p>
          </table:table-cell>
          <table:table-cell/>
          <table:table-cell office:value-type="string">
            <text:p>postpones its deadline to 16145132.996577; c_s is topped up to 0.487220</text:p>
          </table:table-cell>
          <table:table-cell/>
        </table:table-row>
        <table:table-row table:style-name="ro1">
          <table:table-cell office:value-type="float" office:value="16145.128019">
            <text:p>16145.128019</text:p>
          </table:table-cell>
          <table:table-cell table:formula="of:=[.A643]-[.A$20]" office:value-type="float" office:value="0.0936490000003687">
            <text:p>0.093649</text:p>
          </table:table-cell>
          <table:table-cell table:formula="of:=[.A643]-[.A642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28021">
            <text:p>16145.128021</text:p>
          </table:table-cell>
          <table:table-cell table:formula="of:=[.A644]-[.A$20]" office:value-type="float" office:value="0.0936510000010458">
            <text:p>0.093651</text:p>
          </table:table-cell>
          <table:table-cell table:formula="of:=[.A644]-[.A643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28024">
            <text:p>16145.128024</text:p>
          </table:table-cell>
          <table:table-cell table:formula="of:=[.A645]-[.A$20]" office:value-type="float" office:value="0.0936540000002424">
            <text:p>0.093654</text:p>
          </table:table-cell>
          <table:table-cell table:formula="of:=[.A645]-[.A64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28026">
            <text:p>16145.128026</text:p>
          </table:table-cell>
          <table:table-cell table:formula="of:=[.A646]-[.A$20]" office:value-type="float" office:value="0.0936560000009195">
            <text:p>0.093656</text:p>
          </table:table-cell>
          <table:table-cell table:formula="of:=[.A646]-[.A645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28956">
            <text:p>16145.128956</text:p>
          </table:table-cell>
          <table:table-cell table:formula="of:=[.A647]-[.A$20]" office:value-type="float" office:value="0.0945860000010725">
            <text:p>0.094586</text:p>
          </table:table-cell>
          <table:table-cell table:formula="of:=[.A647]-[.A646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28957">
            <text:p>16145.128957</text:p>
          </table:table-cell>
          <table:table-cell table:formula="of:=[.A648]-[.A$20]" office:value-type="float" office:value="0.0945870000014111">
            <text:p>0.094587</text:p>
          </table:table-cell>
          <table:table-cell table:formula="of:=[.A648]-[.A647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2896">
            <text:p>16145.128960</text:p>
          </table:table-cell>
          <table:table-cell table:formula="of:=[.A649]-[.A$20]" office:value-type="float" office:value="0.0945900000006077">
            <text:p>0.094590</text:p>
          </table:table-cell>
          <table:table-cell table:formula="of:=[.A649]-[.A648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28963">
            <text:p>16145.128963</text:p>
          </table:table-cell>
          <table:table-cell table:formula="of:=[.A650]-[.A$20]" office:value-type="float" office:value="0.0945929999998043">
            <text:p>0.094593</text:p>
          </table:table-cell>
          <table:table-cell table:formula="of:=[.A650]-[.A649]" office:value-type="float" office:value="0.00000299999919661786">
            <text:p>0.000003</text:p>
          </table:table-cell>
          <table:table-cell office:value-type="string">
            <text:p>postpones its deadline to 16145130.363989; c_s is topped up to 0.311761</text:p>
          </table:table-cell>
          <table:table-cell table:number-columns-repeated="2"/>
        </table:table-row>
        <table:table-row table:style-name="ro1">
          <table:table-cell office:value-type="float" office:value="16145.128965">
            <text:p>16145.128965</text:p>
          </table:table-cell>
          <table:table-cell table:formula="of:=[.A651]-[.A$20]" office:value-type="float" office:value="0.0945950000004814">
            <text:p>0.094595</text:p>
          </table:table-cell>
          <table:table-cell table:formula="of:=[.A651]-[.A65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28967">
            <text:p>16145.128967</text:p>
          </table:table-cell>
          <table:table-cell table:formula="of:=[.A652]-[.A$20]" office:value-type="float" office:value="0.0945970000011585">
            <text:p>0.094597</text:p>
          </table:table-cell>
          <table:table-cell table:formula="of:=[.A652]-[.A65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30351">
            <text:p>16145.130351</text:p>
          </table:table-cell>
          <table:table-cell table:formula="of:=[.A653]-[.A$20]" office:value-type="float" office:value="0.0959810000003927">
            <text:p>0.095981</text:p>
          </table:table-cell>
          <table:table-cell table:formula="of:=[.A653]-[.A652]" office:value-type="float" office:value="0.00138399999923422">
            <text:p>0.0013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30353">
            <text:p>16145.130353</text:p>
          </table:table-cell>
          <table:table-cell table:formula="of:=[.A654]-[.A$20]" office:value-type="float" office:value="0.0959830000010697">
            <text:p>0.095983</text:p>
          </table:table-cell>
          <table:table-cell table:formula="of:=[.A654]-[.A65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30356">
            <text:p>16145.130356</text:p>
          </table:table-cell>
          <table:table-cell table:formula="of:=[.A655]-[.A$20]" office:value-type="float" office:value="0.0959860000002664">
            <text:p>0.095986</text:p>
          </table:table-cell>
          <table:table-cell table:formula="of:=[.A655]-[.A654]" office:value-type="float" office:value="0.00000299999919661786">
            <text:p>0.000003</text:p>
          </table:table-cell>
          <table:table-cell office:value-type="string">
            <text:p>0.311761 / 0.010950 &gt; 0.919866 / 2.000000</text:p>
          </table:table-cell>
          <table:table-cell table:number-columns-repeated="2"/>
        </table:table-row>
        <table:table-row table:style-name="ro1">
          <table:table-cell office:value-type="float" office:value="16145.130358">
            <text:p>16145.130358</text:p>
          </table:table-cell>
          <table:table-cell table:formula="of:=[.A656]-[.A$20]" office:value-type="float" office:value="0.0959880000009434">
            <text:p>0.095988</text:p>
          </table:table-cell>
          <table:table-cell table:formula="of:=[.A656]-[.A655]" office:value-type="float" office:value="0.00000200000067707151">
            <text:p>0.000002</text:p>
          </table:table-cell>
          <table:table-cell office:value-type="string">
            <text:p>d_s is renewed (r + D) to 16145132.353039; c_s is fully topped up</text:p>
          </table:table-cell>
          <table:table-cell table:number-columns-repeated="2"/>
        </table:table-row>
        <table:table-row table:style-name="ro1">
          <table:table-cell office:value-type="float" office:value="16145.130889">
            <text:p>16145.130889</text:p>
          </table:table-cell>
          <table:table-cell table:formula="of:=[.A657]-[.A$20]" office:value-type="float" office:value="0.096519000000626">
            <text:p>0.096519</text:p>
          </table:table-cell>
          <table:table-cell table:formula="of:=[.A657]-[.A656]" office:value-type="float" office:value="0.000530999999682535">
            <text:p>0.000531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30891">
            <text:p>16145.130891</text:p>
          </table:table-cell>
          <table:table-cell table:formula="of:=[.A658]-[.A$20]" office:value-type="float" office:value="0.096521000001303">
            <text:p>0.096521</text:p>
          </table:table-cell>
          <table:table-cell table:formula="of:=[.A658]-[.A657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30895">
            <text:p>16145.130895</text:p>
          </table:table-cell>
          <table:table-cell table:formula="of:=[.A659]-[.A$20]" office:value-type="float" office:value="0.0965250000008382">
            <text:p>0.096525</text:p>
          </table:table-cell>
          <table:table-cell table:formula="of:=[.A659]-[.A658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30897">
            <text:p>16145.130897</text:p>
          </table:table-cell>
          <table:table-cell table:formula="of:=[.A660]-[.A$20]" office:value-type="float" office:value="0.0965269999996963">
            <text:p>0.096527</text:p>
          </table:table-cell>
          <table:table-cell table:formula="of:=[.A660]-[.A659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30899">
            <text:p>16145.130899</text:p>
          </table:table-cell>
          <table:table-cell table:formula="of:=[.A661]-[.A$20]" office:value-type="float" office:value="0.0965290000003733">
            <text:p>0.096529</text:p>
          </table:table-cell>
          <table:table-cell table:formula="of:=[.A661]-[.A66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0901">
            <text:p>16145.130901</text:p>
          </table:table-cell>
          <table:table-cell table:formula="of:=[.A662]-[.A$20]" office:value-type="float" office:value="0.0965310000010504">
            <text:p>0.096531</text:p>
          </table:table-cell>
          <table:table-cell table:formula="of:=[.A662]-[.A661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31828">
            <text:p>16145.131828</text:p>
          </table:table-cell>
          <table:table-cell table:formula="of:=[.A663]-[.A$20]" office:value-type="float" office:value="0.0974580000001879">
            <text:p>0.097458</text:p>
          </table:table-cell>
          <table:table-cell table:formula="of:=[.A663]-[.A662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3183">
            <text:p>16145.131830</text:p>
          </table:table-cell>
          <table:table-cell table:formula="of:=[.A664]-[.A$20]" office:value-type="float" office:value="0.097460000000865">
            <text:p>0.097460</text:p>
          </table:table-cell>
          <table:table-cell table:formula="of:=[.A664]-[.A663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31833">
            <text:p>16145.131833</text:p>
          </table:table-cell>
          <table:table-cell table:formula="of:=[.A665]-[.A$20]" office:value-type="float" office:value="0.0974630000000616">
            <text:p>0.097463</text:p>
          </table:table-cell>
          <table:table-cell table:formula="of:=[.A665]-[.A66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1835">
            <text:p>16145.131835</text:p>
          </table:table-cell>
          <table:table-cell table:formula="of:=[.A666]-[.A$20]" office:value-type="float" office:value="0.0974650000007387">
            <text:p>0.097465</text:p>
          </table:table-cell>
          <table:table-cell table:formula="of:=[.A666]-[.A66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31898">
            <text:p>16145.131898</text:p>
          </table:table-cell>
          <table:table-cell table:formula="of:=[.A667]-[.A$20]" office:value-type="float" office:value="0.0975280000002385">
            <text:p>0.097528</text:p>
          </table:table-cell>
          <table:table-cell table:formula="of:=[.A667]-[.A666]" office:value-type="float" office:value="0.0000629999994998798">
            <text:p>0.00006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32174">
            <text:p>16145.132174</text:p>
          </table:table-cell>
          <table:table-cell table:formula="of:=[.A668]-[.A$20]" office:value-type="float" office:value="0.0978040000009059">
            <text:p>0.097804</text:p>
          </table:table-cell>
          <table:table-cell table:formula="of:=[.A668]-[.A667]" office:value-type="float" office:value="0.000276000000667409">
            <text:p>0.00027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32176">
            <text:p>16145.132176</text:p>
          </table:table-cell>
          <table:table-cell table:formula="of:=[.A669]-[.A$20]" office:value-type="float" office:value="0.097805999999764">
            <text:p>0.097806</text:p>
          </table:table-cell>
          <table:table-cell table:formula="of:=[.A669]-[.A668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3218">
            <text:p>16145.132180</text:p>
          </table:table-cell>
          <table:table-cell table:formula="of:=[.A670]-[.A$20]" office:value-type="float" office:value="0.0978100000011182">
            <text:p>0.097810</text:p>
          </table:table-cell>
          <table:table-cell table:formula="of:=[.A670]-[.A669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32181">
            <text:p>16145.132181</text:p>
          </table:table-cell>
          <table:table-cell table:formula="of:=[.A671]-[.A$20]" office:value-type="float" office:value="0.0978110000014567">
            <text:p>0.097811</text:p>
          </table:table-cell>
          <table:table-cell table:formula="of:=[.A671]-[.A67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32184">
            <text:p>16145.132184</text:p>
          </table:table-cell>
          <table:table-cell table:formula="of:=[.A672]-[.A$20]" office:value-type="float" office:value="0.0978140000006533">
            <text:p>0.097814</text:p>
          </table:table-cell>
          <table:table-cell table:formula="of:=[.A672]-[.A671]" office:value-type="float" office:value="0.00000299999919661786">
            <text:p>0.000003</text:p>
          </table:table-cell>
          <table:table-cell/>
          <table:table-cell office:value-type="string">
            <text:p>0.129801 / 0.815096 &lt;= 1.919866 / 5.000000</text:p>
          </table:table-cell>
          <table:table-cell/>
        </table:table-row>
        <table:table-row table:style-name="ro1">
          <table:table-cell office:value-type="float" office:value="16145.132186">
            <text:p>16145.132186</text:p>
          </table:table-cell>
          <table:table-cell table:formula="of:=[.A673]-[.A$20]" office:value-type="float" office:value="0.0978160000013304">
            <text:p>0.097816</text:p>
          </table:table-cell>
          <table:table-cell table:formula="of:=[.A673]-[.A672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3219">
            <text:p>16145.132190</text:p>
          </table:table-cell>
          <table:table-cell table:formula="of:=[.A674]-[.A$20]" office:value-type="float" office:value="0.0978200000008656">
            <text:p>0.097820</text:p>
          </table:table-cell>
          <table:table-cell table:formula="of:=[.A674]-[.A673]" office:value-type="float" office:value="0.00000399999953515362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6145.132365">
            <text:p>16145.132365</text:p>
          </table:table-cell>
          <table:table-cell table:formula="of:=[.A675]-[.A$20]" office:value-type="float" office:value="0.0979950000000827">
            <text:p>0.097995</text:p>
          </table:table-cell>
          <table:table-cell table:formula="of:=[.A675]-[.A674]" office:value-type="float" office:value="0.000174999999217107">
            <text:p>0.00017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34126">
            <text:p>16145.134126</text:p>
          </table:table-cell>
          <table:table-cell table:formula="of:=[.A676]-[.A$20]" office:value-type="float" office:value="0.0997560000014346">
            <text:p>0.099756</text:p>
          </table:table-cell>
          <table:table-cell table:formula="of:=[.A676]-[.A675]" office:value-type="float" office:value="0.00176100000135193">
            <text:p>0.0017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34128">
            <text:p>16145.134128</text:p>
          </table:table-cell>
          <table:table-cell table:formula="of:=[.A677]-[.A$20]" office:value-type="float" office:value="0.0997580000002927">
            <text:p>0.099758</text:p>
          </table:table-cell>
          <table:table-cell table:formula="of:=[.A677]-[.A676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34131">
            <text:p>16145.134131</text:p>
          </table:table-cell>
          <table:table-cell table:formula="of:=[.A678]-[.A$20]" office:value-type="float" office:value="0.0997610000013083">
            <text:p>0.099761</text:p>
          </table:table-cell>
          <table:table-cell table:formula="of:=[.A678]-[.A677]" office:value-type="float" office:value="0.00000300000101560727">
            <text:p>0.000003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34134">
            <text:p>16145.134134</text:p>
          </table:table-cell>
          <table:table-cell table:formula="of:=[.A679]-[.A$20]" office:value-type="float" office:value="0.0997640000005049">
            <text:p>0.099764</text:p>
          </table:table-cell>
          <table:table-cell table:formula="of:=[.A679]-[.A678]" office:value-type="float" office:value="0.00000299999919661786">
            <text:p>0.000003</text:p>
          </table:table-cell>
          <table:table-cell/>
          <table:table-cell office:value-type="string">
            <text:p>postpones its deadline to 16145142.996577; c_s is topped up to 0.903505</text:p>
          </table:table-cell>
          <table:table-cell/>
        </table:table-row>
        <table:table-row table:style-name="ro1">
          <table:table-cell office:value-type="float" office:value="16145.134136">
            <text:p>16145.134136</text:p>
          </table:table-cell>
          <table:table-cell table:formula="of:=[.A680]-[.A$20]" office:value-type="float" office:value="0.099766000001182">
            <text:p>0.099766</text:p>
          </table:table-cell>
          <table:table-cell table:formula="of:=[.A680]-[.A679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3438">
            <text:p>16145.134380</text:p>
          </table:table-cell>
          <table:table-cell table:formula="of:=[.A681]-[.A$20]" office:value-type="float" office:value="0.100010000000111">
            <text:p>0.100010</text:p>
          </table:table-cell>
          <table:table-cell table:formula="of:=[.A681]-[.A680]" office:value-type="float" office:value="0.000243999998929212">
            <text:p>0.00024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34383">
            <text:p>16145.134383</text:p>
          </table:table-cell>
          <table:table-cell table:formula="of:=[.A682]-[.A$20]" office:value-type="float" office:value="0.100013000001127">
            <text:p>0.100013</text:p>
          </table:table-cell>
          <table:table-cell table:formula="of:=[.A682]-[.A68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34385">
            <text:p>16145.134385</text:p>
          </table:table-cell>
          <table:table-cell table:formula="of:=[.A683]-[.A$20]" office:value-type="float" office:value="0.100014999999985">
            <text:p>0.100015</text:p>
          </table:table-cell>
          <table:table-cell table:formula="of:=[.A683]-[.A682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16145141.382852; c_s is fully topped up</text:p>
          </table:table-cell>
        </table:table-row>
        <table:table-row table:style-name="ro1">
          <table:table-cell office:value-type="float" office:value="16145.134388">
            <text:p>16145.134388</text:p>
          </table:table-cell>
          <table:table-cell table:formula="of:=[.A684]-[.A$20]" office:value-type="float" office:value="0.100018000001">
            <text:p>0.100018</text:p>
          </table:table-cell>
          <table:table-cell table:formula="of:=[.A684]-[.A683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34389">
            <text:p>16145.134389</text:p>
          </table:table-cell>
          <table:table-cell table:formula="of:=[.A685]-[.A$20]" office:value-type="float" office:value="0.100019000001339">
            <text:p>0.100019</text:p>
          </table:table-cell>
          <table:table-cell table:formula="of:=[.A685]-[.A684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34391">
            <text:p>16145.134391</text:p>
          </table:table-cell>
          <table:table-cell table:formula="of:=[.A686]-[.A$20]" office:value-type="float" office:value="0.100021000000197">
            <text:p>0.100021</text:p>
          </table:table-cell>
          <table:table-cell table:formula="of:=[.A686]-[.A685]" office:value-type="float" office:value="0.00000199999885808211">
            <text:p>0.000002</text:p>
          </table:table-cell>
          <table:table-cell office:value-type="string">
            <text:p>d_s is renewed (r + D) to 16145136.382852; c_s is fully topped up</text:p>
          </table:table-cell>
          <table:table-cell table:number-columns-repeated="2"/>
        </table:table-row>
        <table:table-row table:style-name="ro1">
          <table:table-cell office:value-type="float" office:value="16145.134394">
            <text:p>16145.134394</text:p>
          </table:table-cell>
          <table:table-cell table:formula="of:=[.A687]-[.A$20]" office:value-type="float" office:value="0.100024000001213">
            <text:p>0.100024</text:p>
          </table:table-cell>
          <table:table-cell table:formula="of:=[.A687]-[.A686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34395">
            <text:p>16145.134395</text:p>
          </table:table-cell>
          <table:table-cell table:formula="of:=[.A688]-[.A$20]" office:value-type="float" office:value="0.100024999999732">
            <text:p>0.100025</text:p>
          </table:table-cell>
          <table:table-cell table:formula="of:=[.A688]-[.A687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34398">
            <text:p>16145.134398</text:p>
          </table:table-cell>
          <table:table-cell table:formula="of:=[.A689]-[.A$20]" office:value-type="float" office:value="0.100028000000748">
            <text:p>0.100028</text:p>
          </table:table-cell>
          <table:table-cell table:formula="of:=[.A689]-[.A688]" office:value-type="float" office:value="0.00000300000101560727">
            <text:p>0.000003</text:p>
          </table:table-cell>
          <table:table-cell/>
          <table:table-cell office:value-type="string">
            <text:p>0.903505 / 8.613725 &lt;= 1.919866 / 5.000000</text:p>
          </table:table-cell>
          <table:table-cell/>
        </table:table-row>
        <table:table-row table:style-name="ro1">
          <table:table-cell office:value-type="float" office:value="16145.1344">
            <text:p>16145.134400</text:p>
          </table:table-cell>
          <table:table-cell table:formula="of:=[.A690]-[.A$20]" office:value-type="float" office:value="0.100030000001425">
            <text:p>0.100030</text:p>
          </table:table-cell>
          <table:table-cell table:formula="of:=[.A690]-[.A68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34406">
            <text:p>16145.134406</text:p>
          </table:table-cell>
          <table:table-cell table:formula="of:=[.A691]-[.A$20]" office:value-type="float" office:value="0.100035999999818">
            <text:p>0.100036</text:p>
          </table:table-cell>
          <table:table-cell table:formula="of:=[.A691]-[.A690]" office:value-type="float" office:value="0.0000059999983932357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34408">
            <text:p>16145.134408</text:p>
          </table:table-cell>
          <table:table-cell table:formula="of:=[.A692]-[.A$20]" office:value-type="float" office:value="0.100038000000495">
            <text:p>0.100038</text:p>
          </table:table-cell>
          <table:table-cell table:formula="of:=[.A692]-[.A69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441">
            <text:p>16145.134410</text:p>
          </table:table-cell>
          <table:table-cell table:formula="of:=[.A693]-[.A$20]" office:value-type="float" office:value="0.100040000001172">
            <text:p>0.100040</text:p>
          </table:table-cell>
          <table:table-cell table:formula="of:=[.A693]-[.A692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35341">
            <text:p>16145.135341</text:p>
          </table:table-cell>
          <table:table-cell table:formula="of:=[.A694]-[.A$20]" office:value-type="float" office:value="0.100970999999845">
            <text:p>0.100971</text:p>
          </table:table-cell>
          <table:table-cell table:formula="of:=[.A694]-[.A693]" office:value-type="float" office:value="0.000930999998672633">
            <text:p>0.00093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35343">
            <text:p>16145.135343</text:p>
          </table:table-cell>
          <table:table-cell table:formula="of:=[.A695]-[.A$20]" office:value-type="float" office:value="0.100973000000522">
            <text:p>0.100973</text:p>
          </table:table-cell>
          <table:table-cell table:formula="of:=[.A695]-[.A694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35346">
            <text:p>16145.135346</text:p>
          </table:table-cell>
          <table:table-cell table:formula="of:=[.A696]-[.A$20]" office:value-type="float" office:value="0.100975999999719">
            <text:p>0.100976</text:p>
          </table:table-cell>
          <table:table-cell table:formula="of:=[.A696]-[.A69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5348">
            <text:p>16145.135348</text:p>
          </table:table-cell>
          <table:table-cell table:formula="of:=[.A697]-[.A$20]" office:value-type="float" office:value="0.100978000000396">
            <text:p>0.100978</text:p>
          </table:table-cell>
          <table:table-cell table:formula="of:=[.A697]-[.A69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3535">
            <text:p>16145.135350</text:p>
          </table:table-cell>
          <table:table-cell table:formula="of:=[.A698]-[.A$20]" office:value-type="float" office:value="0.100980000001073">
            <text:p>0.100980</text:p>
          </table:table-cell>
          <table:table-cell table:formula="of:=[.A698]-[.A697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35352">
            <text:p>16145.135352</text:p>
          </table:table-cell>
          <table:table-cell table:formula="of:=[.A699]-[.A$20]" office:value-type="float" office:value="0.100981999999931">
            <text:p>0.100982</text:p>
          </table:table-cell>
          <table:table-cell table:formula="of:=[.A699]-[.A698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3639">
            <text:p>16145.136390</text:p>
          </table:table-cell>
          <table:table-cell table:formula="of:=[.A700]-[.A$20]" office:value-type="float" office:value="0.102020000000266">
            <text:p>0.102020</text:p>
          </table:table-cell>
          <table:table-cell table:formula="of:=[.A700]-[.A699]" office:value-type="float" office:value="0.00103800000033516">
            <text:p>0.00103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38302">
            <text:p>16145.138302</text:p>
          </table:table-cell>
          <table:table-cell table:formula="of:=[.A701]-[.A$20]" office:value-type="float" office:value="0.103931999999986">
            <text:p>0.103932</text:p>
          </table:table-cell>
          <table:table-cell table:formula="of:=[.A701]-[.A700]" office:value-type="float" office:value="0.00191199999972014">
            <text:p>0.00191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38304">
            <text:p>16145.138304</text:p>
          </table:table-cell>
          <table:table-cell table:formula="of:=[.A702]-[.A$20]" office:value-type="float" office:value="0.103934000000663">
            <text:p>0.103934</text:p>
          </table:table-cell>
          <table:table-cell table:formula="of:=[.A702]-[.A701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38307">
            <text:p>16145.138307</text:p>
          </table:table-cell>
          <table:table-cell table:formula="of:=[.A703]-[.A$20]" office:value-type="float" office:value="0.10393699999986">
            <text:p>0.103937</text:p>
          </table:table-cell>
          <table:table-cell table:formula="of:=[.A703]-[.A702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38309">
            <text:p>16145.138309</text:p>
          </table:table-cell>
          <table:table-cell table:formula="of:=[.A704]-[.A$20]" office:value-type="float" office:value="0.103939000000537">
            <text:p>0.103939</text:p>
          </table:table-cell>
          <table:table-cell table:formula="of:=[.A704]-[.A703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38311">
            <text:p>16145.138311</text:p>
          </table:table-cell>
          <table:table-cell table:formula="of:=[.A705]-[.A$20]" office:value-type="float" office:value="0.103941000001214">
            <text:p>0.103941</text:p>
          </table:table-cell>
          <table:table-cell table:formula="of:=[.A705]-[.A70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38313">
            <text:p>16145.138313</text:p>
          </table:table-cell>
          <table:table-cell table:formula="of:=[.A706]-[.A$20]" office:value-type="float" office:value="0.103943000000072">
            <text:p>0.103943</text:p>
          </table:table-cell>
          <table:table-cell table:formula="of:=[.A706]-[.A705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38351">
            <text:p>16145.138351</text:p>
          </table:table-cell>
          <table:table-cell table:formula="of:=[.A707]-[.A$20]" office:value-type="float" office:value="0.103981000000204">
            <text:p>0.103981</text:p>
          </table:table-cell>
          <table:table-cell table:formula="of:=[.A707]-[.A706]" office:value-type="float" office:value="0.0000380000001314329">
            <text:p>0.00003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38353">
            <text:p>16145.138353</text:p>
          </table:table-cell>
          <table:table-cell table:formula="of:=[.A708]-[.A$20]" office:value-type="float" office:value="0.103983000000881">
            <text:p>0.103983</text:p>
          </table:table-cell>
          <table:table-cell table:formula="of:=[.A708]-[.A70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38355">
            <text:p>16145.138355</text:p>
          </table:table-cell>
          <table:table-cell table:formula="of:=[.A709]-[.A$20]" office:value-type="float" office:value="0.103984999999739">
            <text:p>0.103985</text:p>
          </table:table-cell>
          <table:table-cell table:formula="of:=[.A709]-[.A708]" office:value-type="float" office:value="0.00000199999885808211">
            <text:p>0.000002</text:p>
          </table:table-cell>
          <table:table-cell office:value-type="string">
            <text:p>d_s is renewed (r + D) to 16145140.353068; c_s is fully topped up</text:p>
          </table:table-cell>
          <table:table-cell table:number-columns-repeated="2"/>
        </table:table-row>
        <table:table-row table:style-name="ro1">
          <table:table-cell office:value-type="float" office:value="16145.138358">
            <text:p>16145.138358</text:p>
          </table:table-cell>
          <table:table-cell table:formula="of:=[.A710]-[.A$20]" office:value-type="float" office:value="0.103988000000754">
            <text:p>0.103988</text:p>
          </table:table-cell>
          <table:table-cell table:formula="of:=[.A710]-[.A709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38361">
            <text:p>16145.138361</text:p>
          </table:table-cell>
          <table:table-cell table:formula="of:=[.A711]-[.A$20]" office:value-type="float" office:value="0.103990999999951">
            <text:p>0.103991</text:p>
          </table:table-cell>
          <table:table-cell table:formula="of:=[.A711]-[.A71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38363">
            <text:p>16145.138363</text:p>
          </table:table-cell>
          <table:table-cell table:formula="of:=[.A712]-[.A$20]" office:value-type="float" office:value="0.103993000000628">
            <text:p>0.103993</text:p>
          </table:table-cell>
          <table:table-cell table:formula="of:=[.A712]-[.A711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38365">
            <text:p>16145.138365</text:p>
          </table:table-cell>
          <table:table-cell table:formula="of:=[.A713]-[.A$20]" office:value-type="float" office:value="0.103995000001305">
            <text:p>0.103995</text:p>
          </table:table-cell>
          <table:table-cell table:formula="of:=[.A713]-[.A71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8367">
            <text:p>16145.138367</text:p>
          </table:table-cell>
          <table:table-cell table:formula="of:=[.A714]-[.A$20]" office:value-type="float" office:value="0.103997000000163">
            <text:p>0.103997</text:p>
          </table:table-cell>
          <table:table-cell table:formula="of:=[.A714]-[.A713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39294">
            <text:p>16145.139294</text:p>
          </table:table-cell>
          <table:table-cell table:formula="of:=[.A715]-[.A$20]" office:value-type="float" office:value="0.10492400000112">
            <text:p>0.104924</text:p>
          </table:table-cell>
          <table:table-cell table:formula="of:=[.A715]-[.A714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39296">
            <text:p>16145.139296</text:p>
          </table:table-cell>
          <table:table-cell table:formula="of:=[.A716]-[.A$20]" office:value-type="float" office:value="0.104925999999978">
            <text:p>0.104926</text:p>
          </table:table-cell>
          <table:table-cell table:formula="of:=[.A716]-[.A715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39299">
            <text:p>16145.139299</text:p>
          </table:table-cell>
          <table:table-cell table:formula="of:=[.A717]-[.A$20]" office:value-type="float" office:value="0.104929000000993">
            <text:p>0.104929</text:p>
          </table:table-cell>
          <table:table-cell table:formula="of:=[.A717]-[.A71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39301">
            <text:p>16145.139301</text:p>
          </table:table-cell>
          <table:table-cell table:formula="of:=[.A718]-[.A$20]" office:value-type="float" office:value="0.104930999999851">
            <text:p>0.104931</text:p>
          </table:table-cell>
          <table:table-cell table:formula="of:=[.A718]-[.A71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40364">
            <text:p>16145.140364</text:p>
          </table:table-cell>
          <table:table-cell table:formula="of:=[.A719]-[.A$20]" office:value-type="float" office:value="0.105994000001374">
            <text:p>0.105994</text:p>
          </table:table-cell>
          <table:table-cell table:formula="of:=[.A719]-[.A718]" office:value-type="float" office:value="0.0010630000015226">
            <text:p>0.00106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41219">
            <text:p>16145.141219</text:p>
          </table:table-cell>
          <table:table-cell table:formula="of:=[.A720]-[.A$20]" office:value-type="float" office:value="0.106848999999784">
            <text:p>0.106849</text:p>
          </table:table-cell>
          <table:table-cell table:formula="of:=[.A720]-[.A719]" office:value-type="float" office:value="0.000854999998409767">
            <text:p>0.00085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4122">
            <text:p>16145.141220</text:p>
          </table:table-cell>
          <table:table-cell table:formula="of:=[.A721]-[.A$20]" office:value-type="float" office:value="0.106850000000122">
            <text:p>0.106850</text:p>
          </table:table-cell>
          <table:table-cell table:formula="of:=[.A721]-[.A720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41223">
            <text:p>16145.141223</text:p>
          </table:table-cell>
          <table:table-cell table:formula="of:=[.A722]-[.A$20]" office:value-type="float" office:value="0.106853000001138">
            <text:p>0.106853</text:p>
          </table:table-cell>
          <table:table-cell table:formula="of:=[.A722]-[.A721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41227">
            <text:p>16145.141227</text:p>
          </table:table-cell>
          <table:table-cell table:formula="of:=[.A723]-[.A$20]" office:value-type="float" office:value="0.106857000000673">
            <text:p>0.106857</text:p>
          </table:table-cell>
          <table:table-cell table:formula="of:=[.A723]-[.A722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41229">
            <text:p>16145.141229</text:p>
          </table:table-cell>
          <table:table-cell table:formula="of:=[.A724]-[.A$20]" office:value-type="float" office:value="0.10685900000135">
            <text:p>0.106859</text:p>
          </table:table-cell>
          <table:table-cell table:formula="of:=[.A724]-[.A723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41446">
            <text:p>16145.141446</text:p>
          </table:table-cell>
          <table:table-cell table:formula="of:=[.A725]-[.A$20]" office:value-type="float" office:value="0.107076000000234">
            <text:p>0.107076</text:p>
          </table:table-cell>
          <table:table-cell table:formula="of:=[.A725]-[.A724]" office:value-type="float" office:value="0.000216999998883693">
            <text:p>0.000217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42418">
            <text:p>16145.142418</text:p>
          </table:table-cell>
          <table:table-cell table:formula="of:=[.A726]-[.A$20]" office:value-type="float" office:value="0.108048000000053">
            <text:p>0.108048</text:p>
          </table:table-cell>
          <table:table-cell table:formula="of:=[.A726]-[.A725]" office:value-type="float" office:value="0.000971999999819673">
            <text:p>0.00097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4242">
            <text:p>16145.142420</text:p>
          </table:table-cell>
          <table:table-cell table:formula="of:=[.A727]-[.A$20]" office:value-type="float" office:value="0.108050000000731">
            <text:p>0.108050</text:p>
          </table:table-cell>
          <table:table-cell table:formula="of:=[.A727]-[.A72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42423">
            <text:p>16145.142423</text:p>
          </table:table-cell>
          <table:table-cell table:formula="of:=[.A728]-[.A$20]" office:value-type="float" office:value="0.108052999999927">
            <text:p>0.108053</text:p>
          </table:table-cell>
          <table:table-cell table:formula="of:=[.A728]-[.A727]" office:value-type="float" office:value="0.00000299999919661786">
            <text:p>0.000003</text:p>
          </table:table-cell>
          <table:table-cell office:value-type="string">
            <text:p>d_s is renewed (r + D) to 16145144.420454; c_s is fully topped up</text:p>
          </table:table-cell>
          <table:table-cell table:number-columns-repeated="2"/>
        </table:table-row>
        <table:table-row table:style-name="ro1">
          <table:table-cell office:value-type="float" office:value="16145.142429">
            <text:p>16145.142429</text:p>
          </table:table-cell>
          <table:table-cell table:formula="of:=[.A729]-[.A$20]" office:value-type="float" office:value="0.108059000000139">
            <text:p>0.108059</text:p>
          </table:table-cell>
          <table:table-cell table:formula="of:=[.A729]-[.A728]" office:value-type="float" office:value="0.00000600000021222513">
            <text:p>0.000006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42432">
            <text:p>16145.142432</text:p>
          </table:table-cell>
          <table:table-cell table:formula="of:=[.A730]-[.A$20]" office:value-type="float" office:value="0.108062000001155">
            <text:p>0.108062</text:p>
          </table:table-cell>
          <table:table-cell table:formula="of:=[.A730]-[.A72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42434">
            <text:p>16145.142434</text:p>
          </table:table-cell>
          <table:table-cell table:formula="of:=[.A731]-[.A$20]" office:value-type="float" office:value="0.108064000000013">
            <text:p>0.108064</text:p>
          </table:table-cell>
          <table:table-cell table:formula="of:=[.A731]-[.A730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43003">
            <text:p>16145.143003</text:p>
          </table:table-cell>
          <table:table-cell table:formula="of:=[.A732]-[.A$20]" office:value-type="float" office:value="0.108632999999827">
            <text:p>0.108633</text:p>
          </table:table-cell>
          <table:table-cell table:formula="of:=[.A732]-[.A731]" office:value-type="float" office:value="0.000568999999813968">
            <text:p>0.00056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43005">
            <text:p>16145.143005</text:p>
          </table:table-cell>
          <table:table-cell table:formula="of:=[.A733]-[.A$20]" office:value-type="float" office:value="0.108635000000504">
            <text:p>0.108635</text:p>
          </table:table-cell>
          <table:table-cell table:formula="of:=[.A733]-[.A73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43008">
            <text:p>16145.143008</text:p>
          </table:table-cell>
          <table:table-cell table:formula="of:=[.A734]-[.A$20]" office:value-type="float" office:value="0.108637999999701">
            <text:p>0.108638</text:p>
          </table:table-cell>
          <table:table-cell table:formula="of:=[.A734]-[.A733]" office:value-type="float" office:value="0.00000299999919661786">
            <text:p>0.000003</text:p>
          </table:table-cell>
          <table:table-cell/>
          <table:table-cell office:value-type="string">
            <text:p>postpones its deadline to 16145147.996577; c_s is topped up to 0.847549</text:p>
          </table:table-cell>
          <table:table-cell/>
        </table:table-row>
        <table:table-row table:style-name="ro1">
          <table:table-cell office:value-type="float" office:value="16145.143373">
            <text:p>16145.143373</text:p>
          </table:table-cell>
          <table:table-cell table:formula="of:=[.A735]-[.A$20]" office:value-type="float" office:value="0.109003000001394">
            <text:p>0.109003</text:p>
          </table:table-cell>
          <table:table-cell table:formula="of:=[.A735]-[.A734]" office:value-type="float" office:value="0.000365000001693261">
            <text:p>0.00036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43374">
            <text:p>16145.143374</text:p>
          </table:table-cell>
          <table:table-cell table:formula="of:=[.A736]-[.A$20]" office:value-type="float" office:value="0.109003999999914">
            <text:p>0.109004</text:p>
          </table:table-cell>
          <table:table-cell table:formula="of:=[.A736]-[.A735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43377">
            <text:p>16145.143377</text:p>
          </table:table-cell>
          <table:table-cell table:formula="of:=[.A737]-[.A$20]" office:value-type="float" office:value="0.109007000000929">
            <text:p>0.109007</text:p>
          </table:table-cell>
          <table:table-cell table:formula="of:=[.A737]-[.A73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43379">
            <text:p>16145.143379</text:p>
          </table:table-cell>
          <table:table-cell table:formula="of:=[.A738]-[.A$20]" office:value-type="float" office:value="0.109008999999787">
            <text:p>0.109009</text:p>
          </table:table-cell>
          <table:table-cell table:formula="of:=[.A738]-[.A73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43382">
            <text:p>16145.143382</text:p>
          </table:table-cell>
          <table:table-cell table:formula="of:=[.A739]-[.A$20]" office:value-type="float" office:value="0.109012000000803">
            <text:p>0.109012</text:p>
          </table:table-cell>
          <table:table-cell table:formula="of:=[.A739]-[.A738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43384">
            <text:p>16145.143384</text:p>
          </table:table-cell>
          <table:table-cell table:formula="of:=[.A740]-[.A$20]" office:value-type="float" office:value="0.10901400000148">
            <text:p>0.109014</text:p>
          </table:table-cell>
          <table:table-cell table:formula="of:=[.A740]-[.A739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44356">
            <text:p>16145.144356</text:p>
          </table:table-cell>
          <table:table-cell table:formula="of:=[.A741]-[.A$20]" office:value-type="float" office:value="0.1099860000013">
            <text:p>0.109986</text:p>
          </table:table-cell>
          <table:table-cell table:formula="of:=[.A741]-[.A740]" office:value-type="float" office:value="0.000971999999819673">
            <text:p>0.00097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44358">
            <text:p>16145.144358</text:p>
          </table:table-cell>
          <table:table-cell table:formula="of:=[.A742]-[.A$20]" office:value-type="float" office:value="0.109988000000158">
            <text:p>0.109988</text:p>
          </table:table-cell>
          <table:table-cell table:formula="of:=[.A742]-[.A74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44361">
            <text:p>16145.144361</text:p>
          </table:table-cell>
          <table:table-cell table:formula="of:=[.A743]-[.A$20]" office:value-type="float" office:value="0.109991000001173">
            <text:p>0.109991</text:p>
          </table:table-cell>
          <table:table-cell table:formula="of:=[.A743]-[.A742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151.358361; c_s is fully topped up</text:p>
          </table:table-cell>
        </table:table-row>
        <table:table-row table:style-name="ro1">
          <table:table-cell office:value-type="float" office:value="16145.144427">
            <text:p>16145.144427</text:p>
          </table:table-cell>
          <table:table-cell table:formula="of:=[.A744]-[.A$20]" office:value-type="float" office:value="0.11005699999987">
            <text:p>0.110057</text:p>
          </table:table-cell>
          <table:table-cell table:formula="of:=[.A744]-[.A743]" office:value-type="float" office:value="0.0000659999986964976">
            <text:p>0.000066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45348">
            <text:p>16145.145348</text:p>
          </table:table-cell>
          <table:table-cell table:formula="of:=[.A745]-[.A$20]" office:value-type="float" office:value="0.110978000000614">
            <text:p>0.110978</text:p>
          </table:table-cell>
          <table:table-cell table:formula="of:=[.A745]-[.A744]" office:value-type="float" office:value="0.000921000000744243">
            <text:p>0.0009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4535">
            <text:p>16145.145350</text:p>
          </table:table-cell>
          <table:table-cell table:formula="of:=[.A746]-[.A$20]" office:value-type="float" office:value="0.110980000001291">
            <text:p>0.110980</text:p>
          </table:table-cell>
          <table:table-cell table:formula="of:=[.A746]-[.A745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45353">
            <text:p>16145.145353</text:p>
          </table:table-cell>
          <table:table-cell table:formula="of:=[.A747]-[.A$20]" office:value-type="float" office:value="0.110983000000488">
            <text:p>0.110983</text:p>
          </table:table-cell>
          <table:table-cell table:formula="of:=[.A747]-[.A746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45355">
            <text:p>16145.145355</text:p>
          </table:table-cell>
          <table:table-cell table:formula="of:=[.A748]-[.A$20]" office:value-type="float" office:value="0.110985000001165">
            <text:p>0.110985</text:p>
          </table:table-cell>
          <table:table-cell table:formula="of:=[.A748]-[.A74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45358">
            <text:p>16145.145358</text:p>
          </table:table-cell>
          <table:table-cell table:formula="of:=[.A749]-[.A$20]" office:value-type="float" office:value="0.110988000000361">
            <text:p>0.110988</text:p>
          </table:table-cell>
          <table:table-cell table:formula="of:=[.A749]-[.A748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4536">
            <text:p>16145.145360</text:p>
          </table:table-cell>
          <table:table-cell table:formula="of:=[.A750]-[.A$20]" office:value-type="float" office:value="0.110990000001038">
            <text:p>0.110990</text:p>
          </table:table-cell>
          <table:table-cell table:formula="of:=[.A750]-[.A74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46351">
            <text:p>16145.146351</text:p>
          </table:table-cell>
          <table:table-cell table:formula="of:=[.A751]-[.A$20]" office:value-type="float" office:value="0.111981000000014">
            <text:p>0.111981</text:p>
          </table:table-cell>
          <table:table-cell table:formula="of:=[.A751]-[.A750]" office:value-type="float" office:value="0.000990999998975894">
            <text:p>0.000991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46354">
            <text:p>16145.146354</text:p>
          </table:table-cell>
          <table:table-cell table:formula="of:=[.A752]-[.A$20]" office:value-type="float" office:value="0.11198400000103">
            <text:p>0.111984</text:p>
          </table:table-cell>
          <table:table-cell table:formula="of:=[.A752]-[.A751]" office:value-type="float" office:value="0.00000300000101560727">
            <text:p>0.000003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46356">
            <text:p>16145.146356</text:p>
          </table:table-cell>
          <table:table-cell table:formula="of:=[.A753]-[.A$20]" office:value-type="float" office:value="0.111985999999888">
            <text:p>0.111986</text:p>
          </table:table-cell>
          <table:table-cell table:formula="of:=[.A753]-[.A752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46357">
            <text:p>16145.146357</text:p>
          </table:table-cell>
          <table:table-cell table:formula="of:=[.A754]-[.A$20]" office:value-type="float" office:value="0.111987000000227">
            <text:p>0.111987</text:p>
          </table:table-cell>
          <table:table-cell table:formula="of:=[.A754]-[.A753]" office:value-type="float" office:value="0.00000100000033853576">
            <text:p>0.00000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46359">
            <text:p>16145.146359</text:p>
          </table:table-cell>
          <table:table-cell table:formula="of:=[.A755]-[.A$20]" office:value-type="float" office:value="0.111989000000904">
            <text:p>0.111989</text:p>
          </table:table-cell>
          <table:table-cell table:formula="of:=[.A755]-[.A75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46361">
            <text:p>16145.146361</text:p>
          </table:table-cell>
          <table:table-cell table:formula="of:=[.A756]-[.A$20]" office:value-type="float" office:value="0.111990999999762">
            <text:p>0.111991</text:p>
          </table:table-cell>
          <table:table-cell table:formula="of:=[.A756]-[.A755]" office:value-type="float" office:value="0.00000199999885808211">
            <text:p>0.000002</text:p>
          </table:table-cell>
          <table:table-cell office:value-type="string">
            <text:p>d_s is renewed (r + D) to 16145148.353315; c_s is fully topped up</text:p>
          </table:table-cell>
          <table:table-cell table:number-columns-repeated="2"/>
        </table:table-row>
        <table:table-row table:style-name="ro1">
          <table:table-cell office:value-type="float" office:value="16145.146364">
            <text:p>16145.146364</text:p>
          </table:table-cell>
          <table:table-cell table:formula="of:=[.A757]-[.A$20]" office:value-type="float" office:value="0.111994000000777">
            <text:p>0.111994</text:p>
          </table:table-cell>
          <table:table-cell table:formula="of:=[.A757]-[.A756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46371">
            <text:p>16145.146371</text:p>
          </table:table-cell>
          <table:table-cell table:formula="of:=[.A758]-[.A$20]" office:value-type="float" office:value="0.112001000001328">
            <text:p>0.112001</text:p>
          </table:table-cell>
          <table:table-cell table:formula="of:=[.A758]-[.A757]" office:value-type="float" office:value="0.00000700000055076089">
            <text:p>0.000007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46372">
            <text:p>16145.146372</text:p>
          </table:table-cell>
          <table:table-cell table:formula="of:=[.A759]-[.A$20]" office:value-type="float" office:value="0.112001999999848">
            <text:p>0.112002</text:p>
          </table:table-cell>
          <table:table-cell table:formula="of:=[.A759]-[.A758]" office:value-type="float" office:value="0.000000999998519546352">
            <text:p>0.000001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46375">
            <text:p>16145.146375</text:p>
          </table:table-cell>
          <table:table-cell table:formula="of:=[.A760]-[.A$20]" office:value-type="float" office:value="0.112005000000863">
            <text:p>0.112005</text:p>
          </table:table-cell>
          <table:table-cell table:formula="of:=[.A760]-[.A75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46377">
            <text:p>16145.146377</text:p>
          </table:table-cell>
          <table:table-cell table:formula="of:=[.A761]-[.A$20]" office:value-type="float" office:value="0.112006999999721">
            <text:p>0.112007</text:p>
          </table:table-cell>
          <table:table-cell table:formula="of:=[.A761]-[.A760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47307">
            <text:p>16145.147307</text:p>
          </table:table-cell>
          <table:table-cell table:formula="of:=[.A762]-[.A$20]" office:value-type="float" office:value="0.112936999999874">
            <text:p>0.112937</text:p>
          </table:table-cell>
          <table:table-cell table:formula="of:=[.A762]-[.A761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47309">
            <text:p>16145.147309</text:p>
          </table:table-cell>
          <table:table-cell table:formula="of:=[.A763]-[.A$20]" office:value-type="float" office:value="0.112939000000551">
            <text:p>0.112939</text:p>
          </table:table-cell>
          <table:table-cell table:formula="of:=[.A763]-[.A762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47312">
            <text:p>16145.147312</text:p>
          </table:table-cell>
          <table:table-cell table:formula="of:=[.A764]-[.A$20]" office:value-type="float" office:value="0.112941999999748">
            <text:p>0.112942</text:p>
          </table:table-cell>
          <table:table-cell table:formula="of:=[.A764]-[.A763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47314">
            <text:p>16145.147314</text:p>
          </table:table-cell>
          <table:table-cell table:formula="of:=[.A765]-[.A$20]" office:value-type="float" office:value="0.112944000000425">
            <text:p>0.112944</text:p>
          </table:table-cell>
          <table:table-cell table:formula="of:=[.A765]-[.A76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48365">
            <text:p>16145.148365</text:p>
          </table:table-cell>
          <table:table-cell table:formula="of:=[.A766]-[.A$20]" office:value-type="float" office:value="0.113994999999704">
            <text:p>0.113995</text:p>
          </table:table-cell>
          <table:table-cell table:formula="of:=[.A766]-[.A765]" office:value-type="float" office:value="0.00105099999927916">
            <text:p>0.00105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48993">
            <text:p>16145.148993</text:p>
          </table:table-cell>
          <table:table-cell table:formula="of:=[.A767]-[.A$20]" office:value-type="float" office:value="0.114623000001302">
            <text:p>0.114623</text:p>
          </table:table-cell>
          <table:table-cell table:formula="of:=[.A767]-[.A766]" office:value-type="float" office:value="0.000628000001597684">
            <text:p>0.00062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48995">
            <text:p>16145.148995</text:p>
          </table:table-cell>
          <table:table-cell table:formula="of:=[.A768]-[.A$20]" office:value-type="float" office:value="0.11462500000016">
            <text:p>0.114625</text:p>
          </table:table-cell>
          <table:table-cell table:formula="of:=[.A768]-[.A767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48998">
            <text:p>16145.148998</text:p>
          </table:table-cell>
          <table:table-cell table:formula="of:=[.A769]-[.A$20]" office:value-type="float" office:value="0.114628000001176">
            <text:p>0.114628</text:p>
          </table:table-cell>
          <table:table-cell table:formula="of:=[.A769]-[.A768]" office:value-type="float" office:value="0.00000300000101560727">
            <text:p>0.000003</text:p>
          </table:table-cell>
          <table:table-cell/>
          <table:table-cell office:value-type="string">
            <text:p>postpones its deadline to 16145152.996577; c_s is topped up to 1.781702</text:p>
          </table:table-cell>
          <table:table-cell/>
        </table:table-row>
        <table:table-row table:style-name="ro1">
          <table:table-cell office:value-type="float" office:value="16145.149291">
            <text:p>16145.149291</text:p>
          </table:table-cell>
          <table:table-cell table:formula="of:=[.A770]-[.A$20]" office:value-type="float" office:value="0.114921000000322">
            <text:p>0.114921</text:p>
          </table:table-cell>
          <table:table-cell table:formula="of:=[.A770]-[.A769]" office:value-type="float" office:value="0.000292999999146559">
            <text:p>0.000293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49293">
            <text:p>16145.149293</text:p>
          </table:table-cell>
          <table:table-cell table:formula="of:=[.A771]-[.A$20]" office:value-type="float" office:value="0.114923000000999">
            <text:p>0.114923</text:p>
          </table:table-cell>
          <table:table-cell table:formula="of:=[.A771]-[.A770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49295">
            <text:p>16145.149295</text:p>
          </table:table-cell>
          <table:table-cell table:formula="of:=[.A772]-[.A$20]" office:value-type="float" office:value="0.114924999999857">
            <text:p>0.114925</text:p>
          </table:table-cell>
          <table:table-cell table:formula="of:=[.A772]-[.A771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49297">
            <text:p>16145.149297</text:p>
          </table:table-cell>
          <table:table-cell table:formula="of:=[.A773]-[.A$20]" office:value-type="float" office:value="0.114927000000534">
            <text:p>0.114927</text:p>
          </table:table-cell>
          <table:table-cell table:formula="of:=[.A773]-[.A772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493">
            <text:p>16145.149300</text:p>
          </table:table-cell>
          <table:table-cell table:formula="of:=[.A774]-[.A$20]" office:value-type="float" office:value="0.114929999999731">
            <text:p>0.114930</text:p>
          </table:table-cell>
          <table:table-cell table:formula="of:=[.A774]-[.A77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49302">
            <text:p>16145.149302</text:p>
          </table:table-cell>
          <table:table-cell table:formula="of:=[.A775]-[.A$20]" office:value-type="float" office:value="0.114932000000408">
            <text:p>0.114932</text:p>
          </table:table-cell>
          <table:table-cell table:formula="of:=[.A775]-[.A774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50351">
            <text:p>16145.150351</text:p>
          </table:table-cell>
          <table:table-cell table:formula="of:=[.A776]-[.A$20]" office:value-type="float" office:value="0.115981000000829">
            <text:p>0.115981</text:p>
          </table:table-cell>
          <table:table-cell table:formula="of:=[.A776]-[.A775]" office:value-type="float" office:value="0.00104900000042107">
            <text:p>0.0010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50353">
            <text:p>16145.150353</text:p>
          </table:table-cell>
          <table:table-cell table:formula="of:=[.A777]-[.A$20]" office:value-type="float" office:value="0.115983000001506">
            <text:p>0.115983</text:p>
          </table:table-cell>
          <table:table-cell table:formula="of:=[.A777]-[.A77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50355">
            <text:p>16145.150355</text:p>
          </table:table-cell>
          <table:table-cell table:formula="of:=[.A778]-[.A$20]" office:value-type="float" office:value="0.115985000000364">
            <text:p>0.115985</text:p>
          </table:table-cell>
          <table:table-cell table:formula="of:=[.A778]-[.A777]" office:value-type="float" office:value="0.00000199999885808211">
            <text:p>0.000002</text:p>
          </table:table-cell>
          <table:table-cell office:value-type="string">
            <text:p>d_s is renewed (r + D) to 16145152.352962; c_s is fully topped up</text:p>
          </table:table-cell>
          <table:table-cell table:number-columns-repeated="2"/>
        </table:table-row>
        <table:table-row table:style-name="ro1">
          <table:table-cell office:value-type="float" office:value="16145.150357">
            <text:p>16145.150357</text:p>
          </table:table-cell>
          <table:table-cell table:formula="of:=[.A779]-[.A$20]" office:value-type="float" office:value="0.115987000001041">
            <text:p>0.115987</text:p>
          </table:table-cell>
          <table:table-cell table:formula="of:=[.A779]-[.A778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5036">
            <text:p>16145.150360</text:p>
          </table:table-cell>
          <table:table-cell table:formula="of:=[.A780]-[.A$20]" office:value-type="float" office:value="0.115990000000238">
            <text:p>0.115990</text:p>
          </table:table-cell>
          <table:table-cell table:formula="of:=[.A780]-[.A779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0362">
            <text:p>16145.150362</text:p>
          </table:table-cell>
          <table:table-cell table:formula="of:=[.A781]-[.A$20]" office:value-type="float" office:value="0.115992000000915">
            <text:p>0.115992</text:p>
          </table:table-cell>
          <table:table-cell table:formula="of:=[.A781]-[.A780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50365">
            <text:p>16145.150365</text:p>
          </table:table-cell>
          <table:table-cell table:formula="of:=[.A782]-[.A$20]" office:value-type="float" office:value="0.115995000000112">
            <text:p>0.115995</text:p>
          </table:table-cell>
          <table:table-cell table:formula="of:=[.A782]-[.A781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0366">
            <text:p>16145.150366</text:p>
          </table:table-cell>
          <table:table-cell table:formula="of:=[.A783]-[.A$20]" office:value-type="float" office:value="0.11599600000045">
            <text:p>0.115996</text:p>
          </table:table-cell>
          <table:table-cell table:formula="of:=[.A783]-[.A782]" office:value-type="float" office:value="0.00000100000033853576">
            <text:p>0.000001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51293">
            <text:p>16145.151293</text:p>
          </table:table-cell>
          <table:table-cell table:formula="of:=[.A784]-[.A$20]" office:value-type="float" office:value="0.116923000001407">
            <text:p>0.116923</text:p>
          </table:table-cell>
          <table:table-cell table:formula="of:=[.A784]-[.A783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51295">
            <text:p>16145.151295</text:p>
          </table:table-cell>
          <table:table-cell table:formula="of:=[.A785]-[.A$20]" office:value-type="float" office:value="0.116925000000265">
            <text:p>0.116925</text:p>
          </table:table-cell>
          <table:table-cell table:formula="of:=[.A785]-[.A784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51298">
            <text:p>16145.151298</text:p>
          </table:table-cell>
          <table:table-cell table:formula="of:=[.A786]-[.A$20]" office:value-type="float" office:value="0.11692800000128">
            <text:p>0.116928</text:p>
          </table:table-cell>
          <table:table-cell table:formula="of:=[.A786]-[.A785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13">
            <text:p>16145.151300</text:p>
          </table:table-cell>
          <table:table-cell table:formula="of:=[.A787]-[.A$20]" office:value-type="float" office:value="0.116930000000139">
            <text:p>0.116930</text:p>
          </table:table-cell>
          <table:table-cell table:formula="of:=[.A787]-[.A786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51361">
            <text:p>16145.151361</text:p>
          </table:table-cell>
          <table:table-cell table:formula="of:=[.A788]-[.A$20]" office:value-type="float" office:value="0.11699100000078">
            <text:p>0.116991</text:p>
          </table:table-cell>
          <table:table-cell table:formula="of:=[.A788]-[.A787]" office:value-type="float" office:value="0.0000610000006417977">
            <text:p>0.00006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52205">
            <text:p>16145.152205</text:p>
          </table:table-cell>
          <table:table-cell table:formula="of:=[.A789]-[.A$20]" office:value-type="float" office:value="0.117835000000923">
            <text:p>0.117835</text:p>
          </table:table-cell>
          <table:table-cell table:formula="of:=[.A789]-[.A788]" office:value-type="float" office:value="0.000844000000142842">
            <text:p>0.00084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52207">
            <text:p>16145.152207</text:p>
          </table:table-cell>
          <table:table-cell table:formula="of:=[.A790]-[.A$20]" office:value-type="float" office:value="0.117836999999781">
            <text:p>0.117837</text:p>
          </table:table-cell>
          <table:table-cell table:formula="of:=[.A790]-[.A789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52211">
            <text:p>16145.152211</text:p>
          </table:table-cell>
          <table:table-cell table:formula="of:=[.A791]-[.A$20]" office:value-type="float" office:value="0.117841000001135">
            <text:p>0.117841</text:p>
          </table:table-cell>
          <table:table-cell table:formula="of:=[.A791]-[.A790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2215">
            <text:p>16145.152215</text:p>
          </table:table-cell>
          <table:table-cell table:formula="of:=[.A792]-[.A$20]" office:value-type="float" office:value="0.117845000000671">
            <text:p>0.117845</text:p>
          </table:table-cell>
          <table:table-cell table:formula="of:=[.A792]-[.A791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52217">
            <text:p>16145.152217</text:p>
          </table:table-cell>
          <table:table-cell table:formula="of:=[.A793]-[.A$20]" office:value-type="float" office:value="0.117847000001348">
            <text:p>0.117847</text:p>
          </table:table-cell>
          <table:table-cell table:formula="of:=[.A793]-[.A792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52374">
            <text:p>16145.152374</text:p>
          </table:table-cell>
          <table:table-cell table:formula="of:=[.A794]-[.A$20]" office:value-type="float" office:value="0.118003999999928">
            <text:p>0.118004</text:p>
          </table:table-cell>
          <table:table-cell table:formula="of:=[.A794]-[.A793]" office:value-type="float" office:value="0.000156999998580432">
            <text:p>0.00015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53022">
            <text:p>16145.153022</text:p>
          </table:table-cell>
          <table:table-cell table:formula="of:=[.A795]-[.A$20]" office:value-type="float" office:value="0.118652000001021">
            <text:p>0.118652</text:p>
          </table:table-cell>
          <table:table-cell table:formula="of:=[.A795]-[.A794]" office:value-type="float" office:value="0.000648000001092441">
            <text:p>0.00064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53024">
            <text:p>16145.153024</text:p>
          </table:table-cell>
          <table:table-cell table:formula="of:=[.A796]-[.A$20]" office:value-type="float" office:value="0.118653999999879">
            <text:p>0.118654</text:p>
          </table:table-cell>
          <table:table-cell table:formula="of:=[.A796]-[.A795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53027">
            <text:p>16145.153027</text:p>
          </table:table-cell>
          <table:table-cell table:formula="of:=[.A797]-[.A$20]" office:value-type="float" office:value="0.118657000000894">
            <text:p>0.118657</text:p>
          </table:table-cell>
          <table:table-cell table:formula="of:=[.A797]-[.A796]" office:value-type="float" office:value="0.00000300000101560727">
            <text:p>0.000003</text:p>
          </table:table-cell>
          <table:table-cell/>
          <table:table-cell office:value-type="string">
            <text:p>postpones its deadline to 16145157.996577; c_s is topped up to 1.728255</text:p>
          </table:table-cell>
          <table:table-cell/>
        </table:table-row>
        <table:table-row table:style-name="ro1">
          <table:table-cell office:value-type="float" office:value="16145.153029">
            <text:p>16145.153029</text:p>
          </table:table-cell>
          <table:table-cell table:formula="of:=[.A798]-[.A$20]" office:value-type="float" office:value="0.118658999999752">
            <text:p>0.118659</text:p>
          </table:table-cell>
          <table:table-cell table:formula="of:=[.A798]-[.A797]" office:value-type="float" office:value="0.0000019999988580821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153037">
            <text:p>16145.153037</text:p>
          </table:table-cell>
          <table:table-cell table:formula="of:=[.A799]-[.A$20]" office:value-type="float" office:value="0.118667000000642">
            <text:p>0.118667</text:p>
          </table:table-cell>
          <table:table-cell table:formula="of:=[.A799]-[.A798]" office:value-type="float" office:value="0.00000800000088929664">
            <text:p>0.000008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15304">
            <text:p>16145.153040</text:p>
          </table:table-cell>
          <table:table-cell table:formula="of:=[.A800]-[.A$20]" office:value-type="float" office:value="0.118669999999838">
            <text:p>0.118670</text:p>
          </table:table-cell>
          <table:table-cell table:formula="of:=[.A800]-[.A799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3042">
            <text:p>16145.153042</text:p>
          </table:table-cell>
          <table:table-cell table:formula="of:=[.A801]-[.A$20]" office:value-type="float" office:value="0.118672000000515">
            <text:p>0.118672</text:p>
          </table:table-cell>
          <table:table-cell table:formula="of:=[.A801]-[.A800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54354">
            <text:p>16145.154354</text:p>
          </table:table-cell>
          <table:table-cell table:formula="of:=[.A802]-[.A$20]" office:value-type="float" office:value="0.119984000000841">
            <text:p>0.119984</text:p>
          </table:table-cell>
          <table:table-cell table:formula="of:=[.A802]-[.A801]" office:value-type="float" office:value="0.0013120000003255">
            <text:p>0.001312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54356">
            <text:p>16145.154356</text:p>
          </table:table-cell>
          <table:table-cell table:formula="of:=[.A803]-[.A$20]" office:value-type="float" office:value="0.119985999999699">
            <text:p>0.119986</text:p>
          </table:table-cell>
          <table:table-cell table:formula="of:=[.A803]-[.A802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54358">
            <text:p>16145.154358</text:p>
          </table:table-cell>
          <table:table-cell table:formula="of:=[.A804]-[.A$20]" office:value-type="float" office:value="0.119988000000376">
            <text:p>0.119988</text:p>
          </table:table-cell>
          <table:table-cell table:formula="of:=[.A804]-[.A803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161.355882; c_s is fully topped up</text:p>
          </table:table-cell>
        </table:table-row>
        <table:table-row table:style-name="ro1">
          <table:table-cell office:value-type="float" office:value="16145.154361">
            <text:p>16145.154361</text:p>
          </table:table-cell>
          <table:table-cell table:formula="of:=[.A805]-[.A$20]" office:value-type="float" office:value="0.119991000001392">
            <text:p>0.119991</text:p>
          </table:table-cell>
          <table:table-cell table:formula="of:=[.A805]-[.A804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54363">
            <text:p>16145.154363</text:p>
          </table:table-cell>
          <table:table-cell table:formula="of:=[.A806]-[.A$20]" office:value-type="float" office:value="0.11999300000025">
            <text:p>0.119993</text:p>
          </table:table-cell>
          <table:table-cell table:formula="of:=[.A806]-[.A805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54365">
            <text:p>16145.154365</text:p>
          </table:table-cell>
          <table:table-cell table:formula="of:=[.A807]-[.A$20]" office:value-type="float" office:value="0.119995000000927">
            <text:p>0.119995</text:p>
          </table:table-cell>
          <table:table-cell table:formula="of:=[.A807]-[.A806]" office:value-type="float" office:value="0.00000200000067707151">
            <text:p>0.000002</text:p>
          </table:table-cell>
          <table:table-cell office:value-type="string">
            <text:p>d_s is renewed (r + D) to 16145156.355882; c_s is fully topped up</text:p>
          </table:table-cell>
          <table:table-cell table:number-columns-repeated="2"/>
        </table:table-row>
        <table:table-row table:style-name="ro1">
          <table:table-cell office:value-type="float" office:value="16145.154367">
            <text:p>16145.154367</text:p>
          </table:table-cell>
          <table:table-cell table:formula="of:=[.A808]-[.A$20]" office:value-type="float" office:value="0.119996999999785">
            <text:p>0.119997</text:p>
          </table:table-cell>
          <table:table-cell table:formula="of:=[.A808]-[.A807]" office:value-type="float" office:value="0.0000019999988580821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5437">
            <text:p>16145.154370</text:p>
          </table:table-cell>
          <table:table-cell table:formula="of:=[.A809]-[.A$20]" office:value-type="float" office:value="0.1200000000008">
            <text:p>0.120000</text:p>
          </table:table-cell>
          <table:table-cell table:formula="of:=[.A809]-[.A808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4372">
            <text:p>16145.154372</text:p>
          </table:table-cell>
          <table:table-cell table:formula="of:=[.A810]-[.A$20]" office:value-type="float" office:value="0.120002000001477">
            <text:p>0.120002</text:p>
          </table:table-cell>
          <table:table-cell table:formula="of:=[.A810]-[.A809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54376">
            <text:p>16145.154376</text:p>
          </table:table-cell>
          <table:table-cell table:formula="of:=[.A811]-[.A$20]" office:value-type="float" office:value="0.120006000001013">
            <text:p>0.120006</text:p>
          </table:table-cell>
          <table:table-cell table:formula="of:=[.A811]-[.A810]" office:value-type="float" office:value="0.00000399999953515362">
            <text:p>0.000004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54378">
            <text:p>16145.154378</text:p>
          </table:table-cell>
          <table:table-cell table:formula="of:=[.A812]-[.A$20]" office:value-type="float" office:value="0.120007999999871">
            <text:p>0.120008</text:p>
          </table:table-cell>
          <table:table-cell table:formula="of:=[.A812]-[.A811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438">
            <text:p>16145.154380</text:p>
          </table:table-cell>
          <table:table-cell table:formula="of:=[.A813]-[.A$20]" office:value-type="float" office:value="0.120010000000548">
            <text:p>0.120010</text:p>
          </table:table-cell>
          <table:table-cell table:formula="of:=[.A813]-[.A812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5531">
            <text:p>16145.155310</text:p>
          </table:table-cell>
          <table:table-cell table:formula="of:=[.A814]-[.A$20]" office:value-type="float" office:value="0.120940000000701">
            <text:p>0.120940</text:p>
          </table:table-cell>
          <table:table-cell table:formula="of:=[.A814]-[.A813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55312">
            <text:p>16145.155312</text:p>
          </table:table-cell>
          <table:table-cell table:formula="of:=[.A815]-[.A$20]" office:value-type="float" office:value="0.120942000001378">
            <text:p>0.120942</text:p>
          </table:table-cell>
          <table:table-cell table:formula="of:=[.A815]-[.A814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55315">
            <text:p>16145.155315</text:p>
          </table:table-cell>
          <table:table-cell table:formula="of:=[.A816]-[.A$20]" office:value-type="float" office:value="0.120945000000575">
            <text:p>0.120945</text:p>
          </table:table-cell>
          <table:table-cell table:formula="of:=[.A816]-[.A81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5317">
            <text:p>16145.155317</text:p>
          </table:table-cell>
          <table:table-cell table:formula="of:=[.A817]-[.A$20]" office:value-type="float" office:value="0.120947000001252">
            <text:p>0.120947</text:p>
          </table:table-cell>
          <table:table-cell table:formula="of:=[.A817]-[.A81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55319">
            <text:p>16145.155319</text:p>
          </table:table-cell>
          <table:table-cell table:formula="of:=[.A818]-[.A$20]" office:value-type="float" office:value="0.12094900000011">
            <text:p>0.120949</text:p>
          </table:table-cell>
          <table:table-cell table:formula="of:=[.A818]-[.A817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55321">
            <text:p>16145.155321</text:p>
          </table:table-cell>
          <table:table-cell table:formula="of:=[.A819]-[.A$20]" office:value-type="float" office:value="0.120951000000787">
            <text:p>0.120951</text:p>
          </table:table-cell>
          <table:table-cell table:formula="of:=[.A819]-[.A81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56366">
            <text:p>16145.156366</text:p>
          </table:table-cell>
          <table:table-cell table:formula="of:=[.A820]-[.A$20]" office:value-type="float" office:value="0.121995999999854">
            <text:p>0.121996</text:p>
          </table:table-cell>
          <table:table-cell table:formula="of:=[.A820]-[.A819]" office:value-type="float" office:value="0.00104499999906693">
            <text:p>0.00104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58016">
            <text:p>16145.158016</text:p>
          </table:table-cell>
          <table:table-cell table:formula="of:=[.A821]-[.A$20]" office:value-type="float" office:value="0.123646000000008">
            <text:p>0.123646</text:p>
          </table:table-cell>
          <table:table-cell table:formula="of:=[.A821]-[.A820]" office:value-type="float" office:value="0.00165000000015425">
            <text:p>0.001650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58017">
            <text:p>16145.158017</text:p>
          </table:table-cell>
          <table:table-cell table:formula="of:=[.A822]-[.A$20]" office:value-type="float" office:value="0.123647000000346">
            <text:p>0.123647</text:p>
          </table:table-cell>
          <table:table-cell table:formula="of:=[.A822]-[.A821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5802">
            <text:p>16145.158020</text:p>
          </table:table-cell>
          <table:table-cell table:formula="of:=[.A823]-[.A$20]" office:value-type="float" office:value="0.123650000001362">
            <text:p>0.123650</text:p>
          </table:table-cell>
          <table:table-cell table:formula="of:=[.A823]-[.A822]" office:value-type="float" office:value="0.00000300000101560727">
            <text:p>0.000003</text:p>
          </table:table-cell>
          <table:table-cell/>
          <table:table-cell office:value-type="string">
            <text:p>postpones its deadline to 16145162.996577; c_s is topped up to 1.513122</text:p>
          </table:table-cell>
          <table:table-cell/>
        </table:table-row>
        <table:table-row table:style-name="ro1">
          <table:table-cell office:value-type="float" office:value="16145.158285">
            <text:p>16145.158285</text:p>
          </table:table-cell>
          <table:table-cell table:formula="of:=[.A824]-[.A$20]" office:value-type="float" office:value="0.123915000000125">
            <text:p>0.123915</text:p>
          </table:table-cell>
          <table:table-cell table:formula="of:=[.A824]-[.A823]" office:value-type="float" office:value="0.000264999998762505">
            <text:p>0.00026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58286">
            <text:p>16145.158286</text:p>
          </table:table-cell>
          <table:table-cell table:formula="of:=[.A825]-[.A$20]" office:value-type="float" office:value="0.123916000000463">
            <text:p>0.123916</text:p>
          </table:table-cell>
          <table:table-cell table:formula="of:=[.A825]-[.A824]" office:value-type="float" office:value="0.00000100000033853576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58289">
            <text:p>16145.158289</text:p>
          </table:table-cell>
          <table:table-cell table:formula="of:=[.A826]-[.A$20]" office:value-type="float" office:value="0.123919000001479">
            <text:p>0.123919</text:p>
          </table:table-cell>
          <table:table-cell table:formula="of:=[.A826]-[.A825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58291">
            <text:p>16145.158291</text:p>
          </table:table-cell>
          <table:table-cell table:formula="of:=[.A827]-[.A$20]" office:value-type="float" office:value="0.123921000000337">
            <text:p>0.123921</text:p>
          </table:table-cell>
          <table:table-cell table:formula="of:=[.A827]-[.A826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58294">
            <text:p>16145.158294</text:p>
          </table:table-cell>
          <table:table-cell table:formula="of:=[.A828]-[.A$20]" office:value-type="float" office:value="0.123924000001352">
            <text:p>0.123924</text:p>
          </table:table-cell>
          <table:table-cell table:formula="of:=[.A828]-[.A827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8296">
            <text:p>16145.158296</text:p>
          </table:table-cell>
          <table:table-cell table:formula="of:=[.A829]-[.A$20]" office:value-type="float" office:value="0.12392600000021">
            <text:p>0.123926</text:p>
          </table:table-cell>
          <table:table-cell table:formula="of:=[.A829]-[.A828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58351">
            <text:p>16145.158351</text:p>
          </table:table-cell>
          <table:table-cell table:formula="of:=[.A830]-[.A$20]" office:value-type="float" office:value="0.12398100000064">
            <text:p>0.123981</text:p>
          </table:table-cell>
          <table:table-cell table:formula="of:=[.A830]-[.A829]" office:value-type="float" office:value="0.0000550000004295725">
            <text:p>0.000055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58353">
            <text:p>16145.158353</text:p>
          </table:table-cell>
          <table:table-cell table:formula="of:=[.A831]-[.A$20]" office:value-type="float" office:value="0.123983000001317">
            <text:p>0.123983</text:p>
          </table:table-cell>
          <table:table-cell table:formula="of:=[.A831]-[.A830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58355">
            <text:p>16145.158355</text:p>
          </table:table-cell>
          <table:table-cell table:formula="of:=[.A832]-[.A$20]" office:value-type="float" office:value="0.123985000000175">
            <text:p>0.123985</text:p>
          </table:table-cell>
          <table:table-cell table:formula="of:=[.A832]-[.A831]" office:value-type="float" office:value="0.00000199999885808211">
            <text:p>0.000002</text:p>
          </table:table-cell>
          <table:table-cell office:value-type="string">
            <text:p>d_s is renewed (r + D) to 16145160.353477; c_s is fully topped up</text:p>
          </table:table-cell>
          <table:table-cell table:number-columns-repeated="2"/>
        </table:table-row>
        <table:table-row table:style-name="ro1">
          <table:table-cell office:value-type="float" office:value="16145.158358">
            <text:p>16145.158358</text:p>
          </table:table-cell>
          <table:table-cell table:formula="of:=[.A833]-[.A$20]" office:value-type="float" office:value="0.123988000001191">
            <text:p>0.123988</text:p>
          </table:table-cell>
          <table:table-cell table:formula="of:=[.A833]-[.A832]" office:value-type="float" office:value="0.00000300000101560727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58361">
            <text:p>16145.158361</text:p>
          </table:table-cell>
          <table:table-cell table:formula="of:=[.A834]-[.A$20]" office:value-type="float" office:value="0.123991000000387">
            <text:p>0.123991</text:p>
          </table:table-cell>
          <table:table-cell table:formula="of:=[.A834]-[.A83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8363">
            <text:p>16145.158363</text:p>
          </table:table-cell>
          <table:table-cell table:formula="of:=[.A835]-[.A$20]" office:value-type="float" office:value="0.123993000001065">
            <text:p>0.123993</text:p>
          </table:table-cell>
          <table:table-cell table:formula="of:=[.A835]-[.A834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58365">
            <text:p>16145.158365</text:p>
          </table:table-cell>
          <table:table-cell table:formula="of:=[.A836]-[.A$20]" office:value-type="float" office:value="0.123994999999923">
            <text:p>0.123995</text:p>
          </table:table-cell>
          <table:table-cell table:formula="of:=[.A836]-[.A835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8367">
            <text:p>16145.158367</text:p>
          </table:table-cell>
          <table:table-cell table:formula="of:=[.A837]-[.A$20]" office:value-type="float" office:value="0.1239970000006">
            <text:p>0.123997</text:p>
          </table:table-cell>
          <table:table-cell table:formula="of:=[.A837]-[.A836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59294">
            <text:p>16145.159294</text:p>
          </table:table-cell>
          <table:table-cell table:formula="of:=[.A838]-[.A$20]" office:value-type="float" office:value="0.124923999999737">
            <text:p>0.124924</text:p>
          </table:table-cell>
          <table:table-cell table:formula="of:=[.A838]-[.A837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59296">
            <text:p>16145.159296</text:p>
          </table:table-cell>
          <table:table-cell table:formula="of:=[.A839]-[.A$20]" office:value-type="float" office:value="0.124926000000414">
            <text:p>0.124926</text:p>
          </table:table-cell>
          <table:table-cell table:formula="of:=[.A839]-[.A838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59299">
            <text:p>16145.159299</text:p>
          </table:table-cell>
          <table:table-cell table:formula="of:=[.A840]-[.A$20]" office:value-type="float" office:value="0.12492900000143">
            <text:p>0.124929</text:p>
          </table:table-cell>
          <table:table-cell table:formula="of:=[.A840]-[.A83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59301">
            <text:p>16145.159301</text:p>
          </table:table-cell>
          <table:table-cell table:formula="of:=[.A841]-[.A$20]" office:value-type="float" office:value="0.124931000000288">
            <text:p>0.124931</text:p>
          </table:table-cell>
          <table:table-cell table:formula="of:=[.A841]-[.A840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59876">
            <text:p>16145.159876</text:p>
          </table:table-cell>
          <table:table-cell table:formula="of:=[.A842]-[.A$20]" office:value-type="float" office:value="0.125506000000314">
            <text:p>0.125506</text:p>
          </table:table-cell>
          <table:table-cell table:formula="of:=[.A842]-[.A841]" office:value-type="float" office:value="0.000575000000026193">
            <text:p>0.00057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59878">
            <text:p>16145.159878</text:p>
          </table:table-cell>
          <table:table-cell table:formula="of:=[.A843]-[.A$20]" office:value-type="float" office:value="0.125508000000991">
            <text:p>0.125508</text:p>
          </table:table-cell>
          <table:table-cell table:formula="of:=[.A843]-[.A842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59882">
            <text:p>16145.159882</text:p>
          </table:table-cell>
          <table:table-cell table:formula="of:=[.A844]-[.A$20]" office:value-type="float" office:value="0.125512000000526">
            <text:p>0.125512</text:p>
          </table:table-cell>
          <table:table-cell table:formula="of:=[.A844]-[.A843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59883">
            <text:p>16145.159883</text:p>
          </table:table-cell>
          <table:table-cell table:formula="of:=[.A845]-[.A$20]" office:value-type="float" office:value="0.125513000000865">
            <text:p>0.125513</text:p>
          </table:table-cell>
          <table:table-cell table:formula="of:=[.A845]-[.A844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59886">
            <text:p>16145.159886</text:p>
          </table:table-cell>
          <table:table-cell table:formula="of:=[.A846]-[.A$20]" office:value-type="float" office:value="0.125516000000061">
            <text:p>0.125516</text:p>
          </table:table-cell>
          <table:table-cell table:formula="of:=[.A846]-[.A845]" office:value-type="float" office:value="0.00000299999919661786">
            <text:p>0.000003</text:p>
          </table:table-cell>
          <table:table-cell/>
          <table:table-cell office:value-type="string">
            <text:p>0.862173 / 3.113194 &lt;= 1.919866 / 5.000000</text:p>
          </table:table-cell>
          <table:table-cell/>
        </table:table-row>
        <table:table-row table:style-name="ro1">
          <table:table-cell office:value-type="float" office:value="16145.159888">
            <text:p>16145.159888</text:p>
          </table:table-cell>
          <table:table-cell table:formula="of:=[.A847]-[.A$20]" office:value-type="float" office:value="0.125518000000739">
            <text:p>0.125518</text:p>
          </table:table-cell>
          <table:table-cell table:formula="of:=[.A847]-[.A846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59892">
            <text:p>16145.159892</text:p>
          </table:table-cell>
          <table:table-cell table:formula="of:=[.A848]-[.A$20]" office:value-type="float" office:value="0.125522000000274">
            <text:p>0.125522</text:p>
          </table:table-cell>
          <table:table-cell table:formula="of:=[.A848]-[.A847]" office:value-type="float" office:value="0.00000399999953515362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6145.160365">
            <text:p>16145.160365</text:p>
          </table:table-cell>
          <table:table-cell table:formula="of:=[.A849]-[.A$20]" office:value-type="float" office:value="0.12599500000033">
            <text:p>0.125995</text:p>
          </table:table-cell>
          <table:table-cell table:formula="of:=[.A849]-[.A848]" office:value-type="float" office:value="0.000473000000056345">
            <text:p>0.00047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61363">
            <text:p>16145.161363</text:p>
          </table:table-cell>
          <table:table-cell table:formula="of:=[.A850]-[.A$20]" office:value-type="float" office:value="0.126992999999857">
            <text:p>0.126993</text:p>
          </table:table-cell>
          <table:table-cell table:formula="of:=[.A850]-[.A849]" office:value-type="float" office:value="0.000997999999526655">
            <text:p>0.000998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61849">
            <text:p>16145.161849</text:p>
          </table:table-cell>
          <table:table-cell table:formula="of:=[.A851]-[.A$20]" office:value-type="float" office:value="0.127479000000676">
            <text:p>0.127479</text:p>
          </table:table-cell>
          <table:table-cell table:formula="of:=[.A851]-[.A850]" office:value-type="float" office:value="0.000486000000819331">
            <text:p>0.00048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61851">
            <text:p>16145.161851</text:p>
          </table:table-cell>
          <table:table-cell table:formula="of:=[.A852]-[.A$20]" office:value-type="float" office:value="0.127481000001353">
            <text:p>0.127481</text:p>
          </table:table-cell>
          <table:table-cell table:formula="of:=[.A852]-[.A851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61854">
            <text:p>16145.161854</text:p>
          </table:table-cell>
          <table:table-cell table:formula="of:=[.A853]-[.A$20]" office:value-type="float" office:value="0.12748400000055">
            <text:p>0.127484</text:p>
          </table:table-cell>
          <table:table-cell table:formula="of:=[.A853]-[.A852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61857">
            <text:p>16145.161857</text:p>
          </table:table-cell>
          <table:table-cell table:formula="of:=[.A854]-[.A$20]" office:value-type="float" office:value="0.127486999999746">
            <text:p>0.127487</text:p>
          </table:table-cell>
          <table:table-cell table:formula="of:=[.A854]-[.A853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61859">
            <text:p>16145.161859</text:p>
          </table:table-cell>
          <table:table-cell table:formula="of:=[.A855]-[.A$20]" office:value-type="float" office:value="0.127489000000423">
            <text:p>0.127489</text:p>
          </table:table-cell>
          <table:table-cell table:formula="of:=[.A855]-[.A854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62408">
            <text:p>16145.162408</text:p>
          </table:table-cell>
          <table:table-cell table:formula="of:=[.A856]-[.A$20]" office:value-type="float" office:value="0.128038000000743">
            <text:p>0.128038</text:p>
          </table:table-cell>
          <table:table-cell table:formula="of:=[.A856]-[.A855]" office:value-type="float" office:value="0.000549000000319211">
            <text:p>0.00054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6241">
            <text:p>16145.162410</text:p>
          </table:table-cell>
          <table:table-cell table:formula="of:=[.A857]-[.A$20]" office:value-type="float" office:value="0.12804000000142">
            <text:p>0.128040</text:p>
          </table:table-cell>
          <table:table-cell table:formula="of:=[.A857]-[.A856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62412">
            <text:p>16145.162412</text:p>
          </table:table-cell>
          <table:table-cell table:formula="of:=[.A858]-[.A$20]" office:value-type="float" office:value="0.128042000000278">
            <text:p>0.128042</text:p>
          </table:table-cell>
          <table:table-cell table:formula="of:=[.A858]-[.A857]" office:value-type="float" office:value="0.00000199999885808211">
            <text:p>0.000002</text:p>
          </table:table-cell>
          <table:table-cell office:value-type="string">
            <text:p>d_s is renewed (r + D) to 16145164.410190; c_s is fully topped up</text:p>
          </table:table-cell>
          <table:table-cell table:number-columns-repeated="2"/>
        </table:table-row>
        <table:table-row table:style-name="ro1">
          <table:table-cell office:value-type="float" office:value="16145.16242">
            <text:p>16145.162420</text:p>
          </table:table-cell>
          <table:table-cell table:formula="of:=[.A859]-[.A$20]" office:value-type="float" office:value="0.128050000001167">
            <text:p>0.128050</text:p>
          </table:table-cell>
          <table:table-cell table:formula="of:=[.A859]-[.A858]" office:value-type="float" office:value="0.00000800000088929664">
            <text:p>0.00000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62423">
            <text:p>16145.162423</text:p>
          </table:table-cell>
          <table:table-cell table:formula="of:=[.A860]-[.A$20]" office:value-type="float" office:value="0.128053000000364">
            <text:p>0.128053</text:p>
          </table:table-cell>
          <table:table-cell table:formula="of:=[.A860]-[.A859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62425">
            <text:p>16145.162425</text:p>
          </table:table-cell>
          <table:table-cell table:formula="of:=[.A861]-[.A$20]" office:value-type="float" office:value="0.128055000001041">
            <text:p>0.128055</text:p>
          </table:table-cell>
          <table:table-cell table:formula="of:=[.A861]-[.A860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63004">
            <text:p>16145.163004</text:p>
          </table:table-cell>
          <table:table-cell table:formula="of:=[.A862]-[.A$20]" office:value-type="float" office:value="0.128634000000602">
            <text:p>0.128634</text:p>
          </table:table-cell>
          <table:table-cell table:formula="of:=[.A862]-[.A861]" office:value-type="float" office:value="0.000578999999561347">
            <text:p>0.000579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63006">
            <text:p>16145.163006</text:p>
          </table:table-cell>
          <table:table-cell table:formula="of:=[.A863]-[.A$20]" office:value-type="float" office:value="0.128636000001279">
            <text:p>0.128636</text:p>
          </table:table-cell>
          <table:table-cell table:formula="of:=[.A863]-[.A86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63009">
            <text:p>16145.163009</text:p>
          </table:table-cell>
          <table:table-cell table:formula="of:=[.A864]-[.A$20]" office:value-type="float" office:value="0.128639000000476">
            <text:p>0.128639</text:p>
          </table:table-cell>
          <table:table-cell table:formula="of:=[.A864]-[.A863]" office:value-type="float" office:value="0.00000299999919661786">
            <text:p>0.000003</text:p>
          </table:table-cell>
          <table:table-cell/>
          <table:table-cell office:value-type="string">
            <text:p>postpones its deadline to 16145167.996577; c_s is topped up to 0.824296</text:p>
          </table:table-cell>
          <table:table-cell/>
        </table:table-row>
        <table:table-row table:style-name="ro1">
          <table:table-cell office:value-type="float" office:value="16145.163364">
            <text:p>16145.163364</text:p>
          </table:table-cell>
          <table:table-cell table:formula="of:=[.A865]-[.A$20]" office:value-type="float" office:value="0.128994000000603">
            <text:p>0.128994</text:p>
          </table:table-cell>
          <table:table-cell table:formula="of:=[.A865]-[.A864]" office:value-type="float" office:value="0.000355000000126893">
            <text:p>0.00035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63365">
            <text:p>16145.163365</text:p>
          </table:table-cell>
          <table:table-cell table:formula="of:=[.A866]-[.A$20]" office:value-type="float" office:value="0.128995000000941">
            <text:p>0.128995</text:p>
          </table:table-cell>
          <table:table-cell table:formula="of:=[.A866]-[.A865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63369">
            <text:p>16145.163369</text:p>
          </table:table-cell>
          <table:table-cell table:formula="of:=[.A867]-[.A$20]" office:value-type="float" office:value="0.128999000000476">
            <text:p>0.128999</text:p>
          </table:table-cell>
          <table:table-cell table:formula="of:=[.A867]-[.A866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63371">
            <text:p>16145.163371</text:p>
          </table:table-cell>
          <table:table-cell table:formula="of:=[.A868]-[.A$20]" office:value-type="float" office:value="0.129001000001153">
            <text:p>0.129001</text:p>
          </table:table-cell>
          <table:table-cell table:formula="of:=[.A868]-[.A867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63373">
            <text:p>16145.163373</text:p>
          </table:table-cell>
          <table:table-cell table:formula="of:=[.A869]-[.A$20]" office:value-type="float" office:value="0.129003000000012">
            <text:p>0.129003</text:p>
          </table:table-cell>
          <table:table-cell table:formula="of:=[.A869]-[.A868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63375">
            <text:p>16145.163375</text:p>
          </table:table-cell>
          <table:table-cell table:formula="of:=[.A870]-[.A$20]" office:value-type="float" office:value="0.129005000000689">
            <text:p>0.129005</text:p>
          </table:table-cell>
          <table:table-cell table:formula="of:=[.A870]-[.A869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64356">
            <text:p>16145.164356</text:p>
          </table:table-cell>
          <table:table-cell table:formula="of:=[.A871]-[.A$20]" office:value-type="float" office:value="0.129985999999917">
            <text:p>0.129986</text:p>
          </table:table-cell>
          <table:table-cell table:formula="of:=[.A871]-[.A870]" office:value-type="float" office:value="0.000980999999228516">
            <text:p>0.00098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64358">
            <text:p>16145.164358</text:p>
          </table:table-cell>
          <table:table-cell table:formula="of:=[.A872]-[.A$20]" office:value-type="float" office:value="0.129988000000594">
            <text:p>0.129988</text:p>
          </table:table-cell>
          <table:table-cell table:formula="of:=[.A872]-[.A87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6436">
            <text:p>16145.164360</text:p>
          </table:table-cell>
          <table:table-cell table:formula="of:=[.A873]-[.A$20]" office:value-type="float" office:value="0.129990000001271">
            <text:p>0.129990</text:p>
          </table:table-cell>
          <table:table-cell table:formula="of:=[.A873]-[.A87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171.357842; c_s is fully topped up</text:p>
          </table:table-cell>
        </table:table-row>
        <table:table-row table:style-name="ro1">
          <table:table-cell office:value-type="float" office:value="16145.164417">
            <text:p>16145.164417</text:p>
          </table:table-cell>
          <table:table-cell table:formula="of:=[.A874]-[.A$20]" office:value-type="float" office:value="0.130047000000559">
            <text:p>0.130047</text:p>
          </table:table-cell>
          <table:table-cell table:formula="of:=[.A874]-[.A873]" office:value-type="float" office:value="0.0000569999992876546">
            <text:p>0.00005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65338">
            <text:p>16145.165338</text:p>
          </table:table-cell>
          <table:table-cell table:formula="of:=[.A875]-[.A$20]" office:value-type="float" office:value="0.130968000001303">
            <text:p>0.130968</text:p>
          </table:table-cell>
          <table:table-cell table:formula="of:=[.A875]-[.A874]" office:value-type="float" office:value="0.000921000000744243">
            <text:p>0.0009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6534">
            <text:p>16145.165340</text:p>
          </table:table-cell>
          <table:table-cell table:formula="of:=[.A876]-[.A$20]" office:value-type="float" office:value="0.130970000000161">
            <text:p>0.130970</text:p>
          </table:table-cell>
          <table:table-cell table:formula="of:=[.A876]-[.A875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65343">
            <text:p>16145.165343</text:p>
          </table:table-cell>
          <table:table-cell table:formula="of:=[.A877]-[.A$20]" office:value-type="float" office:value="0.130973000001177">
            <text:p>0.130973</text:p>
          </table:table-cell>
          <table:table-cell table:formula="of:=[.A877]-[.A876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65345">
            <text:p>16145.165345</text:p>
          </table:table-cell>
          <table:table-cell table:formula="of:=[.A878]-[.A$20]" office:value-type="float" office:value="0.130975000000035">
            <text:p>0.130975</text:p>
          </table:table-cell>
          <table:table-cell table:formula="of:=[.A878]-[.A877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65347">
            <text:p>16145.165347</text:p>
          </table:table-cell>
          <table:table-cell table:formula="of:=[.A879]-[.A$20]" office:value-type="float" office:value="0.130977000000712">
            <text:p>0.130977</text:p>
          </table:table-cell>
          <table:table-cell table:formula="of:=[.A879]-[.A878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65349">
            <text:p>16145.165349</text:p>
          </table:table-cell>
          <table:table-cell table:formula="of:=[.A880]-[.A$20]" office:value-type="float" office:value="0.130979000001389">
            <text:p>0.130979</text:p>
          </table:table-cell>
          <table:table-cell table:formula="of:=[.A880]-[.A87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66351">
            <text:p>16145.166351</text:p>
          </table:table-cell>
          <table:table-cell table:formula="of:=[.A881]-[.A$20]" office:value-type="float" office:value="0.131981000000451">
            <text:p>0.131981</text:p>
          </table:table-cell>
          <table:table-cell table:formula="of:=[.A881]-[.A880]" office:value-type="float" office:value="0.00100199999906181">
            <text:p>0.001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66353">
            <text:p>16145.166353</text:p>
          </table:table-cell>
          <table:table-cell table:formula="of:=[.A882]-[.A$20]" office:value-type="float" office:value="0.131983000001128">
            <text:p>0.131983</text:p>
          </table:table-cell>
          <table:table-cell table:formula="of:=[.A882]-[.A881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66355">
            <text:p>16145.166355</text:p>
          </table:table-cell>
          <table:table-cell table:formula="of:=[.A883]-[.A$20]" office:value-type="float" office:value="0.131984999999986">
            <text:p>0.131985</text:p>
          </table:table-cell>
          <table:table-cell table:formula="of:=[.A883]-[.A882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66357">
            <text:p>16145.166357</text:p>
          </table:table-cell>
          <table:table-cell table:formula="of:=[.A884]-[.A$20]" office:value-type="float" office:value="0.131987000000663">
            <text:p>0.131987</text:p>
          </table:table-cell>
          <table:table-cell table:formula="of:=[.A884]-[.A883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66359">
            <text:p>16145.166359</text:p>
          </table:table-cell>
          <table:table-cell table:formula="of:=[.A885]-[.A$20]" office:value-type="float" office:value="0.13198900000134">
            <text:p>0.131989</text:p>
          </table:table-cell>
          <table:table-cell table:formula="of:=[.A885]-[.A884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66361">
            <text:p>16145.166361</text:p>
          </table:table-cell>
          <table:table-cell table:formula="of:=[.A886]-[.A$20]" office:value-type="float" office:value="0.131991000000198">
            <text:p>0.131991</text:p>
          </table:table-cell>
          <table:table-cell table:formula="of:=[.A886]-[.A885]" office:value-type="float" office:value="0.00000199999885808211">
            <text:p>0.000002</text:p>
          </table:table-cell>
          <table:table-cell office:value-type="string">
            <text:p>d_s is renewed (r + D) to 16145168.353144; c_s is fully topped up</text:p>
          </table:table-cell>
          <table:table-cell table:number-columns-repeated="2"/>
        </table:table-row>
        <table:table-row table:style-name="ro1">
          <table:table-cell office:value-type="float" office:value="16145.166364">
            <text:p>16145.166364</text:p>
          </table:table-cell>
          <table:table-cell table:formula="of:=[.A887]-[.A$20]" office:value-type="float" office:value="0.131994000001214">
            <text:p>0.131994</text:p>
          </table:table-cell>
          <table:table-cell table:formula="of:=[.A887]-[.A886]" office:value-type="float" office:value="0.00000300000101560727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66369">
            <text:p>16145.166369</text:p>
          </table:table-cell>
          <table:table-cell table:formula="of:=[.A888]-[.A$20]" office:value-type="float" office:value="0.131999000001088">
            <text:p>0.131999</text:p>
          </table:table-cell>
          <table:table-cell table:formula="of:=[.A888]-[.A887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66371">
            <text:p>16145.166371</text:p>
          </table:table-cell>
          <table:table-cell table:formula="of:=[.A889]-[.A$20]" office:value-type="float" office:value="0.132000999999946">
            <text:p>0.132001</text:p>
          </table:table-cell>
          <table:table-cell table:formula="of:=[.A889]-[.A888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66374">
            <text:p>16145.166374</text:p>
          </table:table-cell>
          <table:table-cell table:formula="of:=[.A890]-[.A$20]" office:value-type="float" office:value="0.132004000000961">
            <text:p>0.132004</text:p>
          </table:table-cell>
          <table:table-cell table:formula="of:=[.A890]-[.A88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66376">
            <text:p>16145.166376</text:p>
          </table:table-cell>
          <table:table-cell table:formula="of:=[.A891]-[.A$20]" office:value-type="float" office:value="0.132005999999819">
            <text:p>0.132006</text:p>
          </table:table-cell>
          <table:table-cell table:formula="of:=[.A891]-[.A890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67306">
            <text:p>16145.167306</text:p>
          </table:table-cell>
          <table:table-cell table:formula="of:=[.A892]-[.A$20]" office:value-type="float" office:value="0.132935999999972">
            <text:p>0.132936</text:p>
          </table:table-cell>
          <table:table-cell table:formula="of:=[.A892]-[.A891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67307">
            <text:p>16145.167307</text:p>
          </table:table-cell>
          <table:table-cell table:formula="of:=[.A893]-[.A$20]" office:value-type="float" office:value="0.132937000000311">
            <text:p>0.132937</text:p>
          </table:table-cell>
          <table:table-cell table:formula="of:=[.A893]-[.A892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6731">
            <text:p>16145.167310</text:p>
          </table:table-cell>
          <table:table-cell table:formula="of:=[.A894]-[.A$20]" office:value-type="float" office:value="0.132940000001327">
            <text:p>0.132940</text:p>
          </table:table-cell>
          <table:table-cell table:formula="of:=[.A894]-[.A893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67312">
            <text:p>16145.167312</text:p>
          </table:table-cell>
          <table:table-cell table:formula="of:=[.A895]-[.A$20]" office:value-type="float" office:value="0.132942000000185">
            <text:p>0.132942</text:p>
          </table:table-cell>
          <table:table-cell table:formula="of:=[.A895]-[.A89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68365">
            <text:p>16145.168365</text:p>
          </table:table-cell>
          <table:table-cell table:formula="of:=[.A896]-[.A$20]" office:value-type="float" office:value="0.133995000000141">
            <text:p>0.133995</text:p>
          </table:table-cell>
          <table:table-cell table:formula="of:=[.A896]-[.A895]" office:value-type="float" office:value="0.00105299999995623">
            <text:p>0.00105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68983">
            <text:p>16145.168983</text:p>
          </table:table-cell>
          <table:table-cell table:formula="of:=[.A897]-[.A$20]" office:value-type="float" office:value="0.134613000000172">
            <text:p>0.134613</text:p>
          </table:table-cell>
          <table:table-cell table:formula="of:=[.A897]-[.A896]" office:value-type="float" office:value="0.000618000000031316">
            <text:p>0.0006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68985">
            <text:p>16145.168985</text:p>
          </table:table-cell>
          <table:table-cell table:formula="of:=[.A898]-[.A$20]" office:value-type="float" office:value="0.134615000000849">
            <text:p>0.134615</text:p>
          </table:table-cell>
          <table:table-cell table:formula="of:=[.A898]-[.A897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68988">
            <text:p>16145.168988</text:p>
          </table:table-cell>
          <table:table-cell table:formula="of:=[.A899]-[.A$20]" office:value-type="float" office:value="0.134618000000046">
            <text:p>0.134618</text:p>
          </table:table-cell>
          <table:table-cell table:formula="of:=[.A899]-[.A898]" office:value-type="float" office:value="0.00000299999919661786">
            <text:p>0.000003</text:p>
          </table:table-cell>
          <table:table-cell/>
          <table:table-cell office:value-type="string">
            <text:p>postpones its deadline to 16145172.996577; c_s is topped up to 1.750092</text:p>
          </table:table-cell>
          <table:table-cell/>
        </table:table-row>
        <table:table-row table:style-name="ro1">
          <table:table-cell office:value-type="float" office:value="16145.169277">
            <text:p>16145.169277</text:p>
          </table:table-cell>
          <table:table-cell table:formula="of:=[.A900]-[.A$20]" office:value-type="float" office:value="0.134907000001476">
            <text:p>0.134907</text:p>
          </table:table-cell>
          <table:table-cell table:formula="of:=[.A900]-[.A899]" office:value-type="float" office:value="0.000289000001430395">
            <text:p>0.00028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69279">
            <text:p>16145.169279</text:p>
          </table:table-cell>
          <table:table-cell table:formula="of:=[.A901]-[.A$20]" office:value-type="float" office:value="0.134909000000334">
            <text:p>0.134909</text:p>
          </table:table-cell>
          <table:table-cell table:formula="of:=[.A901]-[.A900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69282">
            <text:p>16145.169282</text:p>
          </table:table-cell>
          <table:table-cell table:formula="of:=[.A902]-[.A$20]" office:value-type="float" office:value="0.13491200000135">
            <text:p>0.134912</text:p>
          </table:table-cell>
          <table:table-cell table:formula="of:=[.A902]-[.A90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69284">
            <text:p>16145.169284</text:p>
          </table:table-cell>
          <table:table-cell table:formula="of:=[.A903]-[.A$20]" office:value-type="float" office:value="0.134914000000208">
            <text:p>0.134914</text:p>
          </table:table-cell>
          <table:table-cell table:formula="of:=[.A903]-[.A902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69286">
            <text:p>16145.169286</text:p>
          </table:table-cell>
          <table:table-cell table:formula="of:=[.A904]-[.A$20]" office:value-type="float" office:value="0.134916000000885">
            <text:p>0.134916</text:p>
          </table:table-cell>
          <table:table-cell table:formula="of:=[.A904]-[.A903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69288">
            <text:p>16145.169288</text:p>
          </table:table-cell>
          <table:table-cell table:formula="of:=[.A905]-[.A$20]" office:value-type="float" office:value="0.134917999999743">
            <text:p>0.134918</text:p>
          </table:table-cell>
          <table:table-cell table:formula="of:=[.A905]-[.A904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70351">
            <text:p>16145.170351</text:p>
          </table:table-cell>
          <table:table-cell table:formula="of:=[.A906]-[.A$20]" office:value-type="float" office:value="0.135981000001266">
            <text:p>0.135981</text:p>
          </table:table-cell>
          <table:table-cell table:formula="of:=[.A906]-[.A905]" office:value-type="float" office:value="0.0010630000015226">
            <text:p>0.00106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70353">
            <text:p>16145.170353</text:p>
          </table:table-cell>
          <table:table-cell table:formula="of:=[.A907]-[.A$20]" office:value-type="float" office:value="0.135983000000124">
            <text:p>0.135983</text:p>
          </table:table-cell>
          <table:table-cell table:formula="of:=[.A907]-[.A906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70355">
            <text:p>16145.170355</text:p>
          </table:table-cell>
          <table:table-cell table:formula="of:=[.A908]-[.A$20]" office:value-type="float" office:value="0.135985000000801">
            <text:p>0.135985</text:p>
          </table:table-cell>
          <table:table-cell table:formula="of:=[.A908]-[.A907]" office:value-type="float" office:value="0.00000200000067707151">
            <text:p>0.000002</text:p>
          </table:table-cell>
          <table:table-cell office:value-type="string">
            <text:p>d_s is renewed (r + D) to 16145172.353194; c_s is fully topped up</text:p>
          </table:table-cell>
          <table:table-cell table:number-columns-repeated="2"/>
        </table:table-row>
        <table:table-row table:style-name="ro1">
          <table:table-cell office:value-type="float" office:value="16145.170358">
            <text:p>16145.170358</text:p>
          </table:table-cell>
          <table:table-cell table:formula="of:=[.A909]-[.A$20]" office:value-type="float" office:value="0.135987999999998">
            <text:p>0.135988</text:p>
          </table:table-cell>
          <table:table-cell table:formula="of:=[.A909]-[.A908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70361">
            <text:p>16145.170361</text:p>
          </table:table-cell>
          <table:table-cell table:formula="of:=[.A910]-[.A$20]" office:value-type="float" office:value="0.135991000001013">
            <text:p>0.135991</text:p>
          </table:table-cell>
          <table:table-cell table:formula="of:=[.A910]-[.A90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70363">
            <text:p>16145.170363</text:p>
          </table:table-cell>
          <table:table-cell table:formula="of:=[.A911]-[.A$20]" office:value-type="float" office:value="0.135992999999871">
            <text:p>0.135993</text:p>
          </table:table-cell>
          <table:table-cell table:formula="of:=[.A911]-[.A910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70365">
            <text:p>16145.170365</text:p>
          </table:table-cell>
          <table:table-cell table:formula="of:=[.A912]-[.A$20]" office:value-type="float" office:value="0.135995000000548">
            <text:p>0.135995</text:p>
          </table:table-cell>
          <table:table-cell table:formula="of:=[.A912]-[.A911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0367">
            <text:p>16145.170367</text:p>
          </table:table-cell>
          <table:table-cell table:formula="of:=[.A913]-[.A$20]" office:value-type="float" office:value="0.135997000001225">
            <text:p>0.135997</text:p>
          </table:table-cell>
          <table:table-cell table:formula="of:=[.A913]-[.A912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71294">
            <text:p>16145.171294</text:p>
          </table:table-cell>
          <table:table-cell table:formula="of:=[.A914]-[.A$20]" office:value-type="float" office:value="0.136924000000363">
            <text:p>0.136924</text:p>
          </table:table-cell>
          <table:table-cell table:formula="of:=[.A914]-[.A913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71295">
            <text:p>16145.171295</text:p>
          </table:table-cell>
          <table:table-cell table:formula="of:=[.A915]-[.A$20]" office:value-type="float" office:value="0.136925000000701">
            <text:p>0.136925</text:p>
          </table:table-cell>
          <table:table-cell table:formula="of:=[.A915]-[.A914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71298">
            <text:p>16145.171298</text:p>
          </table:table-cell>
          <table:table-cell table:formula="of:=[.A916]-[.A$20]" office:value-type="float" office:value="0.136927999999898">
            <text:p>0.136928</text:p>
          </table:table-cell>
          <table:table-cell table:formula="of:=[.A916]-[.A915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13">
            <text:p>16145.171300</text:p>
          </table:table-cell>
          <table:table-cell table:formula="of:=[.A917]-[.A$20]" office:value-type="float" office:value="0.136930000000575">
            <text:p>0.136930</text:p>
          </table:table-cell>
          <table:table-cell table:formula="of:=[.A917]-[.A916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7136">
            <text:p>16145.171360</text:p>
          </table:table-cell>
          <table:table-cell table:formula="of:=[.A918]-[.A$20]" office:value-type="float" office:value="0.136990000000878">
            <text:p>0.136990</text:p>
          </table:table-cell>
          <table:table-cell table:formula="of:=[.A918]-[.A917]" office:value-type="float" office:value="0.0000600000003032619">
            <text:p>0.000060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72007">
            <text:p>16145.172007</text:p>
          </table:table-cell>
          <table:table-cell table:formula="of:=[.A919]-[.A$20]" office:value-type="float" office:value="0.137636999999813">
            <text:p>0.137637</text:p>
          </table:table-cell>
          <table:table-cell table:formula="of:=[.A919]-[.A918]" office:value-type="float" office:value="0.000646999998934916">
            <text:p>0.000647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72012">
            <text:p>16145.172012</text:p>
          </table:table-cell>
          <table:table-cell table:formula="of:=[.A920]-[.A$20]" office:value-type="float" office:value="0.137642000001506">
            <text:p>0.137642</text:p>
          </table:table-cell>
          <table:table-cell table:formula="of:=[.A920]-[.A919]" office:value-type="float" office:value="0.00000500000169267878">
            <text:p>0.000005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72367">
            <text:p>16145.172367</text:p>
          </table:table-cell>
          <table:table-cell table:formula="of:=[.A921]-[.A$20]" office:value-type="float" office:value="0.137996999999814">
            <text:p>0.137997</text:p>
          </table:table-cell>
          <table:table-cell table:formula="of:=[.A921]-[.A920]" office:value-type="float" office:value="0.000354999998307903">
            <text:p>0.00035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73012">
            <text:p>16145.173012</text:p>
          </table:table-cell>
          <table:table-cell table:formula="of:=[.A922]-[.A$20]" office:value-type="float" office:value="0.138641999999891">
            <text:p>0.138642</text:p>
          </table:table-cell>
          <table:table-cell table:formula="of:=[.A922]-[.A921]" office:value-type="float" office:value="0.000645000000076834">
            <text:p>0.00064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73014">
            <text:p>16145.173014</text:p>
          </table:table-cell>
          <table:table-cell table:formula="of:=[.A923]-[.A$20]" office:value-type="float" office:value="0.138644000000568">
            <text:p>0.138644</text:p>
          </table:table-cell>
          <table:table-cell table:formula="of:=[.A923]-[.A92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73017">
            <text:p>16145.173017</text:p>
          </table:table-cell>
          <table:table-cell table:formula="of:=[.A924]-[.A$20]" office:value-type="float" office:value="0.138646999999764">
            <text:p>0.138647</text:p>
          </table:table-cell>
          <table:table-cell table:formula="of:=[.A924]-[.A923]" office:value-type="float" office:value="0.00000299999919661786">
            <text:p>0.000003</text:p>
          </table:table-cell>
          <table:table-cell/>
          <table:table-cell office:value-type="string">
            <text:p>postpones its deadline to 16145177.996577; c_s is topped up to 1.881024</text:p>
          </table:table-cell>
          <table:table-cell/>
        </table:table-row>
        <table:table-row table:style-name="ro1">
          <table:table-cell office:value-type="float" office:value="16145.17302">
            <text:p>16145.173020</text:p>
          </table:table-cell>
          <table:table-cell table:formula="of:=[.A925]-[.A$20]" office:value-type="float" office:value="0.13865000000078">
            <text:p>0.138650</text:p>
          </table:table-cell>
          <table:table-cell table:formula="of:=[.A925]-[.A924]" office:value-type="float" office:value="0.00000300000101560727">
            <text:p>0.000003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173031">
            <text:p>16145.173031</text:p>
          </table:table-cell>
          <table:table-cell table:formula="of:=[.A926]-[.A$20]" office:value-type="float" office:value="0.138661000000866">
            <text:p>0.138661</text:p>
          </table:table-cell>
          <table:table-cell table:formula="of:=[.A926]-[.A925]" office:value-type="float" office:value="0.0000110000000859145">
            <text:p>0.000011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173222">
            <text:p>16145.173222</text:p>
          </table:table-cell>
          <table:table-cell table:formula="of:=[.A927]-[.A$20]" office:value-type="float" office:value="0.138852000000043">
            <text:p>0.138852</text:p>
          </table:table-cell>
          <table:table-cell table:formula="of:=[.A927]-[.A926]" office:value-type="float" office:value="0.000190999999176711">
            <text:p>0.00019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73224">
            <text:p>16145.173224</text:p>
          </table:table-cell>
          <table:table-cell table:formula="of:=[.A928]-[.A$20]" office:value-type="float" office:value="0.13885400000072">
            <text:p>0.138854</text:p>
          </table:table-cell>
          <table:table-cell table:formula="of:=[.A928]-[.A92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73227">
            <text:p>16145.173227</text:p>
          </table:table-cell>
          <table:table-cell table:formula="of:=[.A929]-[.A$20]" office:value-type="float" office:value="0.138856999999916">
            <text:p>0.138857</text:p>
          </table:table-cell>
          <table:table-cell table:formula="of:=[.A929]-[.A928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73229">
            <text:p>16145.173229</text:p>
          </table:table-cell>
          <table:table-cell table:formula="of:=[.A930]-[.A$20]" office:value-type="float" office:value="0.138859000000593">
            <text:p>0.138859</text:p>
          </table:table-cell>
          <table:table-cell table:formula="of:=[.A930]-[.A92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73232">
            <text:p>16145.173232</text:p>
          </table:table-cell>
          <table:table-cell table:formula="of:=[.A931]-[.A$20]" office:value-type="float" office:value="0.13886199999979">
            <text:p>0.138862</text:p>
          </table:table-cell>
          <table:table-cell table:formula="of:=[.A931]-[.A930]" office:value-type="float" office:value="0.00000299999919661786">
            <text:p>0.000003</text:p>
          </table:table-cell>
          <table:table-cell/>
          <table:table-cell office:value-type="string">
            <text:p>1.607955 / 4.767511 &lt;= 1.919866 / 5.000000</text:p>
          </table:table-cell>
          <table:table-cell/>
        </table:table-row>
        <table:table-row table:style-name="ro1">
          <table:table-cell office:value-type="float" office:value="16145.173234">
            <text:p>16145.173234</text:p>
          </table:table-cell>
          <table:table-cell table:formula="of:=[.A932]-[.A$20]" office:value-type="float" office:value="0.138864000000467">
            <text:p>0.138864</text:p>
          </table:table-cell>
          <table:table-cell table:formula="of:=[.A932]-[.A931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73238">
            <text:p>16145.173238</text:p>
          </table:table-cell>
          <table:table-cell table:formula="of:=[.A933]-[.A$20]" office:value-type="float" office:value="0.138868000000002">
            <text:p>0.138868</text:p>
          </table:table-cell>
          <table:table-cell table:formula="of:=[.A933]-[.A932]" office:value-type="float" office:value="0.00000399999953515362">
            <text:p>0.000004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6145.174354">
            <text:p>16145.174354</text:p>
          </table:table-cell>
          <table:table-cell table:formula="of:=[.A934]-[.A$20]" office:value-type="float" office:value="0.139984000001277">
            <text:p>0.139984</text:p>
          </table:table-cell>
          <table:table-cell table:formula="of:=[.A934]-[.A933]" office:value-type="float" office:value="0.0011160000012751">
            <text:p>0.00111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74356">
            <text:p>16145.174356</text:p>
          </table:table-cell>
          <table:table-cell table:formula="of:=[.A935]-[.A$20]" office:value-type="float" office:value="0.139986000000135">
            <text:p>0.139986</text:p>
          </table:table-cell>
          <table:table-cell table:formula="of:=[.A935]-[.A93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74358">
            <text:p>16145.174358</text:p>
          </table:table-cell>
          <table:table-cell table:formula="of:=[.A936]-[.A$20]" office:value-type="float" office:value="0.139988000000812">
            <text:p>0.139988</text:p>
          </table:table-cell>
          <table:table-cell table:formula="of:=[.A936]-[.A935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181.356056; c_s is fully topped up</text:p>
          </table:table-cell>
        </table:table-row>
        <table:table-row table:style-name="ro1">
          <table:table-cell office:value-type="float" office:value="16145.174361">
            <text:p>16145.174361</text:p>
          </table:table-cell>
          <table:table-cell table:formula="of:=[.A937]-[.A$20]" office:value-type="float" office:value="0.139991000000009">
            <text:p>0.139991</text:p>
          </table:table-cell>
          <table:table-cell table:formula="of:=[.A937]-[.A936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74363">
            <text:p>16145.174363</text:p>
          </table:table-cell>
          <table:table-cell table:formula="of:=[.A938]-[.A$20]" office:value-type="float" office:value="0.139993000000686">
            <text:p>0.139993</text:p>
          </table:table-cell>
          <table:table-cell table:formula="of:=[.A938]-[.A93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74365">
            <text:p>16145.174365</text:p>
          </table:table-cell>
          <table:table-cell table:formula="of:=[.A939]-[.A$20]" office:value-type="float" office:value="0.139995000001363">
            <text:p>0.139995</text:p>
          </table:table-cell>
          <table:table-cell table:formula="of:=[.A939]-[.A938]" office:value-type="float" office:value="0.00000200000067707151">
            <text:p>0.000002</text:p>
          </table:table-cell>
          <table:table-cell office:value-type="string">
            <text:p>d_s is renewed (r + D) to 16145176.356056; c_s is fully topped up</text:p>
          </table:table-cell>
          <table:table-cell table:number-columns-repeated="2"/>
        </table:table-row>
        <table:table-row table:style-name="ro1">
          <table:table-cell office:value-type="float" office:value="16145.174368">
            <text:p>16145.174368</text:p>
          </table:table-cell>
          <table:table-cell table:formula="of:=[.A940]-[.A$20]" office:value-type="float" office:value="0.13999800000056">
            <text:p>0.139998</text:p>
          </table:table-cell>
          <table:table-cell table:formula="of:=[.A940]-[.A939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74371">
            <text:p>16145.174371</text:p>
          </table:table-cell>
          <table:table-cell table:formula="of:=[.A941]-[.A$20]" office:value-type="float" office:value="0.140000999999756">
            <text:p>0.140001</text:p>
          </table:table-cell>
          <table:table-cell table:formula="of:=[.A941]-[.A94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74373">
            <text:p>16145.174373</text:p>
          </table:table-cell>
          <table:table-cell table:formula="of:=[.A942]-[.A$20]" office:value-type="float" office:value="0.140003000000434">
            <text:p>0.140003</text:p>
          </table:table-cell>
          <table:table-cell table:formula="of:=[.A942]-[.A941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74375">
            <text:p>16145.174375</text:p>
          </table:table-cell>
          <table:table-cell table:formula="of:=[.A943]-[.A$20]" office:value-type="float" office:value="0.140005000001111">
            <text:p>0.140005</text:p>
          </table:table-cell>
          <table:table-cell table:formula="of:=[.A943]-[.A94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4377">
            <text:p>16145.174377</text:p>
          </table:table-cell>
          <table:table-cell table:formula="of:=[.A944]-[.A$20]" office:value-type="float" office:value="0.140006999999969">
            <text:p>0.140007</text:p>
          </table:table-cell>
          <table:table-cell table:formula="of:=[.A944]-[.A943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75305">
            <text:p>16145.175305</text:p>
          </table:table-cell>
          <table:table-cell table:formula="of:=[.A945]-[.A$20]" office:value-type="float" office:value="0.140935000001264">
            <text:p>0.140935</text:p>
          </table:table-cell>
          <table:table-cell table:formula="of:=[.A945]-[.A944]" office:value-type="float" office:value="0.000928000001295004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75307">
            <text:p>16145.175307</text:p>
          </table:table-cell>
          <table:table-cell table:formula="of:=[.A946]-[.A$20]" office:value-type="float" office:value="0.140937000000122">
            <text:p>0.140937</text:p>
          </table:table-cell>
          <table:table-cell table:formula="of:=[.A946]-[.A945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7531">
            <text:p>16145.175310</text:p>
          </table:table-cell>
          <table:table-cell table:formula="of:=[.A947]-[.A$20]" office:value-type="float" office:value="0.140940000001137">
            <text:p>0.140940</text:p>
          </table:table-cell>
          <table:table-cell table:formula="of:=[.A947]-[.A94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5312">
            <text:p>16145.175312</text:p>
          </table:table-cell>
          <table:table-cell table:formula="of:=[.A948]-[.A$20]" office:value-type="float" office:value="0.140941999999995">
            <text:p>0.140942</text:p>
          </table:table-cell>
          <table:table-cell table:formula="of:=[.A948]-[.A94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7601">
            <text:p>16145.176010</text:p>
          </table:table-cell>
          <table:table-cell table:formula="of:=[.A949]-[.A$20]" office:value-type="float" office:value="0.141639999999825">
            <text:p>0.141640</text:p>
          </table:table-cell>
          <table:table-cell table:formula="of:=[.A949]-[.A948]" office:value-type="float" office:value="0.000697999999829335">
            <text:p>0.000698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76017">
            <text:p>16145.176017</text:p>
          </table:table-cell>
          <table:table-cell table:formula="of:=[.A950]-[.A$20]" office:value-type="float" office:value="0.141647000000376">
            <text:p>0.141647</text:p>
          </table:table-cell>
          <table:table-cell table:formula="of:=[.A950]-[.A949]" office:value-type="float" office:value="0.00000700000055076089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7602">
            <text:p>16145.176020</text:p>
          </table:table-cell>
          <table:table-cell table:formula="of:=[.A951]-[.A$20]" office:value-type="float" office:value="0.141650000001391">
            <text:p>0.141650</text:p>
          </table:table-cell>
          <table:table-cell table:formula="of:=[.A951]-[.A950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76022">
            <text:p>16145.176022</text:p>
          </table:table-cell>
          <table:table-cell table:formula="of:=[.A952]-[.A$20]" office:value-type="float" office:value="0.141652000000249">
            <text:p>0.141652</text:p>
          </table:table-cell>
          <table:table-cell table:formula="of:=[.A952]-[.A951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76024">
            <text:p>16145.176024</text:p>
          </table:table-cell>
          <table:table-cell table:formula="of:=[.A953]-[.A$20]" office:value-type="float" office:value="0.141654000000926">
            <text:p>0.141654</text:p>
          </table:table-cell>
          <table:table-cell table:formula="of:=[.A953]-[.A95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76365">
            <text:p>16145.176365</text:p>
          </table:table-cell>
          <table:table-cell table:formula="of:=[.A954]-[.A$20]" office:value-type="float" office:value="0.141994999999952">
            <text:p>0.141995</text:p>
          </table:table-cell>
          <table:table-cell table:formula="of:=[.A954]-[.A953]" office:value-type="float" office:value="0.000340999999025371">
            <text:p>0.00034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77998">
            <text:p>16145.177998</text:p>
          </table:table-cell>
          <table:table-cell table:formula="of:=[.A955]-[.A$20]" office:value-type="float" office:value="0.143627999999808">
            <text:p>0.143628</text:p>
          </table:table-cell>
          <table:table-cell table:formula="of:=[.A955]-[.A954]" office:value-type="float" office:value="0.00163299999985611">
            <text:p>0.00163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78">
            <text:p>16145.178000</text:p>
          </table:table-cell>
          <table:table-cell table:formula="of:=[.A956]-[.A$20]" office:value-type="float" office:value="0.143630000000485">
            <text:p>0.143630</text:p>
          </table:table-cell>
          <table:table-cell table:formula="of:=[.A956]-[.A955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78003">
            <text:p>16145.178003</text:p>
          </table:table-cell>
          <table:table-cell table:formula="of:=[.A957]-[.A$20]" office:value-type="float" office:value="0.1436330000015">
            <text:p>0.143633</text:p>
          </table:table-cell>
          <table:table-cell table:formula="of:=[.A957]-[.A956]" office:value-type="float" office:value="0.00000300000101560727">
            <text:p>0.000003</text:p>
          </table:table-cell>
          <table:table-cell/>
          <table:table-cell office:value-type="string">
            <text:p>postpones its deadline to 16145182.996577; c_s is topped up to 1.705032</text:p>
          </table:table-cell>
          <table:table-cell/>
        </table:table-row>
        <table:table-row table:style-name="ro1">
          <table:table-cell office:value-type="float" office:value="16145.178351">
            <text:p>16145.178351</text:p>
          </table:table-cell>
          <table:table-cell table:formula="of:=[.A958]-[.A$20]" office:value-type="float" office:value="0.143981000001077">
            <text:p>0.143981</text:p>
          </table:table-cell>
          <table:table-cell table:formula="of:=[.A958]-[.A957]" office:value-type="float" office:value="0.000347999999576132">
            <text:p>0.00034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78353">
            <text:p>16145.178353</text:p>
          </table:table-cell>
          <table:table-cell table:formula="of:=[.A959]-[.A$20]" office:value-type="float" office:value="0.143982999999935">
            <text:p>0.143983</text:p>
          </table:table-cell>
          <table:table-cell table:formula="of:=[.A959]-[.A958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78355">
            <text:p>16145.178355</text:p>
          </table:table-cell>
          <table:table-cell table:formula="of:=[.A960]-[.A$20]" office:value-type="float" office:value="0.143985000000612">
            <text:p>0.143985</text:p>
          </table:table-cell>
          <table:table-cell table:formula="of:=[.A960]-[.A959]" office:value-type="float" office:value="0.00000200000067707151">
            <text:p>0.000002</text:p>
          </table:table-cell>
          <table:table-cell office:value-type="string">
            <text:p>d_s is renewed (r + D) to 16145180.353249; c_s is fully topped up</text:p>
          </table:table-cell>
          <table:table-cell table:number-columns-repeated="2"/>
        </table:table-row>
        <table:table-row table:style-name="ro1">
          <table:table-cell office:value-type="float" office:value="16145.178358">
            <text:p>16145.178358</text:p>
          </table:table-cell>
          <table:table-cell table:formula="of:=[.A961]-[.A$20]" office:value-type="float" office:value="0.143987999999808">
            <text:p>0.143988</text:p>
          </table:table-cell>
          <table:table-cell table:formula="of:=[.A961]-[.A960]" office:value-type="float" office:value="0.00000299999919661786">
            <text:p>0.000003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78361">
            <text:p>16145.178361</text:p>
          </table:table-cell>
          <table:table-cell table:formula="of:=[.A962]-[.A$20]" office:value-type="float" office:value="0.143991000000824">
            <text:p>0.143991</text:p>
          </table:table-cell>
          <table:table-cell table:formula="of:=[.A962]-[.A96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78363">
            <text:p>16145.178363</text:p>
          </table:table-cell>
          <table:table-cell table:formula="of:=[.A963]-[.A$20]" office:value-type="float" office:value="0.143993000001501">
            <text:p>0.143993</text:p>
          </table:table-cell>
          <table:table-cell table:formula="of:=[.A963]-[.A962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78365">
            <text:p>16145.178365</text:p>
          </table:table-cell>
          <table:table-cell table:formula="of:=[.A964]-[.A$20]" office:value-type="float" office:value="0.143995000000359">
            <text:p>0.143995</text:p>
          </table:table-cell>
          <table:table-cell table:formula="of:=[.A964]-[.A963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8367">
            <text:p>16145.178367</text:p>
          </table:table-cell>
          <table:table-cell table:formula="of:=[.A965]-[.A$20]" office:value-type="float" office:value="0.143997000001036">
            <text:p>0.143997</text:p>
          </table:table-cell>
          <table:table-cell table:formula="of:=[.A965]-[.A964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79294">
            <text:p>16145.179294</text:p>
          </table:table-cell>
          <table:table-cell table:formula="of:=[.A966]-[.A$20]" office:value-type="float" office:value="0.144924000000174">
            <text:p>0.144924</text:p>
          </table:table-cell>
          <table:table-cell table:formula="of:=[.A966]-[.A965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79296">
            <text:p>16145.179296</text:p>
          </table:table-cell>
          <table:table-cell table:formula="of:=[.A967]-[.A$20]" office:value-type="float" office:value="0.144926000000851">
            <text:p>0.144926</text:p>
          </table:table-cell>
          <table:table-cell table:formula="of:=[.A967]-[.A966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79299">
            <text:p>16145.179299</text:p>
          </table:table-cell>
          <table:table-cell table:formula="of:=[.A968]-[.A$20]" office:value-type="float" office:value="0.144929000000047">
            <text:p>0.144929</text:p>
          </table:table-cell>
          <table:table-cell table:formula="of:=[.A968]-[.A967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79301">
            <text:p>16145.179301</text:p>
          </table:table-cell>
          <table:table-cell table:formula="of:=[.A969]-[.A$20]" office:value-type="float" office:value="0.144931000000724">
            <text:p>0.144931</text:p>
          </table:table-cell>
          <table:table-cell table:formula="of:=[.A969]-[.A96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179926">
            <text:p>16145.179926</text:p>
          </table:table-cell>
          <table:table-cell table:formula="of:=[.A970]-[.A$20]" office:value-type="float" office:value="0.145556000001307">
            <text:p>0.145556</text:p>
          </table:table-cell>
          <table:table-cell table:formula="of:=[.A970]-[.A969]" office:value-type="float" office:value="0.000625000000582077">
            <text:p>0.00062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79928">
            <text:p>16145.179928</text:p>
          </table:table-cell>
          <table:table-cell table:formula="of:=[.A971]-[.A$20]" office:value-type="float" office:value="0.145558000000165">
            <text:p>0.145558</text:p>
          </table:table-cell>
          <table:table-cell table:formula="of:=[.A971]-[.A970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79931">
            <text:p>16145.179931</text:p>
          </table:table-cell>
          <table:table-cell table:formula="of:=[.A972]-[.A$20]" office:value-type="float" office:value="0.14556100000118">
            <text:p>0.145561</text:p>
          </table:table-cell>
          <table:table-cell table:formula="of:=[.A972]-[.A971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79933">
            <text:p>16145.179933</text:p>
          </table:table-cell>
          <table:table-cell table:formula="of:=[.A973]-[.A$20]" office:value-type="float" office:value="0.145563000000038">
            <text:p>0.145563</text:p>
          </table:table-cell>
          <table:table-cell table:formula="of:=[.A973]-[.A972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80089">
            <text:p>16145.180089</text:p>
          </table:table-cell>
          <table:table-cell table:formula="of:=[.A974]-[.A$20]" office:value-type="float" office:value="0.145719000000099">
            <text:p>0.145719</text:p>
          </table:table-cell>
          <table:table-cell table:formula="of:=[.A974]-[.A973]" office:value-type="float" office:value="0.000156000000060885">
            <text:p>0.00015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80091">
            <text:p>16145.180091</text:p>
          </table:table-cell>
          <table:table-cell table:formula="of:=[.A975]-[.A$20]" office:value-type="float" office:value="0.145721000000776">
            <text:p>0.145721</text:p>
          </table:table-cell>
          <table:table-cell table:formula="of:=[.A975]-[.A97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80096">
            <text:p>16145.180096</text:p>
          </table:table-cell>
          <table:table-cell table:formula="of:=[.A976]-[.A$20]" office:value-type="float" office:value="0.14572600000065">
            <text:p>0.145726</text:p>
          </table:table-cell>
          <table:table-cell table:formula="of:=[.A976]-[.A975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80098">
            <text:p>16145.180098</text:p>
          </table:table-cell>
          <table:table-cell table:formula="of:=[.A977]-[.A$20]" office:value-type="float" office:value="0.145728000001327">
            <text:p>0.145728</text:p>
          </table:table-cell>
          <table:table-cell table:formula="of:=[.A977]-[.A97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80101">
            <text:p>16145.180101</text:p>
          </table:table-cell>
          <table:table-cell table:formula="of:=[.A978]-[.A$20]" office:value-type="float" office:value="0.145731000000524">
            <text:p>0.145731</text:p>
          </table:table-cell>
          <table:table-cell table:formula="of:=[.A978]-[.A977]" office:value-type="float" office:value="0.00000299999919661786">
            <text:p>0.000003</text:p>
          </table:table-cell>
          <table:table-cell/>
          <table:table-cell office:value-type="string">
            <text:p>1.542972 / 2.898874 &gt; 1.919866 / 5.000000</text:p>
          </table:table-cell>
          <table:table-cell/>
        </table:table-row>
        <table:table-row table:style-name="ro1">
          <table:table-cell office:value-type="float" office:value="16145.180104">
            <text:p>16145.180104</text:p>
          </table:table-cell>
          <table:table-cell table:formula="of:=[.A979]-[.A$20]" office:value-type="float" office:value="0.14573399999972">
            <text:p>0.145734</text:p>
          </table:table-cell>
          <table:table-cell table:formula="of:=[.A979]-[.A978]" office:value-type="float" office:value="0.00000299999919661786">
            <text:p>0.000003</text:p>
          </table:table-cell>
          <table:table-cell/>
          <table:table-cell office:value-type="string">
            <text:p>d_s is renewed (r + D) to 16145185.097703; c_s is fully topped up</text:p>
          </table:table-cell>
          <table:table-cell/>
        </table:table-row>
        <table:table-row table:style-name="ro1">
          <table:table-cell office:value-type="float" office:value="16145.180109">
            <text:p>16145.180109</text:p>
          </table:table-cell>
          <table:table-cell table:formula="of:=[.A980]-[.A$20]" office:value-type="float" office:value="0.145739000001413">
            <text:p>0.145739</text:p>
          </table:table-cell>
          <table:table-cell table:formula="of:=[.A980]-[.A979]" office:value-type="float" office:value="0.0000050000016926787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6145.180364">
            <text:p>16145.180364</text:p>
          </table:table-cell>
          <table:table-cell table:formula="of:=[.A981]-[.A$20]" office:value-type="float" office:value="0.145994000000428">
            <text:p>0.145994</text:p>
          </table:table-cell>
          <table:table-cell table:formula="of:=[.A981]-[.A980]" office:value-type="float" office:value="0.000254999999015126">
            <text:p>0.00025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81366">
            <text:p>16145.181366</text:p>
          </table:table-cell>
          <table:table-cell table:formula="of:=[.A982]-[.A$20]" office:value-type="float" office:value="0.146996000001309">
            <text:p>0.146996</text:p>
          </table:table-cell>
          <table:table-cell table:formula="of:=[.A982]-[.A981]" office:value-type="float" office:value="0.0010020000008808">
            <text:p>0.00100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82048">
            <text:p>16145.182048</text:p>
          </table:table-cell>
          <table:table-cell table:formula="of:=[.A983]-[.A$20]" office:value-type="float" office:value="0.147678000001179">
            <text:p>0.147678</text:p>
          </table:table-cell>
          <table:table-cell table:formula="of:=[.A983]-[.A982]" office:value-type="float" office:value="0.000681999999869731">
            <text:p>0.00068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8205">
            <text:p>16145.182050</text:p>
          </table:table-cell>
          <table:table-cell table:formula="of:=[.A984]-[.A$20]" office:value-type="float" office:value="0.147680000000037">
            <text:p>0.147680</text:p>
          </table:table-cell>
          <table:table-cell table:formula="of:=[.A984]-[.A983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82053">
            <text:p>16145.182053</text:p>
          </table:table-cell>
          <table:table-cell table:formula="of:=[.A985]-[.A$20]" office:value-type="float" office:value="0.147683000001052">
            <text:p>0.147683</text:p>
          </table:table-cell>
          <table:table-cell table:formula="of:=[.A985]-[.A984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82057">
            <text:p>16145.182057</text:p>
          </table:table-cell>
          <table:table-cell table:formula="of:=[.A986]-[.A$20]" office:value-type="float" office:value="0.147687000000587">
            <text:p>0.147687</text:p>
          </table:table-cell>
          <table:table-cell table:formula="of:=[.A986]-[.A985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82059">
            <text:p>16145.182059</text:p>
          </table:table-cell>
          <table:table-cell table:formula="of:=[.A987]-[.A$20]" office:value-type="float" office:value="0.147689000001265">
            <text:p>0.147689</text:p>
          </table:table-cell>
          <table:table-cell table:formula="of:=[.A987]-[.A986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82411">
            <text:p>16145.182411</text:p>
          </table:table-cell>
          <table:table-cell table:formula="of:=[.A988]-[.A$20]" office:value-type="float" office:value="0.148041000000376">
            <text:p>0.148041</text:p>
          </table:table-cell>
          <table:table-cell table:formula="of:=[.A988]-[.A987]" office:value-type="float" office:value="0.000351999999111285">
            <text:p>0.0003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82413">
            <text:p>16145.182413</text:p>
          </table:table-cell>
          <table:table-cell table:formula="of:=[.A989]-[.A$20]" office:value-type="float" office:value="0.148043000001053">
            <text:p>0.148043</text:p>
          </table:table-cell>
          <table:table-cell table:formula="of:=[.A989]-[.A988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82416">
            <text:p>16145.182416</text:p>
          </table:table-cell>
          <table:table-cell table:formula="of:=[.A990]-[.A$20]" office:value-type="float" office:value="0.148046000000249">
            <text:p>0.148046</text:p>
          </table:table-cell>
          <table:table-cell table:formula="of:=[.A990]-[.A989]" office:value-type="float" office:value="0.00000299999919661786">
            <text:p>0.000003</text:p>
          </table:table-cell>
          <table:table-cell office:value-type="string">
            <text:p>d_s is renewed (r + D) to 16145184.413330; c_s is fully topped up</text:p>
          </table:table-cell>
          <table:table-cell table:number-columns-repeated="2"/>
        </table:table-row>
        <table:table-row table:style-name="ro1">
          <table:table-cell office:value-type="float" office:value="16145.182425">
            <text:p>16145.182425</text:p>
          </table:table-cell>
          <table:table-cell table:formula="of:=[.A991]-[.A$20]" office:value-type="float" office:value="0.148055000001477">
            <text:p>0.148055</text:p>
          </table:table-cell>
          <table:table-cell table:formula="of:=[.A991]-[.A990]" office:value-type="float" office:value="0.0000090000012278324">
            <text:p>0.00000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82428">
            <text:p>16145.182428</text:p>
          </table:table-cell>
          <table:table-cell table:formula="of:=[.A992]-[.A$20]" office:value-type="float" office:value="0.148058000000674">
            <text:p>0.148058</text:p>
          </table:table-cell>
          <table:table-cell table:formula="of:=[.A992]-[.A991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8243">
            <text:p>16145.182430</text:p>
          </table:table-cell>
          <table:table-cell table:formula="of:=[.A993]-[.A$20]" office:value-type="float" office:value="0.148060000001351">
            <text:p>0.148060</text:p>
          </table:table-cell>
          <table:table-cell table:formula="of:=[.A993]-[.A992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8336">
            <text:p>16145.183360</text:p>
          </table:table-cell>
          <table:table-cell table:formula="of:=[.A994]-[.A$20]" office:value-type="float" office:value="0.148990000001504">
            <text:p>0.148990</text:p>
          </table:table-cell>
          <table:table-cell table:formula="of:=[.A994]-[.A993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83362">
            <text:p>16145.183362</text:p>
          </table:table-cell>
          <table:table-cell table:formula="of:=[.A995]-[.A$20]" office:value-type="float" office:value="0.148992000000362">
            <text:p>0.148992</text:p>
          </table:table-cell>
          <table:table-cell table:formula="of:=[.A995]-[.A994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83365">
            <text:p>16145.183365</text:p>
          </table:table-cell>
          <table:table-cell table:formula="of:=[.A996]-[.A$20]" office:value-type="float" office:value="0.148995000001378">
            <text:p>0.148995</text:p>
          </table:table-cell>
          <table:table-cell table:formula="of:=[.A996]-[.A995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84371">
            <text:p>16145.184371</text:p>
          </table:table-cell>
          <table:table-cell table:formula="of:=[.A997]-[.A$20]" office:value-type="float" office:value="0.150000999999975">
            <text:p>0.150001</text:p>
          </table:table-cell>
          <table:table-cell table:formula="of:=[.A997]-[.A996]" office:value-type="float" office:value="0.00100599999859696">
            <text:p>0.00100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84373">
            <text:p>16145.184373</text:p>
          </table:table-cell>
          <table:table-cell table:formula="of:=[.A998]-[.A$20]" office:value-type="float" office:value="0.150003000000652">
            <text:p>0.150003</text:p>
          </table:table-cell>
          <table:table-cell table:formula="of:=[.A998]-[.A99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84376">
            <text:p>16145.184376</text:p>
          </table:table-cell>
          <table:table-cell table:formula="of:=[.A999]-[.A$20]" office:value-type="float" office:value="0.150005999999848">
            <text:p>0.150006</text:p>
          </table:table-cell>
          <table:table-cell table:formula="of:=[.A999]-[.A998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191.373416; c_s is fully topped up</text:p>
          </table:table-cell>
        </table:table-row>
        <table:table-row table:style-name="ro1">
          <table:table-cell office:value-type="float" office:value="16145.184385">
            <text:p>16145.184385</text:p>
          </table:table-cell>
          <table:table-cell table:formula="of:=[.A1000]-[.A$20]" office:value-type="float" office:value="0.150015000001076">
            <text:p>0.150015</text:p>
          </table:table-cell>
          <table:table-cell table:formula="of:=[.A1000]-[.A999]" office:value-type="float" office:value="0.0000090000012278324">
            <text:p>0.000009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6145.184388">
            <text:p>16145.184388</text:p>
          </table:table-cell>
          <table:table-cell table:formula="of:=[.A1001]-[.A$20]" office:value-type="float" office:value="0.150018000000273">
            <text:p>0.150018</text:p>
          </table:table-cell>
          <table:table-cell table:formula="of:=[.A1001]-[.A1000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84391">
            <text:p>16145.184391</text:p>
          </table:table-cell>
          <table:table-cell table:formula="of:=[.A1002]-[.A$20]" office:value-type="float" office:value="0.150021000001288">
            <text:p>0.150021</text:p>
          </table:table-cell>
          <table:table-cell table:formula="of:=[.A1002]-[.A100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84421">
            <text:p>16145.184421</text:p>
          </table:table-cell>
          <table:table-cell table:formula="of:=[.A1003]-[.A$20]" office:value-type="float" office:value="0.150051000000531">
            <text:p>0.150051</text:p>
          </table:table-cell>
          <table:table-cell table:formula="of:=[.A1003]-[.A1002]" office:value-type="float" office:value="0.0000299999992421362">
            <text:p>0.000030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85106">
            <text:p>16145.185106</text:p>
          </table:table-cell>
          <table:table-cell table:formula="of:=[.A1004]-[.A$20]" office:value-type="float" office:value="0.150736000001416">
            <text:p>0.150736</text:p>
          </table:table-cell>
          <table:table-cell table:formula="of:=[.A1004]-[.A1003]" office:value-type="float" office:value="0.000685000000885339">
            <text:p>0.00068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85108">
            <text:p>16145.185108</text:p>
          </table:table-cell>
          <table:table-cell table:formula="of:=[.A1005]-[.A$20]" office:value-type="float" office:value="0.150738000000274">
            <text:p>0.150738</text:p>
          </table:table-cell>
          <table:table-cell table:formula="of:=[.A1005]-[.A1004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85111">
            <text:p>16145.185111</text:p>
          </table:table-cell>
          <table:table-cell table:formula="of:=[.A1006]-[.A$20]" office:value-type="float" office:value="0.15074100000129">
            <text:p>0.150741</text:p>
          </table:table-cell>
          <table:table-cell table:formula="of:=[.A1006]-[.A1005]" office:value-type="float" office:value="0.00000300000101560727">
            <text:p>0.000003</text:p>
          </table:table-cell>
          <table:table-cell/>
          <table:table-cell office:value-type="string">
            <text:p>postpones its deadline to 16145190.097703; c_s is topped up to 1.899573</text:p>
          </table:table-cell>
          <table:table-cell/>
        </table:table-row>
        <table:table-row table:style-name="ro1">
          <table:table-cell office:value-type="float" office:value="16145.185114">
            <text:p>16145.185114</text:p>
          </table:table-cell>
          <table:table-cell table:formula="of:=[.A1007]-[.A$20]" office:value-type="float" office:value="0.150744000000486">
            <text:p>0.150744</text:p>
          </table:table-cell>
          <table:table-cell table:formula="of:=[.A1007]-[.A1006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85117">
            <text:p>16145.185117</text:p>
          </table:table-cell>
          <table:table-cell table:formula="of:=[.A1008]-[.A$20]" office:value-type="float" office:value="0.150747000001502">
            <text:p>0.150747</text:p>
          </table:table-cell>
          <table:table-cell table:formula="of:=[.A1008]-[.A100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85119">
            <text:p>16145.185119</text:p>
          </table:table-cell>
          <table:table-cell table:formula="of:=[.A1009]-[.A$20]" office:value-type="float" office:value="0.15074900000036">
            <text:p>0.150749</text:p>
          </table:table-cell>
          <table:table-cell table:formula="of:=[.A1009]-[.A1008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85122">
            <text:p>16145.185122</text:p>
          </table:table-cell>
          <table:table-cell table:formula="of:=[.A1010]-[.A$20]" office:value-type="float" office:value="0.150752000001376">
            <text:p>0.150752</text:p>
          </table:table-cell>
          <table:table-cell table:formula="of:=[.A1010]-[.A100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85124">
            <text:p>16145.185124</text:p>
          </table:table-cell>
          <table:table-cell table:formula="of:=[.A1011]-[.A$20]" office:value-type="float" office:value="0.150754000000234">
            <text:p>0.150754</text:p>
          </table:table-cell>
          <table:table-cell table:formula="of:=[.A1011]-[.A1010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86352">
            <text:p>16145.186352</text:p>
          </table:table-cell>
          <table:table-cell table:formula="of:=[.A1012]-[.A$20]" office:value-type="float" office:value="0.151982000001226">
            <text:p>0.151982</text:p>
          </table:table-cell>
          <table:table-cell table:formula="of:=[.A1012]-[.A1011]" office:value-type="float" office:value="0.00122800000099232">
            <text:p>0.00122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86354">
            <text:p>16145.186354</text:p>
          </table:table-cell>
          <table:table-cell table:formula="of:=[.A1013]-[.A$20]" office:value-type="float" office:value="0.151984000000084">
            <text:p>0.151984</text:p>
          </table:table-cell>
          <table:table-cell table:formula="of:=[.A1013]-[.A1012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86356">
            <text:p>16145.186356</text:p>
          </table:table-cell>
          <table:table-cell table:formula="of:=[.A1014]-[.A$20]" office:value-type="float" office:value="0.151986000000761">
            <text:p>0.151986</text:p>
          </table:table-cell>
          <table:table-cell table:formula="of:=[.A1014]-[.A1013]" office:value-type="float" office:value="0.00000200000067707151">
            <text:p>0.000002</text:p>
          </table:table-cell>
          <table:table-cell office:value-type="string">
            <text:p>d_s is renewed (r + D) to 16145188.354348; c_s is fully topped up</text:p>
          </table:table-cell>
          <table:table-cell table:number-columns-repeated="2"/>
        </table:table-row>
        <table:table-row table:style-name="ro1">
          <table:table-cell office:value-type="float" office:value="16145.186359">
            <text:p>16145.186359</text:p>
          </table:table-cell>
          <table:table-cell table:formula="of:=[.A1015]-[.A$20]" office:value-type="float" office:value="0.151988999999958">
            <text:p>0.151989</text:p>
          </table:table-cell>
          <table:table-cell table:formula="of:=[.A1015]-[.A1014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86362">
            <text:p>16145.186362</text:p>
          </table:table-cell>
          <table:table-cell table:formula="of:=[.A1016]-[.A$20]" office:value-type="float" office:value="0.151992000000973">
            <text:p>0.151992</text:p>
          </table:table-cell>
          <table:table-cell table:formula="of:=[.A1016]-[.A1015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86364">
            <text:p>16145.186364</text:p>
          </table:table-cell>
          <table:table-cell table:formula="of:=[.A1017]-[.A$20]" office:value-type="float" office:value="0.151993999999831">
            <text:p>0.151994</text:p>
          </table:table-cell>
          <table:table-cell table:formula="of:=[.A1017]-[.A1016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86366">
            <text:p>16145.186366</text:p>
          </table:table-cell>
          <table:table-cell table:formula="of:=[.A1018]-[.A$20]" office:value-type="float" office:value="0.151996000000509">
            <text:p>0.151996</text:p>
          </table:table-cell>
          <table:table-cell table:formula="of:=[.A1018]-[.A1017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86368">
            <text:p>16145.186368</text:p>
          </table:table-cell>
          <table:table-cell table:formula="of:=[.A1019]-[.A$20]" office:value-type="float" office:value="0.151998000001186">
            <text:p>0.151998</text:p>
          </table:table-cell>
          <table:table-cell table:formula="of:=[.A1019]-[.A1018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87301">
            <text:p>16145.187301</text:p>
          </table:table-cell>
          <table:table-cell table:formula="of:=[.A1020]-[.A$20]" office:value-type="float" office:value="0.152931000000535">
            <text:p>0.152931</text:p>
          </table:table-cell>
          <table:table-cell table:formula="of:=[.A1020]-[.A1019]" office:value-type="float" office:value="0.000932999999349704">
            <text:p>0.00093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87302">
            <text:p>16145.187302</text:p>
          </table:table-cell>
          <table:table-cell table:formula="of:=[.A1021]-[.A$20]" office:value-type="float" office:value="0.152932000000874">
            <text:p>0.152932</text:p>
          </table:table-cell>
          <table:table-cell table:formula="of:=[.A1021]-[.A1020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87306">
            <text:p>16145.187306</text:p>
          </table:table-cell>
          <table:table-cell table:formula="of:=[.A1022]-[.A$20]" office:value-type="float" office:value="0.152936000000409">
            <text:p>0.152936</text:p>
          </table:table-cell>
          <table:table-cell table:formula="of:=[.A1022]-[.A1021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87308">
            <text:p>16145.187308</text:p>
          </table:table-cell>
          <table:table-cell table:formula="of:=[.A1023]-[.A$20]" office:value-type="float" office:value="0.152938000001086">
            <text:p>0.152938</text:p>
          </table:table-cell>
          <table:table-cell table:formula="of:=[.A1023]-[.A1022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8801">
            <text:p>16145.188010</text:p>
          </table:table-cell>
          <table:table-cell table:formula="of:=[.A1024]-[.A$20]" office:value-type="float" office:value="0.153640000000451">
            <text:p>0.153640</text:p>
          </table:table-cell>
          <table:table-cell table:formula="of:=[.A1024]-[.A1023]" office:value-type="float" office:value="0.000701999999364489">
            <text:p>0.0007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88016">
            <text:p>16145.188016</text:p>
          </table:table-cell>
          <table:table-cell table:formula="of:=[.A1025]-[.A$20]" office:value-type="float" office:value="0.153646000000663">
            <text:p>0.153646</text:p>
          </table:table-cell>
          <table:table-cell table:formula="of:=[.A1025]-[.A1024]" office:value-type="float" office:value="0.00000600000021222513">
            <text:p>0.000006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88019">
            <text:p>16145.188019</text:p>
          </table:table-cell>
          <table:table-cell table:formula="of:=[.A1026]-[.A$20]" office:value-type="float" office:value="0.153648999999859">
            <text:p>0.153649</text:p>
          </table:table-cell>
          <table:table-cell table:formula="of:=[.A1026]-[.A1025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88365">
            <text:p>16145.188365</text:p>
          </table:table-cell>
          <table:table-cell table:formula="of:=[.A1027]-[.A$20]" office:value-type="float" office:value="0.153995000000577">
            <text:p>0.153995</text:p>
          </table:table-cell>
          <table:table-cell table:formula="of:=[.A1027]-[.A1026]" office:value-type="float" office:value="0.00034600000071805">
            <text:p>0.000346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90099">
            <text:p>16145.190099</text:p>
          </table:table-cell>
          <table:table-cell table:formula="of:=[.A1028]-[.A$20]" office:value-type="float" office:value="0.155729000000065">
            <text:p>0.155729</text:p>
          </table:table-cell>
          <table:table-cell table:formula="of:=[.A1028]-[.A1027]" office:value-type="float" office:value="0.00173399999948742">
            <text:p>0.00173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90101">
            <text:p>16145.190101</text:p>
          </table:table-cell>
          <table:table-cell table:formula="of:=[.A1029]-[.A$20]" office:value-type="float" office:value="0.155731000000742">
            <text:p>0.155731</text:p>
          </table:table-cell>
          <table:table-cell table:formula="of:=[.A1029]-[.A102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90104">
            <text:p>16145.190104</text:p>
          </table:table-cell>
          <table:table-cell table:formula="of:=[.A1030]-[.A$20]" office:value-type="float" office:value="0.155733999999939">
            <text:p>0.155734</text:p>
          </table:table-cell>
          <table:table-cell table:formula="of:=[.A1030]-[.A1029]" office:value-type="float" office:value="0.00000299999919661786">
            <text:p>0.000003</text:p>
          </table:table-cell>
          <table:table-cell/>
          <table:table-cell office:value-type="string">
            <text:p>postpones its deadline to 16145195.097703; c_s is topped up to 1.873640</text:p>
          </table:table-cell>
          <table:table-cell/>
        </table:table-row>
        <table:table-row table:style-name="ro1">
          <table:table-cell office:value-type="float" office:value="16145.19026">
            <text:p>16145.190260</text:p>
          </table:table-cell>
          <table:table-cell table:formula="of:=[.A1031]-[.A$20]" office:value-type="float" office:value="0.155889999999999">
            <text:p>0.155890</text:p>
          </table:table-cell>
          <table:table-cell table:formula="of:=[.A1031]-[.A1030]" office:value-type="float" office:value="0.000156000000060885">
            <text:p>0.00015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190262">
            <text:p>16145.190262</text:p>
          </table:table-cell>
          <table:table-cell table:formula="of:=[.A1032]-[.A$20]" office:value-type="float" office:value="0.155892000000677">
            <text:p>0.155892</text:p>
          </table:table-cell>
          <table:table-cell table:formula="of:=[.A1032]-[.A1031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190266">
            <text:p>16145.190266</text:p>
          </table:table-cell>
          <table:table-cell table:formula="of:=[.A1033]-[.A$20]" office:value-type="float" office:value="0.155896000000212">
            <text:p>0.155896</text:p>
          </table:table-cell>
          <table:table-cell table:formula="of:=[.A1033]-[.A1032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90267">
            <text:p>16145.190267</text:p>
          </table:table-cell>
          <table:table-cell table:formula="of:=[.A1034]-[.A$20]" office:value-type="float" office:value="0.15589700000055">
            <text:p>0.155897</text:p>
          </table:table-cell>
          <table:table-cell table:formula="of:=[.A1034]-[.A1033]" office:value-type="float" office:value="0.00000100000033853576">
            <text:p>0.000001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190292">
            <text:p>16145.190292</text:p>
          </table:table-cell>
          <table:table-cell table:formula="of:=[.A1035]-[.A$20]" office:value-type="float" office:value="0.155921999999919">
            <text:p>0.155922</text:p>
          </table:table-cell>
          <table:table-cell table:formula="of:=[.A1035]-[.A1034]" office:value-type="float" office:value="0.0000249999993684469">
            <text:p>0.0000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90294">
            <text:p>16145.190294</text:p>
          </table:table-cell>
          <table:table-cell table:formula="of:=[.A1036]-[.A$20]" office:value-type="float" office:value="0.155924000000596">
            <text:p>0.155924</text:p>
          </table:table-cell>
          <table:table-cell table:formula="of:=[.A1036]-[.A103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90299">
            <text:p>16145.190299</text:p>
          </table:table-cell>
          <table:table-cell table:formula="of:=[.A1037]-[.A$20]" office:value-type="float" office:value="0.155929000000469">
            <text:p>0.155929</text:p>
          </table:table-cell>
          <table:table-cell table:formula="of:=[.A1037]-[.A1036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903">
            <text:p>16145.190300</text:p>
          </table:table-cell>
          <table:table-cell table:formula="of:=[.A1038]-[.A$20]" office:value-type="float" office:value="0.155930000000808">
            <text:p>0.155930</text:p>
          </table:table-cell>
          <table:table-cell table:formula="of:=[.A1038]-[.A1037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90303">
            <text:p>16145.190303</text:p>
          </table:table-cell>
          <table:table-cell table:formula="of:=[.A1039]-[.A$20]" office:value-type="float" office:value="0.155933000000005">
            <text:p>0.155933</text:p>
          </table:table-cell>
          <table:table-cell table:formula="of:=[.A1039]-[.A1038]" office:value-type="float" office:value="0.00000299999919661786">
            <text:p>0.000003</text:p>
          </table:table-cell>
          <table:table-cell/>
          <table:table-cell office:value-type="string">
            <text:p>1.841796 / 4.797131 &lt;= 1.919866 / 5.000000</text:p>
          </table:table-cell>
          <table:table-cell/>
        </table:table-row>
        <table:table-row table:style-name="ro1">
          <table:table-cell office:value-type="float" office:value="16145.190305">
            <text:p>16145.190305</text:p>
          </table:table-cell>
          <table:table-cell table:formula="of:=[.A1040]-[.A$20]" office:value-type="float" office:value="0.155935000000682">
            <text:p>0.155935</text:p>
          </table:table-cell>
          <table:table-cell table:formula="of:=[.A1040]-[.A1039]" office:value-type="float" office:value="0.00000200000067707151">
            <text:p>0.000002</text:p>
          </table:table-cell>
          <table:table-cell/>
          <table:table-cell office:value-type="string">
            <text:p>resumes its BW pair</text:p>
          </table:table-cell>
          <table:table-cell/>
        </table:table-row>
        <table:table-row table:style-name="ro1">
          <table:table-cell office:value-type="float" office:value="16145.19031">
            <text:p>16145.190310</text:p>
          </table:table-cell>
          <table:table-cell table:formula="of:=[.A1041]-[.A$20]" office:value-type="float" office:value="0.155940000000555">
            <text:p>0.155940</text:p>
          </table:table-cell>
          <table:table-cell table:formula="of:=[.A1041]-[.A1040]" office:value-type="float" office:value="0.00000499999987368938">
            <text:p>0.000005</text:p>
          </table:table-cell>
          <table:table-cell/>
          <table:table-cell office:value-type="string">
            <text:p>is pick_next_task_dl-ed by ksoftirqd/0 (3)</text:p>
          </table:table-cell>
          <table:table-cell/>
        </table:table-row>
        <table:table-row table:style-name="ro1">
          <table:table-cell office:value-type="float" office:value="16145.190352">
            <text:p>16145.190352</text:p>
          </table:table-cell>
          <table:table-cell table:formula="of:=[.A1042]-[.A$20]" office:value-type="float" office:value="0.155982000000222">
            <text:p>0.155982</text:p>
          </table:table-cell>
          <table:table-cell table:formula="of:=[.A1042]-[.A1041]" office:value-type="float" office:value="0.0000419999996665865">
            <text:p>0.00004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90353">
            <text:p>16145.190353</text:p>
          </table:table-cell>
          <table:table-cell table:formula="of:=[.A1043]-[.A$20]" office:value-type="float" office:value="0.15598300000056">
            <text:p>0.155983</text:p>
          </table:table-cell>
          <table:table-cell table:formula="of:=[.A1043]-[.A1042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90355">
            <text:p>16145.190355</text:p>
          </table:table-cell>
          <table:table-cell table:formula="of:=[.A1044]-[.A$20]" office:value-type="float" office:value="0.155985000001238">
            <text:p>0.155985</text:p>
          </table:table-cell>
          <table:table-cell table:formula="of:=[.A1044]-[.A1043]" office:value-type="float" office:value="0.00000200000067707151">
            <text:p>0.000002</text:p>
          </table:table-cell>
          <table:table-cell office:value-type="string">
            <text:p>d_s is renewed (r + D) to 16145192.353361; c_s is fully topped up</text:p>
          </table:table-cell>
          <table:table-cell table:number-columns-repeated="2"/>
        </table:table-row>
        <table:table-row table:style-name="ro1">
          <table:table-cell office:value-type="float" office:value="16145.190358">
            <text:p>16145.190358</text:p>
          </table:table-cell>
          <table:table-cell table:formula="of:=[.A1045]-[.A$20]" office:value-type="float" office:value="0.155988000000434">
            <text:p>0.155988</text:p>
          </table:table-cell>
          <table:table-cell table:formula="of:=[.A1045]-[.A1044]" office:value-type="float" office:value="0.00000299999919661786">
            <text:p>0.000003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190361">
            <text:p>16145.190361</text:p>
          </table:table-cell>
          <table:table-cell table:formula="of:=[.A1046]-[.A$20]" office:value-type="float" office:value="0.15599100000145">
            <text:p>0.155991</text:p>
          </table:table-cell>
          <table:table-cell table:formula="of:=[.A1046]-[.A1045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90363">
            <text:p>16145.190363</text:p>
          </table:table-cell>
          <table:table-cell table:formula="of:=[.A1047]-[.A$20]" office:value-type="float" office:value="0.155993000000308">
            <text:p>0.155993</text:p>
          </table:table-cell>
          <table:table-cell table:formula="of:=[.A1047]-[.A1046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190366">
            <text:p>16145.190366</text:p>
          </table:table-cell>
          <table:table-cell table:formula="of:=[.A1048]-[.A$20]" office:value-type="float" office:value="0.155996000001323">
            <text:p>0.155996</text:p>
          </table:table-cell>
          <table:table-cell table:formula="of:=[.A1048]-[.A1047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0368">
            <text:p>16145.190368</text:p>
          </table:table-cell>
          <table:table-cell table:formula="of:=[.A1049]-[.A$20]" office:value-type="float" office:value="0.155998000000182">
            <text:p>0.155998</text:p>
          </table:table-cell>
          <table:table-cell table:formula="of:=[.A1049]-[.A1048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91296">
            <text:p>16145.191296</text:p>
          </table:table-cell>
          <table:table-cell table:formula="of:=[.A1050]-[.A$20]" office:value-type="float" office:value="0.156926000001477">
            <text:p>0.156926</text:p>
          </table:table-cell>
          <table:table-cell table:formula="of:=[.A1050]-[.A1049]" office:value-type="float" office:value="0.000928000001295004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91297">
            <text:p>16145.191297</text:p>
          </table:table-cell>
          <table:table-cell table:formula="of:=[.A1051]-[.A$20]" office:value-type="float" office:value="0.156926999999996">
            <text:p>0.156927</text:p>
          </table:table-cell>
          <table:table-cell table:formula="of:=[.A1051]-[.A1050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91301">
            <text:p>16145.191301</text:p>
          </table:table-cell>
          <table:table-cell table:formula="of:=[.A1052]-[.A$20]" office:value-type="float" office:value="0.15693100000135">
            <text:p>0.156931</text:p>
          </table:table-cell>
          <table:table-cell table:formula="of:=[.A1052]-[.A1051]" office:value-type="float" office:value="0.0000040000013541430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1303">
            <text:p>16145.191303</text:p>
          </table:table-cell>
          <table:table-cell table:formula="of:=[.A1053]-[.A$20]" office:value-type="float" office:value="0.156933000000208">
            <text:p>0.156933</text:p>
          </table:table-cell>
          <table:table-cell table:formula="of:=[.A1053]-[.A1052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91378">
            <text:p>16145.191378</text:p>
          </table:table-cell>
          <table:table-cell table:formula="of:=[.A1054]-[.A$20]" office:value-type="float" office:value="0.157008000000133">
            <text:p>0.157008</text:p>
          </table:table-cell>
          <table:table-cell table:formula="of:=[.A1054]-[.A1053]" office:value-type="float" office:value="0.00007499999992433">
            <text:p>0.000075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192365">
            <text:p>16145.192365</text:p>
          </table:table-cell>
          <table:table-cell table:formula="of:=[.A1055]-[.A$20]" office:value-type="float" office:value="0.157995000001392">
            <text:p>0.157995</text:p>
          </table:table-cell>
          <table:table-cell table:formula="of:=[.A1055]-[.A1054]" office:value-type="float" office:value="0.00098700000125973">
            <text:p>0.000987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93226">
            <text:p>16145.193226</text:p>
          </table:table-cell>
          <table:table-cell table:formula="of:=[.A1056]-[.A$20]" office:value-type="float" office:value="0.158856000000014">
            <text:p>0.158856</text:p>
          </table:table-cell>
          <table:table-cell table:formula="of:=[.A1056]-[.A1055]" office:value-type="float" office:value="0.000860999998621992">
            <text:p>0.00086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93227">
            <text:p>16145.193227</text:p>
          </table:table-cell>
          <table:table-cell table:formula="of:=[.A1057]-[.A$20]" office:value-type="float" office:value="0.158857000000353">
            <text:p>0.158857</text:p>
          </table:table-cell>
          <table:table-cell table:formula="of:=[.A1057]-[.A1056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9323">
            <text:p>16145.193230</text:p>
          </table:table-cell>
          <table:table-cell table:formula="of:=[.A1058]-[.A$20]" office:value-type="float" office:value="0.158860000001368">
            <text:p>0.158860</text:p>
          </table:table-cell>
          <table:table-cell table:formula="of:=[.A1058]-[.A1057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93234">
            <text:p>16145.193234</text:p>
          </table:table-cell>
          <table:table-cell table:formula="of:=[.A1059]-[.A$20]" office:value-type="float" office:value="0.158864000000904">
            <text:p>0.158864</text:p>
          </table:table-cell>
          <table:table-cell table:formula="of:=[.A1059]-[.A1058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93236">
            <text:p>16145.193236</text:p>
          </table:table-cell>
          <table:table-cell table:formula="of:=[.A1060]-[.A$20]" office:value-type="float" office:value="0.158865999999762">
            <text:p>0.158866</text:p>
          </table:table-cell>
          <table:table-cell table:formula="of:=[.A1060]-[.A1059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9443">
            <text:p>16145.194430</text:p>
          </table:table-cell>
          <table:table-cell table:formula="of:=[.A1061]-[.A$20]" office:value-type="float" office:value="0.160060000000158">
            <text:p>0.160060</text:p>
          </table:table-cell>
          <table:table-cell table:formula="of:=[.A1061]-[.A1060]" office:value-type="float" office:value="0.00119400000039605">
            <text:p>0.00119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194434">
            <text:p>16145.194434</text:p>
          </table:table-cell>
          <table:table-cell table:formula="of:=[.A1062]-[.A$20]" office:value-type="float" office:value="0.160063999999693">
            <text:p>0.160064</text:p>
          </table:table-cell>
          <table:table-cell table:formula="of:=[.A1062]-[.A1061]" office:value-type="float" office:value="0.00000399999953515362">
            <text:p>0.000004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194436">
            <text:p>16145.194436</text:p>
          </table:table-cell>
          <table:table-cell table:formula="of:=[.A1063]-[.A$20]" office:value-type="float" office:value="0.16006600000037">
            <text:p>0.160066</text:p>
          </table:table-cell>
          <table:table-cell table:formula="of:=[.A1063]-[.A106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201.433416; c_s is fully topped up</text:p>
          </table:table-cell>
        </table:table-row>
        <table:table-row table:style-name="ro1">
          <table:table-cell office:value-type="float" office:value="16145.194439">
            <text:p>16145.194439</text:p>
          </table:table-cell>
          <table:table-cell table:formula="of:=[.A1064]-[.A$20]" office:value-type="float" office:value="0.160069000001386">
            <text:p>0.160069</text:p>
          </table:table-cell>
          <table:table-cell table:formula="of:=[.A1064]-[.A1063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94441">
            <text:p>16145.194441</text:p>
          </table:table-cell>
          <table:table-cell table:formula="of:=[.A1065]-[.A$20]" office:value-type="float" office:value="0.160071000000244">
            <text:p>0.160071</text:p>
          </table:table-cell>
          <table:table-cell table:formula="of:=[.A1065]-[.A1064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94443">
            <text:p>16145.194443</text:p>
          </table:table-cell>
          <table:table-cell table:formula="of:=[.A1066]-[.A$20]" office:value-type="float" office:value="0.160073000000921">
            <text:p>0.160073</text:p>
          </table:table-cell>
          <table:table-cell table:formula="of:=[.A1066]-[.A1065]" office:value-type="float" office:value="0.00000200000067707151">
            <text:p>0.000002</text:p>
          </table:table-cell>
          <table:table-cell office:value-type="string">
            <text:p>d_s is renewed (r + D) to 16145196.433416; c_s is fully topped up</text:p>
          </table:table-cell>
          <table:table-cell table:number-columns-repeated="2"/>
        </table:table-row>
        <table:table-row table:style-name="ro1">
          <table:table-cell office:value-type="float" office:value="16145.194457">
            <text:p>16145.194457</text:p>
          </table:table-cell>
          <table:table-cell table:formula="of:=[.A1067]-[.A$20]" office:value-type="float" office:value="0.160087000000203">
            <text:p>0.160087</text:p>
          </table:table-cell>
          <table:table-cell table:formula="of:=[.A1067]-[.A1066]" office:value-type="float" office:value="0.0000139999992825324">
            <text:p>0.00001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19446">
            <text:p>16145.194460</text:p>
          </table:table-cell>
          <table:table-cell table:formula="of:=[.A1068]-[.A$20]" office:value-type="float" office:value="0.160090000001219">
            <text:p>0.160090</text:p>
          </table:table-cell>
          <table:table-cell table:formula="of:=[.A1068]-[.A1067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4462">
            <text:p>16145.194462</text:p>
          </table:table-cell>
          <table:table-cell table:formula="of:=[.A1069]-[.A$20]" office:value-type="float" office:value="0.160092000000077">
            <text:p>0.160092</text:p>
          </table:table-cell>
          <table:table-cell table:formula="of:=[.A1069]-[.A1068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95105">
            <text:p>16145.195105</text:p>
          </table:table-cell>
          <table:table-cell table:formula="of:=[.A1070]-[.A$20]" office:value-type="float" office:value="0.160735000001296">
            <text:p>0.160735</text:p>
          </table:table-cell>
          <table:table-cell table:formula="of:=[.A1070]-[.A1069]" office:value-type="float" office:value="0.000643000001218752">
            <text:p>0.00064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195106">
            <text:p>16145.195106</text:p>
          </table:table-cell>
          <table:table-cell table:formula="of:=[.A1071]-[.A$20]" office:value-type="float" office:value="0.160735999999815">
            <text:p>0.160736</text:p>
          </table:table-cell>
          <table:table-cell table:formula="of:=[.A1071]-[.A1070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195109">
            <text:p>16145.195109</text:p>
          </table:table-cell>
          <table:table-cell table:formula="of:=[.A1072]-[.A$20]" office:value-type="float" office:value="0.160739000000831">
            <text:p>0.160739</text:p>
          </table:table-cell>
          <table:table-cell table:formula="of:=[.A1072]-[.A1071]" office:value-type="float" office:value="0.00000300000101560727">
            <text:p>0.000003</text:p>
          </table:table-cell>
          <table:table-cell/>
          <table:table-cell office:value-type="string">
            <text:p>postpones its deadline to 16145200.097703; c_s is topped up to 1.787366</text:p>
          </table:table-cell>
          <table:table-cell/>
        </table:table-row>
        <table:table-row table:style-name="ro1">
          <table:table-cell office:value-type="float" office:value="16145.195402">
            <text:p>16145.195402</text:p>
          </table:table-cell>
          <table:table-cell table:formula="of:=[.A1073]-[.A$20]" office:value-type="float" office:value="0.161031999999977">
            <text:p>0.161032</text:p>
          </table:table-cell>
          <table:table-cell table:formula="of:=[.A1073]-[.A1072]" office:value-type="float" office:value="0.000292999999146559">
            <text:p>0.00029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95404">
            <text:p>16145.195404</text:p>
          </table:table-cell>
          <table:table-cell table:formula="of:=[.A1074]-[.A$20]" office:value-type="float" office:value="0.161034000000655">
            <text:p>0.161034</text:p>
          </table:table-cell>
          <table:table-cell table:formula="of:=[.A1074]-[.A1073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95407">
            <text:p>16145.195407</text:p>
          </table:table-cell>
          <table:table-cell table:formula="of:=[.A1075]-[.A$20]" office:value-type="float" office:value="0.161036999999851">
            <text:p>0.161037</text:p>
          </table:table-cell>
          <table:table-cell table:formula="of:=[.A1075]-[.A107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5409">
            <text:p>16145.195409</text:p>
          </table:table-cell>
          <table:table-cell table:formula="of:=[.A1076]-[.A$20]" office:value-type="float" office:value="0.161039000000528">
            <text:p>0.161039</text:p>
          </table:table-cell>
          <table:table-cell table:formula="of:=[.A1076]-[.A107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195411">
            <text:p>16145.195411</text:p>
          </table:table-cell>
          <table:table-cell table:formula="of:=[.A1077]-[.A$20]" office:value-type="float" office:value="0.161041000001205">
            <text:p>0.161041</text:p>
          </table:table-cell>
          <table:table-cell table:formula="of:=[.A1077]-[.A1076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95413">
            <text:p>16145.195413</text:p>
          </table:table-cell>
          <table:table-cell table:formula="of:=[.A1078]-[.A$20]" office:value-type="float" office:value="0.161043000000063">
            <text:p>0.161043</text:p>
          </table:table-cell>
          <table:table-cell table:formula="of:=[.A1078]-[.A1077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196441">
            <text:p>16145.196441</text:p>
          </table:table-cell>
          <table:table-cell table:formula="of:=[.A1079]-[.A$20]" office:value-type="float" office:value="0.162071000000651">
            <text:p>0.162071</text:p>
          </table:table-cell>
          <table:table-cell table:formula="of:=[.A1079]-[.A1078]" office:value-type="float" office:value="0.00102800000058778">
            <text:p>0.00102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197366">
            <text:p>16145.197366</text:p>
          </table:table-cell>
          <table:table-cell table:formula="of:=[.A1080]-[.A$20]" office:value-type="float" office:value="0.162996000000931">
            <text:p>0.162996</text:p>
          </table:table-cell>
          <table:table-cell table:formula="of:=[.A1080]-[.A1079]" office:value-type="float" office:value="0.000925000000279397">
            <text:p>0.00092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197368">
            <text:p>16145.197368</text:p>
          </table:table-cell>
          <table:table-cell table:formula="of:=[.A1081]-[.A$20]" office:value-type="float" office:value="0.162997999999789">
            <text:p>0.162998</text:p>
          </table:table-cell>
          <table:table-cell table:formula="of:=[.A1081]-[.A1080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197371">
            <text:p>16145.197371</text:p>
          </table:table-cell>
          <table:table-cell table:formula="of:=[.A1082]-[.A$20]" office:value-type="float" office:value="0.163001000000804">
            <text:p>0.163001</text:p>
          </table:table-cell>
          <table:table-cell table:formula="of:=[.A1082]-[.A1081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197373">
            <text:p>16145.197373</text:p>
          </table:table-cell>
          <table:table-cell table:formula="of:=[.A1083]-[.A$20]" office:value-type="float" office:value="0.163003000001481">
            <text:p>0.163003</text:p>
          </table:table-cell>
          <table:table-cell table:formula="of:=[.A1083]-[.A108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197376">
            <text:p>16145.197376</text:p>
          </table:table-cell>
          <table:table-cell table:formula="of:=[.A1084]-[.A$20]" office:value-type="float" office:value="0.163006000000678">
            <text:p>0.163006</text:p>
          </table:table-cell>
          <table:table-cell table:formula="of:=[.A1084]-[.A1083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97378">
            <text:p>16145.197378</text:p>
          </table:table-cell>
          <table:table-cell table:formula="of:=[.A1085]-[.A$20]" office:value-type="float" office:value="0.163008000001355">
            <text:p>0.163008</text:p>
          </table:table-cell>
          <table:table-cell table:formula="of:=[.A1085]-[.A108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198351">
            <text:p>16145.198351</text:p>
          </table:table-cell>
          <table:table-cell table:formula="of:=[.A1086]-[.A$20]" office:value-type="float" office:value="0.163980999999694">
            <text:p>0.163981</text:p>
          </table:table-cell>
          <table:table-cell table:formula="of:=[.A1086]-[.A1085]" office:value-type="float" office:value="0.000972999998339219">
            <text:p>0.00097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198353">
            <text:p>16145.198353</text:p>
          </table:table-cell>
          <table:table-cell table:formula="of:=[.A1087]-[.A$20]" office:value-type="float" office:value="0.163983000000371">
            <text:p>0.163983</text:p>
          </table:table-cell>
          <table:table-cell table:formula="of:=[.A1087]-[.A1086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198355">
            <text:p>16145.198355</text:p>
          </table:table-cell>
          <table:table-cell table:formula="of:=[.A1088]-[.A$20]" office:value-type="float" office:value="0.163985000001048">
            <text:p>0.163985</text:p>
          </table:table-cell>
          <table:table-cell table:formula="of:=[.A1088]-[.A1087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198357">
            <text:p>16145.198357</text:p>
          </table:table-cell>
          <table:table-cell table:formula="of:=[.A1089]-[.A$20]" office:value-type="float" office:value="0.163986999999906">
            <text:p>0.163987</text:p>
          </table:table-cell>
          <table:table-cell table:formula="of:=[.A1089]-[.A1088]" office:value-type="float" office:value="0.0000019999988580821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198359">
            <text:p>16145.198359</text:p>
          </table:table-cell>
          <table:table-cell table:formula="of:=[.A1090]-[.A$20]" office:value-type="float" office:value="0.163989000000583">
            <text:p>0.163989</text:p>
          </table:table-cell>
          <table:table-cell table:formula="of:=[.A1090]-[.A108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198361">
            <text:p>16145.198361</text:p>
          </table:table-cell>
          <table:table-cell table:formula="of:=[.A1091]-[.A$20]" office:value-type="float" office:value="0.163991000001261">
            <text:p>0.163991</text:p>
          </table:table-cell>
          <table:table-cell table:formula="of:=[.A1091]-[.A1090]" office:value-type="float" office:value="0.00000200000067707151">
            <text:p>0.000002</text:p>
          </table:table-cell>
          <table:table-cell office:value-type="string">
            <text:p>d_s is renewed (r + D) to 16145200.352976; c_s is fully topped up</text:p>
          </table:table-cell>
          <table:table-cell table:number-columns-repeated="2"/>
        </table:table-row>
        <table:table-row table:style-name="ro1">
          <table:table-cell office:value-type="float" office:value="16145.198363">
            <text:p>16145.198363</text:p>
          </table:table-cell>
          <table:table-cell table:formula="of:=[.A1092]-[.A$20]" office:value-type="float" office:value="0.163993000000119">
            <text:p>0.163993</text:p>
          </table:table-cell>
          <table:table-cell table:formula="of:=[.A1092]-[.A1091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198369">
            <text:p>16145.198369</text:p>
          </table:table-cell>
          <table:table-cell table:formula="of:=[.A1093]-[.A$20]" office:value-type="float" office:value="0.163999000000331">
            <text:p>0.163999</text:p>
          </table:table-cell>
          <table:table-cell table:formula="of:=[.A1093]-[.A1092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198371">
            <text:p>16145.198371</text:p>
          </table:table-cell>
          <table:table-cell table:formula="of:=[.A1094]-[.A$20]" office:value-type="float" office:value="0.164001000001008">
            <text:p>0.164001</text:p>
          </table:table-cell>
          <table:table-cell table:formula="of:=[.A1094]-[.A1093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198373">
            <text:p>16145.198373</text:p>
          </table:table-cell>
          <table:table-cell table:formula="of:=[.A1095]-[.A$20]" office:value-type="float" office:value="0.164002999999866">
            <text:p>0.164003</text:p>
          </table:table-cell>
          <table:table-cell table:formula="of:=[.A1095]-[.A1094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8375">
            <text:p>16145.198375</text:p>
          </table:table-cell>
          <table:table-cell table:formula="of:=[.A1096]-[.A$20]" office:value-type="float" office:value="0.164005000000543">
            <text:p>0.164005</text:p>
          </table:table-cell>
          <table:table-cell table:formula="of:=[.A1096]-[.A1095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199302">
            <text:p>16145.199302</text:p>
          </table:table-cell>
          <table:table-cell table:formula="of:=[.A1097]-[.A$20]" office:value-type="float" office:value="0.1649320000015">
            <text:p>0.164932</text:p>
          </table:table-cell>
          <table:table-cell table:formula="of:=[.A1097]-[.A1096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199303">
            <text:p>16145.199303</text:p>
          </table:table-cell>
          <table:table-cell table:formula="of:=[.A1098]-[.A$20]" office:value-type="float" office:value="0.164933000000019">
            <text:p>0.164933</text:p>
          </table:table-cell>
          <table:table-cell table:formula="of:=[.A1098]-[.A1097]" office:value-type="float" office:value="0.000000999998519546352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199306">
            <text:p>16145.199306</text:p>
          </table:table-cell>
          <table:table-cell table:formula="of:=[.A1099]-[.A$20]" office:value-type="float" office:value="0.164936000001035">
            <text:p>0.164936</text:p>
          </table:table-cell>
          <table:table-cell table:formula="of:=[.A1099]-[.A1098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199309">
            <text:p>16145.199309</text:p>
          </table:table-cell>
          <table:table-cell table:formula="of:=[.A1100]-[.A$20]" office:value-type="float" office:value="0.164939000000231">
            <text:p>0.164939</text:p>
          </table:table-cell>
          <table:table-cell table:formula="of:=[.A1100]-[.A1099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200107">
            <text:p>16145.200107</text:p>
          </table:table-cell>
          <table:table-cell table:formula="of:=[.A1101]-[.A$20]" office:value-type="float" office:value="0.165737000001172">
            <text:p>0.165737</text:p>
          </table:table-cell>
          <table:table-cell table:formula="of:=[.A1101]-[.A1100]" office:value-type="float" office:value="0.000798000000941101">
            <text:p>0.00079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00109">
            <text:p>16145.200109</text:p>
          </table:table-cell>
          <table:table-cell table:formula="of:=[.A1102]-[.A$20]" office:value-type="float" office:value="0.165739000000031">
            <text:p>0.165739</text:p>
          </table:table-cell>
          <table:table-cell table:formula="of:=[.A1102]-[.A1101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00112">
            <text:p>16145.200112</text:p>
          </table:table-cell>
          <table:table-cell table:formula="of:=[.A1103]-[.A$20]" office:value-type="float" office:value="0.165742000001046">
            <text:p>0.165742</text:p>
          </table:table-cell>
          <table:table-cell table:formula="of:=[.A1103]-[.A1102]" office:value-type="float" office:value="0.00000300000101560727">
            <text:p>0.000003</text:p>
          </table:table-cell>
          <table:table-cell/>
          <table:table-cell office:value-type="string">
            <text:p>postpones its deadline to 16145205.097703; c_s is topped up to 1.742958</text:p>
          </table:table-cell>
          <table:table-cell/>
        </table:table-row>
        <table:table-row table:style-name="ro1">
          <table:table-cell office:value-type="float" office:value="16145.200364">
            <text:p>16145.200364</text:p>
          </table:table-cell>
          <table:table-cell table:formula="of:=[.A1104]-[.A$20]" office:value-type="float" office:value="0.165994000000865">
            <text:p>0.165994</text:p>
          </table:table-cell>
          <table:table-cell table:formula="of:=[.A1104]-[.A1103]" office:value-type="float" office:value="0.000251999999818509">
            <text:p>0.000252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01306">
            <text:p>16145.201306</text:p>
          </table:table-cell>
          <table:table-cell table:formula="of:=[.A1105]-[.A$20]" office:value-type="float" office:value="0.166936000001442">
            <text:p>0.166936</text:p>
          </table:table-cell>
          <table:table-cell table:formula="of:=[.A1105]-[.A1104]" office:value-type="float" office:value="0.000942000000577536">
            <text:p>0.00094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01307">
            <text:p>16145.201307</text:p>
          </table:table-cell>
          <table:table-cell table:formula="of:=[.A1106]-[.A$20]" office:value-type="float" office:value="0.166936999999962">
            <text:p>0.166937</text:p>
          </table:table-cell>
          <table:table-cell table:formula="of:=[.A1106]-[.A1105]" office:value-type="float" office:value="0.000000999998519546352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01312">
            <text:p>16145.201312</text:p>
          </table:table-cell>
          <table:table-cell table:formula="of:=[.A1107]-[.A$20]" office:value-type="float" office:value="0.166941999999835">
            <text:p>0.166942</text:p>
          </table:table-cell>
          <table:table-cell table:formula="of:=[.A1107]-[.A1106]" office:value-type="float" office:value="0.00000499999987368938">
            <text:p>0.000005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01314">
            <text:p>16145.201314</text:p>
          </table:table-cell>
          <table:table-cell table:formula="of:=[.A1108]-[.A$20]" office:value-type="float" office:value="0.166944000000512">
            <text:p>0.166944</text:p>
          </table:table-cell>
          <table:table-cell table:formula="of:=[.A1108]-[.A1107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201316">
            <text:p>16145.201316</text:p>
          </table:table-cell>
          <table:table-cell table:formula="of:=[.A1109]-[.A$20]" office:value-type="float" office:value="0.16694600000119">
            <text:p>0.166946</text:p>
          </table:table-cell>
          <table:table-cell table:formula="of:=[.A1109]-[.A110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01319">
            <text:p>16145.201319</text:p>
          </table:table-cell>
          <table:table-cell table:formula="of:=[.A1110]-[.A$20]" office:value-type="float" office:value="0.166949000000386">
            <text:p>0.166949</text:p>
          </table:table-cell>
          <table:table-cell table:formula="of:=[.A1110]-[.A1109]" office:value-type="float" office:value="0.00000299999919661786">
            <text:p>0.000003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0144">
            <text:p>16145.201440</text:p>
          </table:table-cell>
          <table:table-cell table:formula="of:=[.A1111]-[.A$20]" office:value-type="float" office:value="0.167070000001331">
            <text:p>0.167070</text:p>
          </table:table-cell>
          <table:table-cell table:formula="of:=[.A1111]-[.A1110]" office:value-type="float" office:value="0.00012100000094506">
            <text:p>0.000121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02352">
            <text:p>16145.202352</text:p>
          </table:table-cell>
          <table:table-cell table:formula="of:=[.A1112]-[.A$20]" office:value-type="float" office:value="0.167982000000848">
            <text:p>0.167982</text:p>
          </table:table-cell>
          <table:table-cell table:formula="of:=[.A1112]-[.A1111]" office:value-type="float" office:value="0.000911999999516411">
            <text:p>0.00091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02354">
            <text:p>16145.202354</text:p>
          </table:table-cell>
          <table:table-cell table:formula="of:=[.A1113]-[.A$20]" office:value-type="float" office:value="0.167983999999706">
            <text:p>0.167984</text:p>
          </table:table-cell>
          <table:table-cell table:formula="of:=[.A1113]-[.A1112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02356">
            <text:p>16145.202356</text:p>
          </table:table-cell>
          <table:table-cell table:formula="of:=[.A1114]-[.A$20]" office:value-type="float" office:value="0.167986000000383">
            <text:p>0.167986</text:p>
          </table:table-cell>
          <table:table-cell table:formula="of:=[.A1114]-[.A1113]" office:value-type="float" office:value="0.00000200000067707151">
            <text:p>0.000002</text:p>
          </table:table-cell>
          <table:table-cell office:value-type="string">
            <text:p>d_s is renewed (r + D) to 16145204.353601; c_s is fully topped up</text:p>
          </table:table-cell>
          <table:table-cell table:number-columns-repeated="2"/>
        </table:table-row>
        <table:table-row table:style-name="ro1">
          <table:table-cell office:value-type="float" office:value="16145.202358">
            <text:p>16145.202358</text:p>
          </table:table-cell>
          <table:table-cell table:formula="of:=[.A1115]-[.A$20]" office:value-type="float" office:value="0.16798800000106">
            <text:p>0.167988</text:p>
          </table:table-cell>
          <table:table-cell table:formula="of:=[.A1115]-[.A1114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202361">
            <text:p>16145.202361</text:p>
          </table:table-cell>
          <table:table-cell table:formula="of:=[.A1116]-[.A$20]" office:value-type="float" office:value="0.167991000000256">
            <text:p>0.167991</text:p>
          </table:table-cell>
          <table:table-cell table:formula="of:=[.A1116]-[.A1115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02363">
            <text:p>16145.202363</text:p>
          </table:table-cell>
          <table:table-cell table:formula="of:=[.A1117]-[.A$20]" office:value-type="float" office:value="0.167993000000934">
            <text:p>0.167993</text:p>
          </table:table-cell>
          <table:table-cell table:formula="of:=[.A1117]-[.A1116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202366">
            <text:p>16145.202366</text:p>
          </table:table-cell>
          <table:table-cell table:formula="of:=[.A1118]-[.A$20]" office:value-type="float" office:value="0.16799600000013">
            <text:p>0.167996</text:p>
          </table:table-cell>
          <table:table-cell table:formula="of:=[.A1118]-[.A1117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02368">
            <text:p>16145.202368</text:p>
          </table:table-cell>
          <table:table-cell table:formula="of:=[.A1119]-[.A$20]" office:value-type="float" office:value="0.167998000000807">
            <text:p>0.167998</text:p>
          </table:table-cell>
          <table:table-cell table:formula="of:=[.A1119]-[.A1118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03296">
            <text:p>16145.203296</text:p>
          </table:table-cell>
          <table:table-cell table:formula="of:=[.A1120]-[.A$20]" office:value-type="float" office:value="0.168926000000283">
            <text:p>0.168926</text:p>
          </table:table-cell>
          <table:table-cell table:formula="of:=[.A1120]-[.A1119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03297">
            <text:p>16145.203297</text:p>
          </table:table-cell>
          <table:table-cell table:formula="of:=[.A1121]-[.A$20]" office:value-type="float" office:value="0.168927000000622">
            <text:p>0.168927</text:p>
          </table:table-cell>
          <table:table-cell table:formula="of:=[.A1121]-[.A1120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033">
            <text:p>16145.203300</text:p>
          </table:table-cell>
          <table:table-cell table:formula="of:=[.A1122]-[.A$20]" office:value-type="float" office:value="0.168929999999818">
            <text:p>0.168930</text:p>
          </table:table-cell>
          <table:table-cell table:formula="of:=[.A1122]-[.A1121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03302">
            <text:p>16145.203302</text:p>
          </table:table-cell>
          <table:table-cell table:formula="of:=[.A1123]-[.A$20]" office:value-type="float" office:value="0.168932000000495">
            <text:p>0.168932</text:p>
          </table:table-cell>
          <table:table-cell table:formula="of:=[.A1123]-[.A1122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04009">
            <text:p>16145.204009</text:p>
          </table:table-cell>
          <table:table-cell table:formula="of:=[.A1124]-[.A$20]" office:value-type="float" office:value="0.169638999999734">
            <text:p>0.169639</text:p>
          </table:table-cell>
          <table:table-cell table:formula="of:=[.A1124]-[.A1123]" office:value-type="float" office:value="0.000706999999238178">
            <text:p>0.000707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04017">
            <text:p>16145.204017</text:p>
          </table:table-cell>
          <table:table-cell table:formula="of:=[.A1125]-[.A$20]" office:value-type="float" office:value="0.169647000000623">
            <text:p>0.169647</text:p>
          </table:table-cell>
          <table:table-cell table:formula="of:=[.A1125]-[.A1124]" office:value-type="float" office:value="0.00000800000088929664">
            <text:p>0.000008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04358">
            <text:p>16145.204358</text:p>
          </table:table-cell>
          <table:table-cell table:formula="of:=[.A1126]-[.A$20]" office:value-type="float" office:value="0.169988000001467">
            <text:p>0.169988</text:p>
          </table:table-cell>
          <table:table-cell table:formula="of:=[.A1126]-[.A1125]" office:value-type="float" office:value="0.00034100000084436">
            <text:p>0.000341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04361">
            <text:p>16145.204361</text:p>
          </table:table-cell>
          <table:table-cell table:formula="of:=[.A1127]-[.A$20]" office:value-type="float" office:value="0.169991000000664">
            <text:p>0.169991</text:p>
          </table:table-cell>
          <table:table-cell table:formula="of:=[.A1127]-[.A1126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04364">
            <text:p>16145.204364</text:p>
          </table:table-cell>
          <table:table-cell table:formula="of:=[.A1128]-[.A$20]" office:value-type="float" office:value="0.169993999999861">
            <text:p>0.169994</text:p>
          </table:table-cell>
          <table:table-cell table:formula="of:=[.A1128]-[.A1127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211.360994; c_s is fully topped up</text:p>
          </table:table-cell>
        </table:table-row>
        <table:table-row table:style-name="ro1">
          <table:table-cell office:value-type="float" office:value="16145.204369">
            <text:p>16145.204369</text:p>
          </table:table-cell>
          <table:table-cell table:formula="of:=[.A1129]-[.A$20]" office:value-type="float" office:value="0.169998999999734">
            <text:p>0.169999</text:p>
          </table:table-cell>
          <table:table-cell table:formula="of:=[.A1129]-[.A1128]" office:value-type="float" office:value="0.00000499999987368938">
            <text:p>0.00000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04374">
            <text:p>16145.204374</text:p>
          </table:table-cell>
          <table:table-cell table:formula="of:=[.A1130]-[.A$20]" office:value-type="float" office:value="0.170004000001427">
            <text:p>0.170004</text:p>
          </table:table-cell>
          <table:table-cell table:formula="of:=[.A1130]-[.A1129]" office:value-type="float" office:value="0.00000500000169267878">
            <text:p>0.000005</text:p>
          </table:table-cell>
          <table:table-cell table:number-columns-repeated="2"/>
          <table:table-cell office:value-type="string">
            <text:p>is pick_next_task_dl-ed by rsyslogd (16582)</text:p>
          </table:table-cell>
        </table:table-row>
        <table:table-row table:style-name="ro1">
          <table:table-cell office:value-type="float" office:value="16145.204385">
            <text:p>16145.204385</text:p>
          </table:table-cell>
          <table:table-cell table:formula="of:=[.A1131]-[.A$20]" office:value-type="float" office:value="0.170014999999694">
            <text:p>0.170015</text:p>
          </table:table-cell>
          <table:table-cell table:formula="of:=[.A1131]-[.A1130]" office:value-type="float" office:value="0.0000109999982669251">
            <text:p>0.00001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04388">
            <text:p>16145.204388</text:p>
          </table:table-cell>
          <table:table-cell table:formula="of:=[.A1132]-[.A$20]" office:value-type="float" office:value="0.170018000000709">
            <text:p>0.170018</text:p>
          </table:table-cell>
          <table:table-cell table:formula="of:=[.A1132]-[.A1131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05102">
            <text:p>16145.205102</text:p>
          </table:table-cell>
          <table:table-cell table:formula="of:=[.A1133]-[.A$20]" office:value-type="float" office:value="0.170732000000498">
            <text:p>0.170732</text:p>
          </table:table-cell>
          <table:table-cell table:formula="of:=[.A1133]-[.A1132]" office:value-type="float" office:value="0.000713999999788939">
            <text:p>0.00071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05104">
            <text:p>16145.205104</text:p>
          </table:table-cell>
          <table:table-cell table:formula="of:=[.A1134]-[.A$20]" office:value-type="float" office:value="0.170734000001175">
            <text:p>0.170734</text:p>
          </table:table-cell>
          <table:table-cell table:formula="of:=[.A1134]-[.A1133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05106">
            <text:p>16145.205106</text:p>
          </table:table-cell>
          <table:table-cell table:formula="of:=[.A1135]-[.A$20]" office:value-type="float" office:value="0.170736000000034">
            <text:p>0.170736</text:p>
          </table:table-cell>
          <table:table-cell table:formula="of:=[.A1135]-[.A1134]" office:value-type="float" office:value="0.00000199999885808211">
            <text:p>0.000002</text:p>
          </table:table-cell>
          <table:table-cell/>
          <table:table-cell office:value-type="string">
            <text:p>postpones its deadline to 16145210.097703; c_s is topped up to 1.901955</text:p>
          </table:table-cell>
          <table:table-cell/>
        </table:table-row>
        <table:table-row table:style-name="ro1">
          <table:table-cell office:value-type="float" office:value="16145.205109">
            <text:p>16145.205109</text:p>
          </table:table-cell>
          <table:table-cell table:formula="of:=[.A1136]-[.A$20]" office:value-type="float" office:value="0.170739000001049">
            <text:p>0.170739</text:p>
          </table:table-cell>
          <table:table-cell table:formula="of:=[.A1136]-[.A1135]" office:value-type="float" office:value="0.00000300000101560727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05112">
            <text:p>16145.205112</text:p>
          </table:table-cell>
          <table:table-cell table:formula="of:=[.A1137]-[.A$20]" office:value-type="float" office:value="0.170742000000246">
            <text:p>0.170742</text:p>
          </table:table-cell>
          <table:table-cell table:formula="of:=[.A1137]-[.A1136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05114">
            <text:p>16145.205114</text:p>
          </table:table-cell>
          <table:table-cell table:formula="of:=[.A1138]-[.A$20]" office:value-type="float" office:value="0.170744000000923">
            <text:p>0.170744</text:p>
          </table:table-cell>
          <table:table-cell table:formula="of:=[.A1138]-[.A1137]" office:value-type="float" office:value="0.0000020000006770715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205335">
            <text:p>16145.205335</text:p>
          </table:table-cell>
          <table:table-cell table:formula="of:=[.A1139]-[.A$20]" office:value-type="float" office:value="0.170965000001161">
            <text:p>0.170965</text:p>
          </table:table-cell>
          <table:table-cell table:formula="of:=[.A1139]-[.A1138]" office:value-type="float" office:value="0.000221000000237836">
            <text:p>0.00022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05337">
            <text:p>16145.205337</text:p>
          </table:table-cell>
          <table:table-cell table:formula="of:=[.A1140]-[.A$20]" office:value-type="float" office:value="0.170967000000019">
            <text:p>0.170967</text:p>
          </table:table-cell>
          <table:table-cell table:formula="of:=[.A1140]-[.A1139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05339">
            <text:p>16145.205339</text:p>
          </table:table-cell>
          <table:table-cell table:formula="of:=[.A1141]-[.A$20]" office:value-type="float" office:value="0.170969000000696">
            <text:p>0.170969</text:p>
          </table:table-cell>
          <table:table-cell table:formula="of:=[.A1141]-[.A114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06351">
            <text:p>16145.206351</text:p>
          </table:table-cell>
          <table:table-cell table:formula="of:=[.A1142]-[.A$20]" office:value-type="float" office:value="0.171981000001324">
            <text:p>0.171981</text:p>
          </table:table-cell>
          <table:table-cell table:formula="of:=[.A1142]-[.A1141]" office:value-type="float" office:value="0.00101200000062818">
            <text:p>0.00101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06353">
            <text:p>16145.206353</text:p>
          </table:table-cell>
          <table:table-cell table:formula="of:=[.A1143]-[.A$20]" office:value-type="float" office:value="0.171983000000182">
            <text:p>0.171983</text:p>
          </table:table-cell>
          <table:table-cell table:formula="of:=[.A1143]-[.A1142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06356">
            <text:p>16145.206356</text:p>
          </table:table-cell>
          <table:table-cell table:formula="of:=[.A1144]-[.A$20]" office:value-type="float" office:value="0.171986000001198">
            <text:p>0.171986</text:p>
          </table:table-cell>
          <table:table-cell table:formula="of:=[.A1144]-[.A1143]" office:value-type="float" office:value="0.00000300000101560727">
            <text:p>0.000003</text:p>
          </table:table-cell>
          <table:table-cell/>
          <table:table-cell office:value-type="string">
            <text:p>1.679006 / 3.744685 &gt; 1.919866 / 5.000000</text:p>
          </table:table-cell>
          <table:table-cell/>
        </table:table-row>
        <table:table-row table:style-name="ro1">
          <table:table-cell office:value-type="float" office:value="16145.206359">
            <text:p>16145.206359</text:p>
          </table:table-cell>
          <table:table-cell table:formula="of:=[.A1145]-[.A$20]" office:value-type="float" office:value="0.171989000000394">
            <text:p>0.171989</text:p>
          </table:table-cell>
          <table:table-cell table:formula="of:=[.A1145]-[.A1144]" office:value-type="float" office:value="0.00000299999919661786">
            <text:p>0.000003</text:p>
          </table:table-cell>
          <table:table-cell/>
          <table:table-cell office:value-type="string">
            <text:p>d_s is renewed (r + D) to 16145211.353018; c_s is fully topped up</text:p>
          </table:table-cell>
          <table:table-cell/>
        </table:table-row>
        <table:table-row table:style-name="ro1">
          <table:table-cell office:value-type="float" office:value="16145.206361">
            <text:p>16145.206361</text:p>
          </table:table-cell>
          <table:table-cell table:formula="of:=[.A1146]-[.A$20]" office:value-type="float" office:value="0.171991000001071">
            <text:p>0.171991</text:p>
          </table:table-cell>
          <table:table-cell table:formula="of:=[.A1146]-[.A1145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06363">
            <text:p>16145.206363</text:p>
          </table:table-cell>
          <table:table-cell table:formula="of:=[.A1147]-[.A$20]" office:value-type="float" office:value="0.171992999999929">
            <text:p>0.171993</text:p>
          </table:table-cell>
          <table:table-cell table:formula="of:=[.A1147]-[.A1146]" office:value-type="float" office:value="0.0000019999988580821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06365">
            <text:p>16145.206365</text:p>
          </table:table-cell>
          <table:table-cell table:formula="of:=[.A1148]-[.A$20]" office:value-type="float" office:value="0.171995000000607">
            <text:p>0.171995</text:p>
          </table:table-cell>
          <table:table-cell table:formula="of:=[.A1148]-[.A114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06367">
            <text:p>16145.206367</text:p>
          </table:table-cell>
          <table:table-cell table:formula="of:=[.A1149]-[.A$20]" office:value-type="float" office:value="0.171997000001284">
            <text:p>0.171997</text:p>
          </table:table-cell>
          <table:table-cell table:formula="of:=[.A1149]-[.A1148]" office:value-type="float" office:value="0.00000200000067707151">
            <text:p>0.000002</text:p>
          </table:table-cell>
          <table:table-cell office:value-type="string">
            <text:p>d_s is renewed (r + D) to 16145208.364901; c_s is fully topped up</text:p>
          </table:table-cell>
          <table:table-cell table:number-columns-repeated="2"/>
        </table:table-row>
        <table:table-row table:style-name="ro1">
          <table:table-cell office:value-type="float" office:value="16145.206369">
            <text:p>16145.206369</text:p>
          </table:table-cell>
          <table:table-cell table:formula="of:=[.A1150]-[.A$20]" office:value-type="float" office:value="0.171999000000142">
            <text:p>0.171999</text:p>
          </table:table-cell>
          <table:table-cell table:formula="of:=[.A1150]-[.A1149]" office:value-type="float" office:value="0.0000019999988580821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206375">
            <text:p>16145.206375</text:p>
          </table:table-cell>
          <table:table-cell table:formula="of:=[.A1151]-[.A$20]" office:value-type="float" office:value="0.172005000000354">
            <text:p>0.172005</text:p>
          </table:table-cell>
          <table:table-cell table:formula="of:=[.A1151]-[.A1150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06377">
            <text:p>16145.206377</text:p>
          </table:table-cell>
          <table:table-cell table:formula="of:=[.A1152]-[.A$20]" office:value-type="float" office:value="0.172007000001031">
            <text:p>0.172007</text:p>
          </table:table-cell>
          <table:table-cell table:formula="of:=[.A1152]-[.A1151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206379">
            <text:p>16145.206379</text:p>
          </table:table-cell>
          <table:table-cell table:formula="of:=[.A1153]-[.A$20]" office:value-type="float" office:value="0.172008999999889">
            <text:p>0.172009</text:p>
          </table:table-cell>
          <table:table-cell table:formula="of:=[.A1153]-[.A1152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06381">
            <text:p>16145.206381</text:p>
          </table:table-cell>
          <table:table-cell table:formula="of:=[.A1154]-[.A$20]" office:value-type="float" office:value="0.172011000000566">
            <text:p>0.172011</text:p>
          </table:table-cell>
          <table:table-cell table:formula="of:=[.A1154]-[.A1153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07309">
            <text:p>16145.207309</text:p>
          </table:table-cell>
          <table:table-cell table:formula="of:=[.A1155]-[.A$20]" office:value-type="float" office:value="0.172939000000042">
            <text:p>0.172939</text:p>
          </table:table-cell>
          <table:table-cell table:formula="of:=[.A1155]-[.A1154]" office:value-type="float" office:value="0.000927999999476015">
            <text:p>0.00092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07311">
            <text:p>16145.207311</text:p>
          </table:table-cell>
          <table:table-cell table:formula="of:=[.A1156]-[.A$20]" office:value-type="float" office:value="0.172941000000719">
            <text:p>0.172941</text:p>
          </table:table-cell>
          <table:table-cell table:formula="of:=[.A1156]-[.A1155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07314">
            <text:p>16145.207314</text:p>
          </table:table-cell>
          <table:table-cell table:formula="of:=[.A1157]-[.A$20]" office:value-type="float" office:value="0.172943999999916">
            <text:p>0.172944</text:p>
          </table:table-cell>
          <table:table-cell table:formula="of:=[.A1157]-[.A1156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07316">
            <text:p>16145.207316</text:p>
          </table:table-cell>
          <table:table-cell table:formula="of:=[.A1158]-[.A$20]" office:value-type="float" office:value="0.172946000000593">
            <text:p>0.172946</text:p>
          </table:table-cell>
          <table:table-cell table:formula="of:=[.A1158]-[.A1157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08376">
            <text:p>16145.208376</text:p>
          </table:table-cell>
          <table:table-cell table:formula="of:=[.A1159]-[.A$20]" office:value-type="float" office:value="0.1740060000011">
            <text:p>0.174006</text:p>
          </table:table-cell>
          <table:table-cell table:formula="of:=[.A1159]-[.A1158]" office:value-type="float" office:value="0.00106000000050699">
            <text:p>0.001060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09276">
            <text:p>16145.209276</text:p>
          </table:table-cell>
          <table:table-cell table:formula="of:=[.A1160]-[.A$20]" office:value-type="float" office:value="0.174906000000192">
            <text:p>0.174906</text:p>
          </table:table-cell>
          <table:table-cell table:formula="of:=[.A1160]-[.A1159]" office:value-type="float" office:value="0.000899999999091961">
            <text:p>0.00090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09277">
            <text:p>16145.209277</text:p>
          </table:table-cell>
          <table:table-cell table:formula="of:=[.A1161]-[.A$20]" office:value-type="float" office:value="0.17490700000053">
            <text:p>0.174907</text:p>
          </table:table-cell>
          <table:table-cell table:formula="of:=[.A1161]-[.A1160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09281">
            <text:p>16145.209281</text:p>
          </table:table-cell>
          <table:table-cell table:formula="of:=[.A1162]-[.A$20]" office:value-type="float" office:value="0.174911000000066">
            <text:p>0.174911</text:p>
          </table:table-cell>
          <table:table-cell table:formula="of:=[.A1162]-[.A1161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09283">
            <text:p>16145.209283</text:p>
          </table:table-cell>
          <table:table-cell table:formula="of:=[.A1163]-[.A$20]" office:value-type="float" office:value="0.174913000000743">
            <text:p>0.174913</text:p>
          </table:table-cell>
          <table:table-cell table:formula="of:=[.A1163]-[.A1162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10351">
            <text:p>16145.210351</text:p>
          </table:table-cell>
          <table:table-cell table:formula="of:=[.A1164]-[.A$20]" office:value-type="float" office:value="0.17598100000032">
            <text:p>0.175981</text:p>
          </table:table-cell>
          <table:table-cell table:formula="of:=[.A1164]-[.A1163]" office:value-type="float" office:value="0.0010679999995773">
            <text:p>0.001068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10353">
            <text:p>16145.210353</text:p>
          </table:table-cell>
          <table:table-cell table:formula="of:=[.A1165]-[.A$20]" office:value-type="float" office:value="0.175983000000997">
            <text:p>0.175983</text:p>
          </table:table-cell>
          <table:table-cell table:formula="of:=[.A1165]-[.A1164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10355">
            <text:p>16145.210355</text:p>
          </table:table-cell>
          <table:table-cell table:formula="of:=[.A1166]-[.A$20]" office:value-type="float" office:value="0.175984999999855">
            <text:p>0.175985</text:p>
          </table:table-cell>
          <table:table-cell table:formula="of:=[.A1166]-[.A1165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10357">
            <text:p>16145.210357</text:p>
          </table:table-cell>
          <table:table-cell table:formula="of:=[.A1167]-[.A$20]" office:value-type="float" office:value="0.175987000000532">
            <text:p>0.175987</text:p>
          </table:table-cell>
          <table:table-cell table:formula="of:=[.A1167]-[.A1166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10359">
            <text:p>16145.210359</text:p>
          </table:table-cell>
          <table:table-cell table:formula="of:=[.A1168]-[.A$20]" office:value-type="float" office:value="0.175989000001209">
            <text:p>0.175989</text:p>
          </table:table-cell>
          <table:table-cell table:formula="of:=[.A1168]-[.A1167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10361">
            <text:p>16145.210361</text:p>
          </table:table-cell>
          <table:table-cell table:formula="of:=[.A1169]-[.A$20]" office:value-type="float" office:value="0.175991000000067">
            <text:p>0.175991</text:p>
          </table:table-cell>
          <table:table-cell table:formula="of:=[.A1169]-[.A1168]" office:value-type="float" office:value="0.00000199999885808211">
            <text:p>0.000002</text:p>
          </table:table-cell>
          <table:table-cell office:value-type="string">
            <text:p>d_s is renewed (r + D) to 16145212.353027; c_s is fully topped up</text:p>
          </table:table-cell>
          <table:table-cell table:number-columns-repeated="2"/>
        </table:table-row>
        <table:table-row table:style-name="ro1">
          <table:table-cell office:value-type="float" office:value="16145.210367">
            <text:p>16145.210367</text:p>
          </table:table-cell>
          <table:table-cell table:formula="of:=[.A1170]-[.A$20]" office:value-type="float" office:value="0.17599700000028">
            <text:p>0.175997</text:p>
          </table:table-cell>
          <table:table-cell table:formula="of:=[.A1170]-[.A1169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10369">
            <text:p>16145.210369</text:p>
          </table:table-cell>
          <table:table-cell table:formula="of:=[.A1171]-[.A$20]" office:value-type="float" office:value="0.175999000000957">
            <text:p>0.175999</text:p>
          </table:table-cell>
          <table:table-cell table:formula="of:=[.A1171]-[.A117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10518">
            <text:p>16145.210518</text:p>
          </table:table-cell>
          <table:table-cell table:formula="of:=[.A1172]-[.A$20]" office:value-type="float" office:value="0.176148000000467">
            <text:p>0.176148</text:p>
          </table:table-cell>
          <table:table-cell table:formula="of:=[.A1172]-[.A1171]" office:value-type="float" office:value="0.000148999999510124">
            <text:p>0.000149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1052">
            <text:p>16145.210520</text:p>
          </table:table-cell>
          <table:table-cell table:formula="of:=[.A1173]-[.A$20]" office:value-type="float" office:value="0.176150000001144">
            <text:p>0.176150</text:p>
          </table:table-cell>
          <table:table-cell table:formula="of:=[.A1173]-[.A1172]" office:value-type="float" office:value="0.0000020000006770715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10523">
            <text:p>16145.210523</text:p>
          </table:table-cell>
          <table:table-cell table:formula="of:=[.A1174]-[.A$20]" office:value-type="float" office:value="0.17615300000034">
            <text:p>0.176153</text:p>
          </table:table-cell>
          <table:table-cell table:formula="of:=[.A1174]-[.A1173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10525">
            <text:p>16145.210525</text:p>
          </table:table-cell>
          <table:table-cell table:formula="of:=[.A1175]-[.A$20]" office:value-type="float" office:value="0.176155000001017">
            <text:p>0.176155</text:p>
          </table:table-cell>
          <table:table-cell table:formula="of:=[.A1175]-[.A1174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210527">
            <text:p>16145.210527</text:p>
          </table:table-cell>
          <table:table-cell table:formula="of:=[.A1176]-[.A$20]" office:value-type="float" office:value="0.176156999999876">
            <text:p>0.176157</text:p>
          </table:table-cell>
          <table:table-cell table:formula="of:=[.A1176]-[.A1175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0529">
            <text:p>16145.210529</text:p>
          </table:table-cell>
          <table:table-cell table:formula="of:=[.A1177]-[.A$20]" office:value-type="float" office:value="0.176159000000553">
            <text:p>0.176159</text:p>
          </table:table-cell>
          <table:table-cell table:formula="of:=[.A1177]-[.A1176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11355">
            <text:p>16145.211355</text:p>
          </table:table-cell>
          <table:table-cell table:formula="of:=[.A1178]-[.A$20]" office:value-type="float" office:value="0.176985000000059">
            <text:p>0.176985</text:p>
          </table:table-cell>
          <table:table-cell table:formula="of:=[.A1178]-[.A1177]" office:value-type="float" office:value="0.000825999999506166">
            <text:p>0.00082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11357">
            <text:p>16145.211357</text:p>
          </table:table-cell>
          <table:table-cell table:formula="of:=[.A1179]-[.A$20]" office:value-type="float" office:value="0.176987000000736">
            <text:p>0.176987</text:p>
          </table:table-cell>
          <table:table-cell table:formula="of:=[.A1179]-[.A117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1136">
            <text:p>16145.211360</text:p>
          </table:table-cell>
          <table:table-cell table:formula="of:=[.A1180]-[.A$20]" office:value-type="float" office:value="0.176989999999932">
            <text:p>0.176990</text:p>
          </table:table-cell>
          <table:table-cell table:formula="of:=[.A1180]-[.A1179]" office:value-type="float" office:value="0.00000299999919661786">
            <text:p>0.000003</text:p>
          </table:table-cell>
          <table:table-cell/>
          <table:table-cell office:value-type="string">
            <text:p>postpones its deadline to 16145216.353018; c_s is topped up to 1.873330</text:p>
          </table:table-cell>
          <table:table-cell/>
        </table:table-row>
        <table:table-row table:style-name="ro1">
          <table:table-cell office:value-type="float" office:value="16145.211366">
            <text:p>16145.211366</text:p>
          </table:table-cell>
          <table:table-cell table:formula="of:=[.A1181]-[.A$20]" office:value-type="float" office:value="0.176996000000145">
            <text:p>0.176996</text:p>
          </table:table-cell>
          <table:table-cell table:formula="of:=[.A1181]-[.A1180]" office:value-type="float" office:value="0.00000600000021222513">
            <text:p>0.000006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1147">
            <text:p>16145.211470</text:p>
          </table:table-cell>
          <table:table-cell table:formula="of:=[.A1182]-[.A$20]" office:value-type="float" office:value="0.177100000000792">
            <text:p>0.177100</text:p>
          </table:table-cell>
          <table:table-cell table:formula="of:=[.A1182]-[.A1181]" office:value-type="float" office:value="0.00010400000064692">
            <text:p>0.00010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11472">
            <text:p>16145.211472</text:p>
          </table:table-cell>
          <table:table-cell table:formula="of:=[.A1183]-[.A$20]" office:value-type="float" office:value="0.177102000001469">
            <text:p>0.177102</text:p>
          </table:table-cell>
          <table:table-cell table:formula="of:=[.A1183]-[.A1182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11475">
            <text:p>16145.211475</text:p>
          </table:table-cell>
          <table:table-cell table:formula="of:=[.A1184]-[.A$20]" office:value-type="float" office:value="0.177105000000665">
            <text:p>0.177105</text:p>
          </table:table-cell>
          <table:table-cell table:formula="of:=[.A1184]-[.A1183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1477">
            <text:p>16145.211477</text:p>
          </table:table-cell>
          <table:table-cell table:formula="of:=[.A1185]-[.A$20]" office:value-type="float" office:value="0.177107000001342">
            <text:p>0.177107</text:p>
          </table:table-cell>
          <table:table-cell table:formula="of:=[.A1185]-[.A118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11479">
            <text:p>16145.211479</text:p>
          </table:table-cell>
          <table:table-cell table:formula="of:=[.A1186]-[.A$20]" office:value-type="float" office:value="0.1771090000002">
            <text:p>0.177109</text:p>
          </table:table-cell>
          <table:table-cell table:formula="of:=[.A1186]-[.A1185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11481">
            <text:p>16145.211481</text:p>
          </table:table-cell>
          <table:table-cell table:formula="of:=[.A1187]-[.A$20]" office:value-type="float" office:value="0.177111000000878">
            <text:p>0.177111</text:p>
          </table:table-cell>
          <table:table-cell table:formula="of:=[.A1187]-[.A1186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12365">
            <text:p>16145.212365</text:p>
          </table:table-cell>
          <table:table-cell table:formula="of:=[.A1188]-[.A$20]" office:value-type="float" office:value="0.17799500000001">
            <text:p>0.177995</text:p>
          </table:table-cell>
          <table:table-cell table:formula="of:=[.A1188]-[.A1187]" office:value-type="float" office:value="0.000883999999132357">
            <text:p>0.000884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13436">
            <text:p>16145.213436</text:p>
          </table:table-cell>
          <table:table-cell table:formula="of:=[.A1189]-[.A$20]" office:value-type="float" office:value="0.179066000000603">
            <text:p>0.179066</text:p>
          </table:table-cell>
          <table:table-cell table:formula="of:=[.A1189]-[.A1188]" office:value-type="float" office:value="0.0010710000005929">
            <text:p>0.00107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13437">
            <text:p>16145.213437</text:p>
          </table:table-cell>
          <table:table-cell table:formula="of:=[.A1190]-[.A$20]" office:value-type="float" office:value="0.179067000000941">
            <text:p>0.179067</text:p>
          </table:table-cell>
          <table:table-cell table:formula="of:=[.A1190]-[.A1189]" office:value-type="float" office:value="0.00000100000033853576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1344">
            <text:p>16145.213440</text:p>
          </table:table-cell>
          <table:table-cell table:formula="of:=[.A1191]-[.A$20]" office:value-type="float" office:value="0.179070000000138">
            <text:p>0.179070</text:p>
          </table:table-cell>
          <table:table-cell table:formula="of:=[.A1191]-[.A1190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13445">
            <text:p>16145.213445</text:p>
          </table:table-cell>
          <table:table-cell table:formula="of:=[.A1192]-[.A$20]" office:value-type="float" office:value="0.179075000000012">
            <text:p>0.179075</text:p>
          </table:table-cell>
          <table:table-cell table:formula="of:=[.A1192]-[.A1191]" office:value-type="float" office:value="0.00000499999987368938">
            <text:p>0.000005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13447">
            <text:p>16145.213447</text:p>
          </table:table-cell>
          <table:table-cell table:formula="of:=[.A1193]-[.A$20]" office:value-type="float" office:value="0.179077000000689">
            <text:p>0.179077</text:p>
          </table:table-cell>
          <table:table-cell table:formula="of:=[.A1193]-[.A1192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1441">
            <text:p>16145.214410</text:p>
          </table:table-cell>
          <table:table-cell table:formula="of:=[.A1194]-[.A$20]" office:value-type="float" office:value="0.1800400000011">
            <text:p>0.180040</text:p>
          </table:table-cell>
          <table:table-cell table:formula="of:=[.A1194]-[.A1193]" office:value-type="float" office:value="0.00096300000041083">
            <text:p>0.000963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14412">
            <text:p>16145.214412</text:p>
          </table:table-cell>
          <table:table-cell table:formula="of:=[.A1195]-[.A$20]" office:value-type="float" office:value="0.180041999999958">
            <text:p>0.180042</text:p>
          </table:table-cell>
          <table:table-cell table:formula="of:=[.A1195]-[.A1194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14415">
            <text:p>16145.214415</text:p>
          </table:table-cell>
          <table:table-cell table:formula="of:=[.A1196]-[.A$20]" office:value-type="float" office:value="0.180045000000973">
            <text:p>0.180045</text:p>
          </table:table-cell>
          <table:table-cell table:formula="of:=[.A1196]-[.A1195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221.412286; c_s is fully topped up</text:p>
          </table:table-cell>
        </table:table-row>
        <table:table-row table:style-name="ro1">
          <table:table-cell office:value-type="float" office:value="16145.214418">
            <text:p>16145.214418</text:p>
          </table:table-cell>
          <table:table-cell table:formula="of:=[.A1197]-[.A$20]" office:value-type="float" office:value="0.18004800000017">
            <text:p>0.180048</text:p>
          </table:table-cell>
          <table:table-cell table:formula="of:=[.A1197]-[.A1196]" office:value-type="float" office:value="0.00000299999919661786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14419">
            <text:p>16145.214419</text:p>
          </table:table-cell>
          <table:table-cell table:formula="of:=[.A1198]-[.A$20]" office:value-type="float" office:value="0.180049000000508">
            <text:p>0.180049</text:p>
          </table:table-cell>
          <table:table-cell table:formula="of:=[.A1198]-[.A1197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14421">
            <text:p>16145.214421</text:p>
          </table:table-cell>
          <table:table-cell table:formula="of:=[.A1199]-[.A$20]" office:value-type="float" office:value="0.180051000001185">
            <text:p>0.180051</text:p>
          </table:table-cell>
          <table:table-cell table:formula="of:=[.A1199]-[.A1198]" office:value-type="float" office:value="0.00000200000067707151">
            <text:p>0.000002</text:p>
          </table:table-cell>
          <table:table-cell office:value-type="string">
            <text:p>d_s is renewed (r + D) to 16145216.412286; c_s is fully topped up</text:p>
          </table:table-cell>
          <table:table-cell table:number-columns-repeated="2"/>
        </table:table-row>
        <table:table-row table:style-name="ro1">
          <table:table-cell office:value-type="float" office:value="16145.214432">
            <text:p>16145.214432</text:p>
          </table:table-cell>
          <table:table-cell table:formula="of:=[.A1200]-[.A$20]" office:value-type="float" office:value="0.180062000001271">
            <text:p>0.180062</text:p>
          </table:table-cell>
          <table:table-cell table:formula="of:=[.A1200]-[.A1199]" office:value-type="float" office:value="0.0000110000000859145">
            <text:p>0.000011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14435">
            <text:p>16145.214435</text:p>
          </table:table-cell>
          <table:table-cell table:formula="of:=[.A1201]-[.A$20]" office:value-type="float" office:value="0.180065000000468">
            <text:p>0.180065</text:p>
          </table:table-cell>
          <table:table-cell table:formula="of:=[.A1201]-[.A1200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4437">
            <text:p>16145.214437</text:p>
          </table:table-cell>
          <table:table-cell table:formula="of:=[.A1202]-[.A$20]" office:value-type="float" office:value="0.180067000001145">
            <text:p>0.180067</text:p>
          </table:table-cell>
          <table:table-cell table:formula="of:=[.A1202]-[.A1201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15367">
            <text:p>16145.215367</text:p>
          </table:table-cell>
          <table:table-cell table:formula="of:=[.A1203]-[.A$20]" office:value-type="float" office:value="0.180997000001298">
            <text:p>0.180997</text:p>
          </table:table-cell>
          <table:table-cell table:formula="of:=[.A1203]-[.A1202]" office:value-type="float" office:value="0.000930000000153086">
            <text:p>0.00093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15369">
            <text:p>16145.215369</text:p>
          </table:table-cell>
          <table:table-cell table:formula="of:=[.A1204]-[.A$20]" office:value-type="float" office:value="0.180999000000156">
            <text:p>0.180999</text:p>
          </table:table-cell>
          <table:table-cell table:formula="of:=[.A1204]-[.A1203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15372">
            <text:p>16145.215372</text:p>
          </table:table-cell>
          <table:table-cell table:formula="of:=[.A1205]-[.A$20]" office:value-type="float" office:value="0.181002000001172">
            <text:p>0.181002</text:p>
          </table:table-cell>
          <table:table-cell table:formula="of:=[.A1205]-[.A1204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5374">
            <text:p>16145.215374</text:p>
          </table:table-cell>
          <table:table-cell table:formula="of:=[.A1206]-[.A$20]" office:value-type="float" office:value="0.18100400000003">
            <text:p>0.181004</text:p>
          </table:table-cell>
          <table:table-cell table:formula="of:=[.A1206]-[.A1205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215376">
            <text:p>16145.215376</text:p>
          </table:table-cell>
          <table:table-cell table:formula="of:=[.A1207]-[.A$20]" office:value-type="float" office:value="0.181006000000707">
            <text:p>0.181006</text:p>
          </table:table-cell>
          <table:table-cell table:formula="of:=[.A1207]-[.A1206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15378">
            <text:p>16145.215378</text:p>
          </table:table-cell>
          <table:table-cell table:formula="of:=[.A1208]-[.A$20]" office:value-type="float" office:value="0.181008000001384">
            <text:p>0.181008</text:p>
          </table:table-cell>
          <table:table-cell table:formula="of:=[.A1208]-[.A120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16361">
            <text:p>16145.216361</text:p>
          </table:table-cell>
          <table:table-cell table:formula="of:=[.A1209]-[.A$20]" office:value-type="float" office:value="0.18199100000129">
            <text:p>0.181991</text:p>
          </table:table-cell>
          <table:table-cell table:formula="of:=[.A1209]-[.A1208]" office:value-type="float" office:value="0.000982999999905587">
            <text:p>0.000983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16363">
            <text:p>16145.216363</text:p>
          </table:table-cell>
          <table:table-cell table:formula="of:=[.A1210]-[.A$20]" office:value-type="float" office:value="0.181993000000148">
            <text:p>0.181993</text:p>
          </table:table-cell>
          <table:table-cell table:formula="of:=[.A1210]-[.A1209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16366">
            <text:p>16145.216366</text:p>
          </table:table-cell>
          <table:table-cell table:formula="of:=[.A1211]-[.A$20]" office:value-type="float" office:value="0.181996000001163">
            <text:p>0.181996</text:p>
          </table:table-cell>
          <table:table-cell table:formula="of:=[.A1211]-[.A1210]" office:value-type="float" office:value="0.00000300000101560727">
            <text:p>0.000003</text:p>
          </table:table-cell>
          <table:table-cell/>
          <table:table-cell office:value-type="string">
            <text:p>postpones its deadline to 16145221.353018; c_s is topped up to 1.827814</text:p>
          </table:table-cell>
          <table:table-cell/>
        </table:table-row>
        <table:table-row table:style-name="ro1">
          <table:table-cell office:value-type="float" office:value="16145.216368">
            <text:p>16145.216368</text:p>
          </table:table-cell>
          <table:table-cell table:formula="of:=[.A1212]-[.A$20]" office:value-type="float" office:value="0.181998000000021">
            <text:p>0.181998</text:p>
          </table:table-cell>
          <table:table-cell table:formula="of:=[.A1212]-[.A1211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16372">
            <text:p>16145.216372</text:p>
          </table:table-cell>
          <table:table-cell table:formula="of:=[.A1213]-[.A$20]" office:value-type="float" office:value="0.182002000001376">
            <text:p>0.182002</text:p>
          </table:table-cell>
          <table:table-cell table:formula="of:=[.A1213]-[.A1212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16374">
            <text:p>16145.216374</text:p>
          </table:table-cell>
          <table:table-cell table:formula="of:=[.A1214]-[.A$20]" office:value-type="float" office:value="0.182004000000234">
            <text:p>0.182004</text:p>
          </table:table-cell>
          <table:table-cell table:formula="of:=[.A1214]-[.A1213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216376">
            <text:p>16145.216376</text:p>
          </table:table-cell>
          <table:table-cell table:formula="of:=[.A1215]-[.A$20]" office:value-type="float" office:value="0.182006000000911">
            <text:p>0.182006</text:p>
          </table:table-cell>
          <table:table-cell table:formula="of:=[.A1215]-[.A121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16378">
            <text:p>16145.216378</text:p>
          </table:table-cell>
          <table:table-cell table:formula="of:=[.A1216]-[.A$20]" office:value-type="float" office:value="0.182007999999769">
            <text:p>0.182008</text:p>
          </table:table-cell>
          <table:table-cell table:formula="of:=[.A1216]-[.A1215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16419">
            <text:p>16145.216419</text:p>
          </table:table-cell>
          <table:table-cell table:formula="of:=[.A1217]-[.A$20]" office:value-type="float" office:value="0.182049000000916">
            <text:p>0.182049</text:p>
          </table:table-cell>
          <table:table-cell table:formula="of:=[.A1217]-[.A1216]" office:value-type="float" office:value="0.0000410000011470402">
            <text:p>0.000041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18314">
            <text:p>16145.218314</text:p>
          </table:table-cell>
          <table:table-cell table:formula="of:=[.A1218]-[.A$20]" office:value-type="float" office:value="0.183944000000338">
            <text:p>0.183944</text:p>
          </table:table-cell>
          <table:table-cell table:formula="of:=[.A1218]-[.A1217]" office:value-type="float" office:value="0.001894999999422">
            <text:p>0.00189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18316">
            <text:p>16145.218316</text:p>
          </table:table-cell>
          <table:table-cell table:formula="of:=[.A1219]-[.A$20]" office:value-type="float" office:value="0.183946000001015">
            <text:p>0.183946</text:p>
          </table:table-cell>
          <table:table-cell table:formula="of:=[.A1219]-[.A1218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18319">
            <text:p>16145.218319</text:p>
          </table:table-cell>
          <table:table-cell table:formula="of:=[.A1220]-[.A$20]" office:value-type="float" office:value="0.183949000000212">
            <text:p>0.183949</text:p>
          </table:table-cell>
          <table:table-cell table:formula="of:=[.A1220]-[.A1219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18321">
            <text:p>16145.218321</text:p>
          </table:table-cell>
          <table:table-cell table:formula="of:=[.A1221]-[.A$20]" office:value-type="float" office:value="0.183951000000889">
            <text:p>0.183951</text:p>
          </table:table-cell>
          <table:table-cell table:formula="of:=[.A1221]-[.A122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18351">
            <text:p>16145.218351</text:p>
          </table:table-cell>
          <table:table-cell table:formula="of:=[.A1222]-[.A$20]" office:value-type="float" office:value="0.183981000000131">
            <text:p>0.183981</text:p>
          </table:table-cell>
          <table:table-cell table:formula="of:=[.A1222]-[.A1221]" office:value-type="float" office:value="0.0000299999992421362">
            <text:p>0.000030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18353">
            <text:p>16145.218353</text:p>
          </table:table-cell>
          <table:table-cell table:formula="of:=[.A1223]-[.A$20]" office:value-type="float" office:value="0.183983000000808">
            <text:p>0.183983</text:p>
          </table:table-cell>
          <table:table-cell table:formula="of:=[.A1223]-[.A1222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18355">
            <text:p>16145.218355</text:p>
          </table:table-cell>
          <table:table-cell table:formula="of:=[.A1224]-[.A$20]" office:value-type="float" office:value="0.183985000001485">
            <text:p>0.183985</text:p>
          </table:table-cell>
          <table:table-cell table:formula="of:=[.A1224]-[.A1223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18357">
            <text:p>16145.218357</text:p>
          </table:table-cell>
          <table:table-cell table:formula="of:=[.A1225]-[.A$20]" office:value-type="float" office:value="0.183987000000343">
            <text:p>0.183987</text:p>
          </table:table-cell>
          <table:table-cell table:formula="of:=[.A1225]-[.A1224]" office:value-type="float" office:value="0.0000019999988580821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18359">
            <text:p>16145.218359</text:p>
          </table:table-cell>
          <table:table-cell table:formula="of:=[.A1226]-[.A$20]" office:value-type="float" office:value="0.18398900000102">
            <text:p>0.183989</text:p>
          </table:table-cell>
          <table:table-cell table:formula="of:=[.A1226]-[.A122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18361">
            <text:p>16145.218361</text:p>
          </table:table-cell>
          <table:table-cell table:formula="of:=[.A1227]-[.A$20]" office:value-type="float" office:value="0.183990999999878">
            <text:p>0.183991</text:p>
          </table:table-cell>
          <table:table-cell table:formula="of:=[.A1227]-[.A1226]" office:value-type="float" office:value="0.00000199999885808211">
            <text:p>0.000002</text:p>
          </table:table-cell>
          <table:table-cell office:value-type="string">
            <text:p>d_s is renewed (r + D) to 16145220.353033; c_s is fully topped up</text:p>
          </table:table-cell>
          <table:table-cell table:number-columns-repeated="2"/>
        </table:table-row>
        <table:table-row table:style-name="ro1">
          <table:table-cell office:value-type="float" office:value="16145.218363">
            <text:p>16145.218363</text:p>
          </table:table-cell>
          <table:table-cell table:formula="of:=[.A1228]-[.A$20]" office:value-type="float" office:value="0.183993000000555">
            <text:p>0.183993</text:p>
          </table:table-cell>
          <table:table-cell table:formula="of:=[.A1228]-[.A1227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218371">
            <text:p>16145.218371</text:p>
          </table:table-cell>
          <table:table-cell table:formula="of:=[.A1229]-[.A$20]" office:value-type="float" office:value="0.184001000001444">
            <text:p>0.184001</text:p>
          </table:table-cell>
          <table:table-cell table:formula="of:=[.A1229]-[.A1228]" office:value-type="float" office:value="0.00000800000088929664">
            <text:p>0.000008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18373">
            <text:p>16145.218373</text:p>
          </table:table-cell>
          <table:table-cell table:formula="of:=[.A1230]-[.A$20]" office:value-type="float" office:value="0.184003000000303">
            <text:p>0.184003</text:p>
          </table:table-cell>
          <table:table-cell table:formula="of:=[.A1230]-[.A1229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218375">
            <text:p>16145.218375</text:p>
          </table:table-cell>
          <table:table-cell table:formula="of:=[.A1231]-[.A$20]" office:value-type="float" office:value="0.18400500000098">
            <text:p>0.184005</text:p>
          </table:table-cell>
          <table:table-cell table:formula="of:=[.A1231]-[.A123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8377">
            <text:p>16145.218377</text:p>
          </table:table-cell>
          <table:table-cell table:formula="of:=[.A1232]-[.A$20]" office:value-type="float" office:value="0.184006999999838">
            <text:p>0.184007</text:p>
          </table:table-cell>
          <table:table-cell table:formula="of:=[.A1232]-[.A1231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19304">
            <text:p>16145.219304</text:p>
          </table:table-cell>
          <table:table-cell table:formula="of:=[.A1233]-[.A$20]" office:value-type="float" office:value="0.184934000000794">
            <text:p>0.184934</text:p>
          </table:table-cell>
          <table:table-cell table:formula="of:=[.A1233]-[.A1232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19306">
            <text:p>16145.219306</text:p>
          </table:table-cell>
          <table:table-cell table:formula="of:=[.A1234]-[.A$20]" office:value-type="float" office:value="0.184936000001471">
            <text:p>0.184936</text:p>
          </table:table-cell>
          <table:table-cell table:formula="of:=[.A1234]-[.A1233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19309">
            <text:p>16145.219309</text:p>
          </table:table-cell>
          <table:table-cell table:formula="of:=[.A1235]-[.A$20]" office:value-type="float" office:value="0.184939000000668">
            <text:p>0.184939</text:p>
          </table:table-cell>
          <table:table-cell table:formula="of:=[.A1235]-[.A123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19311">
            <text:p>16145.219311</text:p>
          </table:table-cell>
          <table:table-cell table:formula="of:=[.A1236]-[.A$20]" office:value-type="float" office:value="0.184941000001345">
            <text:p>0.184941</text:p>
          </table:table-cell>
          <table:table-cell table:formula="of:=[.A1236]-[.A123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220364">
            <text:p>16145.220364</text:p>
          </table:table-cell>
          <table:table-cell table:formula="of:=[.A1237]-[.A$20]" office:value-type="float" office:value="0.185994000001301">
            <text:p>0.185994</text:p>
          </table:table-cell>
          <table:table-cell table:formula="of:=[.A1237]-[.A1236]" office:value-type="float" office:value="0.00105299999995623">
            <text:p>0.00105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21286">
            <text:p>16145.221286</text:p>
          </table:table-cell>
          <table:table-cell table:formula="of:=[.A1238]-[.A$20]" office:value-type="float" office:value="0.186916000000565">
            <text:p>0.186916</text:p>
          </table:table-cell>
          <table:table-cell table:formula="of:=[.A1238]-[.A1237]" office:value-type="float" office:value="0.00092199999926379">
            <text:p>0.000922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21287">
            <text:p>16145.221287</text:p>
          </table:table-cell>
          <table:table-cell table:formula="of:=[.A1239]-[.A$20]" office:value-type="float" office:value="0.186917000000904">
            <text:p>0.186917</text:p>
          </table:table-cell>
          <table:table-cell table:formula="of:=[.A1239]-[.A1238]" office:value-type="float" office:value="0.00000100000033853576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2129">
            <text:p>16145.221290</text:p>
          </table:table-cell>
          <table:table-cell table:formula="of:=[.A1240]-[.A$20]" office:value-type="float" office:value="0.1869200000001">
            <text:p>0.186920</text:p>
          </table:table-cell>
          <table:table-cell table:formula="of:=[.A1240]-[.A1239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21382">
            <text:p>16145.221382</text:p>
          </table:table-cell>
          <table:table-cell table:formula="of:=[.A1241]-[.A$20]" office:value-type="float" office:value="0.187012000000323">
            <text:p>0.187012</text:p>
          </table:table-cell>
          <table:table-cell table:formula="of:=[.A1241]-[.A1240]" office:value-type="float" office:value="0.0000920000002224697">
            <text:p>0.000092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21383">
            <text:p>16145.221383</text:p>
          </table:table-cell>
          <table:table-cell table:formula="of:=[.A1242]-[.A$20]" office:value-type="float" office:value="0.187013000000661">
            <text:p>0.187013</text:p>
          </table:table-cell>
          <table:table-cell table:formula="of:=[.A1242]-[.A1241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21386">
            <text:p>16145.221386</text:p>
          </table:table-cell>
          <table:table-cell table:formula="of:=[.A1243]-[.A$20]" office:value-type="float" office:value="0.187015999999858">
            <text:p>0.187016</text:p>
          </table:table-cell>
          <table:table-cell table:formula="of:=[.A1243]-[.A1242]" office:value-type="float" office:value="0.00000299999919661786">
            <text:p>0.000003</text:p>
          </table:table-cell>
          <table:table-cell/>
          <table:table-cell office:value-type="string">
            <text:p>postpones its deadline to 16145226.353018; c_s is topped up to 1.804890</text:p>
          </table:table-cell>
          <table:table-cell/>
        </table:table-row>
        <table:table-row table:style-name="ro1">
          <table:table-cell office:value-type="float" office:value="16145.221388">
            <text:p>16145.221388</text:p>
          </table:table-cell>
          <table:table-cell table:formula="of:=[.A1244]-[.A$20]" office:value-type="float" office:value="0.187018000000535">
            <text:p>0.187018</text:p>
          </table:table-cell>
          <table:table-cell table:formula="of:=[.A1244]-[.A1243]" office:value-type="float" office:value="0.0000020000006770715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221394">
            <text:p>16145.221394</text:p>
          </table:table-cell>
          <table:table-cell table:formula="of:=[.A1245]-[.A$20]" office:value-type="float" office:value="0.187024000000747">
            <text:p>0.187024</text:p>
          </table:table-cell>
          <table:table-cell table:formula="of:=[.A1245]-[.A1244]" office:value-type="float" office:value="0.00000600000021222513">
            <text:p>0.000006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221396">
            <text:p>16145.221396</text:p>
          </table:table-cell>
          <table:table-cell table:formula="of:=[.A1246]-[.A$20]" office:value-type="float" office:value="0.187026000001424">
            <text:p>0.187026</text:p>
          </table:table-cell>
          <table:table-cell table:formula="of:=[.A1246]-[.A1245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21398">
            <text:p>16145.221398</text:p>
          </table:table-cell>
          <table:table-cell table:formula="of:=[.A1247]-[.A$20]" office:value-type="float" office:value="0.187028000000282">
            <text:p>0.187028</text:p>
          </table:table-cell>
          <table:table-cell table:formula="of:=[.A1247]-[.A1246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2142">
            <text:p>16145.221420</text:p>
          </table:table-cell>
          <table:table-cell table:formula="of:=[.A1248]-[.A$20]" office:value-type="float" office:value="0.187050000000454">
            <text:p>0.187050</text:p>
          </table:table-cell>
          <table:table-cell table:formula="of:=[.A1248]-[.A1247]" office:value-type="float" office:value="0.000022000000171829">
            <text:p>0.00002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22354">
            <text:p>16145.222354</text:p>
          </table:table-cell>
          <table:table-cell table:formula="of:=[.A1249]-[.A$20]" office:value-type="float" office:value="0.187984000000142">
            <text:p>0.187984</text:p>
          </table:table-cell>
          <table:table-cell table:formula="of:=[.A1249]-[.A1248]" office:value-type="float" office:value="0.00093399999968824">
            <text:p>0.00093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22355">
            <text:p>16145.222355</text:p>
          </table:table-cell>
          <table:table-cell table:formula="of:=[.A1250]-[.A$20]" office:value-type="float" office:value="0.187985000000481">
            <text:p>0.187985</text:p>
          </table:table-cell>
          <table:table-cell table:formula="of:=[.A1250]-[.A1249]" office:value-type="float" office:value="0.00000100000033853576">
            <text:p>0.000001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22358">
            <text:p>16145.222358</text:p>
          </table:table-cell>
          <table:table-cell table:formula="of:=[.A1251]-[.A$20]" office:value-type="float" office:value="0.187988000001496">
            <text:p>0.187988</text:p>
          </table:table-cell>
          <table:table-cell table:formula="of:=[.A1251]-[.A1250]" office:value-type="float" office:value="0.00000300000101560727">
            <text:p>0.000003</text:p>
          </table:table-cell>
          <table:table-cell office:value-type="string">
            <text:p>d_s is renewed (r + D) to 16145224.355383; c_s is fully topped up</text:p>
          </table:table-cell>
          <table:table-cell table:number-columns-repeated="2"/>
        </table:table-row>
        <table:table-row table:style-name="ro1">
          <table:table-cell office:value-type="float" office:value="16145.22236">
            <text:p>16145.222360</text:p>
          </table:table-cell>
          <table:table-cell table:formula="of:=[.A1252]-[.A$20]" office:value-type="float" office:value="0.187990000000354">
            <text:p>0.187990</text:p>
          </table:table-cell>
          <table:table-cell table:formula="of:=[.A1252]-[.A1251]" office:value-type="float" office:value="0.0000019999988580821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222363">
            <text:p>16145.222363</text:p>
          </table:table-cell>
          <table:table-cell table:formula="of:=[.A1253]-[.A$20]" office:value-type="float" office:value="0.18799300000137">
            <text:p>0.187993</text:p>
          </table:table-cell>
          <table:table-cell table:formula="of:=[.A1253]-[.A1252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22365">
            <text:p>16145.222365</text:p>
          </table:table-cell>
          <table:table-cell table:formula="of:=[.A1254]-[.A$20]" office:value-type="float" office:value="0.187995000000228">
            <text:p>0.187995</text:p>
          </table:table-cell>
          <table:table-cell table:formula="of:=[.A1254]-[.A1253]" office:value-type="float" office:value="0.0000019999988580821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222368">
            <text:p>16145.222368</text:p>
          </table:table-cell>
          <table:table-cell table:formula="of:=[.A1255]-[.A$20]" office:value-type="float" office:value="0.187998000001244">
            <text:p>0.187998</text:p>
          </table:table-cell>
          <table:table-cell table:formula="of:=[.A1255]-[.A1254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2237">
            <text:p>16145.222370</text:p>
          </table:table-cell>
          <table:table-cell table:formula="of:=[.A1256]-[.A$20]" office:value-type="float" office:value="0.188000000000102">
            <text:p>0.188000</text:p>
          </table:table-cell>
          <table:table-cell table:formula="of:=[.A1256]-[.A1255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23299">
            <text:p>16145.223299</text:p>
          </table:table-cell>
          <table:table-cell table:formula="of:=[.A1257]-[.A$20]" office:value-type="float" office:value="0.188928999999916">
            <text:p>0.188929</text:p>
          </table:table-cell>
          <table:table-cell table:formula="of:=[.A1257]-[.A1256]" office:value-type="float" office:value="0.00092899999981455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23301">
            <text:p>16145.223301</text:p>
          </table:table-cell>
          <table:table-cell table:formula="of:=[.A1258]-[.A$20]" office:value-type="float" office:value="0.188931000000594">
            <text:p>0.188931</text:p>
          </table:table-cell>
          <table:table-cell table:formula="of:=[.A1258]-[.A1257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23304">
            <text:p>16145.223304</text:p>
          </table:table-cell>
          <table:table-cell table:formula="of:=[.A1259]-[.A$20]" office:value-type="float" office:value="0.18893399999979">
            <text:p>0.188934</text:p>
          </table:table-cell>
          <table:table-cell table:formula="of:=[.A1259]-[.A1258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23306">
            <text:p>16145.223306</text:p>
          </table:table-cell>
          <table:table-cell table:formula="of:=[.A1260]-[.A$20]" office:value-type="float" office:value="0.188936000000467">
            <text:p>0.188936</text:p>
          </table:table-cell>
          <table:table-cell table:formula="of:=[.A1260]-[.A1259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2431">
            <text:p>16145.224310</text:p>
          </table:table-cell>
          <table:table-cell table:formula="of:=[.A1261]-[.A$20]" office:value-type="float" office:value="0.189940000000206">
            <text:p>0.189940</text:p>
          </table:table-cell>
          <table:table-cell table:formula="of:=[.A1261]-[.A1260]" office:value-type="float" office:value="0.00100399999973888">
            <text:p>0.001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24312">
            <text:p>16145.224312</text:p>
          </table:table-cell>
          <table:table-cell table:formula="of:=[.A1262]-[.A$20]" office:value-type="float" office:value="0.189942000000883">
            <text:p>0.189942</text:p>
          </table:table-cell>
          <table:table-cell table:formula="of:=[.A1262]-[.A1261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24315">
            <text:p>16145.224315</text:p>
          </table:table-cell>
          <table:table-cell table:formula="of:=[.A1263]-[.A$20]" office:value-type="float" office:value="0.18994500000008">
            <text:p>0.189945</text:p>
          </table:table-cell>
          <table:table-cell table:formula="of:=[.A1263]-[.A1262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24319">
            <text:p>16145.224319</text:p>
          </table:table-cell>
          <table:table-cell table:formula="of:=[.A1264]-[.A$20]" office:value-type="float" office:value="0.189949000001434">
            <text:p>0.189949</text:p>
          </table:table-cell>
          <table:table-cell table:formula="of:=[.A1264]-[.A1263]" office:value-type="float" office:value="0.0000040000013541430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24321">
            <text:p>16145.224321</text:p>
          </table:table-cell>
          <table:table-cell table:formula="of:=[.A1265]-[.A$20]" office:value-type="float" office:value="0.189951000000292">
            <text:p>0.189951</text:p>
          </table:table-cell>
          <table:table-cell table:formula="of:=[.A1265]-[.A1264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24368">
            <text:p>16145.224368</text:p>
          </table:table-cell>
          <table:table-cell table:formula="of:=[.A1266]-[.A$20]" office:value-type="float" office:value="0.189997999999832">
            <text:p>0.189998</text:p>
          </table:table-cell>
          <table:table-cell table:formula="of:=[.A1266]-[.A1265]" office:value-type="float" office:value="0.0000469999995402759">
            <text:p>0.000047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2437">
            <text:p>16145.224370</text:p>
          </table:table-cell>
          <table:table-cell table:formula="of:=[.A1267]-[.A$20]" office:value-type="float" office:value="0.190000000000509">
            <text:p>0.190000</text:p>
          </table:table-cell>
          <table:table-cell table:formula="of:=[.A1267]-[.A1266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24372">
            <text:p>16145.224372</text:p>
          </table:table-cell>
          <table:table-cell table:formula="of:=[.A1268]-[.A$20]" office:value-type="float" office:value="0.190002000001186">
            <text:p>0.190002</text:p>
          </table:table-cell>
          <table:table-cell table:formula="of:=[.A1268]-[.A1267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231.369621; c_s is fully topped up</text:p>
          </table:table-cell>
        </table:table-row>
        <table:table-row table:style-name="ro1">
          <table:table-cell office:value-type="float" office:value="16145.224374">
            <text:p>16145.224374</text:p>
          </table:table-cell>
          <table:table-cell table:formula="of:=[.A1269]-[.A$20]" office:value-type="float" office:value="0.190004000000044">
            <text:p>0.190004</text:p>
          </table:table-cell>
          <table:table-cell table:formula="of:=[.A1269]-[.A1268]" office:value-type="float" office:value="0.00000199999885808211">
            <text:p>0.000002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2438">
            <text:p>16145.224380</text:p>
          </table:table-cell>
          <table:table-cell table:formula="of:=[.A1270]-[.A$20]" office:value-type="float" office:value="0.190010000000257">
            <text:p>0.190010</text:p>
          </table:table-cell>
          <table:table-cell table:formula="of:=[.A1270]-[.A1269]" office:value-type="float" office:value="0.00000600000021222513">
            <text:p>0.000006</text:p>
          </table:table-cell>
          <table:table-cell table:number-columns-repeated="2"/>
          <table:table-cell office:value-type="string">
            <text:p>is pick_next_task_dl-ed by swapper (0)</text:p>
          </table:table-cell>
        </table:table-row>
        <table:table-row table:style-name="ro1">
          <table:table-cell office:value-type="float" office:value="16145.224382">
            <text:p>16145.224382</text:p>
          </table:table-cell>
          <table:table-cell table:formula="of:=[.A1271]-[.A$20]" office:value-type="float" office:value="0.190012000000934">
            <text:p>0.190012</text:p>
          </table:table-cell>
          <table:table-cell table:formula="of:=[.A1271]-[.A1270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24384">
            <text:p>16145.224384</text:p>
          </table:table-cell>
          <table:table-cell table:formula="of:=[.A1272]-[.A$20]" office:value-type="float" office:value="0.190013999999792">
            <text:p>0.190014</text:p>
          </table:table-cell>
          <table:table-cell table:formula="of:=[.A1272]-[.A127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26352">
            <text:p>16145.226352</text:p>
          </table:table-cell>
          <table:table-cell table:formula="of:=[.A1273]-[.A$20]" office:value-type="float" office:value="0.19198200000028">
            <text:p>0.191982</text:p>
          </table:table-cell>
          <table:table-cell table:formula="of:=[.A1273]-[.A1272]" office:value-type="float" office:value="0.00196800000048825">
            <text:p>0.00196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26354">
            <text:p>16145.226354</text:p>
          </table:table-cell>
          <table:table-cell table:formula="of:=[.A1274]-[.A$20]" office:value-type="float" office:value="0.191984000000957">
            <text:p>0.191984</text:p>
          </table:table-cell>
          <table:table-cell table:formula="of:=[.A1274]-[.A1273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26356">
            <text:p>16145.226356</text:p>
          </table:table-cell>
          <table:table-cell table:formula="of:=[.A1275]-[.A$20]" office:value-type="float" office:value="0.191985999999815">
            <text:p>0.191986</text:p>
          </table:table-cell>
          <table:table-cell table:formula="of:=[.A1275]-[.A1274]" office:value-type="float" office:value="0.00000199999885808211">
            <text:p>0.000002</text:p>
          </table:table-cell>
          <table:table-cell office:value-type="string">
            <text:p>d_s is renewed (r + D) to 16145228.353689; c_s is fully topped up</text:p>
          </table:table-cell>
          <table:table-cell table:number-columns-repeated="2"/>
        </table:table-row>
        <table:table-row table:style-name="ro1">
          <table:table-cell office:value-type="float" office:value="16145.226358">
            <text:p>16145.226358</text:p>
          </table:table-cell>
          <table:table-cell table:formula="of:=[.A1276]-[.A$20]" office:value-type="float" office:value="0.191988000000492">
            <text:p>0.191988</text:p>
          </table:table-cell>
          <table:table-cell table:formula="of:=[.A1276]-[.A1275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226363">
            <text:p>16145.226363</text:p>
          </table:table-cell>
          <table:table-cell table:formula="of:=[.A1277]-[.A$20]" office:value-type="float" office:value="0.191993000000366">
            <text:p>0.191993</text:p>
          </table:table-cell>
          <table:table-cell table:formula="of:=[.A1277]-[.A1276]" office:value-type="float" office:value="0.00000499999987368938">
            <text:p>0.000005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26364">
            <text:p>16145.226364</text:p>
          </table:table-cell>
          <table:table-cell table:formula="of:=[.A1278]-[.A$20]" office:value-type="float" office:value="0.191994000000705">
            <text:p>0.191994</text:p>
          </table:table-cell>
          <table:table-cell table:formula="of:=[.A1278]-[.A1277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26367">
            <text:p>16145.226367</text:p>
          </table:table-cell>
          <table:table-cell table:formula="of:=[.A1279]-[.A$20]" office:value-type="float" office:value="0.191996999999901">
            <text:p>0.191997</text:p>
          </table:table-cell>
          <table:table-cell table:formula="of:=[.A1279]-[.A1278]" office:value-type="float" office:value="0.00000299999919661786">
            <text:p>0.000003</text:p>
          </table:table-cell>
          <table:table-cell/>
          <table:table-cell office:value-type="string">
            <text:p>postpones its deadline to 16145231.353018; c_s is topped up to 1.652408</text:p>
          </table:table-cell>
          <table:table-cell/>
        </table:table-row>
        <table:table-row table:style-name="ro1">
          <table:table-cell office:value-type="float" office:value="16145.226369">
            <text:p>16145.226369</text:p>
          </table:table-cell>
          <table:table-cell table:formula="of:=[.A1280]-[.A$20]" office:value-type="float" office:value="0.191999000000578">
            <text:p>0.191999</text:p>
          </table:table-cell>
          <table:table-cell table:formula="of:=[.A1280]-[.A1279]" office:value-type="float" office:value="0.0000020000006770715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26373">
            <text:p>16145.226373</text:p>
          </table:table-cell>
          <table:table-cell table:formula="of:=[.A1281]-[.A$20]" office:value-type="float" office:value="0.192003000000113">
            <text:p>0.192003</text:p>
          </table:table-cell>
          <table:table-cell table:formula="of:=[.A1281]-[.A1280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26375">
            <text:p>16145.226375</text:p>
          </table:table-cell>
          <table:table-cell table:formula="of:=[.A1282]-[.A$20]" office:value-type="float" office:value="0.19200500000079">
            <text:p>0.192005</text:p>
          </table:table-cell>
          <table:table-cell table:formula="of:=[.A1282]-[.A1281]" office:value-type="float" office:value="0.0000020000006770715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226377">
            <text:p>16145.226377</text:p>
          </table:table-cell>
          <table:table-cell table:formula="of:=[.A1283]-[.A$20]" office:value-type="float" office:value="0.192007000001468">
            <text:p>0.192007</text:p>
          </table:table-cell>
          <table:table-cell table:formula="of:=[.A1283]-[.A128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26379">
            <text:p>16145.226379</text:p>
          </table:table-cell>
          <table:table-cell table:formula="of:=[.A1284]-[.A$20]" office:value-type="float" office:value="0.192009000000326">
            <text:p>0.192009</text:p>
          </table:table-cell>
          <table:table-cell table:formula="of:=[.A1284]-[.A1283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27306">
            <text:p>16145.227306</text:p>
          </table:table-cell>
          <table:table-cell table:formula="of:=[.A1285]-[.A$20]" office:value-type="float" office:value="0.192936000001282">
            <text:p>0.192936</text:p>
          </table:table-cell>
          <table:table-cell table:formula="of:=[.A1285]-[.A1284]" office:value-type="float" office:value="0.000927000000956468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27308">
            <text:p>16145.227308</text:p>
          </table:table-cell>
          <table:table-cell table:formula="of:=[.A1286]-[.A$20]" office:value-type="float" office:value="0.19293800000014">
            <text:p>0.192938</text:p>
          </table:table-cell>
          <table:table-cell table:formula="of:=[.A1286]-[.A1285]" office:value-type="float" office:value="0.0000019999988580821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27311">
            <text:p>16145.227311</text:p>
          </table:table-cell>
          <table:table-cell table:formula="of:=[.A1287]-[.A$20]" office:value-type="float" office:value="0.192941000001156">
            <text:p>0.192941</text:p>
          </table:table-cell>
          <table:table-cell table:formula="of:=[.A1287]-[.A1286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27313">
            <text:p>16145.227313</text:p>
          </table:table-cell>
          <table:table-cell table:formula="of:=[.A1288]-[.A$20]" office:value-type="float" office:value="0.192943000000014">
            <text:p>0.192943</text:p>
          </table:table-cell>
          <table:table-cell table:formula="of:=[.A1288]-[.A1287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27315">
            <text:p>16145.227315</text:p>
          </table:table-cell>
          <table:table-cell table:formula="of:=[.A1289]-[.A$20]" office:value-type="float" office:value="0.192945000000691">
            <text:p>0.192945</text:p>
          </table:table-cell>
          <table:table-cell table:formula="of:=[.A1289]-[.A128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27317">
            <text:p>16145.227317</text:p>
          </table:table-cell>
          <table:table-cell table:formula="of:=[.A1290]-[.A$20]" office:value-type="float" office:value="0.192947000001368">
            <text:p>0.192947</text:p>
          </table:table-cell>
          <table:table-cell table:formula="of:=[.A1290]-[.A1289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28365">
            <text:p>16145.228365</text:p>
          </table:table-cell>
          <table:table-cell table:formula="of:=[.A1291]-[.A$20]" office:value-type="float" office:value="0.193995000001451">
            <text:p>0.193995</text:p>
          </table:table-cell>
          <table:table-cell table:formula="of:=[.A1291]-[.A1290]" office:value-type="float" office:value="0.00104800000008254">
            <text:p>0.00104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29271">
            <text:p>16145.229271</text:p>
          </table:table-cell>
          <table:table-cell table:formula="of:=[.A1292]-[.A$20]" office:value-type="float" office:value="0.194901000000755">
            <text:p>0.194901</text:p>
          </table:table-cell>
          <table:table-cell table:formula="of:=[.A1292]-[.A1291]" office:value-type="float" office:value="0.000905999999304186">
            <text:p>0.0009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29273">
            <text:p>16145.229273</text:p>
          </table:table-cell>
          <table:table-cell table:formula="of:=[.A1293]-[.A$20]" office:value-type="float" office:value="0.194903000001432">
            <text:p>0.194903</text:p>
          </table:table-cell>
          <table:table-cell table:formula="of:=[.A1293]-[.A1292]" office:value-type="float" office:value="0.0000020000006770715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29276">
            <text:p>16145.229276</text:p>
          </table:table-cell>
          <table:table-cell table:formula="of:=[.A1294]-[.A$20]" office:value-type="float" office:value="0.194906000000628">
            <text:p>0.194906</text:p>
          </table:table-cell>
          <table:table-cell table:formula="of:=[.A1294]-[.A1293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29278">
            <text:p>16145.229278</text:p>
          </table:table-cell>
          <table:table-cell table:formula="of:=[.A1295]-[.A$20]" office:value-type="float" office:value="0.194908000001305">
            <text:p>0.194908</text:p>
          </table:table-cell>
          <table:table-cell table:formula="of:=[.A1295]-[.A1294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30244">
            <text:p>16145.230244</text:p>
          </table:table-cell>
          <table:table-cell table:formula="of:=[.A1296]-[.A$20]" office:value-type="float" office:value="0.195874000000913">
            <text:p>0.195874</text:p>
          </table:table-cell>
          <table:table-cell table:formula="of:=[.A1296]-[.A1295]" office:value-type="float" office:value="0.000965999999607448">
            <text:p>0.00096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30246">
            <text:p>16145.230246</text:p>
          </table:table-cell>
          <table:table-cell table:formula="of:=[.A1297]-[.A$20]" office:value-type="float" office:value="0.195875999999771">
            <text:p>0.195876</text:p>
          </table:table-cell>
          <table:table-cell table:formula="of:=[.A1297]-[.A1296]" office:value-type="float" office:value="0.00000199999885808211">
            <text:p>0.000002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30249">
            <text:p>16145.230249</text:p>
          </table:table-cell>
          <table:table-cell table:formula="of:=[.A1298]-[.A$20]" office:value-type="float" office:value="0.195879000000787">
            <text:p>0.195879</text:p>
          </table:table-cell>
          <table:table-cell table:formula="of:=[.A1298]-[.A129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30253">
            <text:p>16145.230253</text:p>
          </table:table-cell>
          <table:table-cell table:formula="of:=[.A1299]-[.A$20]" office:value-type="float" office:value="0.195883000000322">
            <text:p>0.195883</text:p>
          </table:table-cell>
          <table:table-cell table:formula="of:=[.A1299]-[.A1298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30255">
            <text:p>16145.230255</text:p>
          </table:table-cell>
          <table:table-cell table:formula="of:=[.A1300]-[.A$20]" office:value-type="float" office:value="0.195885000000999">
            <text:p>0.195885</text:p>
          </table:table-cell>
          <table:table-cell table:formula="of:=[.A1300]-[.A1299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30407">
            <text:p>16145.230407</text:p>
          </table:table-cell>
          <table:table-cell table:formula="of:=[.A1301]-[.A$20]" office:value-type="float" office:value="0.196036999999706">
            <text:p>0.196037</text:p>
          </table:table-cell>
          <table:table-cell table:formula="of:=[.A1301]-[.A1300]" office:value-type="float" office:value="0.000151999998706742">
            <text:p>0.00015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3041">
            <text:p>16145.230410</text:p>
          </table:table-cell>
          <table:table-cell table:formula="of:=[.A1302]-[.A$20]" office:value-type="float" office:value="0.196040000000721">
            <text:p>0.196040</text:p>
          </table:table-cell>
          <table:table-cell table:formula="of:=[.A1302]-[.A1301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30412">
            <text:p>16145.230412</text:p>
          </table:table-cell>
          <table:table-cell table:formula="of:=[.A1303]-[.A$20]" office:value-type="float" office:value="0.196042000001398">
            <text:p>0.196042</text:p>
          </table:table-cell>
          <table:table-cell table:formula="of:=[.A1303]-[.A1302]" office:value-type="float" office:value="0.00000200000067707151">
            <text:p>0.000002</text:p>
          </table:table-cell>
          <table:table-cell office:value-type="string">
            <text:p>d_s is renewed (r + D) to 16145232.409688; c_s is fully topped up</text:p>
          </table:table-cell>
          <table:table-cell table:number-columns-repeated="2"/>
        </table:table-row>
        <table:table-row table:style-name="ro1">
          <table:table-cell office:value-type="float" office:value="16145.230422">
            <text:p>16145.230422</text:p>
          </table:table-cell>
          <table:table-cell table:formula="of:=[.A1304]-[.A$20]" office:value-type="float" office:value="0.196052000001146">
            <text:p>0.196052</text:p>
          </table:table-cell>
          <table:table-cell table:formula="of:=[.A1304]-[.A1303]" office:value-type="float" office:value="0.00000999999974737875">
            <text:p>0.000010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30425">
            <text:p>16145.230425</text:p>
          </table:table-cell>
          <table:table-cell table:formula="of:=[.A1305]-[.A$20]" office:value-type="float" office:value="0.196055000000342">
            <text:p>0.196055</text:p>
          </table:table-cell>
          <table:table-cell table:formula="of:=[.A1305]-[.A130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0427">
            <text:p>16145.230427</text:p>
          </table:table-cell>
          <table:table-cell table:formula="of:=[.A1306]-[.A$20]" office:value-type="float" office:value="0.196057000001019">
            <text:p>0.196057</text:p>
          </table:table-cell>
          <table:table-cell table:formula="of:=[.A1306]-[.A1305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31356">
            <text:p>16145.231356</text:p>
          </table:table-cell>
          <table:table-cell table:formula="of:=[.A1307]-[.A$20]" office:value-type="float" office:value="0.196986000000834">
            <text:p>0.196986</text:p>
          </table:table-cell>
          <table:table-cell table:formula="of:=[.A1307]-[.A1306]" office:value-type="float" office:value="0.00092899999981455">
            <text:p>0.00092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31358">
            <text:p>16145.231358</text:p>
          </table:table-cell>
          <table:table-cell table:formula="of:=[.A1308]-[.A$20]" office:value-type="float" office:value="0.196988000001511">
            <text:p>0.196988</text:p>
          </table:table-cell>
          <table:table-cell table:formula="of:=[.A1308]-[.A1307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31361">
            <text:p>16145.231361</text:p>
          </table:table-cell>
          <table:table-cell table:formula="of:=[.A1309]-[.A$20]" office:value-type="float" office:value="0.196991000000708">
            <text:p>0.196991</text:p>
          </table:table-cell>
          <table:table-cell table:formula="of:=[.A1309]-[.A1308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1365">
            <text:p>16145.231365</text:p>
          </table:table-cell>
          <table:table-cell table:formula="of:=[.A1310]-[.A$20]" office:value-type="float" office:value="0.196995000000243">
            <text:p>0.196995</text:p>
          </table:table-cell>
          <table:table-cell table:formula="of:=[.A1310]-[.A1309]" office:value-type="float" office:value="0.00000399999953515362">
            <text:p>0.000004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31366">
            <text:p>16145.231366</text:p>
          </table:table-cell>
          <table:table-cell table:formula="of:=[.A1311]-[.A$20]" office:value-type="float" office:value="0.196996000000581">
            <text:p>0.196996</text:p>
          </table:table-cell>
          <table:table-cell table:formula="of:=[.A1311]-[.A1310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31369">
            <text:p>16145.231369</text:p>
          </table:table-cell>
          <table:table-cell table:formula="of:=[.A1312]-[.A$20]" office:value-type="float" office:value="0.196998999999778">
            <text:p>0.196999</text:p>
          </table:table-cell>
          <table:table-cell table:formula="of:=[.A1312]-[.A1311]" office:value-type="float" office:value="0.00000299999919661786">
            <text:p>0.000003</text:p>
          </table:table-cell>
          <table:table-cell/>
          <table:table-cell office:value-type="string">
            <text:p>postpones its deadline to 16145236.353018; c_s is topped up to 1.606847</text:p>
          </table:table-cell>
          <table:table-cell/>
        </table:table-row>
        <table:table-row table:style-name="ro1">
          <table:table-cell office:value-type="float" office:value="16145.231371">
            <text:p>16145.231371</text:p>
          </table:table-cell>
          <table:table-cell table:formula="of:=[.A1313]-[.A$20]" office:value-type="float" office:value="0.197001000000455">
            <text:p>0.197001</text:p>
          </table:table-cell>
          <table:table-cell table:formula="of:=[.A1313]-[.A1312]" office:value-type="float" office:value="0.00000200000067707151">
            <text:p>0.000002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231375">
            <text:p>16145.231375</text:p>
          </table:table-cell>
          <table:table-cell table:formula="of:=[.A1314]-[.A$20]" office:value-type="float" office:value="0.19700499999999">
            <text:p>0.197005</text:p>
          </table:table-cell>
          <table:table-cell table:formula="of:=[.A1314]-[.A1313]" office:value-type="float" office:value="0.00000399999953515362">
            <text:p>0.000004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231378">
            <text:p>16145.231378</text:p>
          </table:table-cell>
          <table:table-cell table:formula="of:=[.A1315]-[.A$20]" office:value-type="float" office:value="0.197008000001006">
            <text:p>0.197008</text:p>
          </table:table-cell>
          <table:table-cell table:formula="of:=[.A1315]-[.A1314]" office:value-type="float" office:value="0.00000300000101560727">
            <text:p>0.000003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31382">
            <text:p>16145.231382</text:p>
          </table:table-cell>
          <table:table-cell table:formula="of:=[.A1316]-[.A$20]" office:value-type="float" office:value="0.197012000000541">
            <text:p>0.197012</text:p>
          </table:table-cell>
          <table:table-cell table:formula="of:=[.A1316]-[.A1315]" office:value-type="float" office:value="0.0000039999995351536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31384">
            <text:p>16145.231384</text:p>
          </table:table-cell>
          <table:table-cell table:formula="of:=[.A1317]-[.A$20]" office:value-type="float" office:value="0.197014000001218">
            <text:p>0.197014</text:p>
          </table:table-cell>
          <table:table-cell table:formula="of:=[.A1317]-[.A1316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32417">
            <text:p>16145.232417</text:p>
          </table:table-cell>
          <table:table-cell table:formula="of:=[.A1318]-[.A$20]" office:value-type="float" office:value="0.19804699999986">
            <text:p>0.198047</text:p>
          </table:table-cell>
          <table:table-cell table:formula="of:=[.A1318]-[.A1317]" office:value-type="float" office:value="0.00103299999864248">
            <text:p>0.001033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33335">
            <text:p>16145.233335</text:p>
          </table:table-cell>
          <table:table-cell table:formula="of:=[.A1319]-[.A$20]" office:value-type="float" office:value="0.198965000001408">
            <text:p>0.198965</text:p>
          </table:table-cell>
          <table:table-cell table:formula="of:=[.A1319]-[.A1318]" office:value-type="float" office:value="0.000918000001547625">
            <text:p>0.000918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33336">
            <text:p>16145.233336</text:p>
          </table:table-cell>
          <table:table-cell table:formula="of:=[.A1320]-[.A$20]" office:value-type="float" office:value="0.198965999999928">
            <text:p>0.198966</text:p>
          </table:table-cell>
          <table:table-cell table:formula="of:=[.A1320]-[.A1319]" office:value-type="float" office:value="0.000000999998519546352">
            <text:p>0.000001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3334">
            <text:p>16145.233340</text:p>
          </table:table-cell>
          <table:table-cell table:formula="of:=[.A1321]-[.A$20]" office:value-type="float" office:value="0.198970000001282">
            <text:p>0.198970</text:p>
          </table:table-cell>
          <table:table-cell table:formula="of:=[.A1321]-[.A1320]" office:value-type="float" office:value="0.00000400000135414302">
            <text:p>0.000004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33474">
            <text:p>16145.233474</text:p>
          </table:table-cell>
          <table:table-cell table:formula="of:=[.A1322]-[.A$20]" office:value-type="float" office:value="0.199104000001171">
            <text:p>0.199104</text:p>
          </table:table-cell>
          <table:table-cell table:formula="of:=[.A1322]-[.A1321]" office:value-type="float" office:value="0.000133999999889056">
            <text:p>0.00013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33476">
            <text:p>16145.233476</text:p>
          </table:table-cell>
          <table:table-cell table:formula="of:=[.A1323]-[.A$20]" office:value-type="float" office:value="0.199106000000029">
            <text:p>0.199106</text:p>
          </table:table-cell>
          <table:table-cell table:formula="of:=[.A1323]-[.A1322]" office:value-type="float" office:value="0.0000019999988580821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34375">
            <text:p>16145.234375</text:p>
          </table:table-cell>
          <table:table-cell table:formula="of:=[.A1324]-[.A$20]" office:value-type="float" office:value="0.200005000000601">
            <text:p>0.200005</text:p>
          </table:table-cell>
          <table:table-cell table:formula="of:=[.A1324]-[.A1323]" office:value-type="float" office:value="0.000899000000572414">
            <text:p>0.00089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34378">
            <text:p>16145.234378</text:p>
          </table:table-cell>
          <table:table-cell table:formula="of:=[.A1325]-[.A$20]" office:value-type="float" office:value="0.200007999999798">
            <text:p>0.200008</text:p>
          </table:table-cell>
          <table:table-cell table:formula="of:=[.A1325]-[.A1324]" office:value-type="float" office:value="0.00000299999919661786">
            <text:p>0.000003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3438">
            <text:p>16145.234380</text:p>
          </table:table-cell>
          <table:table-cell table:formula="of:=[.A1326]-[.A$20]" office:value-type="float" office:value="0.200010000000475">
            <text:p>0.200010</text:p>
          </table:table-cell>
          <table:table-cell table:formula="of:=[.A1326]-[.A1325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241.377668; c_s is fully topped up</text:p>
          </table:table-cell>
        </table:table-row>
        <table:table-row table:style-name="ro1">
          <table:table-cell office:value-type="float" office:value="16145.234383">
            <text:p>16145.234383</text:p>
          </table:table-cell>
          <table:table-cell table:formula="of:=[.A1327]-[.A$20]" office:value-type="float" office:value="0.200013000001491">
            <text:p>0.200013</text:p>
          </table:table-cell>
          <table:table-cell table:formula="of:=[.A1327]-[.A1326]" office:value-type="float" office:value="0.00000300000101560727">
            <text:p>0.00000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34385">
            <text:p>16145.234385</text:p>
          </table:table-cell>
          <table:table-cell table:formula="of:=[.A1328]-[.A$20]" office:value-type="float" office:value="0.200015000000349">
            <text:p>0.200015</text:p>
          </table:table-cell>
          <table:table-cell table:formula="of:=[.A1328]-[.A1327]" office:value-type="float" office:value="0.0000019999988580821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34387">
            <text:p>16145.234387</text:p>
          </table:table-cell>
          <table:table-cell table:formula="of:=[.A1329]-[.A$20]" office:value-type="float" office:value="0.200017000001026">
            <text:p>0.200017</text:p>
          </table:table-cell>
          <table:table-cell table:formula="of:=[.A1329]-[.A1328]" office:value-type="float" office:value="0.00000200000067707151">
            <text:p>0.000002</text:p>
          </table:table-cell>
          <table:table-cell office:value-type="string">
            <text:p>d_s is renewed (r + D) to 16145236.377668; c_s is fully topped up</text:p>
          </table:table-cell>
          <table:table-cell table:number-columns-repeated="2"/>
        </table:table-row>
        <table:table-row table:style-name="ro1">
          <table:table-cell office:value-type="float" office:value="16145.234396">
            <text:p>16145.234396</text:p>
          </table:table-cell>
          <table:table-cell table:formula="of:=[.A1330]-[.A$20]" office:value-type="float" office:value="0.200026000000435">
            <text:p>0.200026</text:p>
          </table:table-cell>
          <table:table-cell table:formula="of:=[.A1330]-[.A1329]" office:value-type="float" office:value="0.000008999999408843">
            <text:p>0.00000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34399">
            <text:p>16145.234399</text:p>
          </table:table-cell>
          <table:table-cell table:formula="of:=[.A1331]-[.A$20]" office:value-type="float" office:value="0.20002900000145">
            <text:p>0.200029</text:p>
          </table:table-cell>
          <table:table-cell table:formula="of:=[.A1331]-[.A1330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4401">
            <text:p>16145.234401</text:p>
          </table:table-cell>
          <table:table-cell table:formula="of:=[.A1332]-[.A$20]" office:value-type="float" office:value="0.200031000000308">
            <text:p>0.200031</text:p>
          </table:table-cell>
          <table:table-cell table:formula="of:=[.A1332]-[.A1331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35332">
            <text:p>16145.235332</text:p>
          </table:table-cell>
          <table:table-cell table:formula="of:=[.A1333]-[.A$20]" office:value-type="float" office:value="0.2009620000008">
            <text:p>0.200962</text:p>
          </table:table-cell>
          <table:table-cell table:formula="of:=[.A1333]-[.A1332]" office:value-type="float" office:value="0.000931000000491622">
            <text:p>0.00093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35333">
            <text:p>16145.235333</text:p>
          </table:table-cell>
          <table:table-cell table:formula="of:=[.A1334]-[.A$20]" office:value-type="float" office:value="0.200963000001138">
            <text:p>0.200963</text:p>
          </table:table-cell>
          <table:table-cell table:formula="of:=[.A1334]-[.A1333]" office:value-type="float" office:value="0.00000100000033853576">
            <text:p>0.000001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35337">
            <text:p>16145.235337</text:p>
          </table:table-cell>
          <table:table-cell table:formula="of:=[.A1335]-[.A$20]" office:value-type="float" office:value="0.200967000000674">
            <text:p>0.200967</text:p>
          </table:table-cell>
          <table:table-cell table:formula="of:=[.A1335]-[.A1334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5339">
            <text:p>16145.235339</text:p>
          </table:table-cell>
          <table:table-cell table:formula="of:=[.A1336]-[.A$20]" office:value-type="float" office:value="0.200969000001351">
            <text:p>0.200969</text:p>
          </table:table-cell>
          <table:table-cell table:formula="of:=[.A1336]-[.A133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235341">
            <text:p>16145.235341</text:p>
          </table:table-cell>
          <table:table-cell table:formula="of:=[.A1337]-[.A$20]" office:value-type="float" office:value="0.200971000000209">
            <text:p>0.200971</text:p>
          </table:table-cell>
          <table:table-cell table:formula="of:=[.A1337]-[.A1336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35343">
            <text:p>16145.235343</text:p>
          </table:table-cell>
          <table:table-cell table:formula="of:=[.A1338]-[.A$20]" office:value-type="float" office:value="0.200973000000886">
            <text:p>0.200973</text:p>
          </table:table-cell>
          <table:table-cell table:formula="of:=[.A1338]-[.A133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36361">
            <text:p>16145.236361</text:p>
          </table:table-cell>
          <table:table-cell table:formula="of:=[.A1339]-[.A$20]" office:value-type="float" office:value="0.201990999999907">
            <text:p>0.201991</text:p>
          </table:table-cell>
          <table:table-cell table:formula="of:=[.A1339]-[.A1338]" office:value-type="float" office:value="0.00101799999902141">
            <text:p>0.001018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36363">
            <text:p>16145.236363</text:p>
          </table:table-cell>
          <table:table-cell table:formula="of:=[.A1340]-[.A$20]" office:value-type="float" office:value="0.201993000000584">
            <text:p>0.201993</text:p>
          </table:table-cell>
          <table:table-cell table:formula="of:=[.A1340]-[.A1339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36365">
            <text:p>16145.236365</text:p>
          </table:table-cell>
          <table:table-cell table:formula="of:=[.A1341]-[.A$20]" office:value-type="float" office:value="0.201995000001261">
            <text:p>0.201995</text:p>
          </table:table-cell>
          <table:table-cell table:formula="of:=[.A1341]-[.A1340]" office:value-type="float" office:value="0.00000200000067707151">
            <text:p>0.000002</text:p>
          </table:table-cell>
          <table:table-cell/>
          <table:table-cell office:value-type="string">
            <text:p>postpones its deadline to 16145241.353018; c_s is topped up to 1.548287</text:p>
          </table:table-cell>
          <table:table-cell/>
        </table:table-row>
        <table:table-row table:style-name="ro1">
          <table:table-cell office:value-type="float" office:value="16145.236368">
            <text:p>16145.236368</text:p>
          </table:table-cell>
          <table:table-cell table:formula="of:=[.A1342]-[.A$20]" office:value-type="float" office:value="0.201998000000458">
            <text:p>0.201998</text:p>
          </table:table-cell>
          <table:table-cell table:formula="of:=[.A1342]-[.A1341]" office:value-type="float" office:value="0.00000299999919661786">
            <text:p>0.000003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36371">
            <text:p>16145.236371</text:p>
          </table:table-cell>
          <table:table-cell table:formula="of:=[.A1343]-[.A$20]" office:value-type="float" office:value="0.202001000001474">
            <text:p>0.202001</text:p>
          </table:table-cell>
          <table:table-cell table:formula="of:=[.A1343]-[.A1342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36373">
            <text:p>16145.236373</text:p>
          </table:table-cell>
          <table:table-cell table:formula="of:=[.A1344]-[.A$20]" office:value-type="float" office:value="0.202003000000332">
            <text:p>0.202003</text:p>
          </table:table-cell>
          <table:table-cell table:formula="of:=[.A1344]-[.A1343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236375">
            <text:p>16145.236375</text:p>
          </table:table-cell>
          <table:table-cell table:formula="of:=[.A1345]-[.A$20]" office:value-type="float" office:value="0.202005000001009">
            <text:p>0.202005</text:p>
          </table:table-cell>
          <table:table-cell table:formula="of:=[.A1345]-[.A134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36377">
            <text:p>16145.236377</text:p>
          </table:table-cell>
          <table:table-cell table:formula="of:=[.A1346]-[.A$20]" office:value-type="float" office:value="0.202006999999867">
            <text:p>0.202007</text:p>
          </table:table-cell>
          <table:table-cell table:formula="of:=[.A1346]-[.A1345]" office:value-type="float" office:value="0.0000019999988580821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36385">
            <text:p>16145.236385</text:p>
          </table:table-cell>
          <table:table-cell table:formula="of:=[.A1347]-[.A$20]" office:value-type="float" office:value="0.202015000000756">
            <text:p>0.202015</text:p>
          </table:table-cell>
          <table:table-cell table:formula="of:=[.A1347]-[.A1346]" office:value-type="float" office:value="0.00000800000088929664">
            <text:p>0.000008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38315">
            <text:p>16145.238315</text:p>
          </table:table-cell>
          <table:table-cell table:formula="of:=[.A1348]-[.A$20]" office:value-type="float" office:value="0.203945000001113">
            <text:p>0.203945</text:p>
          </table:table-cell>
          <table:table-cell table:formula="of:=[.A1348]-[.A1347]" office:value-type="float" office:value="0.00193000000035681">
            <text:p>0.001930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38317">
            <text:p>16145.238317</text:p>
          </table:table-cell>
          <table:table-cell table:formula="of:=[.A1349]-[.A$20]" office:value-type="float" office:value="0.203946999999971">
            <text:p>0.203947</text:p>
          </table:table-cell>
          <table:table-cell table:formula="of:=[.A1349]-[.A1348]" office:value-type="float" office:value="0.00000199999885808211">
            <text:p>0.000002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3832">
            <text:p>16145.238320</text:p>
          </table:table-cell>
          <table:table-cell table:formula="of:=[.A1350]-[.A$20]" office:value-type="float" office:value="0.203950000000987">
            <text:p>0.203950</text:p>
          </table:table-cell>
          <table:table-cell table:formula="of:=[.A1350]-[.A1349]" office:value-type="float" office:value="0.00000300000101560727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38322">
            <text:p>16145.238322</text:p>
          </table:table-cell>
          <table:table-cell table:formula="of:=[.A1351]-[.A$20]" office:value-type="float" office:value="0.203951999999845">
            <text:p>0.203952</text:p>
          </table:table-cell>
          <table:table-cell table:formula="of:=[.A1351]-[.A1350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38351">
            <text:p>16145.238351</text:p>
          </table:table-cell>
          <table:table-cell table:formula="of:=[.A1352]-[.A$20]" office:value-type="float" office:value="0.203981000000567">
            <text:p>0.203981</text:p>
          </table:table-cell>
          <table:table-cell table:formula="of:=[.A1352]-[.A1351]" office:value-type="float" office:value="0.0000290000007225899">
            <text:p>0.000029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38353">
            <text:p>16145.238353</text:p>
          </table:table-cell>
          <table:table-cell table:formula="of:=[.A1353]-[.A$20]" office:value-type="float" office:value="0.203983000001244">
            <text:p>0.203983</text:p>
          </table:table-cell>
          <table:table-cell table:formula="of:=[.A1353]-[.A1352]" office:value-type="float" office:value="0.00000200000067707151">
            <text:p>0.000002</text:p>
          </table:table-cell>
          <table:table-cell/>
          <table:table-cell office:value-type="string">
            <text:p>cannot be enqueued: throttled</text:p>
          </table:table-cell>
          <table:table-cell/>
        </table:table-row>
        <table:table-row table:style-name="ro1">
          <table:table-cell office:value-type="float" office:value="16145.238355">
            <text:p>16145.238355</text:p>
          </table:table-cell>
          <table:table-cell table:formula="of:=[.A1354]-[.A$20]" office:value-type="float" office:value="0.203985000000102">
            <text:p>0.203985</text:p>
          </table:table-cell>
          <table:table-cell table:formula="of:=[.A1354]-[.A1353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38357">
            <text:p>16145.238357</text:p>
          </table:table-cell>
          <table:table-cell table:formula="of:=[.A1355]-[.A$20]" office:value-type="float" office:value="0.20398700000078">
            <text:p>0.203987</text:p>
          </table:table-cell>
          <table:table-cell table:formula="of:=[.A1355]-[.A1354]" office:value-type="float" office:value="0.00000200000067707151">
            <text:p>0.000002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38359">
            <text:p>16145.238359</text:p>
          </table:table-cell>
          <table:table-cell table:formula="of:=[.A1356]-[.A$20]" office:value-type="float" office:value="0.203989000001457">
            <text:p>0.203989</text:p>
          </table:table-cell>
          <table:table-cell table:formula="of:=[.A1356]-[.A1355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38361">
            <text:p>16145.238361</text:p>
          </table:table-cell>
          <table:table-cell table:formula="of:=[.A1357]-[.A$20]" office:value-type="float" office:value="0.203991000000315">
            <text:p>0.203991</text:p>
          </table:table-cell>
          <table:table-cell table:formula="of:=[.A1357]-[.A1356]" office:value-type="float" office:value="0.00000199999885808211">
            <text:p>0.000002</text:p>
          </table:table-cell>
          <table:table-cell office:value-type="string">
            <text:p>d_s is renewed (r + D) to 16145240.352832; c_s is fully topped up</text:p>
          </table:table-cell>
          <table:table-cell table:number-columns-repeated="2"/>
        </table:table-row>
        <table:table-row table:style-name="ro1">
          <table:table-cell office:value-type="float" office:value="16145.238363">
            <text:p>16145.238363</text:p>
          </table:table-cell>
          <table:table-cell table:formula="of:=[.A1358]-[.A$20]" office:value-type="float" office:value="0.203993000000992">
            <text:p>0.203993</text:p>
          </table:table-cell>
          <table:table-cell table:formula="of:=[.A1358]-[.A1357]" office:value-type="float" office:value="0.00000200000067707151">
            <text:p>0.000002</text:p>
          </table:table-cell>
          <table:table-cell office:value-type="string">
            <text:p>preempts Task 3</text:p>
          </table:table-cell>
          <table:table-cell table:number-columns-repeated="2"/>
        </table:table-row>
        <table:table-row table:style-name="ro1">
          <table:table-cell office:value-type="float" office:value="16145.238369">
            <text:p>16145.238369</text:p>
          </table:table-cell>
          <table:table-cell table:formula="of:=[.A1359]-[.A$20]" office:value-type="float" office:value="0.203999000001204">
            <text:p>0.203999</text:p>
          </table:table-cell>
          <table:table-cell table:formula="of:=[.A1359]-[.A1358]" office:value-type="float" office:value="0.00000600000021222513">
            <text:p>0.000006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38371">
            <text:p>16145.238371</text:p>
          </table:table-cell>
          <table:table-cell table:formula="of:=[.A1360]-[.A$20]" office:value-type="float" office:value="0.204001000000062">
            <text:p>0.204001</text:p>
          </table:table-cell>
          <table:table-cell table:formula="of:=[.A1360]-[.A1359]" office:value-type="float" office:value="0.00000199999885808211">
            <text:p>0.000002</text:p>
          </table:table-cell>
          <table:table-cell office:value-type="string">
            <text:p>is pick_next_task_dl-ed by Task 3</text:p>
          </table:table-cell>
          <table:table-cell table:number-columns-repeated="2"/>
        </table:table-row>
        <table:table-row table:style-name="ro1">
          <table:table-cell office:value-type="float" office:value="16145.238373">
            <text:p>16145.238373</text:p>
          </table:table-cell>
          <table:table-cell table:formula="of:=[.A1361]-[.A$20]" office:value-type="float" office:value="0.204003000000739">
            <text:p>0.204003</text:p>
          </table:table-cell>
          <table:table-cell table:formula="of:=[.A1361]-[.A136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8375">
            <text:p>16145.238375</text:p>
          </table:table-cell>
          <table:table-cell table:formula="of:=[.A1362]-[.A$20]" office:value-type="float" office:value="0.204005000001416">
            <text:p>0.204005</text:p>
          </table:table-cell>
          <table:table-cell table:formula="of:=[.A1362]-[.A1361]" office:value-type="float" office:value="0.0000020000006770715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39302">
            <text:p>16145.239302</text:p>
          </table:table-cell>
          <table:table-cell table:formula="of:=[.A1363]-[.A$20]" office:value-type="float" office:value="0.204932000000554">
            <text:p>0.204932</text:p>
          </table:table-cell>
          <table:table-cell table:formula="of:=[.A1363]-[.A1362]" office:value-type="float" office:value="0.000926999999137479">
            <text:p>0.00092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39304">
            <text:p>16145.239304</text:p>
          </table:table-cell>
          <table:table-cell table:formula="of:=[.A1364]-[.A$20]" office:value-type="float" office:value="0.204934000001231">
            <text:p>0.204934</text:p>
          </table:table-cell>
          <table:table-cell table:formula="of:=[.A1364]-[.A1363]" office:value-type="float" office:value="0.00000200000067707151">
            <text:p>0.000002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39307">
            <text:p>16145.239307</text:p>
          </table:table-cell>
          <table:table-cell table:formula="of:=[.A1365]-[.A$20]" office:value-type="float" office:value="0.204937000000427">
            <text:p>0.204937</text:p>
          </table:table-cell>
          <table:table-cell table:formula="of:=[.A1365]-[.A1364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39309">
            <text:p>16145.239309</text:p>
          </table:table-cell>
          <table:table-cell table:formula="of:=[.A1366]-[.A$20]" office:value-type="float" office:value="0.204939000001104">
            <text:p>0.204939</text:p>
          </table:table-cell>
          <table:table-cell table:formula="of:=[.A1366]-[.A136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1</text:p>
          </table:table-cell>
        </table:table-row>
        <table:table-row table:style-name="ro1">
          <table:table-cell office:value-type="float" office:value="16145.240364">
            <text:p>16145.240364</text:p>
          </table:table-cell>
          <table:table-cell table:formula="of:=[.A1367]-[.A$20]" office:value-type="float" office:value="0.205993999999919">
            <text:p>0.205994</text:p>
          </table:table-cell>
          <table:table-cell table:formula="of:=[.A1367]-[.A1366]" office:value-type="float" office:value="0.00105499999881431">
            <text:p>0.00105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4124">
            <text:p>16145.241240</text:p>
          </table:table-cell>
          <table:table-cell table:formula="of:=[.A1368]-[.A$20]" office:value-type="float" office:value="0.206869999999981">
            <text:p>0.206870</text:p>
          </table:table-cell>
          <table:table-cell table:formula="of:=[.A1368]-[.A1367]" office:value-type="float" office:value="0.000876000000062049">
            <text:p>0.00087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41241">
            <text:p>16145.241241</text:p>
          </table:table-cell>
          <table:table-cell table:formula="of:=[.A1369]-[.A$20]" office:value-type="float" office:value="0.206871000000319">
            <text:p>0.206871</text:p>
          </table:table-cell>
          <table:table-cell table:formula="of:=[.A1369]-[.A1368]" office:value-type="float" office:value="0.00000100000033853576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41245">
            <text:p>16145.241245</text:p>
          </table:table-cell>
          <table:table-cell table:formula="of:=[.A1370]-[.A$20]" office:value-type="float" office:value="0.206874999999854">
            <text:p>0.206875</text:p>
          </table:table-cell>
          <table:table-cell table:formula="of:=[.A1370]-[.A1369]" office:value-type="float" office:value="0.0000039999995351536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41386">
            <text:p>16145.241386</text:p>
          </table:table-cell>
          <table:table-cell table:formula="of:=[.A1371]-[.A$20]" office:value-type="float" office:value="0.207016000000294">
            <text:p>0.207016</text:p>
          </table:table-cell>
          <table:table-cell table:formula="of:=[.A1371]-[.A1370]" office:value-type="float" office:value="0.000141000000439817">
            <text:p>0.000141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41388">
            <text:p>16145.241388</text:p>
          </table:table-cell>
          <table:table-cell table:formula="of:=[.A1372]-[.A$20]" office:value-type="float" office:value="0.207018000000971">
            <text:p>0.207018</text:p>
          </table:table-cell>
          <table:table-cell table:formula="of:=[.A1372]-[.A1371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4139">
            <text:p>16145.241390</text:p>
          </table:table-cell>
          <table:table-cell table:formula="of:=[.A1373]-[.A$20]" office:value-type="float" office:value="0.207019999999829">
            <text:p>0.207020</text:p>
          </table:table-cell>
          <table:table-cell table:formula="of:=[.A1373]-[.A1372]" office:value-type="float" office:value="0.00000199999885808211">
            <text:p>0.000002</text:p>
          </table:table-cell>
          <table:table-cell/>
          <table:table-cell office:value-type="string">
            <text:p>postpones its deadline to 16145246.353018; c_s is topped up to 1.524361</text:p>
          </table:table-cell>
          <table:table-cell/>
        </table:table-row>
        <table:table-row table:style-name="ro1">
          <table:table-cell office:value-type="float" office:value="16145.241393">
            <text:p>16145.241393</text:p>
          </table:table-cell>
          <table:table-cell table:formula="of:=[.A1374]-[.A$20]" office:value-type="float" office:value="0.207023000000845">
            <text:p>0.207023</text:p>
          </table:table-cell>
          <table:table-cell table:formula="of:=[.A1374]-[.A1373]" office:value-type="float" office:value="0.00000300000101560727">
            <text:p>0.000003</text:p>
          </table:table-cell>
          <table:table-cell/>
          <table:table-cell office:value-type="string">
            <text:p>preempts main (0)</text:p>
          </table:table-cell>
          <table:table-cell/>
        </table:table-row>
        <table:table-row table:style-name="ro1">
          <table:table-cell office:value-type="float" office:value="16145.241395">
            <text:p>16145.241395</text:p>
          </table:table-cell>
          <table:table-cell table:formula="of:=[.A1375]-[.A$20]" office:value-type="float" office:value="0.207024999999703">
            <text:p>0.207025</text:p>
          </table:table-cell>
          <table:table-cell table:formula="of:=[.A1375]-[.A1374]" office:value-type="float" office:value="0.00000199999885808211">
            <text:p>0.000002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414">
            <text:p>16145.241400</text:p>
          </table:table-cell>
          <table:table-cell table:formula="of:=[.A1376]-[.A$20]" office:value-type="float" office:value="0.207030000001396">
            <text:p>0.207030</text:p>
          </table:table-cell>
          <table:table-cell table:formula="of:=[.A1376]-[.A1375]" office:value-type="float" office:value="0.00000500000169267878">
            <text:p>0.000005</text:p>
          </table:table-cell>
          <table:table-cell/>
          <table:table-cell office:value-type="string">
            <text:p>is pick_next_task_dl-ed by swapper (0)</text:p>
          </table:table-cell>
          <table:table-cell/>
        </table:table-row>
        <table:table-row table:style-name="ro1">
          <table:table-cell office:value-type="float" office:value="16145.241402">
            <text:p>16145.241402</text:p>
          </table:table-cell>
          <table:table-cell table:formula="of:=[.A1377]-[.A$20]" office:value-type="float" office:value="0.207032000000254">
            <text:p>0.207032</text:p>
          </table:table-cell>
          <table:table-cell table:formula="of:=[.A1377]-[.A1376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41404">
            <text:p>16145.241404</text:p>
          </table:table-cell>
          <table:table-cell table:formula="of:=[.A1378]-[.A$20]" office:value-type="float" office:value="0.207034000000931">
            <text:p>0.207034</text:p>
          </table:table-cell>
          <table:table-cell table:formula="of:=[.A1378]-[.A1377]" office:value-type="float" office:value="0.00000200000067707151">
            <text:p>0.000002</text:p>
          </table:table-cell>
          <table:table-cell/>
          <table:table-cell office:value-type="string">
            <text:p>is pick_next_task_dl-ed by Task 2</text:p>
          </table:table-cell>
          <table:table-cell/>
        </table:table-row>
        <table:table-row table:style-name="ro1">
          <table:table-cell office:value-type="float" office:value="16145.242354">
            <text:p>16145.242354</text:p>
          </table:table-cell>
          <table:table-cell table:formula="of:=[.A1379]-[.A$20]" office:value-type="float" office:value="0.207984000000579">
            <text:p>0.207984</text:p>
          </table:table-cell>
          <table:table-cell table:formula="of:=[.A1379]-[.A1378]" office:value-type="float" office:value="0.000949999999647844">
            <text:p>0.00095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42356">
            <text:p>16145.242356</text:p>
          </table:table-cell>
          <table:table-cell table:formula="of:=[.A1380]-[.A$20]" office:value-type="float" office:value="0.207986000001256">
            <text:p>0.207986</text:p>
          </table:table-cell>
          <table:table-cell table:formula="of:=[.A1380]-[.A1379]" office:value-type="float" office:value="0.00000200000067707151">
            <text:p>0.000002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42358">
            <text:p>16145.242358</text:p>
          </table:table-cell>
          <table:table-cell table:formula="of:=[.A1381]-[.A$20]" office:value-type="float" office:value="0.207988000000114">
            <text:p>0.207988</text:p>
          </table:table-cell>
          <table:table-cell table:formula="of:=[.A1381]-[.A1380]" office:value-type="float" office:value="0.00000199999885808211">
            <text:p>0.000002</text:p>
          </table:table-cell>
          <table:table-cell office:value-type="string">
            <text:p>d_s is renewed (r + D) to 16145244.355935; c_s is fully topped up</text:p>
          </table:table-cell>
          <table:table-cell table:number-columns-repeated="2"/>
        </table:table-row>
        <table:table-row table:style-name="ro1">
          <table:table-cell office:value-type="float" office:value="16145.24236">
            <text:p>16145.242360</text:p>
          </table:table-cell>
          <table:table-cell table:formula="of:=[.A1382]-[.A$20]" office:value-type="float" office:value="0.207990000000791">
            <text:p>0.207990</text:p>
          </table:table-cell>
          <table:table-cell table:formula="of:=[.A1382]-[.A1381]" office:value-type="float" office:value="0.00000200000067707151">
            <text:p>0.000002</text:p>
          </table:table-cell>
          <table:table-cell office:value-type="string">
            <text:p>preempts Task 2</text:p>
          </table:table-cell>
          <table:table-cell table:number-columns-repeated="2"/>
        </table:table-row>
        <table:table-row table:style-name="ro1">
          <table:table-cell office:value-type="float" office:value="16145.242363">
            <text:p>16145.242363</text:p>
          </table:table-cell>
          <table:table-cell table:formula="of:=[.A1383]-[.A$20]" office:value-type="float" office:value="0.207992999999988">
            <text:p>0.207993</text:p>
          </table:table-cell>
          <table:table-cell table:formula="of:=[.A1383]-[.A1382]" office:value-type="float" office:value="0.00000299999919661786">
            <text:p>0.000003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42365">
            <text:p>16145.242365</text:p>
          </table:table-cell>
          <table:table-cell table:formula="of:=[.A1384]-[.A$20]" office:value-type="float" office:value="0.207995000000665">
            <text:p>0.207995</text:p>
          </table:table-cell>
          <table:table-cell table:formula="of:=[.A1384]-[.A1383]" office:value-type="float" office:value="0.00000200000067707151">
            <text:p>0.000002</text:p>
          </table:table-cell>
          <table:table-cell office:value-type="string">
            <text:p>is pick_next_task_dl-ed by Task 2</text:p>
          </table:table-cell>
          <table:table-cell table:number-columns-repeated="2"/>
        </table:table-row>
        <table:table-row table:style-name="ro1">
          <table:table-cell office:value-type="float" office:value="16145.242367">
            <text:p>16145.242367</text:p>
          </table:table-cell>
          <table:table-cell table:formula="of:=[.A1385]-[.A$20]" office:value-type="float" office:value="0.207997000001342">
            <text:p>0.207997</text:p>
          </table:table-cell>
          <table:table-cell table:formula="of:=[.A1385]-[.A138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42369">
            <text:p>16145.242369</text:p>
          </table:table-cell>
          <table:table-cell table:formula="of:=[.A1386]-[.A$20]" office:value-type="float" office:value="0.2079990000002">
            <text:p>0.207999</text:p>
          </table:table-cell>
          <table:table-cell table:formula="of:=[.A1386]-[.A1385]" office:value-type="float" office:value="0.00000199999885808211">
            <text:p>0.000002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43393">
            <text:p>16145.243393</text:p>
          </table:table-cell>
          <table:table-cell table:formula="of:=[.A1387]-[.A$20]" office:value-type="float" office:value="0.209023000001253">
            <text:p>0.209023</text:p>
          </table:table-cell>
          <table:table-cell table:formula="of:=[.A1387]-[.A1386]" office:value-type="float" office:value="0.00102400000105263">
            <text:p>0.00102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43396">
            <text:p>16145.243396</text:p>
          </table:table-cell>
          <table:table-cell table:formula="of:=[.A1388]-[.A$20]" office:value-type="float" office:value="0.209026000000449">
            <text:p>0.209026</text:p>
          </table:table-cell>
          <table:table-cell table:formula="of:=[.A1388]-[.A1387]" office:value-type="float" office:value="0.00000299999919661786">
            <text:p>0.000003</text:p>
          </table:table-cell>
          <table:table-cell office:value-type="string">
            <text:p>uses up its c_s</text:p>
          </table:table-cell>
          <table:table-cell table:number-columns-repeated="2"/>
        </table:table-row>
        <table:table-row table:style-name="ro1">
          <table:table-cell office:value-type="float" office:value="16145.2434">
            <text:p>16145.243400</text:p>
          </table:table-cell>
          <table:table-cell table:formula="of:=[.A1389]-[.A$20]" office:value-type="float" office:value="0.209029999999984">
            <text:p>0.209030</text:p>
          </table:table-cell>
          <table:table-cell table:formula="of:=[.A1389]-[.A1388]" office:value-type="float" office:value="0.00000399999953515362">
            <text:p>0.000004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43402">
            <text:p>16145.243402</text:p>
          </table:table-cell>
          <table:table-cell table:formula="of:=[.A1390]-[.A$20]" office:value-type="float" office:value="0.209032000000661">
            <text:p>0.209032</text:p>
          </table:table-cell>
          <table:table-cell table:formula="of:=[.A1390]-[.A1389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44012">
            <text:p>16145.244012</text:p>
          </table:table-cell>
          <table:table-cell table:formula="of:=[.A1391]-[.A$20]" office:value-type="float" office:value="0.209641999999803">
            <text:p>0.209642</text:p>
          </table:table-cell>
          <table:table-cell table:formula="of:=[.A1391]-[.A1390]" office:value-type="float" office:value="0.000609999999142019">
            <text:p>0.000610</text:p>
          </table:table-cell>
          <table:table-cell/>
          <table:table-cell office:value-type="string">
            <text:p>uses up its c_s</text:p>
          </table:table-cell>
          <table:table-cell/>
        </table:table-row>
        <table:table-row table:style-name="ro1">
          <table:table-cell office:value-type="float" office:value="16145.244019">
            <text:p>16145.244019</text:p>
          </table:table-cell>
          <table:table-cell table:formula="of:=[.A1392]-[.A$20]" office:value-type="float" office:value="0.209649000000354">
            <text:p>0.209649</text:p>
          </table:table-cell>
          <table:table-cell table:formula="of:=[.A1392]-[.A1391]" office:value-type="float" office:value="0.00000700000055076089">
            <text:p>0.000007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44357">
            <text:p>16145.244357</text:p>
          </table:table-cell>
          <table:table-cell table:formula="of:=[.A1393]-[.A$20]" office:value-type="float" office:value="0.209987000000183">
            <text:p>0.209987</text:p>
          </table:table-cell>
          <table:table-cell table:formula="of:=[.A1393]-[.A1392]" office:value-type="float" office:value="0.000337999999828753">
            <text:p>0.000338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44359">
            <text:p>16145.244359</text:p>
          </table:table-cell>
          <table:table-cell table:formula="of:=[.A1394]-[.A$20]" office:value-type="float" office:value="0.20998900000086">
            <text:p>0.209989</text:p>
          </table:table-cell>
          <table:table-cell table:formula="of:=[.A1394]-[.A139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44362">
            <text:p>16145.244362</text:p>
          </table:table-cell>
          <table:table-cell table:formula="of:=[.A1395]-[.A$20]" office:value-type="float" office:value="0.209992000000057">
            <text:p>0.209992</text:p>
          </table:table-cell>
          <table:table-cell table:formula="of:=[.A1395]-[.A1394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251.359335; c_s is fully topped up</text:p>
          </table:table-cell>
        </table:table-row>
        <table:table-row table:style-name="ro1">
          <table:table-cell office:value-type="float" office:value="16145.244368">
            <text:p>16145.244368</text:p>
          </table:table-cell>
          <table:table-cell table:formula="of:=[.A1396]-[.A$20]" office:value-type="float" office:value="0.209998000000269">
            <text:p>0.209998</text:p>
          </table:table-cell>
          <table:table-cell table:formula="of:=[.A1396]-[.A1395]" office:value-type="float" office:value="0.00000600000021222513">
            <text:p>0.000006</text:p>
          </table:table-cell>
          <table:table-cell table:number-columns-repeated="2"/>
          <table:table-cell office:value-type="string">
            <text:p>is pick_next_task_dl-ed by rsyslogd (16582)</text:p>
          </table:table-cell>
        </table:table-row>
        <table:table-row table:style-name="ro1">
          <table:table-cell office:value-type="float" office:value="16145.244373">
            <text:p>16145.244373</text:p>
          </table:table-cell>
          <table:table-cell table:formula="of:=[.A1397]-[.A$20]" office:value-type="float" office:value="0.210003000000142">
            <text:p>0.210003</text:p>
          </table:table-cell>
          <table:table-cell table:formula="of:=[.A1397]-[.A1396]" office:value-type="float" office:value="0.00000499999987368938">
            <text:p>0.000005</text:p>
          </table:table-cell>
          <table:table-cell office:value-type="string">
            <text:p>Hard CBS timer goes off</text:p>
          </table:table-cell>
          <table:table-cell table:number-columns-repeated="2"/>
        </table:table-row>
        <table:table-row table:style-name="ro1">
          <table:table-cell office:value-type="float" office:value="16145.244376">
            <text:p>16145.244376</text:p>
          </table:table-cell>
          <table:table-cell table:formula="of:=[.A1398]-[.A$20]" office:value-type="float" office:value="0.210006000001158">
            <text:p>0.210006</text:p>
          </table:table-cell>
          <table:table-cell table:formula="of:=[.A1398]-[.A139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44378">
            <text:p>16145.244378</text:p>
          </table:table-cell>
          <table:table-cell table:formula="of:=[.A1399]-[.A$20]" office:value-type="float" office:value="0.210008000000016">
            <text:p>0.210008</text:p>
          </table:table-cell>
          <table:table-cell table:formula="of:=[.A1399]-[.A1398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46354">
            <text:p>16145.246354</text:p>
          </table:table-cell>
          <table:table-cell table:formula="of:=[.A1400]-[.A$20]" office:value-type="float" office:value="0.211984000001394">
            <text:p>0.211984</text:p>
          </table:table-cell>
          <table:table-cell table:formula="of:=[.A1400]-[.A1399]" office:value-type="float" office:value="0.00197600000137754">
            <text:p>0.001976</text:p>
          </table:table-cell>
          <table:table-cell/>
          <table:table-cell office:value-type="string">
            <text:p>Hard CBS timer goes off</text:p>
          </table:table-cell>
          <table:table-cell/>
        </table:table-row>
        <table:table-row table:style-name="ro1">
          <table:table-cell office:value-type="float" office:value="16145.246356">
            <text:p>16145.246356</text:p>
          </table:table-cell>
          <table:table-cell table:formula="of:=[.A1401]-[.A$20]" office:value-type="float" office:value="0.211986000000252">
            <text:p>0.211986</text:p>
          </table:table-cell>
          <table:table-cell table:formula="of:=[.A1401]-[.A1400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46359">
            <text:p>16145.246359</text:p>
          </table:table-cell>
          <table:table-cell table:formula="of:=[.A1402]-[.A$20]" office:value-type="float" office:value="0.211989000001267">
            <text:p>0.211989</text:p>
          </table:table-cell>
          <table:table-cell table:formula="of:=[.A1402]-[.A1401]" office:value-type="float" office:value="0.00000300000101560727">
            <text:p>0.000003</text:p>
          </table:table-cell>
          <table:table-cell/>
          <table:table-cell office:value-type="string">
            <text:p>postpones its deadline to 16145251.353018; c_s is topped up to 1.720061</text:p>
          </table:table-cell>
          <table:table-cell/>
        </table:table-row>
        <table:table-row table:style-name="ro1">
          <table:table-cell office:value-type="float" office:value="16145.246361">
            <text:p>16145.246361</text:p>
          </table:table-cell>
          <table:table-cell table:formula="of:=[.A1403]-[.A$20]" office:value-type="float" office:value="0.211991000000125">
            <text:p>0.211991</text:p>
          </table:table-cell>
          <table:table-cell table:formula="of:=[.A1403]-[.A1402]" office:value-type="float" office:value="0.00000199999885808211">
            <text:p>0.000002</text:p>
          </table:table-cell>
          <table:table-cell/>
          <table:table-cell office:value-type="string">
            <text:p>preempts Task 3</text:p>
          </table:table-cell>
          <table:table-cell/>
        </table:table-row>
        <table:table-row table:style-name="ro1">
          <table:table-cell office:value-type="float" office:value="16145.246364">
            <text:p>16145.246364</text:p>
          </table:table-cell>
          <table:table-cell table:formula="of:=[.A1404]-[.A$20]" office:value-type="float" office:value="0.211994000001141">
            <text:p>0.211994</text:p>
          </table:table-cell>
          <table:table-cell table:formula="of:=[.A1404]-[.A1403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46366">
            <text:p>16145.246366</text:p>
          </table:table-cell>
          <table:table-cell table:formula="of:=[.A1405]-[.A$20]" office:value-type="float" office:value="0.211995999999999">
            <text:p>0.211996</text:p>
          </table:table-cell>
          <table:table-cell table:formula="of:=[.A1405]-[.A1404]" office:value-type="float" office:value="0.00000199999885808211">
            <text:p>0.000002</text:p>
          </table:table-cell>
          <table:table-cell/>
          <table:table-cell office:value-type="string">
            <text:p>is pick_next_task_dl-ed by Task 3</text:p>
          </table:table-cell>
          <table:table-cell/>
        </table:table-row>
        <table:table-row table:style-name="ro1">
          <table:table-cell office:value-type="float" office:value="16145.246788">
            <text:p>16145.246788</text:p>
          </table:table-cell>
          <table:table-cell table:formula="of:=[.A1406]-[.A$20]" office:value-type="float" office:value="0.21241800000098">
            <text:p>0.212418</text:p>
          </table:table-cell>
          <table:table-cell table:formula="of:=[.A1406]-[.A1405]" office:value-type="float" office:value="0.000422000000980916">
            <text:p>0.000422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4679">
            <text:p>16145.246790</text:p>
          </table:table-cell>
          <table:table-cell table:formula="of:=[.A1407]-[.A$20]" office:value-type="float" office:value="0.212419999999838">
            <text:p>0.212420</text:p>
          </table:table-cell>
          <table:table-cell table:formula="of:=[.A1407]-[.A1406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46793">
            <text:p>16145.246793</text:p>
          </table:table-cell>
          <table:table-cell table:formula="of:=[.A1408]-[.A$20]" office:value-type="float" office:value="0.212423000000854">
            <text:p>0.212423</text:p>
          </table:table-cell>
          <table:table-cell table:formula="of:=[.A1408]-[.A1407]" office:value-type="float" office:value="0.00000300000101560727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47767">
            <text:p>16145.247767</text:p>
          </table:table-cell>
          <table:table-cell table:formula="of:=[.A1409]-[.A$20]" office:value-type="float" office:value="0.213397000001351">
            <text:p>0.213397</text:p>
          </table:table-cell>
          <table:table-cell table:formula="of:=[.A1409]-[.A1408]" office:value-type="float" office:value="0.000974000000496744">
            <text:p>0.000974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47768">
            <text:p>16145.247768</text:p>
          </table:table-cell>
          <table:table-cell table:formula="of:=[.A1410]-[.A$20]" office:value-type="float" office:value="0.21339799999987">
            <text:p>0.213398</text:p>
          </table:table-cell>
          <table:table-cell table:formula="of:=[.A1410]-[.A1409]" office:value-type="float" office:value="0.000000999998519546352">
            <text:p>0.000001</text:p>
          </table:table-cell>
          <table:table-cell table:number-columns-repeated="2"/>
          <table:table-cell office:value-type="string">
            <text:p>uses up its c_s</text:p>
          </table:table-cell>
        </table:table-row>
        <table:table-row table:style-name="ro1">
          <table:table-cell office:value-type="float" office:value="16145.247772">
            <text:p>16145.247772</text:p>
          </table:table-cell>
          <table:table-cell table:formula="of:=[.A1411]-[.A$20]" office:value-type="float" office:value="0.213402000001224">
            <text:p>0.213402</text:p>
          </table:table-cell>
          <table:table-cell table:formula="of:=[.A1411]-[.A1410]" office:value-type="float" office:value="0.00000400000135414302">
            <text:p>0.000004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51391">
            <text:p>16145.251391</text:p>
          </table:table-cell>
          <table:table-cell table:formula="of:=[.A1412]-[.A$20]" office:value-type="float" office:value="0.217021000000386">
            <text:p>0.217021</text:p>
          </table:table-cell>
          <table:table-cell table:formula="of:=[.A1412]-[.A1411]" office:value-type="float" office:value="0.00361899999916204">
            <text:p>0.003619</text:p>
          </table:table-cell>
          <table:table-cell table:number-columns-repeated="2"/>
          <table:table-cell office:value-type="string">
            <text:p>Hard CBS timer goes off</text:p>
          </table:table-cell>
        </table:table-row>
        <table:table-row table:style-name="ro1">
          <table:table-cell office:value-type="float" office:value="16145.271752">
            <text:p>16145.271752</text:p>
          </table:table-cell>
          <table:table-cell table:formula="of:=[.A1413]-[.A$20]" office:value-type="float" office:value="0.237382000001162">
            <text:p>0.237382</text:p>
          </table:table-cell>
          <table:table-cell table:formula="of:=[.A1413]-[.A1412]" office:value-type="float" office:value="0.0203610000007757">
            <text:p>0.02036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71756">
            <text:p>16145.271756</text:p>
          </table:table-cell>
          <table:table-cell table:formula="of:=[.A1414]-[.A$20]" office:value-type="float" office:value="0.237386000000697">
            <text:p>0.237386</text:p>
          </table:table-cell>
          <table:table-cell table:formula="of:=[.A1414]-[.A1413]" office:value-type="float" office:value="0.0000039999995351536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71759">
            <text:p>16145.271759</text:p>
          </table:table-cell>
          <table:table-cell table:formula="of:=[.A1415]-[.A$20]" office:value-type="float" office:value="0.237388999999894">
            <text:p>0.237389</text:p>
          </table:table-cell>
          <table:table-cell table:formula="of:=[.A1415]-[.A1414]" office:value-type="float" office:value="0.00000299999919661786">
            <text:p>0.000003</text:p>
          </table:table-cell>
          <table:table-cell office:value-type="string">
            <text:p>d_s is renewed (r + D) to 16145273.756072; c_s is fully topped up</text:p>
          </table:table-cell>
          <table:table-cell table:number-columns-repeated="2"/>
        </table:table-row>
        <table:table-row table:style-name="ro1">
          <table:table-cell office:value-type="float" office:value="16145.271762">
            <text:p>16145.271762</text:p>
          </table:table-cell>
          <table:table-cell table:formula="of:=[.A1416]-[.A$20]" office:value-type="float" office:value="0.237392000000909">
            <text:p>0.237392</text:p>
          </table:table-cell>
          <table:table-cell table:formula="of:=[.A1416]-[.A141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71764">
            <text:p>16145.271764</text:p>
          </table:table-cell>
          <table:table-cell table:formula="of:=[.A1417]-[.A$20]" office:value-type="float" office:value="0.237393999999767">
            <text:p>0.237394</text:p>
          </table:table-cell>
          <table:table-cell table:formula="of:=[.A1417]-[.A1416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71767">
            <text:p>16145.271767</text:p>
          </table:table-cell>
          <table:table-cell table:formula="of:=[.A1418]-[.A$20]" office:value-type="float" office:value="0.237397000000783">
            <text:p>0.237397</text:p>
          </table:table-cell>
          <table:table-cell table:formula="of:=[.A1418]-[.A1417]" office:value-type="float" office:value="0.00000300000101560727">
            <text:p>0.000003</text:p>
          </table:table-cell>
          <table:table-cell/>
          <table:table-cell office:value-type="string">
            <text:p>d_s is renewed (r + D) to 16145276.756072; c_s is fully topped up</text:p>
          </table:table-cell>
          <table:table-cell/>
        </table:table-row>
        <table:table-row table:style-name="ro1">
          <table:table-cell office:value-type="float" office:value="16145.271791">
            <text:p>16145.271791</text:p>
          </table:table-cell>
          <table:table-cell table:formula="of:=[.A1419]-[.A$20]" office:value-type="float" office:value="0.237420999999813">
            <text:p>0.237421</text:p>
          </table:table-cell>
          <table:table-cell table:formula="of:=[.A1419]-[.A1418]" office:value-type="float" office:value="0.0000239999990299111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71794">
            <text:p>16145.271794</text:p>
          </table:table-cell>
          <table:table-cell table:formula="of:=[.A1420]-[.A$20]" office:value-type="float" office:value="0.237424000000829">
            <text:p>0.237424</text:p>
          </table:table-cell>
          <table:table-cell table:formula="of:=[.A1420]-[.A1419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71797">
            <text:p>16145.271797</text:p>
          </table:table-cell>
          <table:table-cell table:formula="of:=[.A1421]-[.A$20]" office:value-type="float" office:value="0.237427000000025">
            <text:p>0.237427</text:p>
          </table:table-cell>
          <table:table-cell table:formula="of:=[.A1421]-[.A1420]" office:value-type="float" office:value="0.00000299999919661786">
            <text:p>0.000003</text:p>
          </table:table-cell>
          <table:table-cell office:value-type="string">
            <text:p>is pick_next_task_dl-ed by Task 1</text:p>
          </table:table-cell>
          <table:table-cell table:number-columns-repeated="2"/>
        </table:table-row>
        <table:table-row table:style-name="ro1">
          <table:table-cell office:value-type="float" office:value="16145.27184">
            <text:p>16145.271840</text:p>
          </table:table-cell>
          <table:table-cell table:formula="of:=[.A1422]-[.A$20]" office:value-type="float" office:value="0.23747000000003">
            <text:p>0.237470</text:p>
          </table:table-cell>
          <table:table-cell table:formula="of:=[.A1422]-[.A1421]" office:value-type="float" office:value="0.0000430000000051223">
            <text:p>0.000043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71842">
            <text:p>16145.271842</text:p>
          </table:table-cell>
          <table:table-cell table:formula="of:=[.A1423]-[.A$20]" office:value-type="float" office:value="0.237472000000707">
            <text:p>0.237472</text:p>
          </table:table-cell>
          <table:table-cell table:formula="of:=[.A1423]-[.A1422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71844">
            <text:p>16145.271844</text:p>
          </table:table-cell>
          <table:table-cell table:formula="of:=[.A1424]-[.A$20]" office:value-type="float" office:value="0.237474000001384">
            <text:p>0.237474</text:p>
          </table:table-cell>
          <table:table-cell table:formula="of:=[.A1424]-[.A1423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71849">
            <text:p>16145.271849</text:p>
          </table:table-cell>
          <table:table-cell table:formula="of:=[.A1425]-[.A$20]" office:value-type="float" office:value="0.237479000001258">
            <text:p>0.237479</text:p>
          </table:table-cell>
          <table:table-cell table:formula="of:=[.A1425]-[.A1424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71851">
            <text:p>16145.271851</text:p>
          </table:table-cell>
          <table:table-cell table:formula="of:=[.A1426]-[.A$20]" office:value-type="float" office:value="0.237481000000116">
            <text:p>0.237481</text:p>
          </table:table-cell>
          <table:table-cell table:formula="of:=[.A1426]-[.A1425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71853">
            <text:p>16145.271853</text:p>
          </table:table-cell>
          <table:table-cell table:formula="of:=[.A1427]-[.A$20]" office:value-type="float" office:value="0.237483000000793">
            <text:p>0.237483</text:p>
          </table:table-cell>
          <table:table-cell table:formula="of:=[.A1427]-[.A1426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278.851178; c_s is fully topped up</text:p>
          </table:table-cell>
        </table:table-row>
        <table:table-row table:style-name="ro1">
          <table:table-cell office:value-type="float" office:value="16145.271859">
            <text:p>16145.271859</text:p>
          </table:table-cell>
          <table:table-cell table:formula="of:=[.A1428]-[.A$20]" office:value-type="float" office:value="0.237489000001005">
            <text:p>0.237489</text:p>
          </table:table-cell>
          <table:table-cell table:formula="of:=[.A1428]-[.A1427]" office:value-type="float" office:value="0.00000600000021222513">
            <text:p>0.000006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7186">
            <text:p>16145.271860</text:p>
          </table:table-cell>
          <table:table-cell table:formula="of:=[.A1429]-[.A$20]" office:value-type="float" office:value="0.237490000001344">
            <text:p>0.237490</text:p>
          </table:table-cell>
          <table:table-cell table:formula="of:=[.A1429]-[.A1428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71862">
            <text:p>16145.271862</text:p>
          </table:table-cell>
          <table:table-cell table:formula="of:=[.A1430]-[.A$20]" office:value-type="float" office:value="0.237492000000202">
            <text:p>0.237492</text:p>
          </table:table-cell>
          <table:table-cell table:formula="of:=[.A1430]-[.A142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71865">
            <text:p>16145.271865</text:p>
          </table:table-cell>
          <table:table-cell table:formula="of:=[.A1431]-[.A$20]" office:value-type="float" office:value="0.237495000001218">
            <text:p>0.237495</text:p>
          </table:table-cell>
          <table:table-cell table:formula="of:=[.A1431]-[.A1430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71867">
            <text:p>16145.271867</text:p>
          </table:table-cell>
          <table:table-cell table:formula="of:=[.A1432]-[.A$20]" office:value-type="float" office:value="0.237497000000076">
            <text:p>0.237497</text:p>
          </table:table-cell>
          <table:table-cell table:formula="of:=[.A1432]-[.A143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3</text:p>
          </table:table-cell>
        </table:table-row>
        <table:table-row table:style-name="ro1">
          <table:table-cell office:value-type="float" office:value="16145.271872">
            <text:p>16145.271872</text:p>
          </table:table-cell>
          <table:table-cell table:formula="of:=[.A1433]-[.A$20]" office:value-type="float" office:value="0.237501999999949">
            <text:p>0.237502</text:p>
          </table:table-cell>
          <table:table-cell table:formula="of:=[.A1433]-[.A1432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71874">
            <text:p>16145.271874</text:p>
          </table:table-cell>
          <table:table-cell table:formula="of:=[.A1434]-[.A$20]" office:value-type="float" office:value="0.237504000000627">
            <text:p>0.237504</text:p>
          </table:table-cell>
          <table:table-cell table:formula="of:=[.A1434]-[.A1433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79658">
            <text:p>16145.279658</text:p>
          </table:table-cell>
          <table:table-cell table:formula="of:=[.A1435]-[.A$20]" office:value-type="float" office:value="0.245288000000073">
            <text:p>0.245288</text:p>
          </table:table-cell>
          <table:table-cell table:formula="of:=[.A1435]-[.A1434]" office:value-type="float" office:value="0.00778399999944668">
            <text:p>0.007784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79661">
            <text:p>16145.279661</text:p>
          </table:table-cell>
          <table:table-cell table:formula="of:=[.A1436]-[.A$20]" office:value-type="float" office:value="0.245291000001089">
            <text:p>0.245291</text:p>
          </table:table-cell>
          <table:table-cell table:formula="of:=[.A1436]-[.A143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79664">
            <text:p>16145.279664</text:p>
          </table:table-cell>
          <table:table-cell table:formula="of:=[.A1437]-[.A$20]" office:value-type="float" office:value="0.245294000000285">
            <text:p>0.245294</text:p>
          </table:table-cell>
          <table:table-cell table:formula="of:=[.A1437]-[.A1436]" office:value-type="float" office:value="0.00000299999919661786">
            <text:p>0.000003</text:p>
          </table:table-cell>
          <table:table-cell office:value-type="string">
            <text:p>d_s is renewed (r + D) to 16145281.661470; c_s is fully topped up</text:p>
          </table:table-cell>
          <table:table-cell table:number-columns-repeated="2"/>
        </table:table-row>
        <table:table-row table:style-name="ro1">
          <table:table-cell office:value-type="float" office:value="16145.279668">
            <text:p>16145.279668</text:p>
          </table:table-cell>
          <table:table-cell table:formula="of:=[.A1438]-[.A$20]" office:value-type="float" office:value="0.245297999999821">
            <text:p>0.245298</text:p>
          </table:table-cell>
          <table:table-cell table:formula="of:=[.A1438]-[.A1437]" office:value-type="float" office:value="0.00000399999953515362">
            <text:p>0.000004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79669">
            <text:p>16145.279669</text:p>
          </table:table-cell>
          <table:table-cell table:formula="of:=[.A1439]-[.A$20]" office:value-type="float" office:value="0.245299000000159">
            <text:p>0.245299</text:p>
          </table:table-cell>
          <table:table-cell table:formula="of:=[.A1439]-[.A1438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79671">
            <text:p>16145.279671</text:p>
          </table:table-cell>
          <table:table-cell table:formula="of:=[.A1440]-[.A$20]" office:value-type="float" office:value="0.245301000000836">
            <text:p>0.245301</text:p>
          </table:table-cell>
          <table:table-cell table:formula="of:=[.A1440]-[.A1439]" office:value-type="float" office:value="0.00000200000067707151">
            <text:p>0.000002</text:p>
          </table:table-cell>
          <table:table-cell/>
          <table:table-cell office:value-type="string">
            <text:p>d_s is renewed (r + D) to 16145284.669420; c_s is fully topped up</text:p>
          </table:table-cell>
          <table:table-cell/>
        </table:table-row>
        <table:table-row table:style-name="ro1">
          <table:table-cell office:value-type="float" office:value="16145.27969">
            <text:p>16145.279690</text:p>
          </table:table-cell>
          <table:table-cell table:formula="of:=[.A1441]-[.A$20]" office:value-type="float" office:value="0.245319999999992">
            <text:p>0.245320</text:p>
          </table:table-cell>
          <table:table-cell table:formula="of:=[.A1441]-[.A1440]" office:value-type="float" office:value="0.0000189999991562217">
            <text:p>0.00001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79735">
            <text:p>16145.279735</text:p>
          </table:table-cell>
          <table:table-cell table:formula="of:=[.A1442]-[.A$20]" office:value-type="float" office:value="0.245365000000675">
            <text:p>0.245365</text:p>
          </table:table-cell>
          <table:table-cell table:formula="of:=[.A1442]-[.A1441]" office:value-type="float" office:value="0.0000450000006821938">
            <text:p>0.000045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79738">
            <text:p>16145.279738</text:p>
          </table:table-cell>
          <table:table-cell table:formula="of:=[.A1443]-[.A$20]" office:value-type="float" office:value="0.245367999999871">
            <text:p>0.245368</text:p>
          </table:table-cell>
          <table:table-cell table:formula="of:=[.A1443]-[.A1442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7974">
            <text:p>16145.279740</text:p>
          </table:table-cell>
          <table:table-cell table:formula="of:=[.A1444]-[.A$20]" office:value-type="float" office:value="0.245370000000548">
            <text:p>0.245370</text:p>
          </table:table-cell>
          <table:table-cell table:formula="of:=[.A1444]-[.A1443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79745">
            <text:p>16145.279745</text:p>
          </table:table-cell>
          <table:table-cell table:formula="of:=[.A1445]-[.A$20]" office:value-type="float" office:value="0.245375000000422">
            <text:p>0.245375</text:p>
          </table:table-cell>
          <table:table-cell table:formula="of:=[.A1445]-[.A1444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79747">
            <text:p>16145.279747</text:p>
          </table:table-cell>
          <table:table-cell table:formula="of:=[.A1446]-[.A$20]" office:value-type="float" office:value="0.245377000001099">
            <text:p>0.245377</text:p>
          </table:table-cell>
          <table:table-cell table:formula="of:=[.A1446]-[.A144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79749">
            <text:p>16145.279749</text:p>
          </table:table-cell>
          <table:table-cell table:formula="of:=[.A1447]-[.A$20]" office:value-type="float" office:value="0.245378999999957">
            <text:p>0.245379</text:p>
          </table:table-cell>
          <table:table-cell table:formula="of:=[.A1447]-[.A1446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16145286.746913; c_s is fully topped up</text:p>
          </table:table-cell>
        </table:table-row>
        <table:table-row table:style-name="ro1">
          <table:table-cell office:value-type="float" office:value="16145.279754">
            <text:p>16145.279754</text:p>
          </table:table-cell>
          <table:table-cell table:formula="of:=[.A1448]-[.A$20]" office:value-type="float" office:value="0.245383999999831">
            <text:p>0.245384</text:p>
          </table:table-cell>
          <table:table-cell table:formula="of:=[.A1448]-[.A1447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79755">
            <text:p>16145.279755</text:p>
          </table:table-cell>
          <table:table-cell table:formula="of:=[.A1449]-[.A$20]" office:value-type="float" office:value="0.245385000000169">
            <text:p>0.245385</text:p>
          </table:table-cell>
          <table:table-cell table:formula="of:=[.A1449]-[.A1448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79757">
            <text:p>16145.279757</text:p>
          </table:table-cell>
          <table:table-cell table:formula="of:=[.A1450]-[.A$20]" office:value-type="float" office:value="0.245387000000846">
            <text:p>0.245387</text:p>
          </table:table-cell>
          <table:table-cell table:formula="of:=[.A1450]-[.A144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79763">
            <text:p>16145.279763</text:p>
          </table:table-cell>
          <table:table-cell table:formula="of:=[.A1451]-[.A$20]" office:value-type="float" office:value="0.245393000001059">
            <text:p>0.245393</text:p>
          </table:table-cell>
          <table:table-cell table:formula="of:=[.A1451]-[.A1450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79766">
            <text:p>16145.279766</text:p>
          </table:table-cell>
          <table:table-cell table:formula="of:=[.A1452]-[.A$20]" office:value-type="float" office:value="0.245396000000255">
            <text:p>0.245396</text:p>
          </table:table-cell>
          <table:table-cell table:formula="of:=[.A1452]-[.A1451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293062">
            <text:p>16145.293062</text:p>
          </table:table-cell>
          <table:table-cell table:formula="of:=[.A1453]-[.A$20]" office:value-type="float" office:value="0.258692000001247">
            <text:p>0.258692</text:p>
          </table:table-cell>
          <table:table-cell table:formula="of:=[.A1453]-[.A1452]" office:value-type="float" office:value="0.0132960000009916">
            <text:p>0.01329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293065">
            <text:p>16145.293065</text:p>
          </table:table-cell>
          <table:table-cell table:formula="of:=[.A1454]-[.A$20]" office:value-type="float" office:value="0.258695000000444">
            <text:p>0.258695</text:p>
          </table:table-cell>
          <table:table-cell table:formula="of:=[.A1454]-[.A1453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293068">
            <text:p>16145.293068</text:p>
          </table:table-cell>
          <table:table-cell table:formula="of:=[.A1455]-[.A$20]" office:value-type="float" office:value="0.258698000001459">
            <text:p>0.258698</text:p>
          </table:table-cell>
          <table:table-cell table:formula="of:=[.A1455]-[.A1454]" office:value-type="float" office:value="0.00000300000101560727">
            <text:p>0.000003</text:p>
          </table:table-cell>
          <table:table-cell office:value-type="string">
            <text:p>d_s is renewed (r + D) to 16145295.065142; c_s is fully topped up</text:p>
          </table:table-cell>
          <table:table-cell table:number-columns-repeated="2"/>
        </table:table-row>
        <table:table-row table:style-name="ro1">
          <table:table-cell office:value-type="float" office:value="16145.293071">
            <text:p>16145.293071</text:p>
          </table:table-cell>
          <table:table-cell table:formula="of:=[.A1456]-[.A$20]" office:value-type="float" office:value="0.258701000000656">
            <text:p>0.258701</text:p>
          </table:table-cell>
          <table:table-cell table:formula="of:=[.A1456]-[.A1455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293073">
            <text:p>16145.293073</text:p>
          </table:table-cell>
          <table:table-cell table:formula="of:=[.A1457]-[.A$20]" office:value-type="float" office:value="0.258703000001333">
            <text:p>0.258703</text:p>
          </table:table-cell>
          <table:table-cell table:formula="of:=[.A1457]-[.A1456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293075">
            <text:p>16145.293075</text:p>
          </table:table-cell>
          <table:table-cell table:formula="of:=[.A1458]-[.A$20]" office:value-type="float" office:value="0.258705000000191">
            <text:p>0.258705</text:p>
          </table:table-cell>
          <table:table-cell table:formula="of:=[.A1458]-[.A1457]" office:value-type="float" office:value="0.00000199999885808211">
            <text:p>0.000002</text:p>
          </table:table-cell>
          <table:table-cell/>
          <table:table-cell office:value-type="string">
            <text:p>d_s is renewed (r + D) to 16145298.073219; c_s is fully topped up</text:p>
          </table:table-cell>
          <table:table-cell/>
        </table:table-row>
        <table:table-row table:style-name="ro1">
          <table:table-cell office:value-type="float" office:value="16145.293104">
            <text:p>16145.293104</text:p>
          </table:table-cell>
          <table:table-cell table:formula="of:=[.A1459]-[.A$20]" office:value-type="float" office:value="0.258734000000913">
            <text:p>0.258734</text:p>
          </table:table-cell>
          <table:table-cell table:formula="of:=[.A1459]-[.A1458]" office:value-type="float" office:value="0.0000290000007225899">
            <text:p>0.000029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293153">
            <text:p>16145.293153</text:p>
          </table:table-cell>
          <table:table-cell table:formula="of:=[.A1460]-[.A$20]" office:value-type="float" office:value="0.258783000001131">
            <text:p>0.258783</text:p>
          </table:table-cell>
          <table:table-cell table:formula="of:=[.A1460]-[.A1459]" office:value-type="float" office:value="0.0000490000002173474">
            <text:p>0.00004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293156">
            <text:p>16145.293156</text:p>
          </table:table-cell>
          <table:table-cell table:formula="of:=[.A1461]-[.A$20]" office:value-type="float" office:value="0.258786000000327">
            <text:p>0.258786</text:p>
          </table:table-cell>
          <table:table-cell table:formula="of:=[.A1461]-[.A1460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293158">
            <text:p>16145.293158</text:p>
          </table:table-cell>
          <table:table-cell table:formula="of:=[.A1462]-[.A$20]" office:value-type="float" office:value="0.258788000001005">
            <text:p>0.258788</text:p>
          </table:table-cell>
          <table:table-cell table:formula="of:=[.A1462]-[.A1461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293163">
            <text:p>16145.293163</text:p>
          </table:table-cell>
          <table:table-cell table:formula="of:=[.A1463]-[.A$20]" office:value-type="float" office:value="0.258793000000878">
            <text:p>0.258793</text:p>
          </table:table-cell>
          <table:table-cell table:formula="of:=[.A1463]-[.A1462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293165">
            <text:p>16145.293165</text:p>
          </table:table-cell>
          <table:table-cell table:formula="of:=[.A1464]-[.A$20]" office:value-type="float" office:value="0.258794999999736">
            <text:p>0.258795</text:p>
          </table:table-cell>
          <table:table-cell table:formula="of:=[.A1464]-[.A146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293168">
            <text:p>16145.293168</text:p>
          </table:table-cell>
          <table:table-cell table:formula="of:=[.A1465]-[.A$20]" office:value-type="float" office:value="0.258798000000752">
            <text:p>0.258798</text:p>
          </table:table-cell>
          <table:table-cell table:formula="of:=[.A1465]-[.A1464]" office:value-type="float" office:value="0.00000300000101560727">
            <text:p>0.000003</text:p>
          </table:table-cell>
          <table:table-cell table:number-columns-repeated="2"/>
          <table:table-cell office:value-type="string">
            <text:p>d_s is renewed (r + D) to 16145300.165244; c_s is fully topped up</text:p>
          </table:table-cell>
        </table:table-row>
        <table:table-row table:style-name="ro1">
          <table:table-cell office:value-type="float" office:value="16145.293172">
            <text:p>16145.293172</text:p>
          </table:table-cell>
          <table:table-cell table:formula="of:=[.A1466]-[.A$20]" office:value-type="float" office:value="0.258802000000287">
            <text:p>0.258802</text:p>
          </table:table-cell>
          <table:table-cell table:formula="of:=[.A1466]-[.A1465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293173">
            <text:p>16145.293173</text:p>
          </table:table-cell>
          <table:table-cell table:formula="of:=[.A1467]-[.A$20]" office:value-type="float" office:value="0.258803000000626">
            <text:p>0.258803</text:p>
          </table:table-cell>
          <table:table-cell table:formula="of:=[.A1467]-[.A1466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293176">
            <text:p>16145.293176</text:p>
          </table:table-cell>
          <table:table-cell table:formula="of:=[.A1468]-[.A$20]" office:value-type="float" office:value="0.258805999999822">
            <text:p>0.258806</text:p>
          </table:table-cell>
          <table:table-cell table:formula="of:=[.A1468]-[.A1467]" office:value-type="float" office:value="0.00000299999919661786">
            <text:p>0.000003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293181">
            <text:p>16145.293181</text:p>
          </table:table-cell>
          <table:table-cell table:formula="of:=[.A1469]-[.A$20]" office:value-type="float" office:value="0.258810999999696">
            <text:p>0.258811</text:p>
          </table:table-cell>
          <table:table-cell table:formula="of:=[.A1469]-[.A146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293183">
            <text:p>16145.293183</text:p>
          </table:table-cell>
          <table:table-cell table:formula="of:=[.A1470]-[.A$20]" office:value-type="float" office:value="0.258813000000373">
            <text:p>0.258813</text:p>
          </table:table-cell>
          <table:table-cell table:formula="of:=[.A1470]-[.A1469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03134">
            <text:p>16145.303134</text:p>
          </table:table-cell>
          <table:table-cell table:formula="of:=[.A1471]-[.A$20]" office:value-type="float" office:value="0.268764000000374">
            <text:p>0.268764</text:p>
          </table:table-cell>
          <table:table-cell table:formula="of:=[.A1471]-[.A1470]" office:value-type="float" office:value="0.00995100000000093">
            <text:p>0.00995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03137">
            <text:p>16145.303137</text:p>
          </table:table-cell>
          <table:table-cell table:formula="of:=[.A1472]-[.A$20]" office:value-type="float" office:value="0.26876700000139">
            <text:p>0.268767</text:p>
          </table:table-cell>
          <table:table-cell table:formula="of:=[.A1472]-[.A1471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03139">
            <text:p>16145.303139</text:p>
          </table:table-cell>
          <table:table-cell table:formula="of:=[.A1473]-[.A$20]" office:value-type="float" office:value="0.268769000000248">
            <text:p>0.268769</text:p>
          </table:table-cell>
          <table:table-cell table:formula="of:=[.A1473]-[.A1472]" office:value-type="float" office:value="0.00000199999885808211">
            <text:p>0.000002</text:p>
          </table:table-cell>
          <table:table-cell office:value-type="string">
            <text:p>d_s is renewed (r + D) to 16145305.136680; c_s is fully topped up</text:p>
          </table:table-cell>
          <table:table-cell table:number-columns-repeated="2"/>
        </table:table-row>
        <table:table-row table:style-name="ro1">
          <table:table-cell office:value-type="float" office:value="16145.303142">
            <text:p>16145.303142</text:p>
          </table:table-cell>
          <table:table-cell table:formula="of:=[.A1474]-[.A$20]" office:value-type="float" office:value="0.268772000001263">
            <text:p>0.268772</text:p>
          </table:table-cell>
          <table:table-cell table:formula="of:=[.A1474]-[.A1473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03144">
            <text:p>16145.303144</text:p>
          </table:table-cell>
          <table:table-cell table:formula="of:=[.A1475]-[.A$20]" office:value-type="float" office:value="0.268774000000121">
            <text:p>0.268774</text:p>
          </table:table-cell>
          <table:table-cell table:formula="of:=[.A1475]-[.A1474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03146">
            <text:p>16145.303146</text:p>
          </table:table-cell>
          <table:table-cell table:formula="of:=[.A1476]-[.A$20]" office:value-type="float" office:value="0.268776000000798">
            <text:p>0.268776</text:p>
          </table:table-cell>
          <table:table-cell table:formula="of:=[.A1476]-[.A1475]" office:value-type="float" office:value="0.00000200000067707151">
            <text:p>0.000002</text:p>
          </table:table-cell>
          <table:table-cell/>
          <table:table-cell office:value-type="string">
            <text:p>d_s is renewed (r + D) to 16145308.144294; c_s is fully topped up</text:p>
          </table:table-cell>
          <table:table-cell/>
        </table:table-row>
        <table:table-row table:style-name="ro1">
          <table:table-cell office:value-type="float" office:value="16145.303164">
            <text:p>16145.303164</text:p>
          </table:table-cell>
          <table:table-cell table:formula="of:=[.A1477]-[.A$20]" office:value-type="float" office:value="0.268794000001435">
            <text:p>0.268794</text:p>
          </table:table-cell>
          <table:table-cell table:formula="of:=[.A1477]-[.A1476]" office:value-type="float" office:value="0.0000180000006366754">
            <text:p>0.00001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03204">
            <text:p>16145.303204</text:p>
          </table:table-cell>
          <table:table-cell table:formula="of:=[.A1478]-[.A$20]" office:value-type="float" office:value="0.268834000000425">
            <text:p>0.268834</text:p>
          </table:table-cell>
          <table:table-cell table:formula="of:=[.A1478]-[.A1477]" office:value-type="float" office:value="0.000039999998989515">
            <text:p>0.000040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03205">
            <text:p>16145.303205</text:p>
          </table:table-cell>
          <table:table-cell table:formula="of:=[.A1479]-[.A$20]" office:value-type="float" office:value="0.268835000000763">
            <text:p>0.268835</text:p>
          </table:table-cell>
          <table:table-cell table:formula="of:=[.A1479]-[.A1478]" office:value-type="float" office:value="0.00000100000033853576">
            <text:p>0.000001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03208">
            <text:p>16145.303208</text:p>
          </table:table-cell>
          <table:table-cell table:formula="of:=[.A1480]-[.A$20]" office:value-type="float" office:value="0.26883799999996">
            <text:p>0.268838</text:p>
          </table:table-cell>
          <table:table-cell table:formula="of:=[.A1480]-[.A1479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03212">
            <text:p>16145.303212</text:p>
          </table:table-cell>
          <table:table-cell table:formula="of:=[.A1481]-[.A$20]" office:value-type="float" office:value="0.268842000001314">
            <text:p>0.268842</text:p>
          </table:table-cell>
          <table:table-cell table:formula="of:=[.A1481]-[.A1480]" office:value-type="float" office:value="0.0000040000013541430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03214">
            <text:p>16145.303214</text:p>
          </table:table-cell>
          <table:table-cell table:formula="of:=[.A1482]-[.A$20]" office:value-type="float" office:value="0.268844000000172">
            <text:p>0.268844</text:p>
          </table:table-cell>
          <table:table-cell table:formula="of:=[.A1482]-[.A148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03216">
            <text:p>16145.303216</text:p>
          </table:table-cell>
          <table:table-cell table:formula="of:=[.A1483]-[.A$20]" office:value-type="float" office:value="0.268846000000849">
            <text:p>0.268846</text:p>
          </table:table-cell>
          <table:table-cell table:formula="of:=[.A1483]-[.A1482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310.214335; c_s is fully topped up</text:p>
          </table:table-cell>
        </table:table-row>
        <table:table-row table:style-name="ro1">
          <table:table-cell office:value-type="float" office:value="16145.303221">
            <text:p>16145.303221</text:p>
          </table:table-cell>
          <table:table-cell table:formula="of:=[.A1484]-[.A$20]" office:value-type="float" office:value="0.268851000000723">
            <text:p>0.268851</text:p>
          </table:table-cell>
          <table:table-cell table:formula="of:=[.A1484]-[.A1483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03223">
            <text:p>16145.303223</text:p>
          </table:table-cell>
          <table:table-cell table:formula="of:=[.A1485]-[.A$20]" office:value-type="float" office:value="0.2688530000014">
            <text:p>0.268853</text:p>
          </table:table-cell>
          <table:table-cell table:formula="of:=[.A1485]-[.A1484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03225">
            <text:p>16145.303225</text:p>
          </table:table-cell>
          <table:table-cell table:formula="of:=[.A1486]-[.A$20]" office:value-type="float" office:value="0.268855000000258">
            <text:p>0.268855</text:p>
          </table:table-cell>
          <table:table-cell table:formula="of:=[.A1486]-[.A1485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0323">
            <text:p>16145.303230</text:p>
          </table:table-cell>
          <table:table-cell table:formula="of:=[.A1487]-[.A$20]" office:value-type="float" office:value="0.268860000000132">
            <text:p>0.268860</text:p>
          </table:table-cell>
          <table:table-cell table:formula="of:=[.A1487]-[.A1486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03233">
            <text:p>16145.303233</text:p>
          </table:table-cell>
          <table:table-cell table:formula="of:=[.A1488]-[.A$20]" office:value-type="float" office:value="0.268863000001147">
            <text:p>0.268863</text:p>
          </table:table-cell>
          <table:table-cell table:formula="of:=[.A1488]-[.A1487]" office:value-type="float" office:value="0.00000300000101560727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16542">
            <text:p>16145.316542</text:p>
          </table:table-cell>
          <table:table-cell table:formula="of:=[.A1489]-[.A$20]" office:value-type="float" office:value="0.282172000001083">
            <text:p>0.282172</text:p>
          </table:table-cell>
          <table:table-cell table:formula="of:=[.A1489]-[.A1488]" office:value-type="float" office:value="0.0133089999999356">
            <text:p>0.0133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16545">
            <text:p>16145.316545</text:p>
          </table:table-cell>
          <table:table-cell table:formula="of:=[.A1490]-[.A$20]" office:value-type="float" office:value="0.282175000000279">
            <text:p>0.282175</text:p>
          </table:table-cell>
          <table:table-cell table:formula="of:=[.A1490]-[.A1489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16548">
            <text:p>16145.316548</text:p>
          </table:table-cell>
          <table:table-cell table:formula="of:=[.A1491]-[.A$20]" office:value-type="float" office:value="0.282178000001295">
            <text:p>0.282178</text:p>
          </table:table-cell>
          <table:table-cell table:formula="of:=[.A1491]-[.A1490]" office:value-type="float" office:value="0.00000300000101560727">
            <text:p>0.000003</text:p>
          </table:table-cell>
          <table:table-cell office:value-type="string">
            <text:p>d_s is renewed (r + D) to 16145318.545274; c_s is fully topped up</text:p>
          </table:table-cell>
          <table:table-cell table:number-columns-repeated="2"/>
        </table:table-row>
        <table:table-row table:style-name="ro1">
          <table:table-cell office:value-type="float" office:value="16145.316551">
            <text:p>16145.316551</text:p>
          </table:table-cell>
          <table:table-cell table:formula="of:=[.A1492]-[.A$20]" office:value-type="float" office:value="0.282181000000492">
            <text:p>0.282181</text:p>
          </table:table-cell>
          <table:table-cell table:formula="of:=[.A1492]-[.A1491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16553">
            <text:p>16145.316553</text:p>
          </table:table-cell>
          <table:table-cell table:formula="of:=[.A1493]-[.A$20]" office:value-type="float" office:value="0.282183000001169">
            <text:p>0.282183</text:p>
          </table:table-cell>
          <table:table-cell table:formula="of:=[.A1493]-[.A1492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16555">
            <text:p>16145.316555</text:p>
          </table:table-cell>
          <table:table-cell table:formula="of:=[.A1494]-[.A$20]" office:value-type="float" office:value="0.282185000000027">
            <text:p>0.282185</text:p>
          </table:table-cell>
          <table:table-cell table:formula="of:=[.A1494]-[.A1493]" office:value-type="float" office:value="0.00000199999885808211">
            <text:p>0.000002</text:p>
          </table:table-cell>
          <table:table-cell/>
          <table:table-cell office:value-type="string">
            <text:p>d_s is renewed (r + D) to 16145321.553297; c_s is fully topped up</text:p>
          </table:table-cell>
          <table:table-cell/>
        </table:table-row>
        <table:table-row table:style-name="ro1">
          <table:table-cell office:value-type="float" office:value="16145.31658">
            <text:p>16145.316580</text:p>
          </table:table-cell>
          <table:table-cell table:formula="of:=[.A1495]-[.A$20]" office:value-type="float" office:value="0.282210000001214">
            <text:p>0.282210</text:p>
          </table:table-cell>
          <table:table-cell table:formula="of:=[.A1495]-[.A1494]" office:value-type="float" office:value="0.0000250000011874363">
            <text:p>0.000025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16621">
            <text:p>16145.316621</text:p>
          </table:table-cell>
          <table:table-cell table:formula="of:=[.A1496]-[.A$20]" office:value-type="float" office:value="0.282251000000542">
            <text:p>0.282251</text:p>
          </table:table-cell>
          <table:table-cell table:formula="of:=[.A1496]-[.A1495]" office:value-type="float" office:value="0.0000409999993280508">
            <text:p>0.00004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16623">
            <text:p>16145.316623</text:p>
          </table:table-cell>
          <table:table-cell table:formula="of:=[.A1497]-[.A$20]" office:value-type="float" office:value="0.282253000001219">
            <text:p>0.282253</text:p>
          </table:table-cell>
          <table:table-cell table:formula="of:=[.A1497]-[.A149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16626">
            <text:p>16145.316626</text:p>
          </table:table-cell>
          <table:table-cell table:formula="of:=[.A1498]-[.A$20]" office:value-type="float" office:value="0.282256000000416">
            <text:p>0.282256</text:p>
          </table:table-cell>
          <table:table-cell table:formula="of:=[.A1498]-[.A1497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1663">
            <text:p>16145.316630</text:p>
          </table:table-cell>
          <table:table-cell table:formula="of:=[.A1499]-[.A$20]" office:value-type="float" office:value="0.282259999999951">
            <text:p>0.282260</text:p>
          </table:table-cell>
          <table:table-cell table:formula="of:=[.A1499]-[.A1498]" office:value-type="float" office:value="0.00000399999953515362">
            <text:p>0.000004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16632">
            <text:p>16145.316632</text:p>
          </table:table-cell>
          <table:table-cell table:formula="of:=[.A1500]-[.A$20]" office:value-type="float" office:value="0.282262000000628">
            <text:p>0.282262</text:p>
          </table:table-cell>
          <table:table-cell table:formula="of:=[.A1500]-[.A149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16634">
            <text:p>16145.316634</text:p>
          </table:table-cell>
          <table:table-cell table:formula="of:=[.A1501]-[.A$20]" office:value-type="float" office:value="0.282264000001305">
            <text:p>0.282264</text:p>
          </table:table-cell>
          <table:table-cell table:formula="of:=[.A1501]-[.A1500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323.632249; c_s is fully topped up</text:p>
          </table:table-cell>
        </table:table-row>
        <table:table-row table:style-name="ro1">
          <table:table-cell office:value-type="float" office:value="16145.316639">
            <text:p>16145.316639</text:p>
          </table:table-cell>
          <table:table-cell table:formula="of:=[.A1502]-[.A$20]" office:value-type="float" office:value="0.282269000001179">
            <text:p>0.282269</text:p>
          </table:table-cell>
          <table:table-cell table:formula="of:=[.A1502]-[.A1501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16641">
            <text:p>16145.316641</text:p>
          </table:table-cell>
          <table:table-cell table:formula="of:=[.A1503]-[.A$20]" office:value-type="float" office:value="0.282271000000037">
            <text:p>0.282271</text:p>
          </table:table-cell>
          <table:table-cell table:formula="of:=[.A1503]-[.A1502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16643">
            <text:p>16145.316643</text:p>
          </table:table-cell>
          <table:table-cell table:formula="of:=[.A1504]-[.A$20]" office:value-type="float" office:value="0.282273000000714">
            <text:p>0.282273</text:p>
          </table:table-cell>
          <table:table-cell table:formula="of:=[.A1504]-[.A150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16648">
            <text:p>16145.316648</text:p>
          </table:table-cell>
          <table:table-cell table:formula="of:=[.A1505]-[.A$20]" office:value-type="float" office:value="0.282278000000588">
            <text:p>0.282278</text:p>
          </table:table-cell>
          <table:table-cell table:formula="of:=[.A1505]-[.A1504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1665">
            <text:p>16145.316650</text:p>
          </table:table-cell>
          <table:table-cell table:formula="of:=[.A1506]-[.A$20]" office:value-type="float" office:value="0.282280000001265">
            <text:p>0.282280</text:p>
          </table:table-cell>
          <table:table-cell table:formula="of:=[.A1506]-[.A150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28537">
            <text:p>16145.328537</text:p>
          </table:table-cell>
          <table:table-cell table:formula="of:=[.A1507]-[.A$20]" office:value-type="float" office:value="0.294167000000016">
            <text:p>0.294167</text:p>
          </table:table-cell>
          <table:table-cell table:formula="of:=[.A1507]-[.A1506]" office:value-type="float" office:value="0.011886999998751">
            <text:p>0.011887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2854">
            <text:p>16145.328540</text:p>
          </table:table-cell>
          <table:table-cell table:formula="of:=[.A1508]-[.A$20]" office:value-type="float" office:value="0.294170000001031">
            <text:p>0.294170</text:p>
          </table:table-cell>
          <table:table-cell table:formula="of:=[.A1508]-[.A1507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28543">
            <text:p>16145.328543</text:p>
          </table:table-cell>
          <table:table-cell table:formula="of:=[.A1509]-[.A$20]" office:value-type="float" office:value="0.294173000000228">
            <text:p>0.294173</text:p>
          </table:table-cell>
          <table:table-cell table:formula="of:=[.A1509]-[.A1508]" office:value-type="float" office:value="0.00000299999919661786">
            <text:p>0.000003</text:p>
          </table:table-cell>
          <table:table-cell office:value-type="string">
            <text:p>d_s is renewed (r + D) to 16145330.540080; c_s is fully topped up</text:p>
          </table:table-cell>
          <table:table-cell table:number-columns-repeated="2"/>
        </table:table-row>
        <table:table-row table:style-name="ro1">
          <table:table-cell office:value-type="float" office:value="16145.328546">
            <text:p>16145.328546</text:p>
          </table:table-cell>
          <table:table-cell table:formula="of:=[.A1510]-[.A$20]" office:value-type="float" office:value="0.294176000001244">
            <text:p>0.294176</text:p>
          </table:table-cell>
          <table:table-cell table:formula="of:=[.A1510]-[.A1509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28548">
            <text:p>16145.328548</text:p>
          </table:table-cell>
          <table:table-cell table:formula="of:=[.A1511]-[.A$20]" office:value-type="float" office:value="0.294178000000102">
            <text:p>0.294178</text:p>
          </table:table-cell>
          <table:table-cell table:formula="of:=[.A1511]-[.A1510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2855">
            <text:p>16145.328550</text:p>
          </table:table-cell>
          <table:table-cell table:formula="of:=[.A1512]-[.A$20]" office:value-type="float" office:value="0.294180000000779">
            <text:p>0.294180</text:p>
          </table:table-cell>
          <table:table-cell table:formula="of:=[.A1512]-[.A1511]" office:value-type="float" office:value="0.00000200000067707151">
            <text:p>0.000002</text:p>
          </table:table-cell>
          <table:table-cell/>
          <table:table-cell office:value-type="string">
            <text:p>d_s is renewed (r + D) to 16145333.548199; c_s is fully topped up</text:p>
          </table:table-cell>
          <table:table-cell/>
        </table:table-row>
        <table:table-row table:style-name="ro1">
          <table:table-cell office:value-type="float" office:value="16145.328567">
            <text:p>16145.328567</text:p>
          </table:table-cell>
          <table:table-cell table:formula="of:=[.A1513]-[.A$20]" office:value-type="float" office:value="0.294197000001077">
            <text:p>0.294197</text:p>
          </table:table-cell>
          <table:table-cell table:formula="of:=[.A1513]-[.A1512]" office:value-type="float" office:value="0.0000170000002981396">
            <text:p>0.00001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28606">
            <text:p>16145.328606</text:p>
          </table:table-cell>
          <table:table-cell table:formula="of:=[.A1514]-[.A$20]" office:value-type="float" office:value="0.294235999999728">
            <text:p>0.294236</text:p>
          </table:table-cell>
          <table:table-cell table:formula="of:=[.A1514]-[.A1513]" office:value-type="float" office:value="0.0000389999986509792">
            <text:p>0.000039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28608">
            <text:p>16145.328608</text:p>
          </table:table-cell>
          <table:table-cell table:formula="of:=[.A1515]-[.A$20]" office:value-type="float" office:value="0.294238000000405">
            <text:p>0.294238</text:p>
          </table:table-cell>
          <table:table-cell table:formula="of:=[.A1515]-[.A1514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28611">
            <text:p>16145.328611</text:p>
          </table:table-cell>
          <table:table-cell table:formula="of:=[.A1516]-[.A$20]" office:value-type="float" office:value="0.294241000001421">
            <text:p>0.294241</text:p>
          </table:table-cell>
          <table:table-cell table:formula="of:=[.A1516]-[.A1515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28616">
            <text:p>16145.328616</text:p>
          </table:table-cell>
          <table:table-cell table:formula="of:=[.A1517]-[.A$20]" office:value-type="float" office:value="0.294246000001294">
            <text:p>0.294246</text:p>
          </table:table-cell>
          <table:table-cell table:formula="of:=[.A1517]-[.A1516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28618">
            <text:p>16145.328618</text:p>
          </table:table-cell>
          <table:table-cell table:formula="of:=[.A1518]-[.A$20]" office:value-type="float" office:value="0.294248000000152">
            <text:p>0.294248</text:p>
          </table:table-cell>
          <table:table-cell table:formula="of:=[.A1518]-[.A1517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2862">
            <text:p>16145.328620</text:p>
          </table:table-cell>
          <table:table-cell table:formula="of:=[.A1519]-[.A$20]" office:value-type="float" office:value="0.294250000000829">
            <text:p>0.294250</text:p>
          </table:table-cell>
          <table:table-cell table:formula="of:=[.A1519]-[.A1518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335.617651; c_s is fully topped up</text:p>
          </table:table-cell>
        </table:table-row>
        <table:table-row table:style-name="ro1">
          <table:table-cell office:value-type="float" office:value="16145.328624">
            <text:p>16145.328624</text:p>
          </table:table-cell>
          <table:table-cell table:formula="of:=[.A1520]-[.A$20]" office:value-type="float" office:value="0.294254000000365">
            <text:p>0.294254</text:p>
          </table:table-cell>
          <table:table-cell table:formula="of:=[.A1520]-[.A1519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28626">
            <text:p>16145.328626</text:p>
          </table:table-cell>
          <table:table-cell table:formula="of:=[.A1521]-[.A$20]" office:value-type="float" office:value="0.294256000001042">
            <text:p>0.294256</text:p>
          </table:table-cell>
          <table:table-cell table:formula="of:=[.A1521]-[.A1520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28628">
            <text:p>16145.328628</text:p>
          </table:table-cell>
          <table:table-cell table:formula="of:=[.A1522]-[.A$20]" office:value-type="float" office:value="0.2942579999999">
            <text:p>0.294258</text:p>
          </table:table-cell>
          <table:table-cell table:formula="of:=[.A1522]-[.A1521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28634">
            <text:p>16145.328634</text:p>
          </table:table-cell>
          <table:table-cell table:formula="of:=[.A1523]-[.A$20]" office:value-type="float" office:value="0.294264000000112">
            <text:p>0.294264</text:p>
          </table:table-cell>
          <table:table-cell table:formula="of:=[.A1523]-[.A1522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28636">
            <text:p>16145.328636</text:p>
          </table:table-cell>
          <table:table-cell table:formula="of:=[.A1524]-[.A$20]" office:value-type="float" office:value="0.294266000000789">
            <text:p>0.294266</text:p>
          </table:table-cell>
          <table:table-cell table:formula="of:=[.A1524]-[.A1523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41947">
            <text:p>16145.341947</text:p>
          </table:table-cell>
          <table:table-cell table:formula="of:=[.A1525]-[.A$20]" office:value-type="float" office:value="0.307577000001402">
            <text:p>0.307577</text:p>
          </table:table-cell>
          <table:table-cell table:formula="of:=[.A1525]-[.A1524]" office:value-type="float" office:value="0.0133110000006127">
            <text:p>0.013311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4195">
            <text:p>16145.341950</text:p>
          </table:table-cell>
          <table:table-cell table:formula="of:=[.A1526]-[.A$20]" office:value-type="float" office:value="0.307580000000598">
            <text:p>0.307580</text:p>
          </table:table-cell>
          <table:table-cell table:formula="of:=[.A1526]-[.A1525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41953">
            <text:p>16145.341953</text:p>
          </table:table-cell>
          <table:table-cell table:formula="of:=[.A1527]-[.A$20]" office:value-type="float" office:value="0.307582999999795">
            <text:p>0.307583</text:p>
          </table:table-cell>
          <table:table-cell table:formula="of:=[.A1527]-[.A1526]" office:value-type="float" office:value="0.00000299999919661786">
            <text:p>0.000003</text:p>
          </table:table-cell>
          <table:table-cell office:value-type="string">
            <text:p>d_s is renewed (r + D) to 16145343.949888; c_s is fully topped up</text:p>
          </table:table-cell>
          <table:table-cell table:number-columns-repeated="2"/>
        </table:table-row>
        <table:table-row table:style-name="ro1">
          <table:table-cell office:value-type="float" office:value="16145.341956">
            <text:p>16145.341956</text:p>
          </table:table-cell>
          <table:table-cell table:formula="of:=[.A1528]-[.A$20]" office:value-type="float" office:value="0.307586000000811">
            <text:p>0.307586</text:p>
          </table:table-cell>
          <table:table-cell table:formula="of:=[.A1528]-[.A1527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41958">
            <text:p>16145.341958</text:p>
          </table:table-cell>
          <table:table-cell table:formula="of:=[.A1529]-[.A$20]" office:value-type="float" office:value="0.307588000001488">
            <text:p>0.307588</text:p>
          </table:table-cell>
          <table:table-cell table:formula="of:=[.A1529]-[.A1528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4196">
            <text:p>16145.341960</text:p>
          </table:table-cell>
          <table:table-cell table:formula="of:=[.A1530]-[.A$20]" office:value-type="float" office:value="0.307590000000346">
            <text:p>0.307590</text:p>
          </table:table-cell>
          <table:table-cell table:formula="of:=[.A1530]-[.A1529]" office:value-type="float" office:value="0.00000199999885808211">
            <text:p>0.000002</text:p>
          </table:table-cell>
          <table:table-cell/>
          <table:table-cell office:value-type="string">
            <text:p>d_s is renewed (r + D) to 16145346.957622; c_s is fully topped up</text:p>
          </table:table-cell>
          <table:table-cell/>
        </table:table-row>
        <table:table-row table:style-name="ro1">
          <table:table-cell office:value-type="float" office:value="16145.341983">
            <text:p>16145.341983</text:p>
          </table:table-cell>
          <table:table-cell table:formula="of:=[.A1531]-[.A$20]" office:value-type="float" office:value="0.307613000000856">
            <text:p>0.307613</text:p>
          </table:table-cell>
          <table:table-cell table:formula="of:=[.A1531]-[.A1530]" office:value-type="float" office:value="0.0000230000005103648">
            <text:p>0.000023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42021">
            <text:p>16145.342021</text:p>
          </table:table-cell>
          <table:table-cell table:formula="of:=[.A1532]-[.A$20]" office:value-type="float" office:value="0.307651000000988">
            <text:p>0.307651</text:p>
          </table:table-cell>
          <table:table-cell table:formula="of:=[.A1532]-[.A1531]" office:value-type="float" office:value="0.0000380000001314329">
            <text:p>0.0000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42023">
            <text:p>16145.342023</text:p>
          </table:table-cell>
          <table:table-cell table:formula="of:=[.A1533]-[.A$20]" office:value-type="float" office:value="0.307652999999846">
            <text:p>0.307653</text:p>
          </table:table-cell>
          <table:table-cell table:formula="of:=[.A1533]-[.A1532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42026">
            <text:p>16145.342026</text:p>
          </table:table-cell>
          <table:table-cell table:formula="of:=[.A1534]-[.A$20]" office:value-type="float" office:value="0.307656000000861">
            <text:p>0.307656</text:p>
          </table:table-cell>
          <table:table-cell table:formula="of:=[.A1534]-[.A1533]" office:value-type="float" office:value="0.00000300000101560727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42031">
            <text:p>16145.342031</text:p>
          </table:table-cell>
          <table:table-cell table:formula="of:=[.A1535]-[.A$20]" office:value-type="float" office:value="0.307661000000735">
            <text:p>0.307661</text:p>
          </table:table-cell>
          <table:table-cell table:formula="of:=[.A1535]-[.A1534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42032">
            <text:p>16145.342032</text:p>
          </table:table-cell>
          <table:table-cell table:formula="of:=[.A1536]-[.A$20]" office:value-type="float" office:value="0.307662000001073">
            <text:p>0.307662</text:p>
          </table:table-cell>
          <table:table-cell table:formula="of:=[.A1536]-[.A1535]" office:value-type="float" office:value="0.00000100000033853576">
            <text:p>0.000001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42035">
            <text:p>16145.342035</text:p>
          </table:table-cell>
          <table:table-cell table:formula="of:=[.A1537]-[.A$20]" office:value-type="float" office:value="0.30766500000027">
            <text:p>0.307665</text:p>
          </table:table-cell>
          <table:table-cell table:formula="of:=[.A1537]-[.A1536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349.032485; c_s is fully topped up</text:p>
          </table:table-cell>
        </table:table-row>
        <table:table-row table:style-name="ro1">
          <table:table-cell office:value-type="float" office:value="16145.342039">
            <text:p>16145.342039</text:p>
          </table:table-cell>
          <table:table-cell table:formula="of:=[.A1538]-[.A$20]" office:value-type="float" office:value="0.307668999999805">
            <text:p>0.307669</text:p>
          </table:table-cell>
          <table:table-cell table:formula="of:=[.A1538]-[.A1537]" office:value-type="float" office:value="0.0000039999995351536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42041">
            <text:p>16145.342041</text:p>
          </table:table-cell>
          <table:table-cell table:formula="of:=[.A1539]-[.A$20]" office:value-type="float" office:value="0.307671000000482">
            <text:p>0.307671</text:p>
          </table:table-cell>
          <table:table-cell table:formula="of:=[.A1539]-[.A153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42043">
            <text:p>16145.342043</text:p>
          </table:table-cell>
          <table:table-cell table:formula="of:=[.A1540]-[.A$20]" office:value-type="float" office:value="0.307673000001159">
            <text:p>0.307673</text:p>
          </table:table-cell>
          <table:table-cell table:formula="of:=[.A1540]-[.A153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42048">
            <text:p>16145.342048</text:p>
          </table:table-cell>
          <table:table-cell table:formula="of:=[.A1541]-[.A$20]" office:value-type="float" office:value="0.307678000001033">
            <text:p>0.307678</text:p>
          </table:table-cell>
          <table:table-cell table:formula="of:=[.A1541]-[.A1540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4205">
            <text:p>16145.342050</text:p>
          </table:table-cell>
          <table:table-cell table:formula="of:=[.A1542]-[.A$20]" office:value-type="float" office:value="0.307679999999891">
            <text:p>0.307680</text:p>
          </table:table-cell>
          <table:table-cell table:formula="of:=[.A1542]-[.A1541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55348">
            <text:p>16145.355348</text:p>
          </table:table-cell>
          <table:table-cell table:formula="of:=[.A1543]-[.A$20]" office:value-type="float" office:value="0.320977999999741">
            <text:p>0.320978</text:p>
          </table:table-cell>
          <table:table-cell table:formula="of:=[.A1543]-[.A1542]" office:value-type="float" office:value="0.0132979999998497">
            <text:p>0.013298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55351">
            <text:p>16145.355351</text:p>
          </table:table-cell>
          <table:table-cell table:formula="of:=[.A1544]-[.A$20]" office:value-type="float" office:value="0.320981000000756">
            <text:p>0.320981</text:p>
          </table:table-cell>
          <table:table-cell table:formula="of:=[.A1544]-[.A1543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55354">
            <text:p>16145.355354</text:p>
          </table:table-cell>
          <table:table-cell table:formula="of:=[.A1545]-[.A$20]" office:value-type="float" office:value="0.320983999999953">
            <text:p>0.320984</text:p>
          </table:table-cell>
          <table:table-cell table:formula="of:=[.A1545]-[.A1544]" office:value-type="float" office:value="0.00000299999919661786">
            <text:p>0.000003</text:p>
          </table:table-cell>
          <table:table-cell office:value-type="string">
            <text:p>d_s is renewed (r + D) to 16145357.350671; c_s is fully topped up</text:p>
          </table:table-cell>
          <table:table-cell table:number-columns-repeated="2"/>
        </table:table-row>
        <table:table-row table:style-name="ro1">
          <table:table-cell office:value-type="float" office:value="16145.355357">
            <text:p>16145.355357</text:p>
          </table:table-cell>
          <table:table-cell table:formula="of:=[.A1546]-[.A$20]" office:value-type="float" office:value="0.320987000000969">
            <text:p>0.320987</text:p>
          </table:table-cell>
          <table:table-cell table:formula="of:=[.A1546]-[.A154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55358">
            <text:p>16145.355358</text:p>
          </table:table-cell>
          <table:table-cell table:formula="of:=[.A1547]-[.A$20]" office:value-type="float" office:value="0.320988000001307">
            <text:p>0.320988</text:p>
          </table:table-cell>
          <table:table-cell table:formula="of:=[.A1547]-[.A1546]" office:value-type="float" office:value="0.00000100000033853576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55361">
            <text:p>16145.355361</text:p>
          </table:table-cell>
          <table:table-cell table:formula="of:=[.A1548]-[.A$20]" office:value-type="float" office:value="0.320991000000504">
            <text:p>0.320991</text:p>
          </table:table-cell>
          <table:table-cell table:formula="of:=[.A1548]-[.A1547]" office:value-type="float" office:value="0.00000299999919661786">
            <text:p>0.000003</text:p>
          </table:table-cell>
          <table:table-cell/>
          <table:table-cell office:value-type="string">
            <text:p>d_s is renewed (r + D) to 16145360.358495; c_s is fully topped up</text:p>
          </table:table-cell>
          <table:table-cell/>
        </table:table-row>
        <table:table-row table:style-name="ro1">
          <table:table-cell office:value-type="float" office:value="16145.355378">
            <text:p>16145.355378</text:p>
          </table:table-cell>
          <table:table-cell table:formula="of:=[.A1549]-[.A$20]" office:value-type="float" office:value="0.321008000000802">
            <text:p>0.321008</text:p>
          </table:table-cell>
          <table:table-cell table:formula="of:=[.A1549]-[.A1548]" office:value-type="float" office:value="0.0000170000002981396">
            <text:p>0.000017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5542">
            <text:p>16145.355420</text:p>
          </table:table-cell>
          <table:table-cell table:formula="of:=[.A1550]-[.A$20]" office:value-type="float" office:value="0.321050000000469">
            <text:p>0.321050</text:p>
          </table:table-cell>
          <table:table-cell table:formula="of:=[.A1550]-[.A1549]" office:value-type="float" office:value="0.0000419999996665865">
            <text:p>0.0000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55422">
            <text:p>16145.355422</text:p>
          </table:table-cell>
          <table:table-cell table:formula="of:=[.A1551]-[.A$20]" office:value-type="float" office:value="0.321052000001146">
            <text:p>0.321052</text:p>
          </table:table-cell>
          <table:table-cell table:formula="of:=[.A1551]-[.A1550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55424">
            <text:p>16145.355424</text:p>
          </table:table-cell>
          <table:table-cell table:formula="of:=[.A1552]-[.A$20]" office:value-type="float" office:value="0.321054000000004">
            <text:p>0.321054</text:p>
          </table:table-cell>
          <table:table-cell table:formula="of:=[.A1552]-[.A1551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55429">
            <text:p>16145.355429</text:p>
          </table:table-cell>
          <table:table-cell table:formula="of:=[.A1553]-[.A$20]" office:value-type="float" office:value="0.321058999999877">
            <text:p>0.321059</text:p>
          </table:table-cell>
          <table:table-cell table:formula="of:=[.A1553]-[.A1552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55431">
            <text:p>16145.355431</text:p>
          </table:table-cell>
          <table:table-cell table:formula="of:=[.A1554]-[.A$20]" office:value-type="float" office:value="0.321061000000554">
            <text:p>0.321061</text:p>
          </table:table-cell>
          <table:table-cell table:formula="of:=[.A1554]-[.A1553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55433">
            <text:p>16145.355433</text:p>
          </table:table-cell>
          <table:table-cell table:formula="of:=[.A1555]-[.A$20]" office:value-type="float" office:value="0.321063000001232">
            <text:p>0.321063</text:p>
          </table:table-cell>
          <table:table-cell table:formula="of:=[.A1555]-[.A1554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362.431124; c_s is fully topped up</text:p>
          </table:table-cell>
        </table:table-row>
        <table:table-row table:style-name="ro1">
          <table:table-cell office:value-type="float" office:value="16145.355438">
            <text:p>16145.355438</text:p>
          </table:table-cell>
          <table:table-cell table:formula="of:=[.A1556]-[.A$20]" office:value-type="float" office:value="0.321068000001105">
            <text:p>0.321068</text:p>
          </table:table-cell>
          <table:table-cell table:formula="of:=[.A1556]-[.A1555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5544">
            <text:p>16145.355440</text:p>
          </table:table-cell>
          <table:table-cell table:formula="of:=[.A1557]-[.A$20]" office:value-type="float" office:value="0.321069999999963">
            <text:p>0.321070</text:p>
          </table:table-cell>
          <table:table-cell table:formula="of:=[.A1557]-[.A1556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55442">
            <text:p>16145.355442</text:p>
          </table:table-cell>
          <table:table-cell table:formula="of:=[.A1558]-[.A$20]" office:value-type="float" office:value="0.32107200000064">
            <text:p>0.321072</text:p>
          </table:table-cell>
          <table:table-cell table:formula="of:=[.A1558]-[.A155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55447">
            <text:p>16145.355447</text:p>
          </table:table-cell>
          <table:table-cell table:formula="of:=[.A1559]-[.A$20]" office:value-type="float" office:value="0.321077000000514">
            <text:p>0.321077</text:p>
          </table:table-cell>
          <table:table-cell table:formula="of:=[.A1559]-[.A1558]" office:value-type="float" office:value="0.00000499999987368938">
            <text:p>0.000005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5545">
            <text:p>16145.355450</text:p>
          </table:table-cell>
          <table:table-cell table:formula="of:=[.A1560]-[.A$20]" office:value-type="float" office:value="0.321079999999711">
            <text:p>0.321080</text:p>
          </table:table-cell>
          <table:table-cell table:formula="of:=[.A1560]-[.A1559]" office:value-type="float" office:value="0.00000299999919661786">
            <text:p>0.000003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63723">
            <text:p>16145.363723</text:p>
          </table:table-cell>
          <table:table-cell table:formula="of:=[.A1561]-[.A$20]" office:value-type="float" office:value="0.329353000000992">
            <text:p>0.329353</text:p>
          </table:table-cell>
          <table:table-cell table:formula="of:=[.A1561]-[.A1560]" office:value-type="float" office:value="0.00827300000128162">
            <text:p>0.00827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63726">
            <text:p>16145.363726</text:p>
          </table:table-cell>
          <table:table-cell table:formula="of:=[.A1562]-[.A$20]" office:value-type="float" office:value="0.329356000000189">
            <text:p>0.329356</text:p>
          </table:table-cell>
          <table:table-cell table:formula="of:=[.A1562]-[.A1561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6373">
            <text:p>16145.363730</text:p>
          </table:table-cell>
          <table:table-cell table:formula="of:=[.A1563]-[.A$20]" office:value-type="float" office:value="0.329359999999724">
            <text:p>0.329360</text:p>
          </table:table-cell>
          <table:table-cell table:formula="of:=[.A1563]-[.A1562]" office:value-type="float" office:value="0.00000399999953515362">
            <text:p>0.000004</text:p>
          </table:table-cell>
          <table:table-cell office:value-type="string">
            <text:p>d_s is renewed (r + D) to 16145365.726371; c_s is fully topped up</text:p>
          </table:table-cell>
          <table:table-cell table:number-columns-repeated="2"/>
        </table:table-row>
        <table:table-row table:style-name="ro1">
          <table:table-cell office:value-type="float" office:value="16145.363733">
            <text:p>16145.363733</text:p>
          </table:table-cell>
          <table:table-cell table:formula="of:=[.A1564]-[.A$20]" office:value-type="float" office:value="0.32936300000074">
            <text:p>0.329363</text:p>
          </table:table-cell>
          <table:table-cell table:formula="of:=[.A1564]-[.A1563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63735">
            <text:p>16145.363735</text:p>
          </table:table-cell>
          <table:table-cell table:formula="of:=[.A1565]-[.A$20]" office:value-type="float" office:value="0.329365000001417">
            <text:p>0.329365</text:p>
          </table:table-cell>
          <table:table-cell table:formula="of:=[.A1565]-[.A1564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63737">
            <text:p>16145.363737</text:p>
          </table:table-cell>
          <table:table-cell table:formula="of:=[.A1566]-[.A$20]" office:value-type="float" office:value="0.329367000000275">
            <text:p>0.329367</text:p>
          </table:table-cell>
          <table:table-cell table:formula="of:=[.A1566]-[.A1565]" office:value-type="float" office:value="0.00000199999885808211">
            <text:p>0.000002</text:p>
          </table:table-cell>
          <table:table-cell/>
          <table:table-cell office:value-type="string">
            <text:p>d_s is renewed (r + D) to 16145368.734688; c_s is fully topped up</text:p>
          </table:table-cell>
          <table:table-cell/>
        </table:table-row>
        <table:table-row table:style-name="ro1">
          <table:table-cell office:value-type="float" office:value="16145.363761">
            <text:p>16145.363761</text:p>
          </table:table-cell>
          <table:table-cell table:formula="of:=[.A1567]-[.A$20]" office:value-type="float" office:value="0.329391000001124">
            <text:p>0.329391</text:p>
          </table:table-cell>
          <table:table-cell table:formula="of:=[.A1567]-[.A1566]" office:value-type="float" office:value="0.0000240000008489005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63803">
            <text:p>16145.363803</text:p>
          </table:table-cell>
          <table:table-cell table:formula="of:=[.A1568]-[.A$20]" office:value-type="float" office:value="0.32943300000079">
            <text:p>0.329433</text:p>
          </table:table-cell>
          <table:table-cell table:formula="of:=[.A1568]-[.A1567]" office:value-type="float" office:value="0.0000419999996665865">
            <text:p>0.000042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63805">
            <text:p>16145.363805</text:p>
          </table:table-cell>
          <table:table-cell table:formula="of:=[.A1569]-[.A$20]" office:value-type="float" office:value="0.329435000001467">
            <text:p>0.329435</text:p>
          </table:table-cell>
          <table:table-cell table:formula="of:=[.A1569]-[.A1568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63808">
            <text:p>16145.363808</text:p>
          </table:table-cell>
          <table:table-cell table:formula="of:=[.A1570]-[.A$20]" office:value-type="float" office:value="0.329438000000664">
            <text:p>0.329438</text:p>
          </table:table-cell>
          <table:table-cell table:formula="of:=[.A1570]-[.A1569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63813">
            <text:p>16145.363813</text:p>
          </table:table-cell>
          <table:table-cell table:formula="of:=[.A1571]-[.A$20]" office:value-type="float" office:value="0.329443000000538">
            <text:p>0.329443</text:p>
          </table:table-cell>
          <table:table-cell table:formula="of:=[.A1571]-[.A1570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63815">
            <text:p>16145.363815</text:p>
          </table:table-cell>
          <table:table-cell table:formula="of:=[.A1572]-[.A$20]" office:value-type="float" office:value="0.329445000001215">
            <text:p>0.329445</text:p>
          </table:table-cell>
          <table:table-cell table:formula="of:=[.A1572]-[.A157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63817">
            <text:p>16145.363817</text:p>
          </table:table-cell>
          <table:table-cell table:formula="of:=[.A1573]-[.A$20]" office:value-type="float" office:value="0.329447000000073">
            <text:p>0.329447</text:p>
          </table:table-cell>
          <table:table-cell table:formula="of:=[.A1573]-[.A1572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16145370.814559; c_s is fully topped up</text:p>
          </table:table-cell>
        </table:table-row>
        <table:table-row table:style-name="ro1">
          <table:table-cell office:value-type="float" office:value="16145.363821">
            <text:p>16145.363821</text:p>
          </table:table-cell>
          <table:table-cell table:formula="of:=[.A1574]-[.A$20]" office:value-type="float" office:value="0.329451000001427">
            <text:p>0.329451</text:p>
          </table:table-cell>
          <table:table-cell table:formula="of:=[.A1574]-[.A1573]" office:value-type="float" office:value="0.00000400000135414302">
            <text:p>0.000004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63823">
            <text:p>16145.363823</text:p>
          </table:table-cell>
          <table:table-cell table:formula="of:=[.A1575]-[.A$20]" office:value-type="float" office:value="0.329453000000285">
            <text:p>0.329453</text:p>
          </table:table-cell>
          <table:table-cell table:formula="of:=[.A1575]-[.A1574]" office:value-type="float" office:value="0.0000019999988580821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63825">
            <text:p>16145.363825</text:p>
          </table:table-cell>
          <table:table-cell table:formula="of:=[.A1576]-[.A$20]" office:value-type="float" office:value="0.329455000000962">
            <text:p>0.329455</text:p>
          </table:table-cell>
          <table:table-cell table:formula="of:=[.A1576]-[.A157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63831">
            <text:p>16145.363831</text:p>
          </table:table-cell>
          <table:table-cell table:formula="of:=[.A1577]-[.A$20]" office:value-type="float" office:value="0.329461000001174">
            <text:p>0.329461</text:p>
          </table:table-cell>
          <table:table-cell table:formula="of:=[.A1577]-[.A1576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63832">
            <text:p>16145.363832</text:p>
          </table:table-cell>
          <table:table-cell table:formula="of:=[.A1578]-[.A$20]" office:value-type="float" office:value="0.329461999999694">
            <text:p>0.329462</text:p>
          </table:table-cell>
          <table:table-cell table:formula="of:=[.A1578]-[.A1577]" office:value-type="float" office:value="0.000000999998519546352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77115">
            <text:p>16145.377115</text:p>
          </table:table-cell>
          <table:table-cell table:formula="of:=[.A1579]-[.A$20]" office:value-type="float" office:value="0.342744999999923">
            <text:p>0.342745</text:p>
          </table:table-cell>
          <table:table-cell table:formula="of:=[.A1579]-[.A1578]" office:value-type="float" office:value="0.0132830000002286">
            <text:p>0.013283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77119">
            <text:p>16145.377119</text:p>
          </table:table-cell>
          <table:table-cell table:formula="of:=[.A1580]-[.A$20]" office:value-type="float" office:value="0.342749000001277">
            <text:p>0.342749</text:p>
          </table:table-cell>
          <table:table-cell table:formula="of:=[.A1580]-[.A1579]" office:value-type="float" office:value="0.00000400000135414302">
            <text:p>0.000004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77122">
            <text:p>16145.377122</text:p>
          </table:table-cell>
          <table:table-cell table:formula="of:=[.A1581]-[.A$20]" office:value-type="float" office:value="0.342752000000473">
            <text:p>0.342752</text:p>
          </table:table-cell>
          <table:table-cell table:formula="of:=[.A1581]-[.A1580]" office:value-type="float" office:value="0.00000299999919661786">
            <text:p>0.000003</text:p>
          </table:table-cell>
          <table:table-cell office:value-type="string">
            <text:p>d_s is renewed (r + D) to 16145379.118517; c_s is fully topped up</text:p>
          </table:table-cell>
          <table:table-cell table:number-columns-repeated="2"/>
        </table:table-row>
        <table:table-row table:style-name="ro1">
          <table:table-cell office:value-type="float" office:value="16145.377125">
            <text:p>16145.377125</text:p>
          </table:table-cell>
          <table:table-cell table:formula="of:=[.A1582]-[.A$20]" office:value-type="float" office:value="0.342755000001489">
            <text:p>0.342755</text:p>
          </table:table-cell>
          <table:table-cell table:formula="of:=[.A1582]-[.A1581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77127">
            <text:p>16145.377127</text:p>
          </table:table-cell>
          <table:table-cell table:formula="of:=[.A1583]-[.A$20]" office:value-type="float" office:value="0.342757000000347">
            <text:p>0.342757</text:p>
          </table:table-cell>
          <table:table-cell table:formula="of:=[.A1583]-[.A1582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77129">
            <text:p>16145.377129</text:p>
          </table:table-cell>
          <table:table-cell table:formula="of:=[.A1584]-[.A$20]" office:value-type="float" office:value="0.342759000001024">
            <text:p>0.342759</text:p>
          </table:table-cell>
          <table:table-cell table:formula="of:=[.A1584]-[.A1583]" office:value-type="float" office:value="0.00000200000067707151">
            <text:p>0.000002</text:p>
          </table:table-cell>
          <table:table-cell/>
          <table:table-cell office:value-type="string">
            <text:p>d_s is renewed (r + D) to 16145382.126924; c_s is fully topped up</text:p>
          </table:table-cell>
          <table:table-cell/>
        </table:table-row>
        <table:table-row table:style-name="ro1">
          <table:table-cell office:value-type="float" office:value="16145.377146">
            <text:p>16145.377146</text:p>
          </table:table-cell>
          <table:table-cell table:formula="of:=[.A1585]-[.A$20]" office:value-type="float" office:value="0.342776000001322">
            <text:p>0.342776</text:p>
          </table:table-cell>
          <table:table-cell table:formula="of:=[.A1585]-[.A1584]" office:value-type="float" office:value="0.0000170000002981396">
            <text:p>0.000017</text:p>
          </table:table-cell>
          <table:table-cell office:value-type="string">
            <text:p>is pick_next_task_dl-ed by firefox-bin (4758)</text:p>
          </table:table-cell>
          <table:table-cell table:number-columns-repeated="2"/>
        </table:table-row>
        <table:table-row table:style-name="ro1">
          <table:table-cell office:value-type="float" office:value="16145.37719">
            <text:p>16145.377190</text:p>
          </table:table-cell>
          <table:table-cell table:formula="of:=[.A1586]-[.A$20]" office:value-type="float" office:value="0.342819999999847">
            <text:p>0.342820</text:p>
          </table:table-cell>
          <table:table-cell table:formula="of:=[.A1586]-[.A1585]" office:value-type="float" office:value="0.0000439999985246686">
            <text:p>0.000044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77192">
            <text:p>16145.377192</text:p>
          </table:table-cell>
          <table:table-cell table:formula="of:=[.A1587]-[.A$20]" office:value-type="float" office:value="0.342822000000524">
            <text:p>0.342822</text:p>
          </table:table-cell>
          <table:table-cell table:formula="of:=[.A1587]-[.A1586]" office:value-type="float" office:value="0.0000020000006770715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77195">
            <text:p>16145.377195</text:p>
          </table:table-cell>
          <table:table-cell table:formula="of:=[.A1588]-[.A$20]" office:value-type="float" office:value="0.342824999999721">
            <text:p>0.342825</text:p>
          </table:table-cell>
          <table:table-cell table:formula="of:=[.A1588]-[.A1587]" office:value-type="float" office:value="0.00000299999919661786">
            <text:p>0.000003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772">
            <text:p>16145.377200</text:p>
          </table:table-cell>
          <table:table-cell table:formula="of:=[.A1589]-[.A$20]" office:value-type="float" office:value="0.342830000001413">
            <text:p>0.342830</text:p>
          </table:table-cell>
          <table:table-cell table:formula="of:=[.A1589]-[.A1588]" office:value-type="float" office:value="0.0000050000016926787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77202">
            <text:p>16145.377202</text:p>
          </table:table-cell>
          <table:table-cell table:formula="of:=[.A1590]-[.A$20]" office:value-type="float" office:value="0.342832000000271">
            <text:p>0.342832</text:p>
          </table:table-cell>
          <table:table-cell table:formula="of:=[.A1590]-[.A1589]" office:value-type="float" office:value="0.0000019999988580821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77204">
            <text:p>16145.377204</text:p>
          </table:table-cell>
          <table:table-cell table:formula="of:=[.A1591]-[.A$20]" office:value-type="float" office:value="0.342834000000948">
            <text:p>0.342834</text:p>
          </table:table-cell>
          <table:table-cell table:formula="of:=[.A1591]-[.A1590]" office:value-type="float" office:value="0.00000200000067707151">
            <text:p>0.000002</text:p>
          </table:table-cell>
          <table:table-cell table:number-columns-repeated="2"/>
          <table:table-cell office:value-type="string">
            <text:p>d_s is renewed (r + D) to 16145384.201588; c_s is fully topped up</text:p>
          </table:table-cell>
        </table:table-row>
        <table:table-row table:style-name="ro1">
          <table:table-cell office:value-type="float" office:value="16145.377209">
            <text:p>16145.377209</text:p>
          </table:table-cell>
          <table:table-cell table:formula="of:=[.A1592]-[.A$20]" office:value-type="float" office:value="0.342839000000822">
            <text:p>0.342839</text:p>
          </table:table-cell>
          <table:table-cell table:formula="of:=[.A1592]-[.A1591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7721">
            <text:p>16145.377210</text:p>
          </table:table-cell>
          <table:table-cell table:formula="of:=[.A1593]-[.A$20]" office:value-type="float" office:value="0.342840000001161">
            <text:p>0.342840</text:p>
          </table:table-cell>
          <table:table-cell table:formula="of:=[.A1593]-[.A1592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77212">
            <text:p>16145.377212</text:p>
          </table:table-cell>
          <table:table-cell table:formula="of:=[.A1594]-[.A$20]" office:value-type="float" office:value="0.342842000000019">
            <text:p>0.342842</text:p>
          </table:table-cell>
          <table:table-cell table:formula="of:=[.A1594]-[.A1593]" office:value-type="float" office:value="0.0000019999988580821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77218">
            <text:p>16145.377218</text:p>
          </table:table-cell>
          <table:table-cell table:formula="of:=[.A1595]-[.A$20]" office:value-type="float" office:value="0.342848000000231">
            <text:p>0.342848</text:p>
          </table:table-cell>
          <table:table-cell table:formula="of:=[.A1595]-[.A1594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7722">
            <text:p>16145.377220</text:p>
          </table:table-cell>
          <table:table-cell table:formula="of:=[.A1596]-[.A$20]" office:value-type="float" office:value="0.342850000000908">
            <text:p>0.342850</text:p>
          </table:table-cell>
          <table:table-cell table:formula="of:=[.A1596]-[.A1595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39053">
            <text:p>16145.390530</text:p>
          </table:table-cell>
          <table:table-cell table:formula="of:=[.A1597]-[.A$20]" office:value-type="float" office:value="0.356160000001182">
            <text:p>0.356160</text:p>
          </table:table-cell>
          <table:table-cell table:formula="of:=[.A1597]-[.A1596]" office:value-type="float" office:value="0.0133100000002742">
            <text:p>0.013310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390533">
            <text:p>16145.390533</text:p>
          </table:table-cell>
          <table:table-cell table:formula="of:=[.A1598]-[.A$20]" office:value-type="float" office:value="0.356163000000379">
            <text:p>0.356163</text:p>
          </table:table-cell>
          <table:table-cell table:formula="of:=[.A1598]-[.A1597]" office:value-type="float" office:value="0.00000299999919661786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390536">
            <text:p>16145.390536</text:p>
          </table:table-cell>
          <table:table-cell table:formula="of:=[.A1599]-[.A$20]" office:value-type="float" office:value="0.356166000001394">
            <text:p>0.356166</text:p>
          </table:table-cell>
          <table:table-cell table:formula="of:=[.A1599]-[.A1598]" office:value-type="float" office:value="0.00000300000101560727">
            <text:p>0.000003</text:p>
          </table:table-cell>
          <table:table-cell office:value-type="string">
            <text:p>d_s is renewed (r + D) to 16145392.533173; c_s is fully topped up</text:p>
          </table:table-cell>
          <table:table-cell table:number-columns-repeated="2"/>
        </table:table-row>
        <table:table-row table:style-name="ro1">
          <table:table-cell office:value-type="float" office:value="16145.390539">
            <text:p>16145.390539</text:p>
          </table:table-cell>
          <table:table-cell table:formula="of:=[.A1600]-[.A$20]" office:value-type="float" office:value="0.356169000000591">
            <text:p>0.356169</text:p>
          </table:table-cell>
          <table:table-cell table:formula="of:=[.A1600]-[.A1599]" office:value-type="float" office:value="0.00000299999919661786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390541">
            <text:p>16145.390541</text:p>
          </table:table-cell>
          <table:table-cell table:formula="of:=[.A1601]-[.A$20]" office:value-type="float" office:value="0.356171000001268">
            <text:p>0.356171</text:p>
          </table:table-cell>
          <table:table-cell table:formula="of:=[.A1601]-[.A1600]" office:value-type="float" office:value="0.0000020000006770715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390543">
            <text:p>16145.390543</text:p>
          </table:table-cell>
          <table:table-cell table:formula="of:=[.A1602]-[.A$20]" office:value-type="float" office:value="0.356173000000126">
            <text:p>0.356173</text:p>
          </table:table-cell>
          <table:table-cell table:formula="of:=[.A1602]-[.A1601]" office:value-type="float" office:value="0.00000199999885808211">
            <text:p>0.000002</text:p>
          </table:table-cell>
          <table:table-cell/>
          <table:table-cell office:value-type="string">
            <text:p>d_s is renewed (r + D) to 16145395.541039; c_s is fully topped up</text:p>
          </table:table-cell>
          <table:table-cell/>
        </table:table-row>
        <table:table-row table:style-name="ro1">
          <table:table-cell office:value-type="float" office:value="16145.390567">
            <text:p>16145.390567</text:p>
          </table:table-cell>
          <table:table-cell table:formula="of:=[.A1603]-[.A$20]" office:value-type="float" office:value="0.356197000000975">
            <text:p>0.356197</text:p>
          </table:table-cell>
          <table:table-cell table:formula="of:=[.A1603]-[.A1602]" office:value-type="float" office:value="0.0000240000008489005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390605">
            <text:p>16145.390605</text:p>
          </table:table-cell>
          <table:table-cell table:formula="of:=[.A1604]-[.A$20]" office:value-type="float" office:value="0.356235000001107">
            <text:p>0.356235</text:p>
          </table:table-cell>
          <table:table-cell table:formula="of:=[.A1604]-[.A1603]" office:value-type="float" office:value="0.0000380000001314329">
            <text:p>0.000038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390607">
            <text:p>16145.390607</text:p>
          </table:table-cell>
          <table:table-cell table:formula="of:=[.A1605]-[.A$20]" office:value-type="float" office:value="0.356236999999965">
            <text:p>0.356237</text:p>
          </table:table-cell>
          <table:table-cell table:formula="of:=[.A1605]-[.A1604]" office:value-type="float" office:value="0.00000199999885808211">
            <text:p>0.000002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390609">
            <text:p>16145.390609</text:p>
          </table:table-cell>
          <table:table-cell table:formula="of:=[.A1606]-[.A$20]" office:value-type="float" office:value="0.356239000000642">
            <text:p>0.356239</text:p>
          </table:table-cell>
          <table:table-cell table:formula="of:=[.A1606]-[.A1605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390614">
            <text:p>16145.390614</text:p>
          </table:table-cell>
          <table:table-cell table:formula="of:=[.A1607]-[.A$20]" office:value-type="float" office:value="0.356244000000515">
            <text:p>0.356244</text:p>
          </table:table-cell>
          <table:table-cell table:formula="of:=[.A1607]-[.A1606]" office:value-type="float" office:value="0.00000499999987368938">
            <text:p>0.000005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390616">
            <text:p>16145.390616</text:p>
          </table:table-cell>
          <table:table-cell table:formula="of:=[.A1608]-[.A$20]" office:value-type="float" office:value="0.356246000001192">
            <text:p>0.356246</text:p>
          </table:table-cell>
          <table:table-cell table:formula="of:=[.A1608]-[.A1607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390618">
            <text:p>16145.390618</text:p>
          </table:table-cell>
          <table:table-cell table:formula="of:=[.A1609]-[.A$20]" office:value-type="float" office:value="0.356248000000051">
            <text:p>0.356248</text:p>
          </table:table-cell>
          <table:table-cell table:formula="of:=[.A1609]-[.A1608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16145397.616172; c_s is fully topped up</text:p>
          </table:table-cell>
        </table:table-row>
        <table:table-row table:style-name="ro1">
          <table:table-cell office:value-type="float" office:value="16145.390623">
            <text:p>16145.390623</text:p>
          </table:table-cell>
          <table:table-cell table:formula="of:=[.A1610]-[.A$20]" office:value-type="float" office:value="0.356252999999924">
            <text:p>0.356253</text:p>
          </table:table-cell>
          <table:table-cell table:formula="of:=[.A1610]-[.A1609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390624">
            <text:p>16145.390624</text:p>
          </table:table-cell>
          <table:table-cell table:formula="of:=[.A1611]-[.A$20]" office:value-type="float" office:value="0.356254000000263">
            <text:p>0.356254</text:p>
          </table:table-cell>
          <table:table-cell table:formula="of:=[.A1611]-[.A1610]" office:value-type="float" office:value="0.00000100000033853576">
            <text:p>0.000001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390626">
            <text:p>16145.390626</text:p>
          </table:table-cell>
          <table:table-cell table:formula="of:=[.A1612]-[.A$20]" office:value-type="float" office:value="0.35625600000094">
            <text:p>0.356256</text:p>
          </table:table-cell>
          <table:table-cell table:formula="of:=[.A1612]-[.A1611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390632">
            <text:p>16145.390632</text:p>
          </table:table-cell>
          <table:table-cell table:formula="of:=[.A1613]-[.A$20]" office:value-type="float" office:value="0.356262000001152">
            <text:p>0.356262</text:p>
          </table:table-cell>
          <table:table-cell table:formula="of:=[.A1613]-[.A1612]" office:value-type="float" office:value="0.0000060000002122251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390634">
            <text:p>16145.390634</text:p>
          </table:table-cell>
          <table:table-cell table:formula="of:=[.A1614]-[.A$20]" office:value-type="float" office:value="0.35626400000001">
            <text:p>0.356264</text:p>
          </table:table-cell>
          <table:table-cell table:formula="of:=[.A1614]-[.A1613]" office:value-type="float" office:value="0.0000019999988580821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403943">
            <text:p>16145.403943</text:p>
          </table:table-cell>
          <table:table-cell table:formula="of:=[.A1615]-[.A$20]" office:value-type="float" office:value="0.369572999999946">
            <text:p>0.369573</text:p>
          </table:table-cell>
          <table:table-cell table:formula="of:=[.A1615]-[.A1614]" office:value-type="float" office:value="0.0133089999999356">
            <text:p>0.013309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403946">
            <text:p>16145.403946</text:p>
          </table:table-cell>
          <table:table-cell table:formula="of:=[.A1616]-[.A$20]" office:value-type="float" office:value="0.369576000000961">
            <text:p>0.369576</text:p>
          </table:table-cell>
          <table:table-cell table:formula="of:=[.A1616]-[.A1615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403949">
            <text:p>16145.403949</text:p>
          </table:table-cell>
          <table:table-cell table:formula="of:=[.A1617]-[.A$20]" office:value-type="float" office:value="0.369579000000158">
            <text:p>0.369579</text:p>
          </table:table-cell>
          <table:table-cell table:formula="of:=[.A1617]-[.A1616]" office:value-type="float" office:value="0.00000299999919661786">
            <text:p>0.000003</text:p>
          </table:table-cell>
          <table:table-cell office:value-type="string">
            <text:p>d_s is renewed (r + D) to 16145405.945950; c_s is fully topped up</text:p>
          </table:table-cell>
          <table:table-cell table:number-columns-repeated="2"/>
        </table:table-row>
        <table:table-row table:style-name="ro1">
          <table:table-cell office:value-type="float" office:value="16145.403951">
            <text:p>16145.403951</text:p>
          </table:table-cell>
          <table:table-cell table:formula="of:=[.A1618]-[.A$20]" office:value-type="float" office:value="0.369581000000835">
            <text:p>0.369581</text:p>
          </table:table-cell>
          <table:table-cell table:formula="of:=[.A1618]-[.A1617]" office:value-type="float" office:value="0.00000200000067707151">
            <text:p>0.000002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403953">
            <text:p>16145.403953</text:p>
          </table:table-cell>
          <table:table-cell table:formula="of:=[.A1619]-[.A$20]" office:value-type="float" office:value="0.369582999999693">
            <text:p>0.369583</text:p>
          </table:table-cell>
          <table:table-cell table:formula="of:=[.A1619]-[.A1618]" office:value-type="float" office:value="0.00000199999885808211">
            <text:p>0.000002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403955">
            <text:p>16145.403955</text:p>
          </table:table-cell>
          <table:table-cell table:formula="of:=[.A1620]-[.A$20]" office:value-type="float" office:value="0.36958500000037">
            <text:p>0.369585</text:p>
          </table:table-cell>
          <table:table-cell table:formula="of:=[.A1620]-[.A1619]" office:value-type="float" office:value="0.00000200000067707151">
            <text:p>0.000002</text:p>
          </table:table-cell>
          <table:table-cell/>
          <table:table-cell office:value-type="string">
            <text:p>d_s is renewed (r + D) to 16145408.953180; c_s is fully topped up</text:p>
          </table:table-cell>
          <table:table-cell/>
        </table:table-row>
        <table:table-row table:style-name="ro1">
          <table:table-cell office:value-type="float" office:value="16145.403973">
            <text:p>16145.403973</text:p>
          </table:table-cell>
          <table:table-cell table:formula="of:=[.A1621]-[.A$20]" office:value-type="float" office:value="0.369603000001007">
            <text:p>0.369603</text:p>
          </table:table-cell>
          <table:table-cell table:formula="of:=[.A1621]-[.A1620]" office:value-type="float" office:value="0.0000180000006366754">
            <text:p>0.000018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40403">
            <text:p>16145.404030</text:p>
          </table:table-cell>
          <table:table-cell table:formula="of:=[.A1622]-[.A$20]" office:value-type="float" office:value="0.369660000000295">
            <text:p>0.369660</text:p>
          </table:table-cell>
          <table:table-cell table:formula="of:=[.A1622]-[.A1621]" office:value-type="float" office:value="0.0000569999992876546">
            <text:p>0.000057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404033">
            <text:p>16145.404033</text:p>
          </table:table-cell>
          <table:table-cell table:formula="of:=[.A1623]-[.A$20]" office:value-type="float" office:value="0.36966300000131">
            <text:p>0.369663</text:p>
          </table:table-cell>
          <table:table-cell table:formula="of:=[.A1623]-[.A1622]" office:value-type="float" office:value="0.00000300000101560727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404035">
            <text:p>16145.404035</text:p>
          </table:table-cell>
          <table:table-cell table:formula="of:=[.A1624]-[.A$20]" office:value-type="float" office:value="0.369665000000168">
            <text:p>0.369665</text:p>
          </table:table-cell>
          <table:table-cell table:formula="of:=[.A1624]-[.A1623]" office:value-type="float" office:value="0.0000019999988580821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404041">
            <text:p>16145.404041</text:p>
          </table:table-cell>
          <table:table-cell table:formula="of:=[.A1625]-[.A$20]" office:value-type="float" office:value="0.36967100000038">
            <text:p>0.369671</text:p>
          </table:table-cell>
          <table:table-cell table:formula="of:=[.A1625]-[.A1624]" office:value-type="float" office:value="0.00000600000021222513">
            <text:p>0.000006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404043">
            <text:p>16145.404043</text:p>
          </table:table-cell>
          <table:table-cell table:formula="of:=[.A1626]-[.A$20]" office:value-type="float" office:value="0.369673000001058">
            <text:p>0.369673</text:p>
          </table:table-cell>
          <table:table-cell table:formula="of:=[.A1626]-[.A1625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404046">
            <text:p>16145.404046</text:p>
          </table:table-cell>
          <table:table-cell table:formula="of:=[.A1627]-[.A$20]" office:value-type="float" office:value="0.369676000000254">
            <text:p>0.369676</text:p>
          </table:table-cell>
          <table:table-cell table:formula="of:=[.A1627]-[.A1626]" office:value-type="float" office:value="0.00000299999919661786">
            <text:p>0.000003</text:p>
          </table:table-cell>
          <table:table-cell table:number-columns-repeated="2"/>
          <table:table-cell office:value-type="string">
            <text:p>d_s is renewed (r + D) to 16145411.043013; c_s is fully topped up</text:p>
          </table:table-cell>
        </table:table-row>
        <table:table-row table:style-name="ro1">
          <table:table-cell office:value-type="float" office:value="16145.404051">
            <text:p>16145.404051</text:p>
          </table:table-cell>
          <table:table-cell table:formula="of:=[.A1628]-[.A$20]" office:value-type="float" office:value="0.369681000000128">
            <text:p>0.369681</text:p>
          </table:table-cell>
          <table:table-cell table:formula="of:=[.A1628]-[.A1627]" office:value-type="float" office:value="0.00000499999987368938">
            <text:p>0.000005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404053">
            <text:p>16145.404053</text:p>
          </table:table-cell>
          <table:table-cell table:formula="of:=[.A1629]-[.A$20]" office:value-type="float" office:value="0.369683000000805">
            <text:p>0.369683</text:p>
          </table:table-cell>
          <table:table-cell table:formula="of:=[.A1629]-[.A1628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404055">
            <text:p>16145.404055</text:p>
          </table:table-cell>
          <table:table-cell table:formula="of:=[.A1630]-[.A$20]" office:value-type="float" office:value="0.369685000001482">
            <text:p>0.369685</text:p>
          </table:table-cell>
          <table:table-cell table:formula="of:=[.A1630]-[.A1629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404061">
            <text:p>16145.404061</text:p>
          </table:table-cell>
          <table:table-cell table:formula="of:=[.A1631]-[.A$20]" office:value-type="float" office:value="0.369690999999875">
            <text:p>0.369691</text:p>
          </table:table-cell>
          <table:table-cell table:formula="of:=[.A1631]-[.A1630]" office:value-type="float" office:value="0.00000599999839323573">
            <text:p>0.000006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404063">
            <text:p>16145.404063</text:p>
          </table:table-cell>
          <table:table-cell table:formula="of:=[.A1632]-[.A$20]" office:value-type="float" office:value="0.369693000000552">
            <text:p>0.369693</text:p>
          </table:table-cell>
          <table:table-cell table:formula="of:=[.A1632]-[.A1631]" office:value-type="float" office:value="0.00000200000067707151">
            <text:p>0.000002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417349">
            <text:p>16145.417349</text:p>
          </table:table-cell>
          <table:table-cell table:formula="of:=[.A1633]-[.A$20]" office:value-type="float" office:value="0.382978999999978">
            <text:p>0.382979</text:p>
          </table:table-cell>
          <table:table-cell table:formula="of:=[.A1633]-[.A1632]" office:value-type="float" office:value="0.0132859999994253">
            <text:p>0.013286</text:p>
          </table:table-cell>
          <table:table-cell office:value-type="string">
            <text:p>select_task_rq_dl</text:p>
          </table:table-cell>
          <table:table-cell table:number-columns-repeated="2"/>
        </table:table-row>
        <table:table-row table:style-name="ro1">
          <table:table-cell office:value-type="float" office:value="16145.417352">
            <text:p>16145.417352</text:p>
          </table:table-cell>
          <table:table-cell table:formula="of:=[.A1634]-[.A$20]" office:value-type="float" office:value="0.382982000000993">
            <text:p>0.382982</text:p>
          </table:table-cell>
          <table:table-cell table:formula="of:=[.A1634]-[.A1633]" office:value-type="float" office:value="0.00000300000101560727">
            <text:p>0.000003</text:p>
          </table:table-cell>
          <table:table-cell office:value-type="string">
            <text:p>is enqueued</text:p>
          </table:table-cell>
          <table:table-cell table:number-columns-repeated="2"/>
        </table:table-row>
        <table:table-row table:style-name="ro1">
          <table:table-cell office:value-type="float" office:value="16145.417355">
            <text:p>16145.417355</text:p>
          </table:table-cell>
          <table:table-cell table:formula="of:=[.A1635]-[.A$20]" office:value-type="float" office:value="0.38298500000019">
            <text:p>0.382985</text:p>
          </table:table-cell>
          <table:table-cell table:formula="of:=[.A1635]-[.A1634]" office:value-type="float" office:value="0.00000299999919661786">
            <text:p>0.000003</text:p>
          </table:table-cell>
          <table:table-cell office:value-type="string">
            <text:p>d_s is renewed (r + D) to 16145419.351730; c_s is fully topped up</text:p>
          </table:table-cell>
          <table:table-cell table:number-columns-repeated="2"/>
        </table:table-row>
        <table:table-row table:style-name="ro1">
          <table:table-cell office:value-type="float" office:value="16145.417358">
            <text:p>16145.417358</text:p>
          </table:table-cell>
          <table:table-cell table:formula="of:=[.A1636]-[.A$20]" office:value-type="float" office:value="0.382988000001205">
            <text:p>0.382988</text:p>
          </table:table-cell>
          <table:table-cell table:formula="of:=[.A1636]-[.A1635]" office:value-type="float" office:value="0.00000300000101560727">
            <text:p>0.000003</text:p>
          </table:table-cell>
          <table:table-cell/>
          <table:table-cell office:value-type="string">
            <text:p>select_task_rq_dl</text:p>
          </table:table-cell>
          <table:table-cell/>
        </table:table-row>
        <table:table-row table:style-name="ro1">
          <table:table-cell office:value-type="float" office:value="16145.417359">
            <text:p>16145.417359</text:p>
          </table:table-cell>
          <table:table-cell table:formula="of:=[.A1637]-[.A$20]" office:value-type="float" office:value="0.382988999999725">
            <text:p>0.382989</text:p>
          </table:table-cell>
          <table:table-cell table:formula="of:=[.A1637]-[.A1636]" office:value-type="float" office:value="0.000000999998519546352">
            <text:p>0.000001</text:p>
          </table:table-cell>
          <table:table-cell/>
          <table:table-cell office:value-type="string">
            <text:p>is enqueued</text:p>
          </table:table-cell>
          <table:table-cell/>
        </table:table-row>
        <table:table-row table:style-name="ro1">
          <table:table-cell office:value-type="float" office:value="16145.417362">
            <text:p>16145.417362</text:p>
          </table:table-cell>
          <table:table-cell table:formula="of:=[.A1638]-[.A$20]" office:value-type="float" office:value="0.382992000000741">
            <text:p>0.382992</text:p>
          </table:table-cell>
          <table:table-cell table:formula="of:=[.A1638]-[.A1637]" office:value-type="float" office:value="0.00000300000101560727">
            <text:p>0.000003</text:p>
          </table:table-cell>
          <table:table-cell/>
          <table:table-cell office:value-type="string">
            <text:p>d_s is renewed (r + D) to 16145422.359512; c_s is fully topped up</text:p>
          </table:table-cell>
          <table:table-cell/>
        </table:table-row>
        <table:table-row table:style-name="ro1">
          <table:table-cell office:value-type="float" office:value="16145.417386">
            <text:p>16145.417386</text:p>
          </table:table-cell>
          <table:table-cell table:formula="of:=[.A1639]-[.A$20]" office:value-type="float" office:value="0.38301599999977">
            <text:p>0.383016</text:p>
          </table:table-cell>
          <table:table-cell table:formula="of:=[.A1639]-[.A1638]" office:value-type="float" office:value="0.0000239999990299111">
            <text:p>0.000024</text:p>
          </table:table-cell>
          <table:table-cell office:value-type="string">
            <text:p>is pick_next_task_dl-ed by swapper (0)</text:p>
          </table:table-cell>
          <table:table-cell table:number-columns-repeated="2"/>
        </table:table-row>
        <table:table-row table:style-name="ro1">
          <table:table-cell office:value-type="float" office:value="16145.417405">
            <text:p>16145.417405</text:p>
          </table:table-cell>
          <table:table-cell table:formula="of:=[.A1640]-[.A$20]" office:value-type="float" office:value="0.383035000000746">
            <text:p>0.383035</text:p>
          </table:table-cell>
          <table:table-cell table:formula="of:=[.A1640]-[.A1639]" office:value-type="float" office:value="0.0000190000009752112">
            <text:p>0.000019</text:p>
          </table:table-cell>
          <table:table-cell table:number-columns-repeated="2"/>
          <table:table-cell office:value-type="string">
            <text:p>select_task_rq_dl</text:p>
          </table:table-cell>
        </table:table-row>
        <table:table-row table:style-name="ro1">
          <table:table-cell office:value-type="float" office:value="16145.417407">
            <text:p>16145.417407</text:p>
          </table:table-cell>
          <table:table-cell table:formula="of:=[.A1641]-[.A$20]" office:value-type="float" office:value="0.383037000001423">
            <text:p>0.383037</text:p>
          </table:table-cell>
          <table:table-cell table:formula="of:=[.A1641]-[.A1640]" office:value-type="float" office:value="0.00000200000067707151">
            <text:p>0.000002</text:p>
          </table:table-cell>
          <table:table-cell table:number-columns-repeated="2"/>
          <table:table-cell office:value-type="string">
            <text:p>is enqueued</text:p>
          </table:table-cell>
        </table:table-row>
        <table:table-row table:style-name="ro1">
          <table:table-cell office:value-type="float" office:value="16145.417409">
            <text:p>16145.417409</text:p>
          </table:table-cell>
          <table:table-cell table:formula="of:=[.A1642]-[.A$20]" office:value-type="float" office:value="0.383039000000281">
            <text:p>0.383039</text:p>
          </table:table-cell>
          <table:table-cell table:formula="of:=[.A1642]-[.A1641]" office:value-type="float" office:value="0.00000199999885808211">
            <text:p>0.000002</text:p>
          </table:table-cell>
          <table:table-cell table:number-columns-repeated="2"/>
          <table:table-cell office:value-type="string">
            <text:p>d_s is renewed (r + D) to 16145424.406674; c_s is fully topped up</text:p>
          </table:table-cell>
        </table:table-row>
        <table:table-row table:style-name="ro1">
          <table:table-cell office:value-type="float" office:value="16145.41752">
            <text:p>16145.417520</text:p>
          </table:table-cell>
          <table:table-cell table:formula="of:=[.A1643]-[.A$20]" office:value-type="float" office:value="0.383150000001478">
            <text:p>0.383150</text:p>
          </table:table-cell>
          <table:table-cell table:formula="of:=[.A1643]-[.A1642]" office:value-type="float" office:value="0.000111000001197681">
            <text:p>0.000111</text:p>
          </table:table-cell>
          <table:table-cell office:value-type="string">
            <text:p>is dequeued</text:p>
          </table:table-cell>
          <table:table-cell table:number-columns-repeated="2"/>
        </table:table-row>
        <table:table-row table:style-name="ro1">
          <table:table-cell office:value-type="float" office:value="16145.417523">
            <text:p>16145.417523</text:p>
          </table:table-cell>
          <table:table-cell table:formula="of:=[.A1644]-[.A$20]" office:value-type="float" office:value="0.383153000000675">
            <text:p>0.383153</text:p>
          </table:table-cell>
          <table:table-cell table:formula="of:=[.A1644]-[.A1643]" office:value-type="float" office:value="0.00000299999919661786">
            <text:p>0.000003</text:p>
          </table:table-cell>
          <table:table-cell office:value-type="string">
            <text:p>put_prev_task_dl</text:p>
          </table:table-cell>
          <table:table-cell table:number-columns-repeated="2"/>
        </table:table-row>
        <table:table-row table:style-name="ro1">
          <table:table-cell office:value-type="float" office:value="16145.417525">
            <text:p>16145.417525</text:p>
          </table:table-cell>
          <table:table-cell table:formula="of:=[.A1645]-[.A$20]" office:value-type="float" office:value="0.383155000001352">
            <text:p>0.383155</text:p>
          </table:table-cell>
          <table:table-cell table:formula="of:=[.A1645]-[.A1644]" office:value-type="float" office:value="0.00000200000067707151">
            <text:p>0.000002</text:p>
          </table:table-cell>
          <table:table-cell/>
          <table:table-cell office:value-type="string">
            <text:p>is pick_next_task_dl-ed by Task 1</text:p>
          </table:table-cell>
          <table:table-cell/>
        </table:table-row>
        <table:table-row table:style-name="ro1">
          <table:table-cell office:value-type="float" office:value="16145.417528">
            <text:p>16145.417528</text:p>
          </table:table-cell>
          <table:table-cell table:formula="of:=[.A1646]-[.A$20]" office:value-type="float" office:value="0.383158000000549">
            <text:p>0.383158</text:p>
          </table:table-cell>
          <table:table-cell table:formula="of:=[.A1646]-[.A1645]" office:value-type="float" office:value="0.00000299999919661786">
            <text:p>0.000003</text:p>
          </table:table-cell>
          <table:table-cell office:value-type="string">
            <text:p>task_dead_dl</text:p>
          </table:table-cell>
          <table:table-cell table:number-columns-repeated="2"/>
        </table:table-row>
        <table:table-row table:style-name="ro1">
          <table:table-cell office:value-type="float" office:value="16145.417569">
            <text:p>16145.417569</text:p>
          </table:table-cell>
          <table:table-cell table:formula="of:=[.A1647]-[.A$20]" office:value-type="float" office:value="0.383198999999877">
            <text:p>0.383199</text:p>
          </table:table-cell>
          <table:table-cell table:formula="of:=[.A1647]-[.A1646]" office:value-type="float" office:value="0.0000409999993280508">
            <text:p>0.000041</text:p>
          </table:table-cell>
          <table:table-cell/>
          <table:table-cell office:value-type="string">
            <text:p>is dequeued</text:p>
          </table:table-cell>
          <table:table-cell/>
        </table:table-row>
        <table:table-row table:style-name="ro1">
          <table:table-cell office:value-type="float" office:value="16145.417571">
            <text:p>16145.417571</text:p>
          </table:table-cell>
          <table:table-cell table:formula="of:=[.A1648]-[.A$20]" office:value-type="float" office:value="0.383201000000554">
            <text:p>0.383201</text:p>
          </table:table-cell>
          <table:table-cell table:formula="of:=[.A1648]-[.A1647]" office:value-type="float" office:value="0.00000200000067707151">
            <text:p>0.000002</text:p>
          </table:table-cell>
          <table:table-cell/>
          <table:table-cell office:value-type="string">
            <text:p>put_prev_task_dl</text:p>
          </table:table-cell>
          <table:table-cell/>
        </table:table-row>
        <table:table-row table:style-name="ro1">
          <table:table-cell office:value-type="float" office:value="16145.417573">
            <text:p>16145.417573</text:p>
          </table:table-cell>
          <table:table-cell table:formula="of:=[.A1649]-[.A$20]" office:value-type="float" office:value="0.383203000001231">
            <text:p>0.383203</text:p>
          </table:table-cell>
          <table:table-cell table:formula="of:=[.A1649]-[.A1648]" office:value-type="float" office:value="0.00000200000067707151">
            <text:p>0.000002</text:p>
          </table:table-cell>
          <table:table-cell table:number-columns-repeated="2"/>
          <table:table-cell office:value-type="string">
            <text:p>is pick_next_task_dl-ed by Task 2</text:p>
          </table:table-cell>
        </table:table-row>
        <table:table-row table:style-name="ro1">
          <table:table-cell office:value-type="float" office:value="16145.417576">
            <text:p>16145.417576</text:p>
          </table:table-cell>
          <table:table-cell table:formula="of:=[.A1650]-[.A$20]" office:value-type="float" office:value="0.383206000000428">
            <text:p>0.383206</text:p>
          </table:table-cell>
          <table:table-cell table:formula="of:=[.A1650]-[.A1649]" office:value-type="float" office:value="0.00000299999919661786">
            <text:p>0.000003</text:p>
          </table:table-cell>
          <table:table-cell/>
          <table:table-cell office:value-type="string">
            <text:p>task_dead_dl</text:p>
          </table:table-cell>
          <table:table-cell/>
        </table:table-row>
        <table:table-row table:style-name="ro1">
          <table:table-cell office:value-type="float" office:value="16145.417613">
            <text:p>16145.417613</text:p>
          </table:table-cell>
          <table:table-cell table:formula="of:=[.A1651]-[.A$20]" office:value-type="float" office:value="0.38324300000022">
            <text:p>0.383243</text:p>
          </table:table-cell>
          <table:table-cell table:formula="of:=[.A1651]-[.A1650]" office:value-type="float" office:value="0.0000369999997928971">
            <text:p>0.000037</text:p>
          </table:table-cell>
          <table:table-cell table:number-columns-repeated="2"/>
          <table:table-cell office:value-type="string">
            <text:p>is dequeued</text:p>
          </table:table-cell>
        </table:table-row>
        <table:table-row table:style-name="ro1">
          <table:table-cell office:value-type="float" office:value="16145.417614">
            <text:p>16145.417614</text:p>
          </table:table-cell>
          <table:table-cell table:formula="of:=[.A1652]-[.A$20]" office:value-type="float" office:value="0.383244000000559">
            <text:p>0.383244</text:p>
          </table:table-cell>
          <table:table-cell table:formula="of:=[.A1652]-[.A1651]" office:value-type="float" office:value="0.00000100000033853576">
            <text:p>0.000001</text:p>
          </table:table-cell>
          <table:table-cell table:number-columns-repeated="2"/>
          <table:table-cell office:value-type="string">
            <text:p>put_prev_task_dl</text:p>
          </table:table-cell>
        </table:table-row>
        <table:table-row table:style-name="ro1">
          <table:table-cell office:value-type="float" office:value="16145.417617">
            <text:p>16145.417617</text:p>
          </table:table-cell>
          <table:table-cell table:formula="of:=[.A1653]-[.A$20]" office:value-type="float" office:value="0.383246999999756">
            <text:p>0.383247</text:p>
          </table:table-cell>
          <table:table-cell table:formula="of:=[.A1653]-[.A1652]" office:value-type="float" office:value="0.00000299999919661786">
            <text:p>0.000003</text:p>
          </table:table-cell>
          <table:table-cell table:number-columns-repeated="2"/>
          <table:table-cell office:value-type="string">
            <text:p>task_dead_dl</text:p>
          </table:table-cell>
        </table:table-row>
        <table:table-row table:style-name="ro1" table:number-rows-repeated="104692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6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6-11">06/11/2011</text:date>, <text:time>21:3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6-11T21:31:02</dc:date>
    <dc:creator>Tadeus Prastowo</dc:creator>
    <meta:generator>OpenOffice.org/3.2$Linux OpenOffice.org_project/320m19$Build-9505</meta:generator>
    <meta:editing-duration>PT01H11M11S</meta:editing-duration>
    <meta:editing-cycles>6</meta:editing-cycles>
    <meta:document-statistic meta:table-count="1" meta:cell-count="6578" meta:object-count="0"/>
  </office:meta>
</office:document-meta>
</file>